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90000001E89DDC89C2F1EAD69.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fo:background-color="transparent" fo:padding="0.0382in" fo:border-left="0.5pt solid #000000" fo:border-right="none" fo:border-top="none" fo:border-bottom="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5.5646in"/>
    </style:style>
    <style:style style:name="Table2.B" style:family="table-column">
      <style:table-column-properties style:column-width="1.3625in"/>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f8f2783"/>
    </style:style>
    <style:style style:name="P2" style:family="paragraph" style:parent-style-name="Standard">
      <style:text-properties fo:language="ru" fo:country="RU" officeooo:rsid="0019f43d" officeooo:paragraph-rsid="05e7cc16"/>
    </style:style>
    <style:style style:name="P3"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4"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5"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6"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7"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9"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10"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11"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12"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13"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14"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15"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16"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17"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18"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19"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20"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21"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22"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23"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24"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25"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26"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27"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28"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29"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30"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31"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32"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33"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34"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35"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36"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37"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38"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39"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40"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41"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42"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43"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44"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45"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46"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47"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48"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49"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50"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51"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52"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53"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54"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55"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56"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57"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58"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59"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60"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61"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62"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63"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64"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65"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66"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67"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68"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69"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70"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71"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72"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73"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74"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75"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76"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77"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78"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79"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80"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81"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82"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83"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84"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85"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86"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87"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88"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89"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90"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91"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92"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93"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94"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95"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96"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97"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98"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99"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100"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101"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102"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103"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104"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105"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106"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107"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108"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109"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110"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111"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112"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113"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114"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115"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116"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117"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118"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119"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120"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121"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122"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123"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124"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125"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126"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127"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128"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129"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130"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131"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132" style:family="paragraph" style:parent-style-name="Standard">
      <style:text-properties fo:language="ru" fo:country="RU" fo:font-style="normal" style:text-underline-style="none" fo:font-weight="normal" officeooo:rsid="0019f43d" officeooo:paragraph-rsid="106d6547" style:font-style-asian="normal" style:font-weight-asian="normal" style:font-style-complex="normal" style:font-weight-complex="normal"/>
    </style:style>
    <style:style style:name="P133" style:family="paragraph" style:parent-style-name="Standard">
      <style:text-properties fo:language="ru" fo:country="RU" fo:font-style="normal" style:text-underline-style="none" fo:font-weight="normal" officeooo:rsid="0019f43d" officeooo:paragraph-rsid="106eb95b" style:font-style-asian="normal" style:font-weight-asian="normal" style:font-style-complex="normal" style:font-weight-complex="normal"/>
    </style:style>
    <style:style style:name="P134" style:family="paragraph" style:parent-style-name="Standard">
      <style:text-properties fo:language="ru" fo:country="RU" fo:font-style="normal" style:text-underline-style="none" fo:font-weight="normal" officeooo:rsid="0019f43d" officeooo:paragraph-rsid="10777134" style:font-style-asian="normal" style:font-weight-asian="normal" style:font-style-complex="normal" style:font-weight-complex="normal"/>
    </style:style>
    <style:style style:name="P135" style:family="paragraph" style:parent-style-name="Standard">
      <style:text-properties fo:language="ru" fo:country="RU" fo:font-style="normal" style:text-underline-style="none" fo:font-weight="normal" officeooo:rsid="0019f43d" officeooo:paragraph-rsid="10872d20" style:font-style-asian="normal" style:font-weight-asian="normal" style:font-style-complex="normal" style:font-weight-complex="normal"/>
    </style:style>
    <style:style style:name="P136"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137"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138"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139"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140"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141"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142"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143"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144"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145"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146"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147"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148"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149"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150"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151"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152"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153"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154"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155"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156"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157"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158"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159"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160"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161"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162"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163"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164"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165"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166"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167"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168"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169"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170"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171"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172"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173"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174"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175"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176"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177"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178"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179"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180"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181"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182"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183"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184"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185"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186"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187"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188"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189"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190"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191"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192"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193"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194"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195"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196"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197"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198"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199"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200"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201"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202"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203"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204"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P240"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241"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242" style:family="paragraph" style:parent-style-name="Standard">
      <style:text-properties fo:language="ru" fo:country="RU" officeooo:rsid="1327ae62" officeooo:paragraph-rsid="16da3a64"/>
    </style:style>
    <style:style style:name="P243" style:family="paragraph" style:parent-style-name="Standard">
      <style:text-properties style:text-position="0% 100%" fo:language="ru" fo:country="RU" fo:font-style="normal" style:text-underline-style="none" fo:font-weight="normal" officeooo:rsid="115b6e42" officeooo:paragraph-rsid="115b6e42"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1167a95a" officeooo:paragraph-rsid="1160dbcb"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1169b6d6" officeooo:paragraph-rsid="116effda"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0019f43d" officeooo:paragraph-rsid="11746d2d"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0019f43d" officeooo:paragraph-rsid="117583d5"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0019f43d" officeooo:paragraph-rsid="11770f6d"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0019f43d" officeooo:paragraph-rsid="117d9623"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0019f43d" officeooo:paragraph-rsid="117e8ca2"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0019f43d" officeooo:paragraph-rsid="12d3aeb6"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0019f43d" officeooo:paragraph-rsid="12e2f6a9"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0019f43d" officeooo:paragraph-rsid="12e88889"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0019f43d" officeooo:paragraph-rsid="12eeee31"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0019f43d" officeooo:paragraph-rsid="12f13b88"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0019f43d" officeooo:paragraph-rsid="12f4d61d"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0019f43d" officeooo:paragraph-rsid="12f64ffa"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0019f43d" officeooo:paragraph-rsid="12f97fc3"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0019f43d" officeooo:paragraph-rsid="12f9a7bf"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0019f43d" officeooo:paragraph-rsid="12f9da52"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0019f43d" officeooo:paragraph-rsid="12fcae2b"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0019f43d" officeooo:paragraph-rsid="12fd9c0c"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0019f43d" officeooo:paragraph-rsid="1302c61c"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0019f43d" officeooo:paragraph-rsid="13068dd1"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0019f43d" officeooo:paragraph-rsid="130838e4"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0019f43d" officeooo:paragraph-rsid="130e1663"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0019f43d" officeooo:paragraph-rsid="131aeb3c"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0019f43d" officeooo:paragraph-rsid="131fcc28"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0019f43d" officeooo:paragraph-rsid="1326d2ae"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0019f43d" officeooo:paragraph-rsid="132fab52"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0019f43d" officeooo:paragraph-rsid="132ffd85"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0019f43d" officeooo:paragraph-rsid="13332aab"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0019f43d" officeooo:paragraph-rsid="135350bd"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0019f43d" officeooo:paragraph-rsid="13583c16"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0019f43d" officeooo:paragraph-rsid="135e1b8f"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0019f43d" officeooo:paragraph-rsid="135f7a6d"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0019f43d" officeooo:paragraph-rsid="1365a0a0"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0019f43d" officeooo:paragraph-rsid="13663c8c"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0019f43d" officeooo:paragraph-rsid="13698fbb"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0019f43d" officeooo:paragraph-rsid="136f5ca5"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0019f43d" officeooo:paragraph-rsid="138334d1"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0019f43d" officeooo:paragraph-rsid="151ec0b9"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0019f43d" officeooo:paragraph-rsid="151ff790"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0019f43d" officeooo:paragraph-rsid="158a8cef"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0019f43d" officeooo:paragraph-rsid="158e0dd4"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0019f43d" officeooo:paragraph-rsid="15938b0b"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0019f43d" officeooo:paragraph-rsid="15942cef"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0019f43d" officeooo:paragraph-rsid="15985a25" style:font-style-asian="normal" style:font-weight-asian="normal" style:font-style-complex="normal" style:font-weight-complex="normal"/>
    </style:style>
    <style:style style:name="P309" style:family="paragraph" style:parent-style-name="Standard">
      <style:text-properties style:text-position="0% 100%" fo:language="ru" fo:country="RU" fo:font-style="normal" style:text-underline-style="none" fo:font-weight="normal" officeooo:rsid="0019f43d" officeooo:paragraph-rsid="15b06283" style:font-style-asian="normal" style:font-weight-asian="normal" style:font-style-complex="normal" style:font-weight-complex="normal"/>
    </style:style>
    <style:style style:name="P310" style:family="paragraph" style:parent-style-name="Standard">
      <style:text-properties style:text-position="0% 100%" fo:language="ru" fo:country="RU" fo:font-style="normal" style:text-underline-style="none" fo:font-weight="normal" officeooo:rsid="0019f43d" officeooo:paragraph-rsid="15b3779a" style:font-style-asian="normal" style:font-weight-asian="normal" style:font-style-complex="normal" style:font-weight-complex="normal"/>
    </style:style>
    <style:style style:name="P311" style:family="paragraph" style:parent-style-name="Standard">
      <style:text-properties style:text-position="0% 100%" fo:language="ru" fo:country="RU" fo:font-style="normal" style:text-underline-style="none" fo:font-weight="normal" officeooo:rsid="0019f43d" officeooo:paragraph-rsid="15b8fd72" style:font-style-asian="normal" style:font-weight-asian="normal" style:font-style-complex="normal" style:font-weight-complex="normal"/>
    </style:style>
    <style:style style:name="P312" style:family="paragraph" style:parent-style-name="Standard">
      <style:text-properties style:text-position="0% 100%" fo:language="ru" fo:country="RU" fo:font-style="normal" style:text-underline-style="none" fo:font-weight="normal" officeooo:rsid="0019f43d" officeooo:paragraph-rsid="15cab343" style:font-style-asian="normal" style:font-weight-asian="normal" style:font-style-complex="normal" style:font-weight-complex="normal"/>
    </style:style>
    <style:style style:name="P313" style:family="paragraph" style:parent-style-name="Standard">
      <style:text-properties style:text-position="0% 100%" fo:language="ru" fo:country="RU" fo:font-style="normal" style:text-underline-style="none" fo:font-weight="normal" officeooo:rsid="0019f43d" officeooo:paragraph-rsid="15ce1777" style:font-style-asian="normal" style:font-weight-asian="normal" style:font-style-complex="normal" style:font-weight-complex="normal"/>
    </style:style>
    <style:style style:name="P314" style:family="paragraph" style:parent-style-name="Standard">
      <style:text-properties style:text-position="0% 100%" fo:language="ru" fo:country="RU" fo:font-style="normal" style:text-underline-style="none" fo:font-weight="normal" officeooo:rsid="0019f43d" officeooo:paragraph-rsid="15d76dd2" style:font-style-asian="normal" style:font-weight-asian="normal" style:font-style-complex="normal" style:font-weight-complex="normal"/>
    </style:style>
    <style:style style:name="P315" style:family="paragraph" style:parent-style-name="Standard">
      <style:text-properties style:text-position="0% 100%" fo:language="ru" fo:country="RU" fo:font-style="normal" style:text-underline-style="none" fo:font-weight="normal" officeooo:rsid="0019f43d" officeooo:paragraph-rsid="15d7a588" style:font-style-asian="normal" style:font-weight-asian="normal" style:font-style-complex="normal" style:font-weight-complex="normal"/>
    </style:style>
    <style:style style:name="P316" style:family="paragraph" style:parent-style-name="Standard">
      <style:text-properties style:text-position="0% 100%" fo:language="ru" fo:country="RU" fo:font-style="normal" style:text-underline-style="none" fo:font-weight="normal" officeooo:rsid="0019f43d" officeooo:paragraph-rsid="15dcc141" style:font-style-asian="normal" style:font-weight-asian="normal" style:font-style-complex="normal" style:font-weight-complex="normal"/>
    </style:style>
    <style:style style:name="P317" style:family="paragraph" style:parent-style-name="Standard">
      <style:text-properties style:text-position="0% 100%" fo:language="ru" fo:country="RU" fo:font-style="normal" style:text-underline-style="none" fo:font-weight="normal" officeooo:rsid="0019f43d" officeooo:paragraph-rsid="15f93f0c" style:font-style-asian="normal" style:font-weight-asian="normal" style:font-style-complex="normal" style:font-weight-complex="normal"/>
    </style:style>
    <style:style style:name="P318" style:family="paragraph" style:parent-style-name="Standard">
      <style:text-properties style:text-position="0% 100%" fo:language="ru" fo:country="RU" fo:font-style="normal" style:text-underline-style="none" fo:font-weight="normal" officeooo:rsid="0019f43d" officeooo:paragraph-rsid="15fc2161" style:font-style-asian="normal" style:font-weight-asian="normal" style:font-style-complex="normal" style:font-weight-complex="normal"/>
    </style:style>
    <style:style style:name="P319" style:family="paragraph" style:parent-style-name="Standard">
      <style:text-properties style:text-position="0% 100%" fo:language="ru" fo:country="RU" fo:font-style="normal" style:text-underline-style="none" fo:font-weight="normal" officeooo:rsid="0019f43d" officeooo:paragraph-rsid="1605b1bd"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0019f43d" officeooo:paragraph-rsid="1606c4db"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0019f43d" officeooo:paragraph-rsid="1609c480"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0019f43d" officeooo:paragraph-rsid="160cc026"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0019f43d" officeooo:paragraph-rsid="161107a7"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0019f43d" officeooo:paragraph-rsid="1612fa4d"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0019f43d" officeooo:paragraph-rsid="161701dd"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0019f43d" officeooo:paragraph-rsid="1617c2f3"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0019f43d" officeooo:paragraph-rsid="161ac0c6"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0019f43d" officeooo:paragraph-rsid="16274299"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0019f43d" officeooo:paragraph-rsid="16420d4f"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0019f43d" officeooo:paragraph-rsid="17d9ee1a"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0019f43d" officeooo:paragraph-rsid="17dbcb42"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0019f43d" officeooo:paragraph-rsid="17dcb181"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0019f43d" officeooo:paragraph-rsid="17ea4080"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0019f43d" officeooo:paragraph-rsid="17ef06c2"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0019f43d" officeooo:paragraph-rsid="182e86b9"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0019f43d" officeooo:paragraph-rsid="1830266f"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0019f43d" officeooo:paragraph-rsid="18333127"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0019f43d" officeooo:paragraph-rsid="183a154b"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0019f43d" officeooo:paragraph-rsid="183b4cc9"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0019f43d" officeooo:paragraph-rsid="183cc366"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0019f43d" officeooo:paragraph-rsid="18630b23"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0019f43d" officeooo:paragraph-rsid="18677baa"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0019f43d" officeooo:paragraph-rsid="18eaf734"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0019f43d" officeooo:paragraph-rsid="18ec9e44"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0019f43d" officeooo:paragraph-rsid="18f00812"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0019f43d" officeooo:paragraph-rsid="18f098a1"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11770f6d" officeooo:paragraph-rsid="117aa55a" style:font-style-asian="normal" style:font-weight-asian="normal" style:font-style-complex="normal" style:font-weight-complex="normal"/>
    </style:style>
    <style:style style:name="P367" style:family="paragraph" style:parent-style-name="Standard">
      <style:text-properties style:text-position="0% 100%" fo:language="ru" fo:country="RU" fo:font-style="normal" style:text-underline-style="none" fo:font-weight="normal" officeooo:rsid="11805a83" officeooo:paragraph-rsid="11883f60" style:font-style-asian="normal" style:font-weight-asian="normal" style:font-style-complex="normal" style:font-weight-complex="normal"/>
    </style:style>
    <style:style style:name="P368" style:family="paragraph" style:parent-style-name="Standard">
      <style:text-properties style:text-position="0% 100%" fo:language="ru" fo:country="RU" fo:font-style="normal" style:text-underline-style="none" fo:font-weight="normal" officeooo:rsid="11805a83" officeooo:paragraph-rsid="119381fa" style:font-style-asian="normal" style:font-weight-asian="normal" style:font-style-complex="normal" style:font-weight-complex="normal"/>
    </style:style>
    <style:style style:name="P369" style:family="paragraph" style:parent-style-name="Standard">
      <style:text-properties style:text-position="0% 100%" fo:language="ru" fo:country="RU" fo:font-style="normal" style:text-underline-style="none" fo:font-weight="normal" officeooo:rsid="119e91ff" officeooo:paragraph-rsid="11a8c98f" style:font-style-asian="normal" style:font-weight-asian="normal" style:font-style-complex="normal" style:font-weight-complex="normal"/>
    </style:style>
    <style:style style:name="P370" style:family="paragraph" style:parent-style-name="Standard">
      <style:text-properties style:text-position="0% 100%" fo:language="ru" fo:country="RU" fo:font-style="normal" style:text-underline-style="none" fo:font-weight="normal" officeooo:rsid="1189a7a0" officeooo:paragraph-rsid="119381fa" style:font-style-asian="normal" style:font-weight-asian="normal" style:font-style-complex="normal" style:font-weight-complex="normal"/>
    </style:style>
    <style:style style:name="P371" style:family="paragraph" style:parent-style-name="Standard">
      <style:text-properties style:text-position="0% 100%" fo:language="ru" fo:country="RU" fo:font-style="normal" style:text-underline-style="none" fo:font-weight="normal" officeooo:rsid="11aa8b46" officeooo:paragraph-rsid="11b90556" style:font-style-asian="normal" style:font-weight-asian="normal" style:font-style-complex="normal" style:font-weight-complex="normal"/>
    </style:style>
    <style:style style:name="P372" style:family="paragraph" style:parent-style-name="Standard">
      <style:text-properties style:text-position="0% 100%" fo:language="ru" fo:country="RU" fo:font-style="normal" style:text-underline-style="none" fo:font-weight="normal" officeooo:rsid="11ca1cf0" officeooo:paragraph-rsid="11d7ee14" style:font-style-asian="normal" style:font-weight-asian="normal" style:font-style-complex="normal" style:font-weight-complex="normal"/>
    </style:style>
    <style:style style:name="P373" style:family="paragraph" style:parent-style-name="Standard">
      <style:text-properties style:text-position="0% 100%" fo:language="ru" fo:country="RU" fo:font-style="normal" style:text-underline-style="none" fo:font-weight="normal" officeooo:rsid="11e1774d" officeooo:paragraph-rsid="11efba19" style:font-style-asian="normal" style:font-weight-asian="normal" style:font-style-complex="normal" style:font-weight-complex="normal"/>
    </style:style>
    <style:style style:name="P374" style:family="paragraph" style:parent-style-name="Standard">
      <style:text-properties style:text-position="0% 100%" fo:language="ru" fo:country="RU" fo:font-style="normal" style:text-underline-style="none" fo:font-weight="normal" officeooo:rsid="11f2cc7a" officeooo:paragraph-rsid="11ff5610" style:font-style-asian="normal" style:font-weight-asian="normal" style:font-style-complex="normal" style:font-weight-complex="normal"/>
    </style:style>
    <style:style style:name="P375" style:family="paragraph" style:parent-style-name="Standard">
      <style:text-properties style:text-position="0% 100%" fo:language="ru" fo:country="RU" fo:font-style="normal" style:text-underline-style="none" fo:font-weight="normal" officeooo:rsid="1202a2fd" officeooo:paragraph-rsid="1202a2fd" style:font-style-asian="normal" style:font-weight-asian="normal" style:font-style-complex="normal" style:font-weight-complex="normal"/>
    </style:style>
    <style:style style:name="P376" style:family="paragraph" style:parent-style-name="Standard">
      <style:text-properties style:text-position="0% 100%" fo:language="ru" fo:country="RU" fo:font-style="normal" style:text-underline-style="none" fo:font-weight="normal" officeooo:rsid="1214b7b2" officeooo:paragraph-rsid="1214b7b2" style:font-style-asian="normal" style:font-weight-asian="normal" style:font-style-complex="normal" style:font-weight-complex="normal"/>
    </style:style>
    <style:style style:name="P377" style:family="paragraph" style:parent-style-name="Standard">
      <style:text-properties style:text-position="0% 100%" fo:language="ru" fo:country="RU" fo:font-style="normal" style:text-underline-style="none" fo:font-weight="normal" officeooo:rsid="121d438a" officeooo:paragraph-rsid="12207719" style:font-style-asian="normal" style:font-weight-asian="normal" style:font-style-complex="normal" style:font-weight-complex="normal"/>
    </style:style>
    <style:style style:name="P378" style:family="paragraph" style:parent-style-name="Standard">
      <style:text-properties style:text-position="0% 100%" fo:language="ru" fo:country="RU" fo:font-style="normal" style:text-underline-style="none" fo:font-weight="normal" officeooo:rsid="1232818e" officeooo:paragraph-rsid="1233df6f" style:font-style-asian="normal" style:font-weight-asian="normal" style:font-style-complex="normal" style:font-weight-complex="normal"/>
    </style:style>
    <style:style style:name="P379"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380"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381"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382"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383"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384"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385"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386"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387"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388"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389"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390"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391"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392"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393"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394" style:family="paragraph" style:parent-style-name="Standard">
      <style:text-properties style:text-position="0% 100%" fo:language="ru" fo:country="RU" fo:font-style="normal" style:text-underline-style="none" fo:font-weight="normal" officeooo:rsid="12e19482" officeooo:paragraph-rsid="12e19482" style:font-style-asian="normal" style:font-weight-asian="normal" style:font-style-complex="normal" style:font-weight-complex="normal"/>
    </style:style>
    <style:style style:name="P395" style:family="paragraph" style:parent-style-name="Standard">
      <style:text-properties style:text-position="0% 100%" fo:language="ru" fo:country="RU" fo:font-style="normal" style:text-underline-style="none" fo:font-weight="normal" officeooo:rsid="12e4a62e" officeooo:paragraph-rsid="12e4a62e" style:font-style-asian="normal" style:font-weight-asian="normal" style:font-style-complex="normal" style:font-weight-complex="normal"/>
    </style:style>
    <style:style style:name="P396" style:family="paragraph" style:parent-style-name="Standard">
      <style:text-properties style:text-position="0% 100%" fo:language="ru" fo:country="RU" fo:font-style="normal" style:text-underline-style="none" fo:font-weight="normal" officeooo:rsid="130353f5" officeooo:paragraph-rsid="130353f5" style:font-style-asian="normal" style:font-weight-asian="normal" style:font-style-complex="normal" style:font-weight-complex="normal"/>
    </style:style>
    <style:style style:name="P397" style:family="paragraph" style:parent-style-name="Standard">
      <style:text-properties style:text-position="0% 100%" fo:language="ru" fo:country="RU" fo:font-style="normal" style:text-underline-style="none" fo:font-weight="normal" officeooo:rsid="130f6b63" officeooo:paragraph-rsid="130f6b63" style:font-style-asian="normal" style:font-weight-asian="normal" style:font-style-complex="normal" style:font-weight-complex="normal"/>
    </style:style>
    <style:style style:name="P398" style:family="paragraph" style:parent-style-name="Standard">
      <style:text-properties style:text-position="0% 100%" fo:language="ru" fo:country="RU" fo:font-style="normal" style:text-underline-style="none" fo:font-weight="normal" officeooo:rsid="131b5529" officeooo:paragraph-rsid="131b5529" style:font-style-asian="normal" style:font-weight-asian="normal" style:font-style-complex="normal" style:font-weight-complex="normal"/>
    </style:style>
    <style:style style:name="P399" style:family="paragraph" style:parent-style-name="Standard">
      <style:text-properties style:text-position="0% 100%" fo:language="ru" fo:country="RU" fo:font-style="normal" style:text-underline-style="none" fo:font-weight="normal" officeooo:rsid="1337135f" officeooo:paragraph-rsid="1337135f" style:font-style-asian="normal" style:font-weight-asian="normal" style:font-style-complex="normal" style:font-weight-complex="normal"/>
    </style:style>
    <style:style style:name="P400" style:family="paragraph" style:parent-style-name="Standard">
      <style:text-properties style:text-position="0% 100%" fo:language="ru" fo:country="RU" fo:font-style="normal" style:text-underline-style="none" fo:font-weight="normal" officeooo:rsid="1341a75b" officeooo:paragraph-rsid="1344c77f" style:font-style-asian="normal" style:font-weight-asian="normal" style:font-style-complex="normal" style:font-weight-complex="normal"/>
    </style:style>
    <style:style style:name="P401" style:family="paragraph" style:parent-style-name="Standard">
      <style:text-properties style:text-position="0% 100%" fo:language="ru" fo:country="RU" fo:font-style="normal" style:text-underline-style="none" fo:font-weight="normal" officeooo:rsid="1356b3d8" officeooo:paragraph-rsid="1356b3d8" style:font-style-asian="normal" style:font-weight-asian="normal" style:font-style-complex="normal" style:font-weight-complex="normal"/>
    </style:style>
    <style:style style:name="P402" style:family="paragraph" style:parent-style-name="Standard">
      <style:text-properties style:text-position="0% 100%" fo:language="ru" fo:country="RU" fo:font-style="normal" style:text-underline-style="none" fo:font-weight="normal" officeooo:rsid="13699667" officeooo:paragraph-rsid="136a3cba" style:font-style-asian="normal" style:font-weight-asian="normal" style:font-style-complex="normal" style:font-weight-complex="normal"/>
    </style:style>
    <style:style style:name="P403" style:family="paragraph" style:parent-style-name="Standard">
      <style:text-properties style:text-position="0% 100%" fo:language="ru" fo:country="RU" fo:font-style="normal" style:text-underline-style="none" fo:font-weight="normal" officeooo:rsid="136addde" officeooo:paragraph-rsid="136dba1a" style:font-style-asian="normal" style:font-weight-asian="normal" style:font-style-complex="normal" style:font-weight-complex="normal"/>
    </style:style>
    <style:style style:name="P404" style:family="paragraph" style:parent-style-name="Standard">
      <style:text-properties style:text-position="0% 100%" fo:language="ru" fo:country="RU" fo:font-style="normal" style:text-underline-style="none" fo:font-weight="normal" officeooo:rsid="136f5ca5" officeooo:paragraph-rsid="138165fe" style:font-style-asian="normal" style:font-weight-asian="normal" style:font-style-complex="normal" style:font-weight-complex="normal"/>
    </style:style>
    <style:style style:name="P405" style:family="paragraph" style:parent-style-name="Standard">
      <style:text-properties style:text-position="0% 100%" fo:language="ru" fo:country="RU" fo:font-style="normal" style:text-underline-style="none" fo:font-weight="normal" officeooo:rsid="1382f38e" officeooo:paragraph-rsid="1382f38e" style:font-style-asian="normal" style:font-weight-asian="normal" style:font-style-complex="normal" style:font-weight-complex="normal"/>
    </style:style>
    <style:style style:name="P406" style:family="paragraph" style:parent-style-name="Standard">
      <style:text-properties style:text-position="0% 100%" fo:language="ru" fo:country="RU" fo:font-style="normal" style:text-underline-style="none" fo:font-weight="normal" officeooo:rsid="138e6bb1" officeooo:paragraph-rsid="13985bc2" style:font-style-asian="normal" style:font-weight-asian="normal" style:font-style-complex="normal" style:font-weight-complex="normal"/>
    </style:style>
    <style:style style:name="P407"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408"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409"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410"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411"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412"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413"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414"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415"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416"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417"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418" style:family="paragraph" style:parent-style-name="Standard">
      <style:text-properties style:text-position="0% 100%" fo:language="ru" fo:country="RU" fo:font-style="normal" style:text-underline-style="none" fo:font-weight="normal" officeooo:rsid="141848d8" officeooo:paragraph-rsid="141e0032" style:font-style-asian="normal" style:font-weight-asian="normal" style:font-style-complex="normal" style:font-weight-complex="normal"/>
    </style:style>
    <style:style style:name="P419" style:family="paragraph" style:parent-style-name="Standard">
      <style:text-properties style:text-position="0% 100%" fo:language="ru" fo:country="RU" fo:font-style="normal" style:text-underline-style="none" fo:font-weight="normal" officeooo:rsid="140e15e1" officeooo:paragraph-rsid="14104e6d" style:font-style-asian="normal" style:font-weight-asian="normal" style:font-style-complex="normal" style:font-weight-complex="normal"/>
    </style:style>
    <style:style style:name="P420"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421"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422"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423"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424"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425"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426"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427"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428"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429"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430"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431"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432"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433"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434"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435"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436"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437"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438"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439"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440"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441"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442"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443"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444"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445" style:family="paragraph" style:parent-style-name="Standard">
      <style:text-properties style:text-position="0% 100%" fo:language="ru" fo:country="RU" fo:font-style="normal" style:text-underline-style="none" fo:font-weight="normal" officeooo:rsid="14c08751" officeooo:paragraph-rsid="14c08751" style:font-style-asian="normal" style:font-weight-asian="normal" style:font-style-complex="normal" style:font-weight-complex="normal"/>
    </style:style>
    <style:style style:name="P446" style:family="paragraph" style:parent-style-name="Standard">
      <style:text-properties style:text-position="0% 100%" fo:language="ru" fo:country="RU" fo:font-style="normal" style:text-underline-style="none" fo:font-weight="normal" officeooo:rsid="143c414a" officeooo:paragraph-rsid="143c414a" style:font-style-asian="normal" style:font-weight-asian="normal" style:font-style-complex="normal" style:font-weight-complex="normal"/>
    </style:style>
    <style:style style:name="P447" style:family="paragraph" style:parent-style-name="Standard">
      <style:text-properties style:text-position="0% 100%" fo:language="ru" fo:country="RU" fo:font-style="normal" style:text-underline-style="none" fo:font-weight="normal" officeooo:rsid="1462174c" officeooo:paragraph-rsid="1462174c" style:font-style-asian="normal" style:font-weight-asian="normal" style:font-style-complex="normal" style:font-weight-complex="normal"/>
    </style:style>
    <style:style style:name="P448" style:family="paragraph" style:parent-style-name="Standard">
      <style:text-properties style:text-position="0% 100%" fo:language="ru" fo:country="RU" fo:font-style="normal" style:text-underline-style="none" fo:font-weight="normal" officeooo:rsid="14771aa5" officeooo:paragraph-rsid="147f78a4" style:font-style-asian="normal" style:font-weight-asian="normal" style:font-style-complex="normal" style:font-weight-complex="normal"/>
    </style:style>
    <style:style style:name="P449" style:family="paragraph" style:parent-style-name="Standard">
      <style:text-properties style:text-position="0% 100%" fo:language="ru" fo:country="RU" fo:font-style="normal" style:text-underline-style="none" fo:font-weight="normal" officeooo:rsid="14b5812e" officeooo:paragraph-rsid="14b3ddd8" style:font-style-asian="normal" style:font-weight-asian="normal" style:font-style-complex="normal" style:font-weight-complex="normal"/>
    </style:style>
    <style:style style:name="P450" style:family="paragraph" style:parent-style-name="Standard">
      <style:text-properties style:text-position="0% 100%" fo:language="ru" fo:country="RU" fo:font-style="normal" style:text-underline-style="none" fo:font-weight="normal" officeooo:rsid="14c80578" officeooo:paragraph-rsid="14f494e4" style:font-style-asian="normal" style:font-weight-asian="normal" style:font-style-complex="normal" style:font-weight-complex="normal"/>
    </style:style>
    <style:style style:name="P451" style:family="paragraph" style:parent-style-name="Standard">
      <style:text-properties style:text-position="0% 100%" fo:language="ru" fo:country="RU" fo:font-style="normal" style:text-underline-style="none" fo:font-weight="normal" officeooo:rsid="15116d4c" officeooo:paragraph-rsid="1514c35f" style:font-style-asian="normal" style:font-weight-asian="normal" style:font-style-complex="normal" style:font-weight-complex="normal"/>
    </style:style>
    <style:style style:name="P452" style:family="paragraph" style:parent-style-name="Standard">
      <style:text-properties style:text-position="0% 100%" fo:language="ru" fo:country="RU" fo:font-style="normal" style:text-underline-style="none" fo:font-weight="normal" officeooo:rsid="15203e20" officeooo:paragraph-rsid="15203e20" style:font-style-asian="normal" style:font-weight-asian="normal" style:font-style-complex="normal" style:font-weight-complex="normal"/>
    </style:style>
    <style:style style:name="P453" style:family="paragraph" style:parent-style-name="Standard">
      <style:text-properties style:text-position="0% 100%" fo:language="ru" fo:country="RU" fo:font-style="normal" style:text-underline-style="none" fo:font-weight="normal" officeooo:rsid="152f50e0" officeooo:paragraph-rsid="1558b12c" style:font-style-asian="normal" style:font-weight-asian="normal" style:font-style-complex="normal" style:font-weight-complex="normal"/>
    </style:style>
    <style:style style:name="P454" style:family="paragraph" style:parent-style-name="Standard">
      <style:text-properties style:text-position="0% 100%" fo:language="ru" fo:country="RU" fo:font-style="normal" style:text-underline-style="none" fo:font-weight="normal" officeooo:rsid="155e693b" officeooo:paragraph-rsid="155e693b" style:font-style-asian="normal" style:font-weight-asian="normal" style:font-style-complex="normal" style:font-weight-complex="normal"/>
    </style:style>
    <style:style style:name="P455" style:family="paragraph" style:parent-style-name="Standard">
      <style:text-properties style:text-position="0% 100%" fo:language="ru" fo:country="RU" fo:font-style="normal" style:text-underline-style="none" fo:font-weight="normal" officeooo:rsid="15618b53" officeooo:paragraph-rsid="1573faae" style:font-style-asian="normal" style:font-weight-asian="normal" style:font-style-complex="normal" style:font-weight-complex="normal"/>
    </style:style>
    <style:style style:name="P456" style:family="paragraph" style:parent-style-name="Standard">
      <style:text-properties style:text-position="0% 100%" fo:language="ru" fo:country="RU" fo:font-style="normal" style:text-underline-style="none" fo:font-weight="normal" officeooo:rsid="1574be29" officeooo:paragraph-rsid="15886c0e" style:font-style-asian="normal" style:font-weight-asian="normal" style:font-style-complex="normal" style:font-weight-complex="normal"/>
    </style:style>
    <style:style style:name="P457" style:family="paragraph" style:parent-style-name="Standard">
      <style:text-properties style:text-position="0% 100%" fo:language="ru" fo:country="RU" fo:font-style="normal" style:text-underline-style="none" fo:font-weight="normal" officeooo:rsid="159e353e" officeooo:paragraph-rsid="15a7fd1a" style:font-style-asian="normal" style:font-weight-asian="normal" style:font-style-complex="normal" style:font-weight-complex="normal"/>
    </style:style>
    <style:style style:name="P458" style:family="paragraph" style:parent-style-name="Standard">
      <style:text-properties style:text-position="0% 100%" fo:language="ru" fo:country="RU" fo:font-style="normal" style:text-underline-style="none" fo:font-weight="normal" officeooo:rsid="15ddcc09" officeooo:paragraph-rsid="15e56217" style:font-style-asian="normal" style:font-weight-asian="normal" style:font-style-complex="normal" style:font-weight-complex="normal"/>
    </style:style>
    <style:style style:name="P459" style:family="paragraph" style:parent-style-name="Standard">
      <style:text-properties style:text-position="0% 100%" fo:language="ru" fo:country="RU" fo:font-style="normal" style:text-underline-style="none" fo:font-weight="normal" officeooo:rsid="15fd216c" officeooo:paragraph-rsid="16015c87" style:font-style-asian="normal" style:font-weight-asian="normal" style:font-style-complex="normal" style:font-weight-complex="normal"/>
    </style:style>
    <style:style style:name="P460"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461"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462"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463"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464"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465"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466"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467"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468"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469" style:family="paragraph" style:parent-style-name="Standard">
      <style:text-properties style:text-position="0% 100%" fo:language="ru" fo:country="RU" fo:font-style="normal" style:text-underline-style="none" fo:font-weight="normal" officeooo:rsid="172fa9fc" officeooo:paragraph-rsid="172fa9fc" style:font-style-asian="normal" style:font-weight-asian="normal" style:font-style-complex="normal" style:font-weight-complex="normal"/>
    </style:style>
    <style:style style:name="P470" style:family="paragraph" style:parent-style-name="Standard">
      <style:text-properties style:text-position="0% 100%" fo:language="ru" fo:country="RU" fo:font-style="normal" style:text-underline-style="none" fo:font-weight="normal" officeooo:rsid="17366adf" officeooo:paragraph-rsid="17366adf" style:font-style-asian="normal" style:font-weight-asian="normal" style:font-style-complex="normal" style:font-weight-complex="normal"/>
    </style:style>
    <style:style style:name="P471" style:family="paragraph" style:parent-style-name="Standard">
      <style:text-properties style:text-position="0% 100%" fo:language="ru" fo:country="RU" fo:font-style="normal" style:text-underline-style="none" fo:font-weight="normal" officeooo:rsid="173dc0a7" officeooo:paragraph-rsid="173dc0a7" style:font-style-asian="normal" style:font-weight-asian="normal" style:font-style-complex="normal" style:font-weight-complex="normal"/>
    </style:style>
    <style:style style:name="P472" style:family="paragraph" style:parent-style-name="Standard">
      <style:text-properties style:text-position="0% 100%" fo:language="ru" fo:country="RU" fo:font-style="normal" style:text-underline-style="none" fo:font-weight="normal" officeooo:rsid="17426962" officeooo:paragraph-rsid="17426962" style:font-style-asian="normal" style:font-weight-asian="normal" style:font-style-complex="normal" style:font-weight-complex="normal"/>
    </style:style>
    <style:style style:name="P473" style:family="paragraph" style:parent-style-name="Standard">
      <style:text-properties style:text-position="0% 100%" fo:language="ru" fo:country="RU" fo:font-style="normal" style:text-underline-style="none" fo:font-weight="normal" officeooo:rsid="1748a461" officeooo:paragraph-rsid="178a4e5e" style:font-style-asian="normal" style:font-weight-asian="normal" style:font-style-complex="normal" style:font-weight-complex="normal"/>
    </style:style>
    <style:style style:name="P474" style:family="paragraph" style:parent-style-name="Standard">
      <style:text-properties style:text-position="0% 100%" fo:language="ru" fo:country="RU" fo:font-style="normal" style:text-underline-style="none" fo:font-weight="normal" officeooo:rsid="17a82556" officeooo:paragraph-rsid="17b2cdf0" style:font-style-asian="normal" style:font-weight-asian="normal" style:font-style-complex="normal" style:font-weight-complex="normal"/>
    </style:style>
    <style:style style:name="P475" style:family="paragraph" style:parent-style-name="Standard">
      <style:text-properties style:text-position="0% 100%" fo:language="ru" fo:country="RU" fo:font-style="normal" style:text-underline-style="none" fo:font-weight="normal" officeooo:rsid="17b7e468" officeooo:paragraph-rsid="17b7e468" style:font-style-asian="normal" style:font-weight-asian="normal" style:font-style-complex="normal" style:font-weight-complex="normal"/>
    </style:style>
    <style:style style:name="P476" style:family="paragraph" style:parent-style-name="Standard">
      <style:text-properties style:text-position="0% 100%" fo:language="ru" fo:country="RU" fo:font-style="normal" style:text-underline-style="none" fo:font-weight="normal" officeooo:rsid="17c468ed" officeooo:paragraph-rsid="17ca514b" style:font-style-asian="normal" style:font-weight-asian="normal" style:font-style-complex="normal" style:font-weight-complex="normal"/>
    </style:style>
    <style:style style:name="P477" style:family="paragraph" style:parent-style-name="Standard">
      <style:text-properties style:text-position="0% 100%" fo:language="ru" fo:country="RU" fo:font-style="normal" style:text-underline-style="none" fo:font-weight="normal" officeooo:rsid="1327ae62" officeooo:paragraph-rsid="17d9ee1a" style:font-style-asian="normal" style:font-weight-asian="normal" style:font-style-complex="normal" style:font-weight-complex="normal"/>
    </style:style>
    <style:style style:name="P478" style:family="paragraph" style:parent-style-name="Standard">
      <style:text-properties style:text-position="0% 100%" fo:language="ru" fo:country="RU" fo:font-style="normal" style:text-underline-style="none" fo:font-weight="normal" officeooo:rsid="17dd2a82" officeooo:paragraph-rsid="17e4b463" style:font-style-asian="normal" style:font-weight-asian="normal" style:font-style-complex="normal" style:font-weight-complex="normal"/>
    </style:style>
    <style:style style:name="P479" style:family="paragraph" style:parent-style-name="Standard">
      <style:text-properties style:text-position="0% 100%" fo:language="ru" fo:country="RU" fo:font-style="normal" style:text-underline-style="none" fo:font-weight="normal" officeooo:rsid="17efbd72" officeooo:paragraph-rsid="17efbd72" style:font-style-asian="normal" style:font-weight-asian="normal" style:font-style-complex="normal" style:font-weight-complex="normal"/>
    </style:style>
    <style:style style:name="P480" style:family="paragraph" style:parent-style-name="Standard">
      <style:text-properties style:text-position="0% 100%" fo:language="ru" fo:country="RU" fo:font-style="normal" style:text-underline-style="none" fo:font-weight="normal" officeooo:rsid="17f59187" officeooo:paragraph-rsid="1815ba86" style:font-style-asian="normal" style:font-weight-asian="normal" style:font-style-complex="normal" style:font-weight-complex="normal"/>
    </style:style>
    <style:style style:name="P481" style:family="paragraph" style:parent-style-name="Standard">
      <style:text-properties style:text-position="0% 100%" fo:language="ru" fo:country="RU" fo:font-style="normal" style:text-underline-style="none" fo:font-weight="normal" officeooo:rsid="18185ecf" officeooo:paragraph-rsid="18185ecf" style:font-style-asian="normal" style:font-weight-asian="normal" style:font-style-complex="normal" style:font-weight-complex="normal"/>
    </style:style>
    <style:style style:name="P482" style:family="paragraph" style:parent-style-name="Standard">
      <style:text-properties style:text-position="0% 100%" fo:language="ru" fo:country="RU" fo:font-style="normal" style:text-underline-style="none" fo:font-weight="normal" officeooo:rsid="181a3432" officeooo:paragraph-rsid="181a3432" style:font-style-asian="normal" style:font-weight-asian="normal" style:font-style-complex="normal" style:font-weight-complex="normal"/>
    </style:style>
    <style:style style:name="P483" style:family="paragraph" style:parent-style-name="Standard">
      <style:text-properties style:text-position="0% 100%" fo:language="ru" fo:country="RU" fo:font-style="normal" style:text-underline-style="none" fo:font-weight="normal" officeooo:rsid="181b7060" officeooo:paragraph-rsid="181b7060" style:font-style-asian="normal" style:font-weight-asian="normal" style:font-style-complex="normal" style:font-weight-complex="normal"/>
    </style:style>
    <style:style style:name="P484" style:family="paragraph" style:parent-style-name="Standard">
      <style:text-properties style:text-position="0% 100%" fo:language="ru" fo:country="RU" fo:font-style="normal" style:text-underline-style="none" fo:font-weight="normal" officeooo:rsid="181c91b8" officeooo:paragraph-rsid="181c91b8" style:font-style-asian="normal" style:font-weight-asian="normal" style:font-style-complex="normal" style:font-weight-complex="normal"/>
    </style:style>
    <style:style style:name="P485" style:family="paragraph" style:parent-style-name="Standard">
      <style:text-properties style:text-position="0% 100%" fo:language="ru" fo:country="RU" fo:font-style="normal" style:text-underline-style="none" fo:font-weight="normal" officeooo:rsid="181e6695" officeooo:paragraph-rsid="181e6695" style:font-style-asian="normal" style:font-weight-asian="normal" style:font-style-complex="normal" style:font-weight-complex="normal"/>
    </style:style>
    <style:style style:name="P486" style:family="paragraph" style:parent-style-name="Standard">
      <style:text-properties style:text-position="0% 100%" fo:language="ru" fo:country="RU" fo:font-style="normal" style:text-underline-style="none" fo:font-weight="normal" officeooo:rsid="18200c8f" officeooo:paragraph-rsid="18200c8f" style:font-style-asian="normal" style:font-weight-asian="normal" style:font-style-complex="normal" style:font-weight-complex="normal"/>
    </style:style>
    <style:style style:name="P487" style:family="paragraph" style:parent-style-name="Standard">
      <style:text-properties style:text-position="0% 100%" fo:language="ru" fo:country="RU" fo:font-style="normal" style:text-underline-style="none" fo:font-weight="normal" officeooo:rsid="1821bb1d" officeooo:paragraph-rsid="1821bb1d" style:font-style-asian="normal" style:font-weight-asian="normal" style:font-style-complex="normal" style:font-weight-complex="normal"/>
    </style:style>
    <style:style style:name="P488" style:family="paragraph" style:parent-style-name="Standard">
      <style:text-properties style:text-position="0% 100%" fo:language="ru" fo:country="RU" fo:font-style="normal" style:text-underline-style="none" fo:font-weight="normal" officeooo:rsid="18227528" officeooo:paragraph-rsid="18227528" style:font-style-asian="normal" style:font-weight-asian="normal" style:font-style-complex="normal" style:font-weight-complex="normal"/>
    </style:style>
    <style:style style:name="P489" style:family="paragraph" style:parent-style-name="Standard">
      <style:text-properties style:text-position="0% 100%" fo:language="ru" fo:country="RU" fo:font-style="normal" style:text-underline-style="none" fo:font-weight="normal" officeooo:rsid="18244109" officeooo:paragraph-rsid="18263780" style:font-style-asian="normal" style:font-weight-asian="normal" style:font-style-complex="normal" style:font-weight-complex="normal"/>
    </style:style>
    <style:style style:name="P490" style:family="paragraph" style:parent-style-name="Standard">
      <style:text-properties style:text-position="0% 100%" fo:language="ru" fo:country="RU" fo:font-style="normal" style:text-underline-style="none" fo:font-weight="normal" officeooo:rsid="18244109" officeooo:paragraph-rsid="182e86b9" style:font-style-asian="normal" style:font-weight-asian="normal" style:font-style-complex="normal" style:font-weight-complex="normal"/>
    </style:style>
    <style:style style:name="P491" style:family="paragraph" style:parent-style-name="Standard">
      <style:text-properties style:text-position="0% 100%" fo:language="ru" fo:country="RU" fo:font-style="normal" style:text-underline-style="none" fo:font-weight="normal" officeooo:rsid="183dbe9f" officeooo:paragraph-rsid="184f94d2" style:font-style-asian="normal" style:font-weight-asian="normal" style:font-style-complex="normal" style:font-weight-complex="normal"/>
    </style:style>
    <style:style style:name="P492" style:family="paragraph" style:parent-style-name="Standard">
      <style:text-properties style:text-position="0% 100%" fo:language="ru" fo:country="RU" fo:font-style="normal" style:text-underline-style="none" fo:font-weight="normal" officeooo:rsid="185040a6" officeooo:paragraph-rsid="185f3b21" style:font-style-asian="normal" style:font-weight-asian="normal" style:font-style-complex="normal" style:font-weight-complex="normal"/>
    </style:style>
    <style:style style:name="P493" style:family="paragraph" style:parent-style-name="Standard">
      <style:text-properties style:text-position="0% 100%" fo:language="ru" fo:country="RU" fo:font-style="normal" style:text-underline-style="none" fo:font-weight="normal" officeooo:rsid="185040a6" officeooo:paragraph-rsid="18606110" style:font-style-asian="normal" style:font-weight-asian="normal" style:font-style-complex="normal" style:font-weight-complex="normal"/>
    </style:style>
    <style:style style:name="P494" style:family="paragraph" style:parent-style-name="Standard">
      <style:text-properties style:text-position="0% 100%" fo:language="ru" fo:country="RU" fo:font-style="normal" style:text-underline-style="none" fo:font-weight="normal" officeooo:rsid="18695376" officeooo:paragraph-rsid="18945710" style:font-style-asian="normal" style:font-weight-asian="normal" style:font-style-complex="normal" style:font-weight-complex="normal"/>
    </style:style>
    <style:style style:name="P495" style:family="paragraph" style:parent-style-name="Standard">
      <style:text-properties style:text-position="0% 100%" fo:language="ru" fo:country="RU" fo:font-style="normal" style:text-underline-style="none" fo:font-weight="normal" officeooo:rsid="18964aed" officeooo:paragraph-rsid="18c50994" style:font-style-asian="normal" style:font-weight-asian="normal" style:font-style-complex="normal" style:font-weight-complex="normal"/>
    </style:style>
    <style:style style:name="P496" style:family="paragraph" style:parent-style-name="Standard">
      <style:text-properties style:text-position="0% 100%" fo:language="ru" fo:country="RU" fo:font-style="normal" style:text-underline-style="none" fo:font-weight="normal" officeooo:rsid="18964aed" officeooo:paragraph-rsid="18c855bd" style:font-style-asian="normal" style:font-weight-asian="normal" style:font-style-complex="normal" style:font-weight-complex="normal"/>
    </style:style>
    <style:style style:name="P497" style:family="paragraph" style:parent-style-name="Standard">
      <style:text-properties style:text-position="0% 100%" fo:language="ru" fo:country="RU" fo:font-style="normal" style:text-underline-style="none" fo:font-weight="normal" officeooo:rsid="18e0406c" officeooo:paragraph-rsid="18e0406c" style:font-style-asian="normal" style:font-weight-asian="normal" style:font-style-complex="normal" style:font-weight-complex="normal"/>
    </style:style>
    <style:style style:name="P498" style:family="paragraph" style:parent-style-name="Standard">
      <style:text-properties style:text-position="0% 100%" fo:language="ru" fo:country="RU" fo:font-style="normal" style:text-underline-style="none" fo:font-weight="normal" officeooo:rsid="18edceaf" officeooo:paragraph-rsid="18edceaf" style:font-style-asian="normal" style:font-weight-asian="normal" style:font-style-complex="normal" style:font-weight-complex="normal"/>
    </style:style>
    <style:style style:name="P499" style:family="paragraph" style:parent-style-name="Standard">
      <style:text-properties style:text-position="0% 100%" fo:language="ru" fo:country="RU" fo:font-style="normal" style:text-underline-style="none" fo:font-weight="normal" officeooo:rsid="18f24006" officeooo:paragraph-rsid="18f41fef" style:font-style-asian="normal" style:font-weight-asian="normal" style:font-style-complex="normal" style:font-weight-complex="normal"/>
    </style:style>
    <style:style style:name="P500" style:family="paragraph" style:parent-style-name="Standard">
      <style:text-properties style:text-position="0% 100%" fo:language="ru" fo:country="RU" fo:font-style="normal" style:text-underline-style="none" fo:font-weight="normal" officeooo:rsid="18c55d46" officeooo:paragraph-rsid="18da8434" style:font-style-asian="normal" style:font-weight-asian="normal" style:font-style-complex="normal" style:font-weight-complex="normal"/>
    </style:style>
    <style:style style:name="P501" style:family="paragraph" style:parent-style-name="Standard">
      <style:text-properties style:text-position="0% 100%" fo:language="ru" fo:country="RU" fo:font-style="normal" style:text-underline-style="none" fo:font-weight="normal" officeooo:rsid="18da8434" officeooo:paragraph-rsid="18df0a71" style:font-style-asian="normal" style:font-weight-asian="normal" style:font-style-complex="normal" style:font-weight-complex="normal"/>
    </style:style>
    <style:style style:name="P502"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P503"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504"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50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506"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507"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508"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50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P51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51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51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51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51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51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51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51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51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51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52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52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52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52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52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P52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4c76b6e" style:font-style-asian="normal" style:font-weight-asian="normal" style:font-style-complex="normal" style:font-weight-complex="normal"/>
    </style:style>
    <style:style style:name="P52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3779a" officeooo:paragraph-rsid="15b3779a" style:font-style-asian="normal" style:font-weight-asian="normal" style:font-style-complex="normal" style:font-weight-complex="normal"/>
    </style:style>
    <style:style style:name="P52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551ec" officeooo:paragraph-rsid="15b551ec" style:font-style-asian="normal" style:font-weight-asian="normal" style:font-style-complex="normal" style:font-weight-complex="normal"/>
    </style:style>
    <style:style style:name="P52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6f586" officeooo:paragraph-rsid="15b6f586" style:font-style-asian="normal" style:font-weight-asian="normal" style:font-style-complex="normal" style:font-weight-complex="normal"/>
    </style:style>
    <style:style style:name="P52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85067" officeooo:paragraph-rsid="15b85067" style:font-style-asian="normal" style:font-weight-asian="normal" style:font-style-complex="normal" style:font-weight-complex="normal"/>
    </style:style>
    <style:style style:name="P530" style:family="paragraph" style:parent-style-name="Standard">
      <style:paragraph-properties fo:margin-left="0.9846in" fo:margin-right="0in" fo:text-indent="0in" style:auto-text-indent="false"/>
      <style:text-properties style:text-position="0% 100%" fo:font-size="10pt" fo:language="ru" fo:country="RU" fo:font-style="normal" style:text-underline-style="none" fo:font-weight="normal" officeooo:rsid="18185ecf" officeooo:paragraph-rsid="18185ecf" style:font-size-asian="10pt" style:font-style-asian="normal" style:font-weight-asian="normal" style:font-size-complex="10pt" style:font-style-complex="normal" style:font-weight-complex="normal"/>
    </style:style>
    <style:style style:name="P53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5bad8" officeooo:paragraph-rsid="1525bad8"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bafa7"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543"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544"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545"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546"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547"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548"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549"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550"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551"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552"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5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47449" officeooo:paragraph-rsid="12247449"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5c4e6" officeooo:paragraph-rsid="1225c4e6"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79892" officeooo:paragraph-rsid="12279892"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8a511"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92b8f"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aed56" officeooo:paragraph-rsid="122aed56"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ee928"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f6623"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7ddd"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22c1f27" officeooo:paragraph-rsid="122c1f27"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2279892" officeooo:paragraph-rsid="12279892" style:font-size-asian="10pt" style:font-style-asian="normal" style:font-weight-asian="normal" style:font-size-complex="10pt" style:font-style-complex="normal" style:font-weight-complex="normal" style:text-overline-style="none" style:text-overline-color="font-color"/>
    </style:style>
    <style:style style:name="P5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3a625" style:font-size-asian="10pt" style:font-style-asian="normal" style:font-weight-asian="normal" style:font-size-complex="10pt" style:font-style-complex="normal" style:font-weight-complex="normal" style:text-overline-style="none" style:text-overline-color="font-color"/>
    </style:style>
    <style:style style:name="P5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5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7cb"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572" style:family="paragraph" style:parent-style-name="Standard">
      <style:paragraph-properties fo:margin-left="1.9693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T1" style:family="text">
      <style:text-properties fo:font-variant="small-caps" fo:color="#000000" style:font-name="FreeSerif" fo:font-size="12pt" fo:background-color="#ffffff" loext:char-shading-value="0" style:font-size-asian="12pt" style:font-size-complex="12pt"/>
    </style:style>
    <style:style style:name="T2" style:family="text">
      <style:text-properties fo:font-variant="small-caps" fo:color="#000000" style:font-name="FreeSerif" fo:font-size="12pt" officeooo:rsid="0e03504f" fo:background-color="#ffffff" loext:char-shading-value="0" style:font-size-asian="12pt" style:font-size-complex="12pt"/>
    </style:style>
    <style:style style:name="T3" style:family="text">
      <style:text-properties fo:font-variant="small-caps" fo:color="#000000" style:font-name="FreeSerif" fo:font-size="12pt" officeooo:rsid="0e024696" fo:background-color="#ffffff" loext:char-shading-value="0" style:font-size-asian="12pt" style:font-size-complex="12pt"/>
    </style:style>
    <style:style style:name="T4" style:family="text">
      <style:text-properties fo:font-style="italic" style:font-style-asian="italic" style:font-style-complex="italic"/>
    </style:style>
    <style:style style:name="T5" style:family="text">
      <style:text-properties fo:font-style="italic" officeooo:rsid="0019f43d" style:font-style-asian="italic" style:font-style-complex="italic"/>
    </style:style>
    <style:style style:name="T6" style:family="text">
      <style:text-properties fo:font-style="italic" officeooo:rsid="0c4282df" style:font-style-asian="italic" style:font-style-complex="italic"/>
    </style:style>
    <style:style style:name="T7" style:family="text">
      <style:text-properties fo:font-style="italic" officeooo:rsid="0c6fea84" style:font-style-asian="italic" style:font-style-complex="italic"/>
    </style:style>
    <style:style style:name="T8" style:family="text">
      <style:text-properties fo:font-style="italic" officeooo:rsid="0c8ed065" style:font-style-asian="italic" style:font-style-complex="italic"/>
    </style:style>
    <style:style style:name="T9" style:family="text">
      <style:text-properties fo:font-style="italic" officeooo:rsid="0c9c1720" style:font-style-asian="italic" style:font-style-complex="italic"/>
    </style:style>
    <style:style style:name="T10" style:family="text">
      <style:text-properties fo:font-style="italic" officeooo:rsid="0c9b9a97" style:font-style-asian="italic" style:font-style-complex="italic"/>
    </style:style>
    <style:style style:name="T11" style:family="text">
      <style:text-properties fo:font-style="italic" officeooo:rsid="0cb201c8" style:font-style-asian="italic" style:font-style-complex="italic"/>
    </style:style>
    <style:style style:name="T12" style:family="text">
      <style:text-properties fo:font-style="italic" officeooo:rsid="0cb89107" style:font-style-asian="italic" style:font-style-complex="italic"/>
    </style:style>
    <style:style style:name="T13" style:family="text">
      <style:text-properties fo:font-style="italic" officeooo:rsid="0d163767" style:font-style-asian="italic" style:font-style-complex="italic"/>
    </style:style>
    <style:style style:name="T14" style:family="text">
      <style:text-properties fo:font-style="italic" officeooo:rsid="0d1b6cc2" style:font-style-asian="italic" style:font-style-complex="italic"/>
    </style:style>
    <style:style style:name="T15" style:family="text">
      <style:text-properties fo:font-style="italic" officeooo:rsid="0d4af74a" style:font-style-asian="italic" style:font-style-complex="italic"/>
    </style:style>
    <style:style style:name="T16" style:family="text">
      <style:text-properties fo:font-style="italic" officeooo:rsid="0d4ef25f" style:font-style-asian="italic" style:font-style-complex="italic"/>
    </style:style>
    <style:style style:name="T17" style:family="text">
      <style:text-properties fo:font-style="italic" officeooo:rsid="0d5f3504" style:font-style-asian="italic" style:font-style-complex="italic"/>
    </style:style>
    <style:style style:name="T18" style:family="text">
      <style:text-properties fo:font-style="italic" officeooo:rsid="0d722094" style:font-style-asian="italic" style:font-style-complex="italic"/>
    </style:style>
    <style:style style:name="T19" style:family="text">
      <style:text-properties fo:font-style="italic" officeooo:rsid="0d876d7b" style:font-style-asian="italic" style:font-style-complex="italic"/>
    </style:style>
    <style:style style:name="T20" style:family="text">
      <style:text-properties fo:font-style="italic" officeooo:rsid="0d9cd828" style:font-style-asian="italic" style:font-style-complex="italic"/>
    </style:style>
    <style:style style:name="T21" style:family="text">
      <style:text-properties fo:font-style="italic" officeooo:rsid="0d9dc3f0" style:font-style-asian="italic" style:font-style-complex="italic"/>
    </style:style>
    <style:style style:name="T22" style:family="text">
      <style:text-properties fo:font-style="italic" officeooo:rsid="0d9f72ba" style:font-style-asian="italic" style:font-style-complex="italic"/>
    </style:style>
    <style:style style:name="T23" style:family="text">
      <style:text-properties fo:font-style="italic" officeooo:rsid="0db8d453" style:font-style-asian="italic" style:font-style-complex="italic"/>
    </style:style>
    <style:style style:name="T24" style:family="text">
      <style:text-properties fo:font-style="italic" officeooo:rsid="0de3be36" style:font-style-asian="italic" style:font-style-complex="italic"/>
    </style:style>
    <style:style style:name="T25" style:family="text">
      <style:text-properties fo:font-style="italic" officeooo:rsid="0deeaf1b" style:font-style-asian="italic" style:font-style-complex="italic"/>
    </style:style>
    <style:style style:name="T26" style:family="text">
      <style:text-properties fo:font-style="italic" officeooo:rsid="0defc75f" style:font-style-asian="italic" style:font-style-complex="italic"/>
    </style:style>
    <style:style style:name="T27" style:family="text">
      <style:text-properties fo:font-style="italic" officeooo:rsid="0e0a9f92" style:font-style-asian="italic" style:font-style-complex="italic"/>
    </style:style>
    <style:style style:name="T28" style:family="text">
      <style:text-properties fo:font-style="italic" officeooo:rsid="0e2ffce4" style:font-style-asian="italic" style:font-style-complex="italic"/>
    </style:style>
    <style:style style:name="T29" style:family="text">
      <style:text-properties fo:font-style="italic" officeooo:rsid="0e9c2eb3" style:font-style-asian="italic" style:font-style-complex="italic"/>
    </style:style>
    <style:style style:name="T30" style:family="text">
      <style:text-properties fo:font-style="italic" officeooo:rsid="0e9d4edf" style:font-style-asian="italic" style:font-style-complex="italic"/>
    </style:style>
    <style:style style:name="T31" style:family="text">
      <style:text-properties fo:font-style="italic" officeooo:rsid="0e9f8df3" style:font-style-asian="italic" style:font-style-complex="italic"/>
    </style:style>
    <style:style style:name="T32" style:family="text">
      <style:text-properties fo:font-style="italic" officeooo:rsid="0eb6bb58" style:font-style-asian="italic" style:font-style-complex="italic"/>
    </style:style>
    <style:style style:name="T33" style:family="text">
      <style:text-properties fo:font-style="italic" officeooo:rsid="0ed42e56" style:font-style-asian="italic" style:font-style-complex="italic"/>
    </style:style>
    <style:style style:name="T34" style:family="text">
      <style:text-properties fo:font-style="italic" officeooo:rsid="0f506265" style:font-style-asian="italic" style:font-style-complex="italic"/>
    </style:style>
    <style:style style:name="T35" style:family="text">
      <style:text-properties fo:font-style="italic" officeooo:rsid="0f5dbd52" style:font-style-asian="italic" style:font-style-complex="italic"/>
    </style:style>
    <style:style style:name="T36" style:family="text">
      <style:text-properties fo:font-style="italic" officeooo:rsid="0f5fa945" style:font-style-asian="italic" style:font-style-complex="italic"/>
    </style:style>
    <style:style style:name="T37" style:family="text">
      <style:text-properties fo:font-style="italic" officeooo:rsid="0f813660" style:font-style-asian="italic" style:font-style-complex="italic"/>
    </style:style>
    <style:style style:name="T38" style:family="text">
      <style:text-properties fo:font-style="italic" officeooo:rsid="0f927871" style:font-style-asian="italic" style:font-style-complex="italic"/>
    </style:style>
    <style:style style:name="T39" style:family="text">
      <style:text-properties fo:font-style="italic" officeooo:rsid="0faa9c71" style:font-style-asian="italic" style:font-style-complex="italic"/>
    </style:style>
    <style:style style:name="T40" style:family="text">
      <style:text-properties fo:font-style="italic" officeooo:rsid="0ff95304" style:font-style-asian="italic" style:font-style-complex="italic"/>
    </style:style>
    <style:style style:name="T41" style:family="text">
      <style:text-properties fo:font-style="italic" officeooo:rsid="0fff5acf" style:font-style-asian="italic" style:font-style-complex="italic"/>
    </style:style>
    <style:style style:name="T42" style:family="text">
      <style:text-properties fo:font-style="italic" officeooo:rsid="100223f2" style:font-style-asian="italic" style:font-style-complex="italic"/>
    </style:style>
    <style:style style:name="T43" style:family="text">
      <style:text-properties fo:font-style="italic" officeooo:rsid="10033dd1" style:font-style-asian="italic" style:font-style-complex="italic"/>
    </style:style>
    <style:style style:name="T44" style:family="text">
      <style:text-properties fo:font-style="italic" officeooo:rsid="10046e02" style:font-style-asian="italic" style:font-style-complex="italic"/>
    </style:style>
    <style:style style:name="T45" style:family="text">
      <style:text-properties fo:font-style="italic" officeooo:rsid="1005b052" style:font-style-asian="italic" style:font-style-complex="italic"/>
    </style:style>
    <style:style style:name="T46" style:family="text">
      <style:text-properties fo:font-style="italic" officeooo:rsid="10090d0c" style:font-style-asian="italic" style:font-style-complex="italic"/>
    </style:style>
    <style:style style:name="T47" style:family="text">
      <style:text-properties fo:font-style="italic" officeooo:rsid="100af2d6" style:font-style-asian="italic" style:font-style-complex="italic"/>
    </style:style>
    <style:style style:name="T48" style:family="text">
      <style:text-properties fo:font-style="italic" officeooo:rsid="101f2f26" style:font-style-asian="italic" style:font-style-complex="italic"/>
    </style:style>
    <style:style style:name="T49" style:family="text">
      <style:text-properties fo:font-style="italic" officeooo:rsid="1025f857" style:font-style-asian="italic" style:font-style-complex="italic"/>
    </style:style>
    <style:style style:name="T50" style:family="text">
      <style:text-properties fo:font-style="italic" officeooo:rsid="102cc26f" style:font-style-asian="italic" style:font-style-complex="italic"/>
    </style:style>
    <style:style style:name="T51" style:family="text">
      <style:text-properties fo:font-style="italic" officeooo:rsid="103e06d8" style:font-style-asian="italic" style:font-style-complex="italic"/>
    </style:style>
    <style:style style:name="T52" style:family="text">
      <style:text-properties fo:font-style="italic" officeooo:rsid="104210e2" style:font-style-asian="italic" style:font-style-complex="italic"/>
    </style:style>
    <style:style style:name="T53" style:family="text">
      <style:text-properties fo:font-style="italic" officeooo:rsid="10447d0a" style:font-style-asian="italic" style:font-style-complex="italic"/>
    </style:style>
    <style:style style:name="T54" style:family="text">
      <style:text-properties fo:font-style="italic" officeooo:rsid="1037cb07" style:font-style-asian="italic" style:font-style-complex="italic"/>
    </style:style>
    <style:style style:name="T55" style:family="text">
      <style:text-properties fo:font-style="italic" officeooo:rsid="10530e52" style:font-style-asian="italic" style:font-style-complex="italic"/>
    </style:style>
    <style:style style:name="T56" style:family="text">
      <style:text-properties fo:font-style="italic" officeooo:rsid="108d32d6" style:font-style-asian="italic" style:font-style-complex="italic"/>
    </style:style>
    <style:style style:name="T57" style:family="text">
      <style:text-properties fo:font-style="italic" officeooo:rsid="10bd087d" style:font-style-asian="italic" style:font-style-complex="italic"/>
    </style:style>
    <style:style style:name="T58" style:family="text">
      <style:text-properties fo:font-style="italic" officeooo:rsid="10cd4909" style:font-style-asian="italic" style:font-style-complex="italic"/>
    </style:style>
    <style:style style:name="T59" style:family="text">
      <style:text-properties fo:font-style="italic" officeooo:rsid="10e33f33" style:font-style-asian="italic" style:font-style-complex="italic"/>
    </style:style>
    <style:style style:name="T60" style:family="text">
      <style:text-properties fo:font-style="italic" officeooo:rsid="10eca923" style:font-style-asian="italic" style:font-style-complex="italic"/>
    </style:style>
    <style:style style:name="T61" style:family="text">
      <style:text-properties fo:font-style="italic" officeooo:rsid="10ee7e78" style:font-style-asian="italic" style:font-style-complex="italic"/>
    </style:style>
    <style:style style:name="T62" style:family="text">
      <style:text-properties fo:font-style="italic" officeooo:rsid="117e8ca2" style:font-style-asian="italic" style:font-style-complex="italic"/>
    </style:style>
    <style:style style:name="T63" style:family="text">
      <style:text-properties fo:font-style="italic" officeooo:rsid="1180741d" style:font-style-asian="italic" style:font-style-complex="italic"/>
    </style:style>
    <style:style style:name="T64" style:family="text">
      <style:text-properties fo:font-style="italic" officeooo:rsid="119381fa" style:font-style-asian="italic" style:font-style-complex="italic"/>
    </style:style>
    <style:style style:name="T65" style:family="text">
      <style:text-properties fo:font-style="italic" officeooo:rsid="119f7eb2" style:font-style-asian="italic" style:font-style-complex="italic"/>
    </style:style>
    <style:style style:name="T66" style:family="text">
      <style:text-properties fo:font-style="italic" officeooo:rsid="11a35ebf" style:font-style-asian="italic" style:font-style-complex="italic"/>
    </style:style>
    <style:style style:name="T67" style:family="text">
      <style:text-properties fo:font-style="italic" officeooo:rsid="11adf444" style:font-style-asian="italic" style:font-style-complex="italic"/>
    </style:style>
    <style:style style:name="T68" style:family="text">
      <style:text-properties fo:font-style="italic" officeooo:rsid="11ac66af" style:font-style-asian="italic" style:font-style-complex="italic"/>
    </style:style>
    <style:style style:name="T69" style:family="text">
      <style:text-properties fo:font-style="italic" officeooo:rsid="11b3b09a" style:font-style-asian="italic" style:font-style-complex="italic"/>
    </style:style>
    <style:style style:name="T70" style:family="text">
      <style:text-properties fo:font-style="italic" officeooo:rsid="11cb1965" style:font-style-asian="italic" style:font-style-complex="italic"/>
    </style:style>
    <style:style style:name="T71" style:family="text">
      <style:text-properties fo:font-style="italic" officeooo:rsid="11e3029a" style:font-style-asian="italic" style:font-style-complex="italic"/>
    </style:style>
    <style:style style:name="T72" style:family="text">
      <style:text-properties fo:font-style="italic" officeooo:rsid="11ec262f" style:font-style-asian="italic" style:font-style-complex="italic"/>
    </style:style>
    <style:style style:name="T73" style:family="text">
      <style:text-properties fo:font-style="italic" officeooo:rsid="11f35610" style:font-style-asian="italic" style:font-style-complex="italic"/>
    </style:style>
    <style:style style:name="T74" style:family="text">
      <style:text-properties fo:font-style="italic" officeooo:rsid="1217e85e" style:font-style-asian="italic" style:font-style-complex="italic"/>
    </style:style>
    <style:style style:name="T75" style:family="text">
      <style:text-properties fo:font-style="italic" officeooo:rsid="1232f239" style:font-style-asian="italic" style:font-style-complex="italic"/>
    </style:style>
    <style:style style:name="T76" style:family="text">
      <style:text-properties fo:font-style="italic" officeooo:rsid="1236dacc" style:font-style-asian="italic" style:font-style-complex="italic"/>
    </style:style>
    <style:style style:name="T77" style:family="text">
      <style:text-properties fo:font-style="italic" officeooo:rsid="124aa287" style:font-style-asian="italic" style:font-style-complex="italic"/>
    </style:style>
    <style:style style:name="T78" style:family="text">
      <style:text-properties fo:font-style="italic" officeooo:rsid="12693bdf" style:font-style-asian="italic" style:font-style-complex="italic"/>
    </style:style>
    <style:style style:name="T79" style:family="text">
      <style:text-properties fo:font-style="italic" officeooo:rsid="12ebf9c5" style:font-style-asian="italic" style:font-style-complex="italic"/>
    </style:style>
    <style:style style:name="T80" style:family="text">
      <style:text-properties fo:font-style="italic" officeooo:rsid="12f9a7bf" style:font-style-asian="italic" style:font-style-complex="italic"/>
    </style:style>
    <style:style style:name="T81" style:family="text">
      <style:text-properties fo:font-style="italic" officeooo:rsid="12fcae2b" style:font-style-asian="italic" style:font-style-complex="italic"/>
    </style:style>
    <style:style style:name="T82" style:family="text">
      <style:text-properties fo:font-style="italic" officeooo:rsid="12fc660a" style:font-style-asian="italic" style:font-style-complex="italic"/>
    </style:style>
    <style:style style:name="T83" style:family="text">
      <style:text-properties fo:font-style="italic" officeooo:rsid="130160bc" style:font-style-asian="italic" style:font-style-complex="italic"/>
    </style:style>
    <style:style style:name="T84" style:family="text">
      <style:text-properties fo:font-style="italic" officeooo:rsid="131fcc28" style:font-style-asian="italic" style:font-style-complex="italic"/>
    </style:style>
    <style:style style:name="T85" style:family="text">
      <style:text-properties fo:font-style="italic" officeooo:rsid="13286d96" style:font-style-asian="italic" style:font-style-complex="italic"/>
    </style:style>
    <style:style style:name="T86" style:family="text">
      <style:text-properties fo:font-style="italic" officeooo:rsid="132dd06b" style:font-style-asian="italic" style:font-style-complex="italic"/>
    </style:style>
    <style:style style:name="T87" style:family="text">
      <style:text-properties fo:font-style="italic" officeooo:rsid="132ffd85" style:font-style-asian="italic" style:font-style-complex="italic"/>
    </style:style>
    <style:style style:name="T88" style:family="text">
      <style:text-properties fo:font-style="italic" officeooo:rsid="13332aab" style:font-style-asian="italic" style:font-style-complex="italic"/>
    </style:style>
    <style:style style:name="T89" style:family="text">
      <style:text-properties fo:font-style="italic" officeooo:rsid="13381401" style:font-style-asian="italic" style:font-style-complex="italic"/>
    </style:style>
    <style:style style:name="T90" style:family="text">
      <style:text-properties fo:font-style="italic" officeooo:rsid="133fc879" style:font-style-asian="italic" style:font-style-complex="italic"/>
    </style:style>
    <style:style style:name="T91" style:family="text">
      <style:text-properties fo:font-style="italic" officeooo:rsid="13420555" style:font-style-asian="italic" style:font-style-complex="italic"/>
    </style:style>
    <style:style style:name="T92" style:family="text">
      <style:text-properties fo:font-style="italic" officeooo:rsid="1354dd76" style:font-style-asian="italic" style:font-style-complex="italic"/>
    </style:style>
    <style:style style:name="T93" style:family="text">
      <style:text-properties fo:font-style="italic" officeooo:rsid="135f7a6d" style:font-style-asian="italic" style:font-style-complex="italic"/>
    </style:style>
    <style:style style:name="T94" style:family="text">
      <style:text-properties fo:font-style="italic" officeooo:rsid="13698fbb" style:font-style-asian="italic" style:font-style-complex="italic"/>
    </style:style>
    <style:style style:name="T95" style:family="text">
      <style:text-properties fo:font-style="italic" officeooo:rsid="136f5ca5" style:font-style-asian="italic" style:font-style-complex="italic"/>
    </style:style>
    <style:style style:name="T96" style:family="text">
      <style:text-properties fo:font-style="italic" officeooo:rsid="136f918b" style:font-style-asian="italic" style:font-style-complex="italic"/>
    </style:style>
    <style:style style:name="T97" style:family="text">
      <style:text-properties fo:font-style="italic" officeooo:rsid="1381e657" style:font-style-asian="italic" style:font-style-complex="italic"/>
    </style:style>
    <style:style style:name="T98" style:family="text">
      <style:text-properties fo:font-style="italic" officeooo:rsid="138334d1" style:font-style-asian="italic" style:font-style-complex="italic"/>
    </style:style>
    <style:style style:name="T99" style:family="text">
      <style:text-properties fo:font-style="italic" officeooo:rsid="1399891b" style:font-style-asian="italic" style:font-style-complex="italic"/>
    </style:style>
    <style:style style:name="T100" style:family="text">
      <style:text-properties fo:font-style="italic" officeooo:rsid="13b16ff9" style:font-style-asian="italic" style:font-style-complex="italic"/>
    </style:style>
    <style:style style:name="T101" style:family="text">
      <style:text-properties fo:font-style="italic" officeooo:rsid="13c87d8b" style:font-style-asian="italic" style:font-style-complex="italic"/>
    </style:style>
    <style:style style:name="T102" style:family="text">
      <style:text-properties fo:font-style="italic" officeooo:rsid="13db24df" style:font-style-asian="italic" style:font-style-complex="italic"/>
    </style:style>
    <style:style style:name="T103" style:family="text">
      <style:text-properties fo:font-style="italic" officeooo:rsid="13e39bbf" style:font-style-asian="italic" style:font-style-complex="italic"/>
    </style:style>
    <style:style style:name="T104" style:family="text">
      <style:text-properties fo:font-style="italic" officeooo:rsid="13ef86c5" style:font-style-asian="italic" style:font-style-complex="italic"/>
    </style:style>
    <style:style style:name="T105" style:family="text">
      <style:text-properties fo:font-style="italic" officeooo:rsid="13f0e509" style:font-style-asian="italic" style:font-style-complex="italic"/>
    </style:style>
    <style:style style:name="T106" style:family="text">
      <style:text-properties fo:font-style="italic" officeooo:rsid="1418749c" style:font-style-asian="italic" style:font-style-complex="italic"/>
    </style:style>
    <style:style style:name="T107" style:family="text">
      <style:text-properties fo:font-style="italic" officeooo:rsid="141a0865" style:font-style-asian="italic" style:font-style-complex="italic"/>
    </style:style>
    <style:style style:name="T108" style:family="text">
      <style:text-properties fo:font-style="italic" officeooo:rsid="145a005d" style:font-style-asian="italic" style:font-style-complex="italic"/>
    </style:style>
    <style:style style:name="T109" style:family="text">
      <style:text-properties fo:font-style="italic" officeooo:rsid="14614a13" style:font-style-asian="italic" style:font-style-complex="italic"/>
    </style:style>
    <style:style style:name="T110" style:family="text">
      <style:text-properties fo:font-style="italic" officeooo:rsid="1481b33d" style:font-style-asian="italic" style:font-style-complex="italic"/>
    </style:style>
    <style:style style:name="T111" style:family="text">
      <style:text-properties fo:font-style="italic" officeooo:rsid="1488f3a5" style:font-style-asian="italic" style:font-style-complex="italic"/>
    </style:style>
    <style:style style:name="T112" style:family="text">
      <style:text-properties fo:font-style="italic" officeooo:rsid="14b01452" style:font-style-asian="italic" style:font-style-complex="italic"/>
    </style:style>
    <style:style style:name="T113" style:family="text">
      <style:text-properties fo:font-style="italic" officeooo:rsid="14b96df5" style:font-style-asian="italic" style:font-style-complex="italic"/>
    </style:style>
    <style:style style:name="T114" style:family="text">
      <style:text-properties fo:font-style="italic" officeooo:rsid="14c76b6e" style:font-style-asian="italic" style:font-style-complex="italic"/>
    </style:style>
    <style:style style:name="T115" style:family="text">
      <style:text-properties fo:font-style="italic" officeooo:rsid="14c88951" style:font-style-asian="italic" style:font-style-complex="italic"/>
    </style:style>
    <style:style style:name="T116" style:family="text">
      <style:text-properties fo:font-style="italic" officeooo:rsid="1523a7cb" style:font-style-asian="italic" style:font-style-complex="italic"/>
    </style:style>
    <style:style style:name="T117" style:family="text">
      <style:text-properties fo:font-style="italic" officeooo:rsid="1531491a" style:font-style-asian="italic" style:font-style-complex="italic"/>
    </style:style>
    <style:style style:name="T118" style:family="text">
      <style:text-properties fo:font-style="italic" officeooo:rsid="15752385" style:font-style-asian="italic" style:font-style-complex="italic"/>
    </style:style>
    <style:style style:name="T119" style:family="text">
      <style:text-properties fo:font-style="italic" officeooo:rsid="158e0dd4" style:font-style-asian="italic" style:font-style-complex="italic"/>
    </style:style>
    <style:style style:name="T120" style:family="text">
      <style:text-properties fo:font-style="italic" officeooo:rsid="158fd139" style:font-style-asian="italic" style:font-style-complex="italic"/>
    </style:style>
    <style:style style:name="T121" style:family="text">
      <style:text-properties fo:font-style="italic" officeooo:rsid="15985a25" style:font-style-asian="italic" style:font-style-complex="italic"/>
    </style:style>
    <style:style style:name="T122" style:family="text">
      <style:text-properties fo:font-style="italic" officeooo:rsid="15a9be57" style:font-style-asian="italic" style:font-style-complex="italic"/>
    </style:style>
    <style:style style:name="T123" style:family="text">
      <style:text-properties fo:font-style="italic" officeooo:rsid="15bd7e3f" style:font-style-asian="italic" style:font-style-complex="italic"/>
    </style:style>
    <style:style style:name="T124" style:family="text">
      <style:text-properties fo:font-style="italic" officeooo:rsid="15cc5c49" style:font-style-asian="italic" style:font-style-complex="italic"/>
    </style:style>
    <style:style style:name="T125" style:family="text">
      <style:text-properties fo:font-style="italic" officeooo:rsid="15ce1777" style:font-style-asian="italic" style:font-style-complex="italic"/>
    </style:style>
    <style:style style:name="T126" style:family="text">
      <style:text-properties fo:font-style="italic" officeooo:rsid="15fa94c4" style:font-style-asian="italic" style:font-style-complex="italic"/>
    </style:style>
    <style:style style:name="T127" style:family="text">
      <style:text-properties fo:font-style="italic" officeooo:rsid="1609c480" style:font-style-asian="italic" style:font-style-complex="italic"/>
    </style:style>
    <style:style style:name="T128" style:family="text">
      <style:text-properties fo:font-style="italic" officeooo:rsid="160cc026" style:font-style-asian="italic" style:font-style-complex="italic"/>
    </style:style>
    <style:style style:name="T129" style:family="text">
      <style:text-properties fo:font-style="italic" officeooo:rsid="161107a7" style:font-style-asian="italic" style:font-style-complex="italic"/>
    </style:style>
    <style:style style:name="T130" style:family="text">
      <style:text-properties fo:font-style="italic" officeooo:rsid="1612fa4d" style:font-style-asian="italic" style:font-style-complex="italic"/>
    </style:style>
    <style:style style:name="T131" style:family="text">
      <style:text-properties fo:font-style="italic" officeooo:rsid="161701dd" style:font-style-asian="italic" style:font-style-complex="italic"/>
    </style:style>
    <style:style style:name="T132" style:family="text">
      <style:text-properties fo:font-style="italic" officeooo:rsid="166051da" style:font-style-asian="italic" style:font-style-complex="italic"/>
    </style:style>
    <style:style style:name="T133" style:family="text">
      <style:text-properties fo:font-style="italic" officeooo:rsid="16689839" style:font-style-asian="italic" style:font-style-complex="italic"/>
    </style:style>
    <style:style style:name="T134" style:family="text">
      <style:text-properties fo:font-style="italic" officeooo:rsid="16805b56" style:font-style-asian="italic" style:font-style-complex="italic"/>
    </style:style>
    <style:style style:name="T135" style:family="text">
      <style:text-properties fo:font-style="italic" officeooo:rsid="16830182" style:font-style-asian="italic" style:font-style-complex="italic"/>
    </style:style>
    <style:style style:name="T136" style:family="text">
      <style:text-properties fo:font-style="italic" officeooo:rsid="16969b4f" style:font-style-asian="italic" style:font-style-complex="italic"/>
    </style:style>
    <style:style style:name="T137" style:family="text">
      <style:text-properties fo:font-style="italic" officeooo:rsid="169a3703" style:font-style-asian="italic" style:font-style-complex="italic"/>
    </style:style>
    <style:style style:name="T138" style:family="text">
      <style:text-properties fo:font-style="italic" officeooo:rsid="16a03710" style:font-style-asian="italic" style:font-style-complex="italic"/>
    </style:style>
    <style:style style:name="T139" style:family="text">
      <style:text-properties fo:font-style="italic" officeooo:rsid="16a16290" style:font-style-asian="italic" style:font-style-complex="italic"/>
    </style:style>
    <style:style style:name="T140" style:family="text">
      <style:text-properties fo:font-style="italic" officeooo:rsid="16beaaa9" style:font-style-asian="italic" style:font-style-complex="italic"/>
    </style:style>
    <style:style style:name="T141" style:family="text">
      <style:text-properties fo:font-style="italic" officeooo:rsid="16bf45f2" style:font-style-asian="italic" style:font-style-complex="italic"/>
    </style:style>
    <style:style style:name="T142" style:family="text">
      <style:text-properties fo:font-style="italic" officeooo:rsid="16cde18c" style:font-style-asian="italic" style:font-style-complex="italic"/>
    </style:style>
    <style:style style:name="T143" style:family="text">
      <style:text-properties fo:font-style="italic" officeooo:rsid="16d3a957" style:font-style-asian="italic" style:font-style-complex="italic"/>
    </style:style>
    <style:style style:name="T144" style:family="text">
      <style:text-properties fo:font-style="italic" officeooo:rsid="16d53eba" style:font-style-asian="italic" style:font-style-complex="italic"/>
    </style:style>
    <style:style style:name="T145" style:family="text">
      <style:text-properties fo:font-style="italic" officeooo:rsid="16ee0362" style:font-style-asian="italic" style:font-style-complex="italic"/>
    </style:style>
    <style:style style:name="T146" style:family="text">
      <style:text-properties fo:font-style="italic" officeooo:rsid="16f335ed" style:font-style-asian="italic" style:font-style-complex="italic"/>
    </style:style>
    <style:style style:name="T147" style:family="text">
      <style:text-properties fo:font-style="italic" officeooo:rsid="16fad103" style:font-style-asian="italic" style:font-style-complex="italic"/>
    </style:style>
    <style:style style:name="T148" style:family="text">
      <style:text-properties fo:font-style="italic" officeooo:rsid="170165de" style:font-style-asian="italic" style:font-style-complex="italic"/>
    </style:style>
    <style:style style:name="T149" style:family="text">
      <style:text-properties fo:font-style="italic" officeooo:rsid="1749f3e1" style:font-style-asian="italic" style:font-style-complex="italic"/>
    </style:style>
    <style:style style:name="T150" style:family="text">
      <style:text-properties fo:font-style="italic" officeooo:rsid="17a8aa30" style:font-style-asian="italic" style:font-style-complex="italic"/>
    </style:style>
    <style:style style:name="T151" style:family="text">
      <style:text-properties fo:font-style="italic" officeooo:rsid="17c47831" style:font-style-asian="italic" style:font-style-complex="italic"/>
    </style:style>
    <style:style style:name="T152" style:family="text">
      <style:text-properties fo:font-style="italic" officeooo:rsid="182e86b9" style:font-style-asian="italic" style:font-style-complex="italic"/>
    </style:style>
    <style:style style:name="T153" style:family="text">
      <style:text-properties fo:font-style="italic" officeooo:rsid="183fabcb" style:font-style-asian="italic" style:font-style-complex="italic"/>
    </style:style>
    <style:style style:name="T154" style:family="text">
      <style:text-properties fo:font-style="italic" officeooo:rsid="18677baa" style:font-style-asian="italic" style:font-style-complex="italic"/>
    </style:style>
    <style:style style:name="T155" style:family="text">
      <style:text-properties officeooo:rsid="0019f43d"/>
    </style:style>
    <style:style style:name="T156" style:family="text">
      <style:text-properties style:text-position="0% 100%"/>
    </style:style>
    <style:style style:name="T157" style:family="text">
      <style:text-properties style:text-position="0% 100%" fo:font-style="italic" officeooo:rsid="1120a692" style:font-style-asian="italic" style:font-style-complex="italic"/>
    </style:style>
    <style:style style:name="T158" style:family="text">
      <style:text-properties style:text-position="0% 100%" fo:font-style="italic" officeooo:rsid="11237214" style:font-style-asian="italic" style:font-style-complex="italic"/>
    </style:style>
    <style:style style:name="T159" style:family="text">
      <style:text-properties style:text-position="0% 100%" officeooo:rsid="0019f43d"/>
    </style:style>
    <style:style style:name="T160" style:family="text">
      <style:text-properties style:text-position="0% 100%" officeooo:rsid="11029618"/>
    </style:style>
    <style:style style:name="T161" style:family="text">
      <style:text-properties style:text-position="0% 100%" officeooo:rsid="1104505c"/>
    </style:style>
    <style:style style:name="T162" style:family="text">
      <style:text-properties style:text-position="0% 100%" officeooo:rsid="11051423"/>
    </style:style>
    <style:style style:name="T163" style:family="text">
      <style:text-properties style:text-position="0% 100%" officeooo:rsid="11054436"/>
    </style:style>
    <style:style style:name="T164" style:family="text">
      <style:text-properties style:text-position="0% 100%" officeooo:rsid="11060912"/>
    </style:style>
    <style:style style:name="T165" style:family="text">
      <style:text-properties style:text-position="0% 100%" officeooo:rsid="11070952"/>
    </style:style>
    <style:style style:name="T166" style:family="text">
      <style:text-properties style:text-position="0% 100%" officeooo:rsid="1107e65f"/>
    </style:style>
    <style:style style:name="T167" style:family="text">
      <style:text-properties style:text-position="0% 100%" officeooo:rsid="11091fdb"/>
    </style:style>
    <style:style style:name="T168" style:family="text">
      <style:text-properties style:text-position="0% 100%" officeooo:rsid="110a7db7"/>
    </style:style>
    <style:style style:name="T169" style:family="text">
      <style:text-properties style:text-position="0% 100%" officeooo:rsid="110b97e2"/>
    </style:style>
    <style:style style:name="T170" style:family="text">
      <style:text-properties style:text-position="0% 100%" officeooo:rsid="110cab5d"/>
    </style:style>
    <style:style style:name="T171" style:family="text">
      <style:text-properties style:text-position="0% 100%" officeooo:rsid="110d1b3d"/>
    </style:style>
    <style:style style:name="T172" style:family="text">
      <style:text-properties style:text-position="0% 100%" officeooo:rsid="110e9a02"/>
    </style:style>
    <style:style style:name="T173" style:family="text">
      <style:text-properties style:text-position="0% 100%" officeooo:rsid="110eb12e"/>
    </style:style>
    <style:style style:name="T174" style:family="text">
      <style:text-properties style:text-position="0% 100%" officeooo:rsid="110fb595"/>
    </style:style>
    <style:style style:name="T175" style:family="text">
      <style:text-properties style:text-position="0% 100%" officeooo:rsid="11116b68"/>
    </style:style>
    <style:style style:name="T176" style:family="text">
      <style:text-properties style:text-position="0% 100%" officeooo:rsid="1112ddd2"/>
    </style:style>
    <style:style style:name="T177" style:family="text">
      <style:text-properties style:text-position="0% 100%" officeooo:rsid="11149b3f"/>
    </style:style>
    <style:style style:name="T178" style:family="text">
      <style:text-properties style:text-position="0% 100%" officeooo:rsid="11157d9e"/>
    </style:style>
    <style:style style:name="T179" style:family="text">
      <style:text-properties style:text-position="0% 100%" officeooo:rsid="11173b62"/>
    </style:style>
    <style:style style:name="T180" style:family="text">
      <style:text-properties style:text-position="0% 100%" officeooo:rsid="11194a71"/>
    </style:style>
    <style:style style:name="T181" style:family="text">
      <style:text-properties style:text-position="0% 100%" officeooo:rsid="111add45"/>
    </style:style>
    <style:style style:name="T182" style:family="text">
      <style:text-properties style:text-position="0% 100%" officeooo:rsid="111cbd63"/>
    </style:style>
    <style:style style:name="T183" style:family="text">
      <style:text-properties style:text-position="0% 100%" officeooo:rsid="111ea416"/>
    </style:style>
    <style:style style:name="T184" style:family="text">
      <style:text-properties style:text-position="0% 100%" officeooo:rsid="11202a3b"/>
    </style:style>
    <style:style style:name="T185" style:family="text">
      <style:text-properties style:text-position="0% 100%" officeooo:rsid="1120a692"/>
    </style:style>
    <style:style style:name="T186" style:family="text">
      <style:text-properties style:text-position="0% 100%" officeooo:rsid="1121791d"/>
    </style:style>
    <style:style style:name="T187" style:family="text">
      <style:text-properties style:text-position="0% 100%" officeooo:rsid="11243920"/>
    </style:style>
    <style:style style:name="T188" style:family="text">
      <style:text-properties style:text-position="0% 100%" officeooo:rsid="1124e400"/>
    </style:style>
    <style:style style:name="T189" style:family="text">
      <style:text-properties style:text-position="0% 100%" officeooo:rsid="1125d11c"/>
    </style:style>
    <style:style style:name="T190" style:family="text">
      <style:text-properties style:text-position="0% 100%" officeooo:rsid="1127bcea"/>
    </style:style>
    <style:style style:name="T191" style:family="text">
      <style:text-properties style:text-position="0% 100%" officeooo:rsid="11286bab"/>
    </style:style>
    <style:style style:name="T192" style:family="text">
      <style:text-properties style:text-position="0% 100%" officeooo:rsid="1128b0ca"/>
    </style:style>
    <style:style style:name="T193" style:family="text">
      <style:text-properties style:text-position="0% 100%" officeooo:rsid="112a0b64"/>
    </style:style>
    <style:style style:name="T194" style:family="text">
      <style:text-properties style:text-position="0% 100%" officeooo:rsid="112bc5e1"/>
    </style:style>
    <style:style style:name="T195" style:family="text">
      <style:text-properties style:text-position="0% 100%" officeooo:rsid="112d7fc2"/>
    </style:style>
    <style:style style:name="T196" style:family="text">
      <style:text-properties style:text-position="0% 100%" officeooo:rsid="112e31cf"/>
    </style:style>
    <style:style style:name="T197" style:family="text">
      <style:text-properties style:text-position="0% 100%" officeooo:rsid="11302608"/>
    </style:style>
    <style:style style:name="T198" style:family="text">
      <style:text-properties style:text-position="0% 100%" officeooo:rsid="11321ed0"/>
    </style:style>
    <style:style style:name="T199" style:family="text">
      <style:text-properties style:text-position="0% 100%" officeooo:rsid="1134171c"/>
    </style:style>
    <style:style style:name="T200" style:family="text">
      <style:text-properties style:text-position="0% 100%" officeooo:rsid="11352591"/>
    </style:style>
    <style:style style:name="T201" style:family="text">
      <style:text-properties style:text-position="0% 100%" officeooo:rsid="11363fa5"/>
    </style:style>
    <style:style style:name="T202" style:family="text">
      <style:text-properties style:text-position="0% 100%" officeooo:rsid="1137e449"/>
    </style:style>
    <style:style style:name="T203" style:family="text">
      <style:text-properties style:text-position="0% 100%" officeooo:rsid="11390de9"/>
    </style:style>
    <style:style style:name="T204" style:family="text">
      <style:text-properties style:text-position="0% 100%" officeooo:rsid="11392db6"/>
    </style:style>
    <style:style style:name="T205" style:family="text">
      <style:text-properties style:text-position="0% 100%" officeooo:rsid="1139fa4e"/>
    </style:style>
    <style:style style:name="T206" style:family="text">
      <style:text-properties style:text-position="0% 100%" officeooo:rsid="113a8d57"/>
    </style:style>
    <style:style style:name="T207" style:family="text">
      <style:text-properties style:text-position="0% 100%" officeooo:rsid="113b2d12"/>
    </style:style>
    <style:style style:name="T208" style:family="text">
      <style:text-properties style:text-position="0% 100%" officeooo:rsid="113d16d3"/>
    </style:style>
    <style:style style:name="T209" style:family="text">
      <style:text-properties style:text-position="0% 100%" officeooo:rsid="113e57f4"/>
    </style:style>
    <style:style style:name="T210" style:family="text">
      <style:text-properties style:text-position="0% 100%" officeooo:rsid="113fec8d"/>
    </style:style>
    <style:style style:name="T211" style:family="text">
      <style:text-properties style:text-position="0% 100%" officeooo:rsid="114165bc"/>
    </style:style>
    <style:style style:name="T212" style:family="text">
      <style:text-properties style:text-position="0% 100%" officeooo:rsid="11420f5f"/>
    </style:style>
    <style:style style:name="T213" style:family="text">
      <style:text-properties style:text-position="0% 100%" officeooo:rsid="114397bb"/>
    </style:style>
    <style:style style:name="T214" style:family="text">
      <style:text-properties style:text-position="0% 100%" officeooo:rsid="114577ec"/>
    </style:style>
    <style:style style:name="T215" style:family="text">
      <style:text-properties style:text-position="0% 100%" officeooo:rsid="1145e7cc"/>
    </style:style>
    <style:style style:name="T216" style:family="text">
      <style:text-properties style:text-position="0% 100%" officeooo:rsid="114608fc"/>
    </style:style>
    <style:style style:name="T217" style:family="text">
      <style:text-properties style:text-position="0% 100%" officeooo:rsid="1146810b"/>
    </style:style>
    <style:style style:name="T218" style:family="text">
      <style:text-properties style:text-position="0% 100%" officeooo:rsid="1148191d"/>
    </style:style>
    <style:style style:name="T219" style:family="text">
      <style:text-properties style:text-position="0% 100%" officeooo:rsid="1148731e"/>
    </style:style>
    <style:style style:name="T220" style:family="text">
      <style:text-properties style:text-position="0% 100%" officeooo:rsid="1149dc21"/>
    </style:style>
    <style:style style:name="T221" style:family="text">
      <style:text-properties style:text-position="0% 100%" officeooo:rsid="114bbf6f"/>
    </style:style>
    <style:style style:name="T222" style:family="text">
      <style:text-properties style:text-position="0% 100%" officeooo:rsid="114d7a80"/>
    </style:style>
    <style:style style:name="T223" style:family="text">
      <style:text-properties style:text-position="0% 100%" officeooo:rsid="114e6250"/>
    </style:style>
    <style:style style:name="T224" style:family="text">
      <style:text-properties style:text-position="0% 100%" officeooo:rsid="1152c2aa"/>
    </style:style>
    <style:style style:name="T225" style:family="text">
      <style:text-properties style:text-position="0% 100%" officeooo:rsid="11533c41"/>
    </style:style>
    <style:style style:name="T226" style:family="text">
      <style:text-properties style:text-position="0% 100%" officeooo:rsid="1154ede8"/>
    </style:style>
    <style:style style:name="T227" style:family="text">
      <style:text-properties style:text-position="0% 100%" officeooo:rsid="11566b4a"/>
    </style:style>
    <style:style style:name="T228" style:family="text">
      <style:text-properties style:text-position="0% 100%" officeooo:rsid="11581b95"/>
    </style:style>
    <style:style style:name="T229" style:family="text">
      <style:text-properties style:text-position="0% 100%" officeooo:rsid="1159d76a"/>
    </style:style>
    <style:style style:name="T230" style:family="text">
      <style:text-properties style:text-position="0% 100%" officeooo:rsid="115b6e42"/>
    </style:style>
    <style:style style:name="T231" style:family="text">
      <style:text-properties style:text-position="0% 100%" officeooo:rsid="115e1a13"/>
    </style:style>
    <style:style style:name="T232" style:family="text">
      <style:text-properties style:text-position="0% 100%" officeooo:rsid="115fae3e"/>
    </style:style>
    <style:style style:name="T233" style:family="text">
      <style:text-properties style:text-position="0% 100%" officeooo:rsid="115fb3b6"/>
    </style:style>
    <style:style style:name="T234" style:family="text">
      <style:text-properties style:text-position="0% 100%" officeooo:rsid="1160dbcb"/>
    </style:style>
    <style:style style:name="T235" style:family="text">
      <style:text-properties style:text-position="0% 100%" officeooo:rsid="116234a8"/>
    </style:style>
    <style:style style:name="T236" style:family="text">
      <style:text-properties style:text-position="0% 100%" officeooo:rsid="1162d8d0"/>
    </style:style>
    <style:style style:name="T237" style:family="text">
      <style:text-properties style:text-position="0% 100%" officeooo:rsid="1164a990"/>
    </style:style>
    <style:style style:name="T238" style:family="text">
      <style:text-properties style:text-position="0% 100%" officeooo:rsid="1164d4db"/>
    </style:style>
    <style:style style:name="T239" style:family="text">
      <style:text-properties style:text-position="0% 100%" officeooo:rsid="11664e88"/>
    </style:style>
    <style:style style:name="T240" style:family="text">
      <style:text-properties style:text-position="0% 100%" officeooo:rsid="1167a95a"/>
    </style:style>
    <style:style style:name="T241" style:family="text">
      <style:text-properties style:text-position="0% 100%" officeooo:rsid="1168f664"/>
    </style:style>
    <style:style style:name="T242" style:family="text">
      <style:text-properties fo:font-variant="normal" fo:text-transform="none" fo:color="#000000" style:font-name="FreeSerif" fo:font-size="12pt" fo:background-color="#ffffff" loext:char-shading-value="0" style:font-size-asian="12pt" style:font-size-complex="12pt"/>
    </style:style>
    <style:style style:name="T243" style:family="text">
      <style:text-properties fo:font-variant="normal" fo:text-transform="none" fo:color="#000000" style:font-name="FreeSerif" fo:font-size="12pt" officeooo:rsid="0d9a397d" fo:background-color="#ffffff" loext:char-shading-value="0" style:font-size-asian="12pt" style:font-size-complex="12pt"/>
    </style:style>
    <style:style style:name="T244" style:family="text">
      <style:text-properties fo:font-variant="normal" fo:text-transform="none" fo:color="#000000" style:font-name="FreeSerif" fo:font-size="12pt" officeooo:rsid="0d9b860c" fo:background-color="#ffffff" loext:char-shading-value="0" style:font-size-asian="12pt" style:font-size-complex="12pt"/>
    </style:style>
    <style:style style:name="T245" style:family="text">
      <style:text-properties fo:font-variant="normal" fo:text-transform="none" fo:color="#000000" style:font-name="FreeSerif" fo:font-size="12pt" officeooo:rsid="0d9bf396" fo:background-color="#ffffff" loext:char-shading-value="0" style:font-size-asian="12pt" style:font-size-complex="12pt"/>
    </style:style>
    <style:style style:name="T246" style:family="text">
      <style:text-properties fo:font-variant="normal" fo:text-transform="none" fo:color="#000000" style:font-name="FreeSerif" fo:font-size="12pt" officeooo:rsid="0defdc5a" fo:background-color="#ffffff" loext:char-shading-value="0" style:font-size-asian="12pt" style:font-size-complex="12pt"/>
    </style:style>
    <style:style style:name="T247" style:family="text">
      <style:text-properties fo:font-variant="normal" fo:text-transform="none" fo:color="#000000" style:font-name="FreeSerif" fo:font-size="12pt" officeooo:rsid="0df0b14d" fo:background-color="#ffffff" loext:char-shading-value="0" style:font-size-asian="12pt" style:font-size-complex="12pt"/>
    </style:style>
    <style:style style:name="T248" style:family="text">
      <style:text-properties fo:font-variant="normal" fo:text-transform="none" fo:color="#000000" style:font-name="FreeSerif" fo:font-size="12pt" officeooo:rsid="0df18d2b" fo:background-color="#ffffff" loext:char-shading-value="0" style:font-size-asian="12pt" style:font-size-complex="12pt"/>
    </style:style>
    <style:style style:name="T249" style:family="text">
      <style:text-properties fo:font-variant="normal" fo:text-transform="none" fo:color="#000000" style:font-name="FreeSerif" fo:font-size="12pt" officeooo:rsid="0deeaf1b" fo:background-color="#ffffff" loext:char-shading-value="0" style:font-size-asian="12pt" style:font-size-complex="12pt"/>
    </style:style>
    <style:style style:name="T250" style:family="text">
      <style:text-properties fo:font-variant="normal" fo:text-transform="none" fo:color="#000000" style:font-name="FreeSerif" fo:font-size="12pt" officeooo:rsid="0df256a1" fo:background-color="#ffffff" loext:char-shading-value="0" style:font-size-asian="12pt" style:font-size-complex="12pt"/>
    </style:style>
    <style:style style:name="T251" style:family="text">
      <style:text-properties fo:font-variant="normal" fo:text-transform="none" fo:color="#000000" style:font-name="FreeSerif" fo:font-size="12pt" officeooo:rsid="0df2847c" fo:background-color="#ffffff" loext:char-shading-value="0" style:font-size-asian="12pt" style:font-size-complex="12pt"/>
    </style:style>
    <style:style style:name="T252" style:family="text">
      <style:text-properties fo:font-variant="normal" fo:text-transform="none" fo:color="#000000" style:font-name="FreeSerif" fo:font-size="12pt" officeooo:rsid="0df28821" fo:background-color="#ffffff" loext:char-shading-value="0" style:font-size-asian="12pt" style:font-size-complex="12pt"/>
    </style:style>
    <style:style style:name="T253" style:family="text">
      <style:text-properties fo:font-variant="normal" fo:text-transform="none" fo:color="#000000" style:font-name="FreeSerif" fo:font-size="12pt" officeooo:rsid="0df2f7b4" fo:background-color="#ffffff" loext:char-shading-value="0" style:font-size-asian="12pt" style:font-size-complex="12pt"/>
    </style:style>
    <style:style style:name="T254" style:family="text">
      <style:text-properties fo:font-variant="normal" fo:text-transform="none" fo:color="#000000" style:font-name="FreeSerif" fo:font-size="12pt" officeooo:rsid="0df3a5dd" fo:background-color="#ffffff" loext:char-shading-value="0" style:font-size-asian="12pt" style:font-size-complex="12pt"/>
    </style:style>
    <style:style style:name="T255" style:family="text">
      <style:text-properties fo:font-variant="normal" fo:text-transform="none" fo:color="#000000" style:font-name="FreeSerif" fo:font-size="12pt" officeooo:rsid="0df43022" fo:background-color="#ffffff" loext:char-shading-value="0" style:font-size-asian="12pt" style:font-size-complex="12pt"/>
    </style:style>
    <style:style style:name="T256" style:family="text">
      <style:text-properties fo:font-variant="normal" fo:text-transform="none" fo:color="#000000" style:font-name="FreeSerif" fo:font-size="12pt" officeooo:rsid="0df50409" fo:background-color="#ffffff" loext:char-shading-value="0" style:font-size-asian="12pt" style:font-size-complex="12pt"/>
    </style:style>
    <style:style style:name="T257" style:family="text">
      <style:text-properties fo:font-variant="normal" fo:text-transform="none" fo:color="#000000" style:font-name="FreeSerif" fo:font-size="12pt" officeooo:rsid="0df5936a" fo:background-color="#ffffff" loext:char-shading-value="0" style:font-size-asian="12pt" style:font-size-complex="12pt"/>
    </style:style>
    <style:style style:name="T258" style:family="text">
      <style:text-properties fo:font-variant="normal" fo:text-transform="none" fo:color="#000000" style:font-name="FreeSerif" fo:font-size="12pt" officeooo:rsid="0df75f65" fo:background-color="#ffffff" loext:char-shading-value="0" style:font-size-asian="12pt" style:font-size-complex="12pt"/>
    </style:style>
    <style:style style:name="T259" style:family="text">
      <style:text-properties fo:font-variant="normal" fo:text-transform="none" fo:color="#000000" style:font-name="FreeSerif" fo:font-size="12pt" officeooo:rsid="0df7bd9a" fo:background-color="#ffffff" loext:char-shading-value="0" style:font-size-asian="12pt" style:font-size-complex="12pt"/>
    </style:style>
    <style:style style:name="T260" style:family="text">
      <style:text-properties fo:font-variant="normal" fo:text-transform="none" fo:color="#000000" style:font-name="FreeSerif" fo:font-size="12pt" officeooo:rsid="0df95354" fo:background-color="#ffffff" loext:char-shading-value="0" style:font-size-asian="12pt" style:font-size-complex="12pt"/>
    </style:style>
    <style:style style:name="T261" style:family="text">
      <style:text-properties fo:font-variant="normal" fo:text-transform="none" fo:color="#000000" style:font-name="FreeSerif" fo:font-size="12pt" officeooo:rsid="0dfa38b3" fo:background-color="#ffffff" loext:char-shading-value="0" style:font-size-asian="12pt" style:font-size-complex="12pt"/>
    </style:style>
    <style:style style:name="T262" style:family="text">
      <style:text-properties fo:font-variant="normal" fo:text-transform="none" fo:color="#000000" style:font-name="FreeSerif" fo:font-size="12pt" officeooo:rsid="0dfc2b7d" fo:background-color="#ffffff" loext:char-shading-value="0" style:font-size-asian="12pt" style:font-size-complex="12pt"/>
    </style:style>
    <style:style style:name="T263" style:family="text">
      <style:text-properties fo:font-variant="normal" fo:text-transform="none" fo:color="#000000" style:font-name="FreeSerif" fo:font-size="12pt" officeooo:rsid="0019f43d" fo:background-color="#ffffff" loext:char-shading-value="0" style:font-size-asian="12pt" style:font-size-complex="12pt"/>
    </style:style>
    <style:style style:name="T264" style:family="text">
      <style:text-properties fo:font-variant="normal" fo:text-transform="none" fo:color="#000000" style:font-name="FreeSerif" fo:font-size="12pt" officeooo:rsid="0dfd43b0" fo:background-color="#ffffff" loext:char-shading-value="0" style:font-size-asian="12pt" style:font-size-complex="12pt"/>
    </style:style>
    <style:style style:name="T265" style:family="text">
      <style:text-properties fo:font-variant="normal" fo:text-transform="none" fo:color="#000000" style:font-name="FreeSerif" fo:font-size="12pt" officeooo:rsid="0dfdbcb4" fo:background-color="#ffffff" loext:char-shading-value="0" style:font-size-asian="12pt" style:font-size-complex="12pt"/>
    </style:style>
    <style:style style:name="T266" style:family="text">
      <style:text-properties fo:font-variant="normal" fo:text-transform="none" fo:color="#000000" style:font-name="FreeSerif" fo:font-size="12pt" officeooo:rsid="0dff801e" fo:background-color="#ffffff" loext:char-shading-value="0" style:font-size-asian="12pt" style:font-size-complex="12pt"/>
    </style:style>
    <style:style style:name="T267" style:family="text">
      <style:text-properties fo:font-variant="normal" fo:text-transform="none" fo:color="#000000" style:font-name="FreeSerif" fo:font-size="12pt" officeooo:rsid="0e017abc" fo:background-color="#ffffff" loext:char-shading-value="0" style:font-size-asian="12pt" style:font-size-complex="12pt"/>
    </style:style>
    <style:style style:name="T268" style:family="text">
      <style:text-properties fo:font-variant="normal" fo:text-transform="none" fo:color="#000000" style:font-name="FreeSerif" fo:font-size="12pt" officeooo:rsid="0e024696" fo:background-color="#ffffff" loext:char-shading-value="0" style:font-size-asian="12pt" style:font-size-complex="12pt"/>
    </style:style>
    <style:style style:name="T269" style:family="text">
      <style:text-properties fo:font-variant="normal" fo:text-transform="none" fo:color="#000000" style:font-name="FreeSerif" fo:font-size="12pt" officeooo:rsid="0e0329d6" fo:background-color="#ffffff" loext:char-shading-value="0" style:font-size-asian="12pt" style:font-size-complex="12pt"/>
    </style:style>
    <style:style style:name="T270" style:family="text">
      <style:text-properties fo:font-variant="normal" fo:text-transform="none" fo:color="#000000" style:font-name="FreeSerif" fo:font-size="12pt" officeooo:rsid="0e03504f" fo:background-color="#ffffff" loext:char-shading-value="0" style:font-size-asian="12pt" style:font-size-complex="12pt"/>
    </style:style>
    <style:style style:name="T271" style:family="text">
      <style:text-properties fo:font-variant="normal" fo:text-transform="none" fo:color="#000000" style:font-name="FreeSerif" fo:font-size="12pt" officeooo:rsid="0e04b0d0" fo:background-color="#ffffff" loext:char-shading-value="0" style:font-size-asian="12pt" style:font-size-complex="12pt"/>
    </style:style>
    <style:style style:name="T272" style:family="text">
      <style:text-properties fo:font-variant="normal" fo:text-transform="none" fo:color="#000000" style:font-name="FreeSerif" fo:font-size="12pt" officeooo:rsid="0e04f3f3" fo:background-color="#ffffff" loext:char-shading-value="0" style:font-size-asian="12pt" style:font-size-complex="12pt"/>
    </style:style>
    <style:style style:name="T273"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274"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275"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276"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277"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278"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279"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280"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281"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282" style:family="text">
      <style:text-properties fo:font-variant="normal" fo:text-transform="none" style:font-name="FreeSerif" fo:background-color="#ffffff" loext:char-shading-value="0"/>
    </style:style>
    <style:style style:name="T283" style:family="text">
      <style:text-properties officeooo:rsid="0c4282df"/>
    </style:style>
    <style:style style:name="T284" style:family="text">
      <style:text-properties officeooo:rsid="0c5c5959"/>
    </style:style>
    <style:style style:name="T285" style:family="text">
      <style:text-properties officeooo:rsid="0c6fea84"/>
    </style:style>
    <style:style style:name="T286" style:family="text">
      <style:text-properties officeooo:rsid="0c805e28"/>
    </style:style>
    <style:style style:name="T287" style:family="text">
      <style:text-properties officeooo:rsid="0c8ed065"/>
    </style:style>
    <style:style style:name="T288" style:family="text">
      <style:text-properties officeooo:rsid="0c9b9a97"/>
    </style:style>
    <style:style style:name="T289" style:family="text">
      <style:text-properties officeooo:rsid="0c9c1720"/>
    </style:style>
    <style:style style:name="T290" style:family="text">
      <style:text-properties officeooo:rsid="0ca3a391"/>
    </style:style>
    <style:style style:name="T291" style:family="text">
      <style:text-properties officeooo:rsid="0cae3497"/>
    </style:style>
    <style:style style:name="T292" style:family="text">
      <style:text-properties officeooo:rsid="0cae8287"/>
    </style:style>
    <style:style style:name="T293" style:family="text">
      <style:text-properties officeooo:rsid="0cb201c8"/>
    </style:style>
    <style:style style:name="T294" style:family="text">
      <style:text-properties officeooo:rsid="0cb89107"/>
    </style:style>
    <style:style style:name="T295" style:family="text">
      <style:text-properties officeooo:rsid="0cde1e12"/>
    </style:style>
    <style:style style:name="T296" style:family="text">
      <style:text-properties officeooo:rsid="0cf7c521"/>
    </style:style>
    <style:style style:name="T297" style:family="text">
      <style:text-properties officeooo:rsid="0cf8491b"/>
    </style:style>
    <style:style style:name="T298" style:family="text">
      <style:text-properties officeooo:rsid="0cfc828e"/>
    </style:style>
    <style:style style:name="T299" style:family="text">
      <style:text-properties officeooo:rsid="0d045ced"/>
    </style:style>
    <style:style style:name="T300" style:family="text">
      <style:text-properties officeooo:rsid="0d054618"/>
    </style:style>
    <style:style style:name="T301" style:family="text">
      <style:text-properties officeooo:rsid="0d08797a"/>
    </style:style>
    <style:style style:name="T302" style:family="text">
      <style:text-properties officeooo:rsid="0d09ccb7"/>
    </style:style>
    <style:style style:name="T303" style:family="text">
      <style:text-properties officeooo:rsid="0d163240"/>
    </style:style>
    <style:style style:name="T304" style:family="text">
      <style:text-properties officeooo:rsid="0d163767"/>
    </style:style>
    <style:style style:name="T305" style:family="text">
      <style:text-properties officeooo:rsid="0d17217f"/>
    </style:style>
    <style:style style:name="T306" style:family="text">
      <style:text-properties officeooo:rsid="0d18d86e"/>
    </style:style>
    <style:style style:name="T307" style:family="text">
      <style:text-properties officeooo:rsid="0d1b6cc2"/>
    </style:style>
    <style:style style:name="T308" style:family="text">
      <style:text-properties officeooo:rsid="0d25f785"/>
    </style:style>
    <style:style style:name="T309" style:family="text">
      <style:text-properties officeooo:rsid="0d3c64b4"/>
    </style:style>
    <style:style style:name="T310" style:family="text">
      <style:text-properties officeooo:rsid="0d3fd1c1"/>
    </style:style>
    <style:style style:name="T311" style:family="text">
      <style:text-properties officeooo:rsid="0d41b137"/>
    </style:style>
    <style:style style:name="T312" style:family="text">
      <style:text-properties officeooo:rsid="0d4635d0"/>
    </style:style>
    <style:style style:name="T313" style:family="text">
      <style:text-properties officeooo:rsid="0d468b00"/>
    </style:style>
    <style:style style:name="T314" style:family="text">
      <style:text-properties officeooo:rsid="0d47ed5f"/>
    </style:style>
    <style:style style:name="T315" style:family="text">
      <style:text-properties officeooo:rsid="0d4a8582"/>
    </style:style>
    <style:style style:name="T316" style:family="text">
      <style:text-properties officeooo:rsid="0d4a87ac"/>
    </style:style>
    <style:style style:name="T317" style:family="text">
      <style:text-properties officeooo:rsid="0d4af74a"/>
    </style:style>
    <style:style style:name="T318" style:family="text">
      <style:text-properties officeooo:rsid="0d4ef25f"/>
    </style:style>
    <style:style style:name="T319" style:family="text">
      <style:text-properties officeooo:rsid="0d5144f3"/>
    </style:style>
    <style:style style:name="T320" style:family="text">
      <style:text-properties officeooo:rsid="0d5264cf"/>
    </style:style>
    <style:style style:name="T321" style:family="text">
      <style:text-properties officeooo:rsid="0d5b2f1b"/>
    </style:style>
    <style:style style:name="T322" style:family="text">
      <style:text-properties officeooo:rsid="0d5f3504"/>
    </style:style>
    <style:style style:name="T323" style:family="text">
      <style:text-properties officeooo:rsid="0d6df2df"/>
    </style:style>
    <style:style style:name="T324" style:family="text">
      <style:text-properties officeooo:rsid="0d6fa144"/>
    </style:style>
    <style:style style:name="T325" style:family="text">
      <style:text-properties officeooo:rsid="0d722094"/>
    </style:style>
    <style:style style:name="T326" style:family="text">
      <style:text-properties officeooo:rsid="0d7b6861"/>
    </style:style>
    <style:style style:name="T327" style:family="text">
      <style:text-properties officeooo:rsid="0d7f044e"/>
    </style:style>
    <style:style style:name="T328" style:family="text">
      <style:text-properties officeooo:rsid="0d82e406"/>
    </style:style>
    <style:style style:name="T329" style:family="text">
      <style:text-properties officeooo:rsid="0d876d7b"/>
    </style:style>
    <style:style style:name="T330" style:family="text">
      <style:text-properties officeooo:rsid="0d893f7f"/>
    </style:style>
    <style:style style:name="T331" style:family="text">
      <style:text-properties officeooo:rsid="0d8b3c80"/>
    </style:style>
    <style:style style:name="T332" style:family="text">
      <style:text-properties officeooo:rsid="0d8de107"/>
    </style:style>
    <style:style style:name="T333" style:family="text">
      <style:text-properties officeooo:rsid="0d8e494a"/>
    </style:style>
    <style:style style:name="T334" style:family="text">
      <style:text-properties officeooo:rsid="0d965795"/>
    </style:style>
    <style:style style:name="T335" style:family="text">
      <style:text-properties officeooo:rsid="0d989b54"/>
    </style:style>
    <style:style style:name="T336" style:family="text">
      <style:text-properties officeooo:rsid="0d9a397d"/>
    </style:style>
    <style:style style:name="T337" style:family="text">
      <style:text-properties officeooo:rsid="0d9c12b0"/>
    </style:style>
    <style:style style:name="T338" style:family="text">
      <style:text-properties officeooo:rsid="0d9cd828"/>
    </style:style>
    <style:style style:name="T339" style:family="text">
      <style:text-properties officeooo:rsid="0d9dc3f0"/>
    </style:style>
    <style:style style:name="T340" style:family="text">
      <style:text-properties officeooo:rsid="0d9f72ba"/>
    </style:style>
    <style:style style:name="T341" style:family="text">
      <style:text-properties officeooo:rsid="0dafadaa"/>
    </style:style>
    <style:style style:name="T342" style:family="text">
      <style:text-properties officeooo:rsid="0db8d453"/>
    </style:style>
    <style:style style:name="T343" style:family="text">
      <style:text-properties officeooo:rsid="0dc4d5e6"/>
    </style:style>
    <style:style style:name="T344" style:family="text">
      <style:text-properties officeooo:rsid="0dc76b06"/>
    </style:style>
    <style:style style:name="T345" style:family="text">
      <style:text-properties officeooo:rsid="0dc8ef6f"/>
    </style:style>
    <style:style style:name="T346" style:family="text">
      <style:text-properties officeooo:rsid="0dc98e70"/>
    </style:style>
    <style:style style:name="T347" style:family="text">
      <style:text-properties officeooo:rsid="0dc9f466"/>
    </style:style>
    <style:style style:name="T348" style:family="text">
      <style:text-properties officeooo:rsid="0dceb8dd"/>
    </style:style>
    <style:style style:name="T349" style:family="text">
      <style:text-properties officeooo:rsid="0dd04e59"/>
    </style:style>
    <style:style style:name="T350" style:family="text">
      <style:text-properties officeooo:rsid="0dd21831"/>
    </style:style>
    <style:style style:name="T351" style:family="text">
      <style:text-properties officeooo:rsid="0dd2560e"/>
    </style:style>
    <style:style style:name="T352" style:family="text">
      <style:text-properties officeooo:rsid="0dd3386d"/>
    </style:style>
    <style:style style:name="T353" style:family="text">
      <style:text-properties officeooo:rsid="0dd9d39d"/>
    </style:style>
    <style:style style:name="T354" style:family="text">
      <style:text-properties officeooo:rsid="0de07497"/>
    </style:style>
    <style:style style:name="T355" style:family="text">
      <style:text-properties officeooo:rsid="0de1f2d0"/>
    </style:style>
    <style:style style:name="T356" style:family="text">
      <style:text-properties officeooo:rsid="0de3be36"/>
    </style:style>
    <style:style style:name="T357" style:family="text">
      <style:text-properties officeooo:rsid="0de6b4f1"/>
    </style:style>
    <style:style style:name="T358" style:family="text">
      <style:text-properties officeooo:rsid="0de8dc99"/>
    </style:style>
    <style:style style:name="T359" style:family="text">
      <style:text-properties officeooo:rsid="0dea5631"/>
    </style:style>
    <style:style style:name="T360" style:family="text">
      <style:text-properties officeooo:rsid="0dee9f0a"/>
    </style:style>
    <style:style style:name="T361" style:family="text">
      <style:text-properties officeooo:rsid="0deeaf1b"/>
    </style:style>
    <style:style style:name="T362" style:family="text">
      <style:text-properties officeooo:rsid="0defdc5a"/>
    </style:style>
    <style:style style:name="T363" style:family="text">
      <style:text-properties officeooo:rsid="0e07a54b"/>
    </style:style>
    <style:style style:name="T364" style:family="text">
      <style:text-properties officeooo:rsid="0e083318"/>
    </style:style>
    <style:style style:name="T365" style:family="text">
      <style:text-properties officeooo:rsid="0e0a9f92"/>
    </style:style>
    <style:style style:name="T366" style:family="text">
      <style:text-properties officeooo:rsid="0e0af591"/>
    </style:style>
    <style:style style:name="T367" style:family="text">
      <style:text-properties officeooo:rsid="0e0cc87b"/>
    </style:style>
    <style:style style:name="T368" style:family="text">
      <style:text-properties officeooo:rsid="0e121fa2"/>
    </style:style>
    <style:style style:name="T369" style:family="text">
      <style:text-properties officeooo:rsid="0e1280ed"/>
    </style:style>
    <style:style style:name="T370" style:family="text">
      <style:text-properties officeooo:rsid="0e2561b3"/>
    </style:style>
    <style:style style:name="T371" style:family="text">
      <style:text-properties officeooo:rsid="0e2ffce4"/>
    </style:style>
    <style:style style:name="T372" style:family="text">
      <style:text-properties officeooo:rsid="0e429899"/>
    </style:style>
    <style:style style:name="T373" style:family="text">
      <style:text-properties officeooo:rsid="0e45b175"/>
    </style:style>
    <style:style style:name="T374" style:family="text">
      <style:text-properties officeooo:rsid="0e5556a0"/>
    </style:style>
    <style:style style:name="T375" style:family="text">
      <style:text-properties officeooo:rsid="0e59ea46"/>
    </style:style>
    <style:style style:name="T376" style:family="text">
      <style:text-properties officeooo:rsid="0e5ef724"/>
    </style:style>
    <style:style style:name="T377" style:family="text">
      <style:text-properties officeooo:rsid="0e735c1b"/>
    </style:style>
    <style:style style:name="T378" style:family="text">
      <style:text-properties officeooo:rsid="0e76ca7a"/>
    </style:style>
    <style:style style:name="T379" style:family="text">
      <style:text-properties officeooo:rsid="0e76d693"/>
    </style:style>
    <style:style style:name="T380" style:family="text">
      <style:text-properties officeooo:rsid="0e7a5147"/>
    </style:style>
    <style:style style:name="T381" style:family="text">
      <style:text-properties officeooo:rsid="0e82411c"/>
    </style:style>
    <style:style style:name="T382" style:family="text">
      <style:text-properties officeooo:rsid="0e83fa2b"/>
    </style:style>
    <style:style style:name="T383" style:family="text">
      <style:text-properties officeooo:rsid="0e892b1f"/>
    </style:style>
    <style:style style:name="T384" style:family="text">
      <style:text-properties officeooo:rsid="0e8f1d8c"/>
    </style:style>
    <style:style style:name="T385" style:family="text">
      <style:text-properties officeooo:rsid="0e9035e0"/>
    </style:style>
    <style:style style:name="T386" style:family="text">
      <style:text-properties officeooo:rsid="0e92aabe"/>
    </style:style>
    <style:style style:name="T387" style:family="text">
      <style:text-properties officeooo:rsid="0e93ae87"/>
    </style:style>
    <style:style style:name="T388" style:family="text">
      <style:text-properties officeooo:rsid="0e95669f"/>
    </style:style>
    <style:style style:name="T389" style:family="text">
      <style:text-properties officeooo:rsid="0e982e51"/>
    </style:style>
    <style:style style:name="T390" style:family="text">
      <style:text-properties officeooo:rsid="0e9c0c5a"/>
    </style:style>
    <style:style style:name="T391" style:family="text">
      <style:text-properties officeooo:rsid="0e9c2eb3"/>
    </style:style>
    <style:style style:name="T392" style:family="text">
      <style:text-properties officeooo:rsid="0e9d4edf"/>
    </style:style>
    <style:style style:name="T393" style:family="text">
      <style:text-properties officeooo:rsid="0e9e2115"/>
    </style:style>
    <style:style style:name="T394" style:family="text">
      <style:text-properties officeooo:rsid="0e9f8df3"/>
    </style:style>
    <style:style style:name="T395" style:family="text">
      <style:text-properties officeooo:rsid="0ea0a5f3"/>
    </style:style>
    <style:style style:name="T396" style:family="text">
      <style:text-properties officeooo:rsid="0ea1ed86"/>
    </style:style>
    <style:style style:name="T397" style:family="text">
      <style:text-properties officeooo:rsid="0eb5b29b"/>
    </style:style>
    <style:style style:name="T398" style:family="text">
      <style:text-properties officeooo:rsid="0eb5bd09"/>
    </style:style>
    <style:style style:name="T399" style:family="text">
      <style:text-properties officeooo:rsid="0eb614b8"/>
    </style:style>
    <style:style style:name="T400" style:family="text">
      <style:text-properties officeooo:rsid="0eb6bb58"/>
    </style:style>
    <style:style style:name="T401" style:family="text">
      <style:text-properties officeooo:rsid="0eb7ec65"/>
    </style:style>
    <style:style style:name="T402" style:family="text">
      <style:text-properties officeooo:rsid="0eb99a95"/>
    </style:style>
    <style:style style:name="T403" style:family="text">
      <style:text-properties officeooo:rsid="0ebaeb78"/>
    </style:style>
    <style:style style:name="T404" style:family="text">
      <style:text-properties officeooo:rsid="0ebd9cd5"/>
    </style:style>
    <style:style style:name="T405" style:family="text">
      <style:text-properties officeooo:rsid="0ec0c799"/>
    </style:style>
    <style:style style:name="T406" style:family="text">
      <style:text-properties officeooo:rsid="0ec11ac4"/>
    </style:style>
    <style:style style:name="T407" style:family="text">
      <style:text-properties officeooo:rsid="0ec3525f"/>
    </style:style>
    <style:style style:name="T408" style:family="text">
      <style:text-properties officeooo:rsid="0ec4de6f"/>
    </style:style>
    <style:style style:name="T409" style:family="text">
      <style:text-properties officeooo:rsid="0ec5c7af"/>
    </style:style>
    <style:style style:name="T410" style:family="text">
      <style:text-properties officeooo:rsid="0ec7644c"/>
    </style:style>
    <style:style style:name="T411" style:family="text">
      <style:text-properties officeooo:rsid="0ec86a0d"/>
    </style:style>
    <style:style style:name="T412" style:family="text">
      <style:text-properties officeooo:rsid="0ecaa185"/>
    </style:style>
    <style:style style:name="T413" style:family="text">
      <style:text-properties officeooo:rsid="0ecff853"/>
    </style:style>
    <style:style style:name="T414" style:family="text">
      <style:text-properties officeooo:rsid="0ed06862"/>
    </style:style>
    <style:style style:name="T415" style:family="text">
      <style:text-properties officeooo:rsid="0ed2b947"/>
    </style:style>
    <style:style style:name="T416" style:family="text">
      <style:text-properties officeooo:rsid="0ed42e56"/>
    </style:style>
    <style:style style:name="T417" style:family="text">
      <style:text-properties officeooo:rsid="0eea4c48"/>
    </style:style>
    <style:style style:name="T418" style:family="text">
      <style:text-properties officeooo:rsid="0f021478"/>
    </style:style>
    <style:style style:name="T419" style:family="text">
      <style:text-properties officeooo:rsid="0f026fa5"/>
    </style:style>
    <style:style style:name="T420" style:family="text">
      <style:text-properties officeooo:rsid="0f055234"/>
    </style:style>
    <style:style style:name="T421" style:family="text">
      <style:text-properties officeooo:rsid="0f0634e2"/>
    </style:style>
    <style:style style:name="T422" style:family="text">
      <style:text-properties officeooo:rsid="0f0780b4"/>
    </style:style>
    <style:style style:name="T423" style:family="text">
      <style:text-properties officeooo:rsid="0f0d369b"/>
    </style:style>
    <style:style style:name="T424" style:family="text">
      <style:text-properties officeooo:rsid="0f0e84e8"/>
    </style:style>
    <style:style style:name="T425" style:family="text">
      <style:text-properties officeooo:rsid="0f11fea9"/>
    </style:style>
    <style:style style:name="T426" style:family="text">
      <style:text-properties officeooo:rsid="0f1996ba"/>
    </style:style>
    <style:style style:name="T427" style:family="text">
      <style:text-properties officeooo:rsid="0f1b7c46"/>
    </style:style>
    <style:style style:name="T428" style:family="text">
      <style:text-properties officeooo:rsid="0f29f63e"/>
    </style:style>
    <style:style style:name="T429" style:family="text">
      <style:text-properties officeooo:rsid="0f2df68e"/>
    </style:style>
    <style:style style:name="T430" style:family="text">
      <style:text-properties officeooo:rsid="0f2fdcb0"/>
    </style:style>
    <style:style style:name="T431" style:family="text">
      <style:text-properties officeooo:rsid="0f32506b"/>
    </style:style>
    <style:style style:name="T432" style:family="text">
      <style:text-properties officeooo:rsid="0f3edb54"/>
    </style:style>
    <style:style style:name="T433" style:family="text">
      <style:text-properties officeooo:rsid="0f4296a5"/>
    </style:style>
    <style:style style:name="T434" style:family="text">
      <style:text-properties officeooo:rsid="0f44f213"/>
    </style:style>
    <style:style style:name="T435" style:family="text">
      <style:text-properties officeooo:rsid="0f48e0ab"/>
    </style:style>
    <style:style style:name="T436" style:family="text">
      <style:text-properties officeooo:rsid="0f4d6d69"/>
    </style:style>
    <style:style style:name="T437" style:family="text">
      <style:text-properties officeooo:rsid="0f4d891d"/>
    </style:style>
    <style:style style:name="T438" style:family="text">
      <style:text-properties officeooo:rsid="0f4e72bd"/>
    </style:style>
    <style:style style:name="T439" style:family="text">
      <style:text-properties officeooo:rsid="0f506265"/>
    </style:style>
    <style:style style:name="T440" style:family="text">
      <style:text-properties officeooo:rsid="0f57c665"/>
    </style:style>
    <style:style style:name="T441" style:family="text">
      <style:text-properties officeooo:rsid="0f5bd22f"/>
    </style:style>
    <style:style style:name="T442" style:family="text">
      <style:text-properties officeooo:rsid="0f5d3275"/>
    </style:style>
    <style:style style:name="T443" style:family="text">
      <style:text-properties officeooo:rsid="0f5dbd52"/>
    </style:style>
    <style:style style:name="T444" style:family="text">
      <style:text-properties officeooo:rsid="0f5e869f"/>
    </style:style>
    <style:style style:name="T445" style:family="text">
      <style:text-properties officeooo:rsid="0f5fa945"/>
    </style:style>
    <style:style style:name="T446" style:family="text">
      <style:text-properties officeooo:rsid="0f644f9b"/>
    </style:style>
    <style:style style:name="T447" style:family="text">
      <style:text-properties officeooo:rsid="0f6578d1"/>
    </style:style>
    <style:style style:name="T448" style:family="text">
      <style:text-properties officeooo:rsid="0f66a1e2"/>
    </style:style>
    <style:style style:name="T449" style:family="text">
      <style:text-properties officeooo:rsid="0f67b135"/>
    </style:style>
    <style:style style:name="T450" style:family="text">
      <style:text-properties officeooo:rsid="0f68169d"/>
    </style:style>
    <style:style style:name="T451" style:family="text">
      <style:text-properties officeooo:rsid="0f69c884"/>
    </style:style>
    <style:style style:name="T452" style:family="text">
      <style:text-properties officeooo:rsid="0f6b0827"/>
    </style:style>
    <style:style style:name="T453" style:family="text">
      <style:text-properties officeooo:rsid="0f749e62"/>
    </style:style>
    <style:style style:name="T454" style:family="text">
      <style:text-properties officeooo:rsid="0f769fcf"/>
    </style:style>
    <style:style style:name="T455" style:family="text">
      <style:text-properties officeooo:rsid="0f7b203b"/>
    </style:style>
    <style:style style:name="T456" style:family="text">
      <style:text-properties officeooo:rsid="0f81037b"/>
    </style:style>
    <style:style style:name="T457" style:family="text">
      <style:text-properties officeooo:rsid="0f813660"/>
    </style:style>
    <style:style style:name="T458" style:family="text">
      <style:text-properties officeooo:rsid="0f8daf70"/>
    </style:style>
    <style:style style:name="T459" style:family="text">
      <style:text-properties officeooo:rsid="0f8f2783"/>
    </style:style>
    <style:style style:name="T460" style:family="text">
      <style:text-properties officeooo:rsid="0f8ff995"/>
    </style:style>
    <style:style style:name="T461" style:family="text">
      <style:text-properties officeooo:rsid="0f927871"/>
    </style:style>
    <style:style style:name="T462" style:family="text">
      <style:text-properties officeooo:rsid="0f9eb8f6"/>
    </style:style>
    <style:style style:name="T463" style:family="text">
      <style:text-properties officeooo:rsid="0faa9c71"/>
    </style:style>
    <style:style style:name="T464" style:family="text">
      <style:text-properties officeooo:rsid="0fbe4ba9"/>
    </style:style>
    <style:style style:name="T465" style:family="text">
      <style:text-properties officeooo:rsid="0fc0c51a"/>
    </style:style>
    <style:style style:name="T466" style:family="text">
      <style:text-properties officeooo:rsid="0fc68672"/>
    </style:style>
    <style:style style:name="T467" style:family="text">
      <style:text-properties officeooo:rsid="0fcac347"/>
    </style:style>
    <style:style style:name="T468" style:family="text">
      <style:text-properties officeooo:rsid="0fcd9567"/>
    </style:style>
    <style:style style:name="T469" style:family="text">
      <style:text-properties officeooo:rsid="0fe1f36a"/>
    </style:style>
    <style:style style:name="T470" style:family="text">
      <style:text-properties officeooo:rsid="0fee37ab"/>
    </style:style>
    <style:style style:name="T471" style:family="text">
      <style:text-properties officeooo:rsid="0ff1747f"/>
    </style:style>
    <style:style style:name="T472" style:family="text">
      <style:text-properties officeooo:rsid="0ff1c76f"/>
    </style:style>
    <style:style style:name="T473" style:family="text">
      <style:text-properties officeooo:rsid="0ff2c007"/>
    </style:style>
    <style:style style:name="T474" style:family="text">
      <style:text-properties officeooo:rsid="0ff2e205"/>
    </style:style>
    <style:style style:name="T475" style:family="text">
      <style:text-properties officeooo:rsid="0ff432f6"/>
    </style:style>
    <style:style style:name="T476" style:family="text">
      <style:text-properties officeooo:rsid="0ff70779"/>
    </style:style>
    <style:style style:name="T477" style:family="text">
      <style:text-properties officeooo:rsid="0ff8d2a0"/>
    </style:style>
    <style:style style:name="T478" style:family="text">
      <style:text-properties officeooo:rsid="0ff95304"/>
    </style:style>
    <style:style style:name="T479" style:family="text">
      <style:text-properties officeooo:rsid="0ffd77a6"/>
    </style:style>
    <style:style style:name="T480" style:family="text">
      <style:text-properties officeooo:rsid="0ffef091"/>
    </style:style>
    <style:style style:name="T481" style:family="text">
      <style:text-properties officeooo:rsid="0fff5acf"/>
    </style:style>
    <style:style style:name="T482" style:family="text">
      <style:text-properties officeooo:rsid="1001531d"/>
    </style:style>
    <style:style style:name="T483" style:family="text">
      <style:text-properties officeooo:rsid="100223f2"/>
    </style:style>
    <style:style style:name="T484" style:family="text">
      <style:text-properties officeooo:rsid="10033dd1"/>
    </style:style>
    <style:style style:name="T485" style:family="text">
      <style:text-properties officeooo:rsid="1004506e"/>
    </style:style>
    <style:style style:name="T486" style:family="text">
      <style:text-properties officeooo:rsid="10046e02"/>
    </style:style>
    <style:style style:name="T487" style:family="text">
      <style:text-properties officeooo:rsid="10090d0c"/>
    </style:style>
    <style:style style:name="T488" style:family="text">
      <style:text-properties officeooo:rsid="100af2d6"/>
    </style:style>
    <style:style style:name="T489" style:family="text">
      <style:text-properties officeooo:rsid="100b8f4d"/>
    </style:style>
    <style:style style:name="T490" style:family="text">
      <style:text-properties officeooo:rsid="10104c75"/>
    </style:style>
    <style:style style:name="T491" style:family="text">
      <style:text-properties officeooo:rsid="10107a31"/>
    </style:style>
    <style:style style:name="T492" style:family="text">
      <style:text-properties officeooo:rsid="101112a4"/>
    </style:style>
    <style:style style:name="T493" style:family="text">
      <style:text-properties officeooo:rsid="101286f6"/>
    </style:style>
    <style:style style:name="T494" style:family="text">
      <style:text-properties officeooo:rsid="101d3661"/>
    </style:style>
    <style:style style:name="T495" style:family="text">
      <style:text-properties officeooo:rsid="101d8b80"/>
    </style:style>
    <style:style style:name="T496" style:family="text">
      <style:text-properties officeooo:rsid="101f2f26"/>
    </style:style>
    <style:style style:name="T497" style:family="text">
      <style:text-properties officeooo:rsid="10203f39"/>
    </style:style>
    <style:style style:name="T498" style:family="text">
      <style:text-properties officeooo:rsid="10211388"/>
    </style:style>
    <style:style style:name="T499" style:family="text">
      <style:text-properties officeooo:rsid="10257e0e"/>
    </style:style>
    <style:style style:name="T500" style:family="text">
      <style:text-properties officeooo:rsid="1025f857"/>
    </style:style>
    <style:style style:name="T501" style:family="text">
      <style:text-properties officeooo:rsid="102a56d7"/>
    </style:style>
    <style:style style:name="T502" style:family="text">
      <style:text-properties officeooo:rsid="102b87b0"/>
    </style:style>
    <style:style style:name="T503" style:family="text">
      <style:text-properties officeooo:rsid="102cc26f"/>
    </style:style>
    <style:style style:name="T504" style:family="text">
      <style:text-properties officeooo:rsid="102e3897"/>
    </style:style>
    <style:style style:name="T505" style:family="text">
      <style:text-properties officeooo:rsid="1031bc84"/>
    </style:style>
    <style:style style:name="T506" style:family="text">
      <style:text-properties officeooo:rsid="1033769f"/>
    </style:style>
    <style:style style:name="T507" style:family="text">
      <style:text-properties officeooo:rsid="1037cb07"/>
    </style:style>
    <style:style style:name="T508" style:family="text">
      <style:text-properties officeooo:rsid="103c9a0e"/>
    </style:style>
    <style:style style:name="T509" style:family="text">
      <style:text-properties officeooo:rsid="103e06d8"/>
    </style:style>
    <style:style style:name="T510" style:family="text">
      <style:text-properties officeooo:rsid="103ffe01"/>
    </style:style>
    <style:style style:name="T511" style:family="text">
      <style:text-properties officeooo:rsid="104210e2"/>
    </style:style>
    <style:style style:name="T512" style:family="text">
      <style:text-properties officeooo:rsid="10432e63"/>
    </style:style>
    <style:style style:name="T513" style:family="text">
      <style:text-properties officeooo:rsid="10447d0a"/>
    </style:style>
    <style:style style:name="T514" style:family="text">
      <style:text-properties officeooo:rsid="1046bb81"/>
    </style:style>
    <style:style style:name="T515" style:family="text">
      <style:text-properties officeooo:rsid="1049b504"/>
    </style:style>
    <style:style style:name="T516" style:family="text">
      <style:text-properties officeooo:rsid="104c505f"/>
    </style:style>
    <style:style style:name="T517" style:family="text">
      <style:text-properties officeooo:rsid="104e006c"/>
    </style:style>
    <style:style style:name="T518" style:family="text">
      <style:text-properties officeooo:rsid="104ea95d"/>
    </style:style>
    <style:style style:name="T519" style:family="text">
      <style:text-properties officeooo:rsid="10506f4a"/>
    </style:style>
    <style:style style:name="T520" style:family="text">
      <style:text-properties officeooo:rsid="10524070"/>
    </style:style>
    <style:style style:name="T521" style:family="text">
      <style:text-properties officeooo:rsid="10530e52"/>
    </style:style>
    <style:style style:name="T522" style:family="text">
      <style:text-properties officeooo:rsid="1056818c"/>
    </style:style>
    <style:style style:name="T523" style:family="text">
      <style:text-properties officeooo:rsid="10577e0f"/>
    </style:style>
    <style:style style:name="T524" style:family="text">
      <style:text-properties officeooo:rsid="1067b138"/>
    </style:style>
    <style:style style:name="T525" style:family="text">
      <style:text-properties officeooo:rsid="10717297"/>
    </style:style>
    <style:style style:name="T526" style:family="text">
      <style:text-properties officeooo:rsid="10726313"/>
    </style:style>
    <style:style style:name="T527" style:family="text">
      <style:text-properties officeooo:rsid="10751705"/>
    </style:style>
    <style:style style:name="T528" style:family="text">
      <style:text-properties officeooo:rsid="107ba50c"/>
    </style:style>
    <style:style style:name="T529" style:family="text">
      <style:text-properties officeooo:rsid="1080fd39"/>
    </style:style>
    <style:style style:name="T530" style:family="text">
      <style:text-properties officeooo:rsid="108133b7"/>
    </style:style>
    <style:style style:name="T531" style:family="text">
      <style:text-properties officeooo:rsid="10819a72"/>
    </style:style>
    <style:style style:name="T532" style:family="text">
      <style:text-properties officeooo:rsid="108863c7"/>
    </style:style>
    <style:style style:name="T533" style:family="text">
      <style:text-properties officeooo:rsid="1089bee9"/>
    </style:style>
    <style:style style:name="T534" style:family="text">
      <style:text-properties officeooo:rsid="108b0ee5"/>
    </style:style>
    <style:style style:name="T535" style:family="text">
      <style:text-properties officeooo:rsid="108c390d"/>
    </style:style>
    <style:style style:name="T536" style:family="text">
      <style:text-properties officeooo:rsid="108ca726"/>
    </style:style>
    <style:style style:name="T537" style:family="text">
      <style:text-properties officeooo:rsid="108d32d6"/>
    </style:style>
    <style:style style:name="T538" style:family="text">
      <style:text-properties officeooo:rsid="1092c034"/>
    </style:style>
    <style:style style:name="T539" style:family="text">
      <style:text-properties officeooo:rsid="109bf72b"/>
    </style:style>
    <style:style style:name="T540" style:family="text">
      <style:text-properties officeooo:rsid="109d0ca6"/>
    </style:style>
    <style:style style:name="T541" style:family="text">
      <style:text-properties officeooo:rsid="109d9a24"/>
    </style:style>
    <style:style style:name="T542" style:family="text">
      <style:text-properties officeooo:rsid="10a08974"/>
    </style:style>
    <style:style style:name="T543" style:family="text">
      <style:text-properties officeooo:rsid="10a1551b"/>
    </style:style>
    <style:style style:name="T544" style:family="text">
      <style:text-properties officeooo:rsid="10a2ad5c"/>
    </style:style>
    <style:style style:name="T545" style:family="text">
      <style:text-properties officeooo:rsid="10a3adcc"/>
    </style:style>
    <style:style style:name="T546" style:family="text">
      <style:text-properties officeooo:rsid="10a4b24d"/>
    </style:style>
    <style:style style:name="T547" style:family="text">
      <style:text-properties officeooo:rsid="10a59203"/>
    </style:style>
    <style:style style:name="T548" style:family="text">
      <style:text-properties officeooo:rsid="10a7c9e5"/>
    </style:style>
    <style:style style:name="T549" style:family="text">
      <style:text-properties officeooo:rsid="10ae0ccb"/>
    </style:style>
    <style:style style:name="T550" style:family="text">
      <style:text-properties officeooo:rsid="10b3c980"/>
    </style:style>
    <style:style style:name="T551" style:family="text">
      <style:text-properties officeooo:rsid="10b4d510"/>
    </style:style>
    <style:style style:name="T552" style:family="text">
      <style:text-properties officeooo:rsid="10b6771d"/>
    </style:style>
    <style:style style:name="T553" style:family="text">
      <style:text-properties officeooo:rsid="10bb03e6"/>
    </style:style>
    <style:style style:name="T554" style:family="text">
      <style:text-properties officeooo:rsid="10bd087d"/>
    </style:style>
    <style:style style:name="T555" style:family="text">
      <style:text-properties officeooo:rsid="10cd4909"/>
    </style:style>
    <style:style style:name="T556" style:family="text">
      <style:text-properties officeooo:rsid="10e33f33"/>
    </style:style>
    <style:style style:name="T557" style:family="text">
      <style:text-properties officeooo:rsid="10eca923"/>
    </style:style>
    <style:style style:name="T558" style:family="text">
      <style:text-properties officeooo:rsid="10ee7e78"/>
    </style:style>
    <style:style style:name="T559" style:family="text">
      <style:text-properties officeooo:rsid="11007fac"/>
    </style:style>
    <style:style style:name="T560" style:family="text">
      <style:text-properties officeooo:rsid="11029618"/>
    </style:style>
    <style:style style:name="T561" style:family="text">
      <style:text-properties style:text-position="sub 58%" fo:font-weight="bold" officeooo:rsid="11029618" style:font-weight-asian="bold" style:font-weight-complex="bold"/>
    </style:style>
    <style:style style:name="T562" style:family="text">
      <style:text-properties style:text-position="sub 58%" fo:font-weight="bold" officeooo:rsid="1128b0ca" style:font-weight-asian="bold" style:font-weight-complex="bold"/>
    </style:style>
    <style:style style:name="T563" style:family="text">
      <style:text-properties style:text-position="sub 58%" fo:font-weight="bold" officeooo:rsid="112d7fc2" style:font-weight-asian="bold" style:font-weight-complex="bold"/>
    </style:style>
    <style:style style:name="T564" style:family="text">
      <style:text-properties style:text-position="sub 58%" fo:font-weight="bold" officeooo:rsid="11302608" style:font-weight-asian="bold" style:font-weight-complex="bold"/>
    </style:style>
    <style:style style:name="T565" style:family="text">
      <style:text-properties officeooo:rsid="1169fb87"/>
    </style:style>
    <style:style style:name="T566" style:family="text">
      <style:text-properties officeooo:rsid="117171f1"/>
    </style:style>
    <style:style style:name="T567" style:family="text">
      <style:text-properties officeooo:rsid="117272b4"/>
    </style:style>
    <style:style style:name="T568" style:family="text">
      <style:text-properties officeooo:rsid="117583d5"/>
    </style:style>
    <style:style style:name="T569" style:family="text">
      <style:text-properties officeooo:rsid="11770f6d"/>
    </style:style>
    <style:style style:name="T570" style:family="text">
      <style:text-properties officeooo:rsid="117795fe"/>
    </style:style>
    <style:style style:name="T571" style:family="text">
      <style:text-properties officeooo:rsid="117d9623"/>
    </style:style>
    <style:style style:name="T572" style:family="text">
      <style:text-properties officeooo:rsid="117e8ca2"/>
    </style:style>
    <style:style style:name="T573" style:family="text">
      <style:text-properties officeooo:rsid="1180741d"/>
    </style:style>
    <style:style style:name="T574" style:family="text">
      <style:text-properties officeooo:rsid="119381fa"/>
    </style:style>
    <style:style style:name="T575" style:family="text">
      <style:text-properties officeooo:rsid="119f7eb2"/>
    </style:style>
    <style:style style:name="T576" style:family="text">
      <style:text-properties officeooo:rsid="11ac66af"/>
    </style:style>
    <style:style style:name="T577" style:family="text">
      <style:text-properties officeooo:rsid="11adf444"/>
    </style:style>
    <style:style style:name="T578" style:family="text">
      <style:text-properties officeooo:rsid="11b3b09a"/>
    </style:style>
    <style:style style:name="T579" style:family="text">
      <style:text-properties fo:language="ru" fo:country="RU"/>
    </style:style>
    <style:style style:name="T580" style:family="text">
      <style:text-properties fo:language="ru" fo:country="RU" officeooo:rsid="0019f43d"/>
    </style:style>
    <style:style style:name="T581" style:family="text">
      <style:text-properties fo:language="ru" fo:country="RU" officeooo:rsid="122f6623"/>
    </style:style>
    <style:style style:name="T582" style:family="text">
      <style:text-properties officeooo:rsid="11cb1965"/>
    </style:style>
    <style:style style:name="T583" style:family="text">
      <style:text-properties officeooo:rsid="11e3029a"/>
    </style:style>
    <style:style style:name="T584" style:family="text">
      <style:text-properties officeooo:rsid="11f35610"/>
    </style:style>
    <style:style style:name="T585" style:family="text">
      <style:text-properties officeooo:rsid="1203a641"/>
    </style:style>
    <style:style style:name="T586" style:family="text">
      <style:text-properties officeooo:rsid="1217e85e"/>
    </style:style>
    <style:style style:name="T587" style:family="text">
      <style:text-properties officeooo:rsid="121e41ee"/>
    </style:style>
    <style:style style:name="T588" style:family="text">
      <style:text-properties officeooo:rsid="1226cbc7"/>
    </style:style>
    <style:style style:name="T589" style:family="text">
      <style:text-properties officeooo:rsid="122aed56"/>
    </style:style>
    <style:style style:name="T590" style:family="text">
      <style:text-properties officeooo:rsid="12309529"/>
    </style:style>
    <style:style style:name="T591" style:family="text">
      <style:text-properties officeooo:rsid="1230e668"/>
    </style:style>
    <style:style style:name="T592" style:family="text">
      <style:text-properties officeooo:rsid="1232f239"/>
    </style:style>
    <style:style style:name="T593" style:family="text">
      <style:text-properties officeooo:rsid="1236dacc"/>
    </style:style>
    <style:style style:name="T594" style:family="text">
      <style:text-properties officeooo:rsid="124134e1"/>
    </style:style>
    <style:style style:name="T595" style:family="text">
      <style:text-properties officeooo:rsid="12441088"/>
    </style:style>
    <style:style style:name="T596" style:family="text">
      <style:text-properties officeooo:rsid="124aa287"/>
    </style:style>
    <style:style style:name="T597" style:family="text">
      <style:text-properties officeooo:rsid="12693bdf"/>
    </style:style>
    <style:style style:name="T598" style:family="text">
      <style:text-properties style:font-name="Liberation Serif1" officeooo:rsid="12693bdf"/>
    </style:style>
    <style:style style:name="T599" style:family="text">
      <style:text-properties style:font-name="Liberation Serif"/>
    </style:style>
    <style:style style:name="T600" style:family="text">
      <style:text-properties style:font-name="Liberation Serif" officeooo:rsid="12693bdf"/>
    </style:style>
    <style:style style:name="T601" style:family="text">
      <style:text-properties style:font-name="Liberation Serif" officeooo:rsid="1271d674"/>
    </style:style>
    <style:style style:name="T602" style:family="text">
      <style:text-properties style:font-name="Liberation Serif" officeooo:rsid="12721e72"/>
    </style:style>
    <style:style style:name="T603" style:family="text">
      <style:text-properties style:font-name="Liberation Serif" officeooo:rsid="1273cad4"/>
    </style:style>
    <style:style style:name="T604" style:family="text">
      <style:text-properties style:font-name="Liberation Serif" officeooo:rsid="1274d08f"/>
    </style:style>
    <style:style style:name="T605" style:family="text">
      <style:text-properties style:font-name="Liberation Serif" officeooo:rsid="1275682a"/>
    </style:style>
    <style:style style:name="T606" style:family="text">
      <style:text-properties style:font-name="Liberation Serif" officeooo:rsid="1276d988"/>
    </style:style>
    <style:style style:name="T607" style:family="text">
      <style:text-properties style:font-name="Liberation Serif" officeooo:rsid="1278cb47"/>
    </style:style>
    <style:style style:name="T608" style:family="text">
      <style:text-properties style:font-name="Liberation Serif" officeooo:rsid="0019f43d"/>
    </style:style>
    <style:style style:name="T609" style:family="text">
      <style:text-properties style:font-name="Liberation Serif" officeooo:rsid="127adf35"/>
    </style:style>
    <style:style style:name="T610" style:family="text">
      <style:text-properties style:font-name="Liberation Serif" officeooo:rsid="127c2211"/>
    </style:style>
    <style:style style:name="T611" style:family="text">
      <style:text-properties style:font-name="Liberation Serif" officeooo:rsid="127d00ea"/>
    </style:style>
    <style:style style:name="T612" style:family="text">
      <style:text-properties style:font-name="Liberation Serif" fo:font-style="italic" officeooo:rsid="127d00ea" style:font-style-asian="italic" style:font-style-complex="italic"/>
    </style:style>
    <style:style style:name="T613" style:family="text">
      <style:text-properties style:font-name="Liberation Serif" fo:font-style="italic" officeooo:rsid="12830ca6" style:font-style-asian="italic" style:font-style-complex="italic"/>
    </style:style>
    <style:style style:name="T614" style:family="text">
      <style:text-properties style:font-name="Liberation Serif" fo:font-style="italic" officeooo:rsid="129a1402" style:font-style-asian="italic" style:font-style-complex="italic"/>
    </style:style>
    <style:style style:name="T615" style:family="text">
      <style:text-properties style:font-name="Liberation Serif" fo:font-style="italic" officeooo:rsid="12ac343f" style:font-style-asian="italic" style:font-style-complex="italic"/>
    </style:style>
    <style:style style:name="T616" style:family="text">
      <style:text-properties style:font-name="Liberation Serif" fo:font-style="italic" officeooo:rsid="12ae2bc2" style:font-style-asian="italic" style:font-style-complex="italic"/>
    </style:style>
    <style:style style:name="T617" style:family="text">
      <style:text-properties style:font-name="Liberation Serif" fo:font-style="italic" officeooo:rsid="12af223b" style:font-style-asian="italic" style:font-style-complex="italic"/>
    </style:style>
    <style:style style:name="T618" style:family="text">
      <style:text-properties style:font-name="Liberation Serif" fo:font-style="italic" officeooo:rsid="12b6f606" style:font-style-asian="italic" style:font-style-complex="italic"/>
    </style:style>
    <style:style style:name="T619" style:family="text">
      <style:text-properties style:font-name="Liberation Serif" fo:font-style="italic" officeooo:rsid="12cfda21" style:font-style-asian="italic" style:font-style-complex="italic"/>
    </style:style>
    <style:style style:name="T620" style:family="text">
      <style:text-properties style:font-name="Liberation Serif" officeooo:rsid="127e3b10"/>
    </style:style>
    <style:style style:name="T621" style:family="text">
      <style:text-properties style:font-name="Liberation Serif" officeooo:rsid="127e5b89"/>
    </style:style>
    <style:style style:name="T622" style:family="text">
      <style:text-properties style:font-name="Liberation Serif" officeooo:rsid="127e7163"/>
    </style:style>
    <style:style style:name="T623" style:family="text">
      <style:text-properties style:font-name="Liberation Serif" officeooo:rsid="127e90a8"/>
    </style:style>
    <style:style style:name="T624" style:family="text">
      <style:text-properties style:font-name="Liberation Serif" officeooo:rsid="127ed8f6"/>
    </style:style>
    <style:style style:name="T625" style:family="text">
      <style:text-properties style:font-name="Liberation Serif" officeooo:rsid="127f1dca"/>
    </style:style>
    <style:style style:name="T626" style:family="text">
      <style:text-properties style:font-name="Liberation Serif" officeooo:rsid="128115c7"/>
    </style:style>
    <style:style style:name="T627" style:family="text">
      <style:text-properties style:font-name="Liberation Serif" officeooo:rsid="1281f793"/>
    </style:style>
    <style:style style:name="T628" style:family="text">
      <style:text-properties style:font-name="Liberation Serif" officeooo:rsid="12830ca6"/>
    </style:style>
    <style:style style:name="T629" style:family="text">
      <style:text-properties style:font-name="Liberation Serif" officeooo:rsid="1284afd7"/>
    </style:style>
    <style:style style:name="T630" style:family="text">
      <style:text-properties style:font-name="Liberation Serif" officeooo:rsid="1285265f"/>
    </style:style>
    <style:style style:name="T631" style:family="text">
      <style:text-properties style:font-name="Liberation Serif" officeooo:rsid="12878eec"/>
    </style:style>
    <style:style style:name="T632" style:family="text">
      <style:text-properties style:font-name="Liberation Serif" officeooo:rsid="1287fa73"/>
    </style:style>
    <style:style style:name="T633" style:family="text">
      <style:text-properties style:font-name="Liberation Serif" officeooo:rsid="1288409a"/>
    </style:style>
    <style:style style:name="T634" style:family="text">
      <style:text-properties style:font-name="Liberation Serif" officeooo:rsid="12885462"/>
    </style:style>
    <style:style style:name="T635" style:family="text">
      <style:text-properties style:font-name="Liberation Serif" officeooo:rsid="128c2ae4"/>
    </style:style>
    <style:style style:name="T636" style:family="text">
      <style:text-properties style:font-name="Liberation Serif" officeooo:rsid="128d565f"/>
    </style:style>
    <style:style style:name="T637" style:family="text">
      <style:text-properties style:font-name="Liberation Serif" officeooo:rsid="128de783"/>
    </style:style>
    <style:style style:name="T638" style:family="text">
      <style:text-properties style:font-name="Liberation Serif" officeooo:rsid="12906e3d"/>
    </style:style>
    <style:style style:name="T639" style:family="text">
      <style:text-properties style:font-name="Liberation Serif" officeooo:rsid="12923d98"/>
    </style:style>
    <style:style style:name="T640" style:family="text">
      <style:text-properties style:font-name="Liberation Serif" officeooo:rsid="1293c95c"/>
    </style:style>
    <style:style style:name="T641" style:family="text">
      <style:text-properties style:font-name="Liberation Serif" officeooo:rsid="12940ead"/>
    </style:style>
    <style:style style:name="T642" style:family="text">
      <style:text-properties style:font-name="Liberation Serif" officeooo:rsid="1297a2cd"/>
    </style:style>
    <style:style style:name="T643" style:family="text">
      <style:text-properties style:font-name="Liberation Serif" officeooo:rsid="129a1402"/>
    </style:style>
    <style:style style:name="T644" style:family="text">
      <style:text-properties style:font-name="Liberation Serif" officeooo:rsid="129a42be"/>
    </style:style>
    <style:style style:name="T645" style:family="text">
      <style:text-properties style:font-name="Liberation Serif" officeooo:rsid="129bcac2"/>
    </style:style>
    <style:style style:name="T646" style:family="text">
      <style:text-properties style:font-name="Liberation Serif" officeooo:rsid="129c7533"/>
    </style:style>
    <style:style style:name="T647" style:family="text">
      <style:text-properties style:font-name="Liberation Serif" officeooo:rsid="129cfa18"/>
    </style:style>
    <style:style style:name="T648" style:family="text">
      <style:text-properties style:font-name="Liberation Serif" officeooo:rsid="12a004b9"/>
    </style:style>
    <style:style style:name="T649" style:family="text">
      <style:text-properties style:font-name="Liberation Serif" officeooo:rsid="12a07853"/>
    </style:style>
    <style:style style:name="T650" style:family="text">
      <style:text-properties style:font-name="Liberation Serif" officeooo:rsid="12a2ce93"/>
    </style:style>
    <style:style style:name="T651" style:family="text">
      <style:text-properties style:font-name="Liberation Serif" officeooo:rsid="12a2dd8c"/>
    </style:style>
    <style:style style:name="T652" style:family="text">
      <style:text-properties style:font-name="Liberation Serif" officeooo:rsid="12a389e5"/>
    </style:style>
    <style:style style:name="T653" style:family="text">
      <style:text-properties style:font-name="Liberation Serif" officeooo:rsid="12a3de35"/>
    </style:style>
    <style:style style:name="T654" style:family="text">
      <style:text-properties style:font-name="Liberation Serif" officeooo:rsid="12a5d043"/>
    </style:style>
    <style:style style:name="T655" style:family="text">
      <style:text-properties style:font-name="Liberation Serif" officeooo:rsid="12a74b74"/>
    </style:style>
    <style:style style:name="T656" style:family="text">
      <style:text-properties style:font-name="Liberation Serif" officeooo:rsid="12aa909a"/>
    </style:style>
    <style:style style:name="T657" style:family="text">
      <style:text-properties style:font-name="Liberation Serif" officeooo:rsid="12ac343f"/>
    </style:style>
    <style:style style:name="T658" style:family="text">
      <style:text-properties style:font-name="Liberation Serif" officeooo:rsid="12ae2bc2"/>
    </style:style>
    <style:style style:name="T659" style:family="text">
      <style:text-properties style:font-name="Liberation Serif" officeooo:rsid="12ae5e20"/>
    </style:style>
    <style:style style:name="T660" style:family="text">
      <style:text-properties style:font-name="Liberation Serif" officeooo:rsid="12af223b"/>
    </style:style>
    <style:style style:name="T661" style:family="text">
      <style:text-properties style:font-name="Liberation Serif" officeooo:rsid="12b0b2d3"/>
    </style:style>
    <style:style style:name="T662" style:family="text">
      <style:text-properties style:font-name="Liberation Serif" officeooo:rsid="12b1c0a5"/>
    </style:style>
    <style:style style:name="T663" style:family="text">
      <style:text-properties style:font-name="Liberation Serif" officeooo:rsid="12b2b455"/>
    </style:style>
    <style:style style:name="T664" style:family="text">
      <style:text-properties style:font-name="Liberation Serif" officeooo:rsid="12b3de45"/>
    </style:style>
    <style:style style:name="T665" style:family="text">
      <style:text-properties style:font-name="Liberation Serif" officeooo:rsid="12b56a2b"/>
    </style:style>
    <style:style style:name="T666" style:family="text">
      <style:text-properties style:font-name="Liberation Serif" officeooo:rsid="12b6f606"/>
    </style:style>
    <style:style style:name="T667" style:family="text">
      <style:text-properties style:font-name="Liberation Serif" officeooo:rsid="12b76333"/>
    </style:style>
    <style:style style:name="T668" style:family="text">
      <style:text-properties style:font-name="Liberation Serif" officeooo:rsid="12b875e9"/>
    </style:style>
    <style:style style:name="T669" style:family="text">
      <style:text-properties style:font-name="Liberation Serif" officeooo:rsid="12b9039d"/>
    </style:style>
    <style:style style:name="T670" style:family="text">
      <style:text-properties style:font-name="Liberation Serif" officeooo:rsid="12ba134b"/>
    </style:style>
    <style:style style:name="T671" style:family="text">
      <style:text-properties style:font-name="Liberation Serif" officeooo:rsid="12baa081"/>
    </style:style>
    <style:style style:name="T672" style:family="text">
      <style:text-properties style:font-name="Liberation Serif" officeooo:rsid="12bb4b83"/>
    </style:style>
    <style:style style:name="T673" style:family="text">
      <style:text-properties style:font-name="Liberation Serif" officeooo:rsid="12bbfad4"/>
    </style:style>
    <style:style style:name="T674" style:family="text">
      <style:text-properties style:font-name="Liberation Serif" officeooo:rsid="12bd1bd6"/>
    </style:style>
    <style:style style:name="T675" style:family="text">
      <style:text-properties style:font-name="Liberation Serif" officeooo:rsid="12be4b42"/>
    </style:style>
    <style:style style:name="T676" style:family="text">
      <style:text-properties style:font-name="Liberation Serif" officeooo:rsid="12beb8a8"/>
    </style:style>
    <style:style style:name="T677" style:family="text">
      <style:text-properties style:font-name="Liberation Serif" officeooo:rsid="12c01274"/>
    </style:style>
    <style:style style:name="T678" style:family="text">
      <style:text-properties style:font-name="Liberation Serif" officeooo:rsid="12c12343"/>
    </style:style>
    <style:style style:name="T679" style:family="text">
      <style:text-properties style:font-name="Liberation Serif" officeooo:rsid="12c3cb70"/>
    </style:style>
    <style:style style:name="T680" style:family="text">
      <style:text-properties style:font-name="Liberation Serif" officeooo:rsid="12c46f51"/>
    </style:style>
    <style:style style:name="T681" style:family="text">
      <style:text-properties style:font-name="Liberation Serif" officeooo:rsid="12c66171"/>
    </style:style>
    <style:style style:name="T682" style:family="text">
      <style:text-properties style:font-name="Liberation Serif" officeooo:rsid="12c825a1"/>
    </style:style>
    <style:style style:name="T683" style:family="text">
      <style:text-properties style:font-name="Liberation Serif" officeooo:rsid="12c93131"/>
    </style:style>
    <style:style style:name="T684" style:family="text">
      <style:text-properties style:font-name="Liberation Serif" officeooo:rsid="12ca8f66"/>
    </style:style>
    <style:style style:name="T685" style:family="text">
      <style:text-properties style:font-name="Liberation Serif" officeooo:rsid="12cbe103"/>
    </style:style>
    <style:style style:name="T686" style:family="text">
      <style:text-properties style:font-name="Liberation Serif" officeooo:rsid="12cc0163"/>
    </style:style>
    <style:style style:name="T687" style:family="text">
      <style:text-properties style:font-name="Liberation Serif" officeooo:rsid="12cd1e6f"/>
    </style:style>
    <style:style style:name="T688" style:family="text">
      <style:text-properties style:font-name="Liberation Serif" officeooo:rsid="12cee112"/>
    </style:style>
    <style:style style:name="T689" style:family="text">
      <style:text-properties style:font-name="Liberation Serif" officeooo:rsid="12cee660"/>
    </style:style>
    <style:style style:name="T690" style:family="text">
      <style:text-properties style:font-name="Liberation Serif" officeooo:rsid="12cfda21"/>
    </style:style>
    <style:style style:name="T691" style:family="text">
      <style:text-properties style:font-name="Liberation Serif" officeooo:rsid="12cff5b4"/>
    </style:style>
    <style:style style:name="T692" style:family="text">
      <style:text-properties style:font-name="Liberation Serif" officeooo:rsid="12d0a881"/>
    </style:style>
    <style:style style:name="T693" style:family="text">
      <style:text-properties style:font-name="Liberation Serif" officeooo:rsid="12d15e95"/>
    </style:style>
    <style:style style:name="T694" style:family="text">
      <style:text-properties style:font-name="Liberation Serif" officeooo:rsid="12d22f85"/>
    </style:style>
    <style:style style:name="T695" style:family="text">
      <style:text-properties style:font-name="Liberation Serif" officeooo:rsid="12d26711"/>
    </style:style>
    <style:style style:name="T696" style:family="text">
      <style:text-properties style:font-name="Liberation Serif" officeooo:rsid="12d27293"/>
    </style:style>
    <style:style style:name="T697" style:family="text">
      <style:text-properties style:font-name="Liberation Serif" officeooo:rsid="12dd1223"/>
    </style:style>
    <style:style style:name="T698" style:family="text">
      <style:text-properties style:font-name="Liberation Serif" officeooo:rsid="12dda6e8"/>
    </style:style>
    <style:style style:name="T699" style:family="text">
      <style:text-properties style:font-name="Liberation Serif" officeooo:rsid="144a3661"/>
    </style:style>
    <style:style style:name="T700" style:family="text">
      <style:text-properties officeooo:rsid="12d65e3c"/>
    </style:style>
    <style:style style:name="T701" style:family="text">
      <style:text-properties officeooo:rsid="12df4c19"/>
    </style:style>
    <style:style style:name="T702" style:family="text">
      <style:text-properties officeooo:rsid="12e1963f"/>
    </style:style>
    <style:style style:name="T703" style:family="text">
      <style:text-properties officeooo:rsid="12e68199"/>
    </style:style>
    <style:style style:name="T704" style:family="text">
      <style:text-properties officeooo:rsid="12e77ced"/>
    </style:style>
    <style:style style:name="T705" style:family="text">
      <style:text-properties officeooo:rsid="12e83d70"/>
    </style:style>
    <style:style style:name="T706" style:family="text">
      <style:text-properties officeooo:rsid="12e88889"/>
    </style:style>
    <style:style style:name="T707" style:family="text">
      <style:text-properties officeooo:rsid="12ea8792"/>
    </style:style>
    <style:style style:name="T708" style:family="text">
      <style:text-properties officeooo:rsid="12ebf9c5"/>
    </style:style>
    <style:style style:name="T709" style:family="text">
      <style:text-properties officeooo:rsid="12eeee31"/>
    </style:style>
    <style:style style:name="T710" style:family="text">
      <style:text-properties officeooo:rsid="12f051b3"/>
    </style:style>
    <style:style style:name="T711" style:family="text">
      <style:text-properties officeooo:rsid="12f13b88"/>
    </style:style>
    <style:style style:name="T712" style:family="text">
      <style:text-properties officeooo:rsid="12f4d61d"/>
    </style:style>
    <style:style style:name="T713" style:family="text">
      <style:text-properties officeooo:rsid="12f64ffa"/>
    </style:style>
    <style:style style:name="T714" style:family="text">
      <style:text-properties officeooo:rsid="12f97fc3"/>
    </style:style>
    <style:style style:name="T715" style:family="text">
      <style:text-properties officeooo:rsid="12f9a7bf"/>
    </style:style>
    <style:style style:name="T716" style:family="text">
      <style:text-properties officeooo:rsid="12f9da52"/>
    </style:style>
    <style:style style:name="T717" style:family="text">
      <style:text-properties officeooo:rsid="12fc660a"/>
    </style:style>
    <style:style style:name="T718" style:family="text">
      <style:text-properties officeooo:rsid="12fcae2b"/>
    </style:style>
    <style:style style:name="T719" style:family="text">
      <style:text-properties officeooo:rsid="12ff9aac"/>
    </style:style>
    <style:style style:name="T720" style:family="text">
      <style:text-properties officeooo:rsid="130160bc"/>
    </style:style>
    <style:style style:name="T721" style:family="text">
      <style:text-properties officeooo:rsid="1302c61c"/>
    </style:style>
    <style:style style:name="T722" style:family="text">
      <style:text-properties officeooo:rsid="130412ab"/>
    </style:style>
    <style:style style:name="T723" style:family="text">
      <style:text-properties officeooo:rsid="13068dd1"/>
    </style:style>
    <style:style style:name="T724" style:family="text">
      <style:text-properties officeooo:rsid="130838e4"/>
    </style:style>
    <style:style style:name="T725" style:family="text">
      <style:text-properties officeooo:rsid="130e1663"/>
    </style:style>
    <style:style style:name="T726" style:family="text">
      <style:text-properties officeooo:rsid="1310e49e"/>
    </style:style>
    <style:style style:name="T727" style:family="text">
      <style:text-properties officeooo:rsid="131701c7"/>
    </style:style>
    <style:style style:name="T728" style:family="text">
      <style:text-properties officeooo:rsid="13187d44"/>
    </style:style>
    <style:style style:name="T729" style:family="text">
      <style:text-properties officeooo:rsid="131aeb3c"/>
    </style:style>
    <style:style style:name="T730" style:family="text">
      <style:text-properties officeooo:rsid="131c1298"/>
    </style:style>
    <style:style style:name="T731" style:family="text">
      <style:text-properties officeooo:rsid="131fcc28"/>
    </style:style>
    <style:style style:name="T732" style:family="text">
      <style:text-properties officeooo:rsid="1326d2ae"/>
    </style:style>
    <style:style style:name="T733" style:family="text">
      <style:text-properties officeooo:rsid="13286d96"/>
    </style:style>
    <style:style style:name="T734" style:family="text">
      <style:text-properties officeooo:rsid="132dd06b"/>
    </style:style>
    <style:style style:name="T735" style:family="text">
      <style:text-properties officeooo:rsid="132fab52"/>
    </style:style>
    <style:style style:name="T736" style:family="text">
      <style:text-properties officeooo:rsid="132ffd85"/>
    </style:style>
    <style:style style:name="T737" style:family="text">
      <style:text-properties officeooo:rsid="13332aab"/>
    </style:style>
    <style:style style:name="T738" style:family="text">
      <style:text-properties officeooo:rsid="13381401"/>
    </style:style>
    <style:style style:name="T739" style:family="text">
      <style:text-properties officeooo:rsid="13420555"/>
    </style:style>
    <style:style style:name="T740" style:family="text">
      <style:text-properties officeooo:rsid="134f79c3"/>
    </style:style>
    <style:style style:name="T741" style:family="text">
      <style:text-properties officeooo:rsid="1354dd76"/>
    </style:style>
    <style:style style:name="T742" style:family="text">
      <style:text-properties officeooo:rsid="1356b3d8"/>
    </style:style>
    <style:style style:name="T743" style:family="text">
      <style:text-properties officeooo:rsid="13583c16"/>
    </style:style>
    <style:style style:name="T744" style:family="text">
      <style:text-properties officeooo:rsid="13599e87"/>
    </style:style>
    <style:style style:name="T745" style:family="text">
      <style:text-properties officeooo:rsid="1359c8c4"/>
    </style:style>
    <style:style style:name="T746" style:family="text">
      <style:text-properties officeooo:rsid="135dc4e9"/>
    </style:style>
    <style:style style:name="T747" style:family="text">
      <style:text-properties officeooo:rsid="135e1b8f"/>
    </style:style>
    <style:style style:name="T748" style:family="text">
      <style:text-properties officeooo:rsid="135f7a6d"/>
    </style:style>
    <style:style style:name="T749" style:family="text">
      <style:text-properties officeooo:rsid="13663c8c"/>
    </style:style>
    <style:style style:name="T750" style:family="text">
      <style:text-properties officeooo:rsid="136795d3"/>
    </style:style>
    <style:style style:name="T751" style:family="text">
      <style:text-properties officeooo:rsid="13698fbb"/>
    </style:style>
    <style:style style:name="T752" style:family="text">
      <style:text-properties officeooo:rsid="136a3cba"/>
    </style:style>
    <style:style style:name="T753" style:family="text">
      <style:text-properties officeooo:rsid="136b7e91"/>
    </style:style>
    <style:style style:name="T754" style:family="text">
      <style:text-properties officeooo:rsid="136dba1a"/>
    </style:style>
    <style:style style:name="T755" style:family="text">
      <style:text-properties officeooo:rsid="136f5ca5"/>
    </style:style>
    <style:style style:name="T756" style:family="text">
      <style:text-properties officeooo:rsid="136f918b"/>
    </style:style>
    <style:style style:name="T757" style:family="text">
      <style:text-properties officeooo:rsid="1381e657"/>
    </style:style>
    <style:style style:name="T758" style:family="text">
      <style:text-properties officeooo:rsid="1382f38e"/>
    </style:style>
    <style:style style:name="T759" style:family="text">
      <style:text-properties officeooo:rsid="138334d1"/>
    </style:style>
    <style:style style:name="T760" style:family="text">
      <style:text-properties officeooo:rsid="139002eb"/>
    </style:style>
    <style:style style:name="T761" style:family="text">
      <style:text-properties officeooo:rsid="1399891b"/>
    </style:style>
    <style:style style:name="T762" style:family="text">
      <style:text-properties officeooo:rsid="13a5ec76"/>
    </style:style>
    <style:style style:name="T763" style:family="text">
      <style:text-properties officeooo:rsid="13a5ef1a"/>
    </style:style>
    <style:style style:name="T764" style:family="text">
      <style:text-properties officeooo:rsid="13a74f43"/>
    </style:style>
    <style:style style:name="T765" style:family="text">
      <style:text-properties officeooo:rsid="13a7d750"/>
    </style:style>
    <style:style style:name="T766" style:family="text">
      <style:text-properties officeooo:rsid="13a9b38e"/>
    </style:style>
    <style:style style:name="T767" style:family="text">
      <style:text-properties officeooo:rsid="13ad7a5c"/>
    </style:style>
    <style:style style:name="T768" style:family="text">
      <style:text-properties officeooo:rsid="13ae146a"/>
    </style:style>
    <style:style style:name="T769" style:family="text">
      <style:text-properties officeooo:rsid="13ae5b1f"/>
    </style:style>
    <style:style style:name="T770" style:family="text">
      <style:text-properties officeooo:rsid="13afaa70"/>
    </style:style>
    <style:style style:name="T771" style:family="text">
      <style:text-properties officeooo:rsid="13b16ff9"/>
    </style:style>
    <style:style style:name="T772" style:family="text">
      <style:text-properties officeooo:rsid="13b2bba2"/>
    </style:style>
    <style:style style:name="T773" style:family="text">
      <style:text-properties officeooo:rsid="13b9c294"/>
    </style:style>
    <style:style style:name="T774" style:family="text">
      <style:text-properties officeooo:rsid="13baa9c0"/>
    </style:style>
    <style:style style:name="T775" style:family="text">
      <style:text-properties officeooo:rsid="13baf1eb"/>
    </style:style>
    <style:style style:name="T776" style:family="text">
      <style:text-properties officeooo:rsid="13c031d7"/>
    </style:style>
    <style:style style:name="T777" style:family="text">
      <style:text-properties officeooo:rsid="13c1fb30"/>
    </style:style>
    <style:style style:name="T778" style:family="text">
      <style:text-properties officeooo:rsid="13c3a22e"/>
    </style:style>
    <style:style style:name="T779" style:family="text">
      <style:text-properties officeooo:rsid="13c4ec1d"/>
    </style:style>
    <style:style style:name="T780" style:family="text">
      <style:text-properties officeooo:rsid="13c87d8b"/>
    </style:style>
    <style:style style:name="T781" style:family="text">
      <style:text-properties officeooo:rsid="13d05d3b"/>
    </style:style>
    <style:style style:name="T782" style:family="text">
      <style:text-properties officeooo:rsid="13d259d7"/>
    </style:style>
    <style:style style:name="T783" style:family="text">
      <style:text-properties officeooo:rsid="13d55dde"/>
    </style:style>
    <style:style style:name="T784" style:family="text">
      <style:text-properties officeooo:rsid="13d58ddc"/>
    </style:style>
    <style:style style:name="T785" style:family="text">
      <style:text-properties officeooo:rsid="13d7899b"/>
    </style:style>
    <style:style style:name="T786" style:family="text">
      <style:text-properties officeooo:rsid="13db24df"/>
    </style:style>
    <style:style style:name="T787" style:family="text">
      <style:text-properties officeooo:rsid="13e39bbf"/>
    </style:style>
    <style:style style:name="T788" style:family="text">
      <style:text-properties officeooo:rsid="13ea236a"/>
    </style:style>
    <style:style style:name="T789" style:family="text">
      <style:text-properties officeooo:rsid="13eaaffe"/>
    </style:style>
    <style:style style:name="T790" style:family="text">
      <style:text-properties officeooo:rsid="13ef86c5"/>
    </style:style>
    <style:style style:name="T791" style:family="text">
      <style:text-properties officeooo:rsid="13f0e509"/>
    </style:style>
    <style:style style:name="T792" style:family="text">
      <style:text-properties officeooo:rsid="13fda005"/>
    </style:style>
    <style:style style:name="T793" style:family="text">
      <style:text-properties officeooo:rsid="1407543c"/>
    </style:style>
    <style:style style:name="T794" style:family="text">
      <style:text-properties officeooo:rsid="1415dcf4"/>
    </style:style>
    <style:style style:name="T795" style:family="text">
      <style:text-properties officeooo:rsid="1416eecc"/>
    </style:style>
    <style:style style:name="T796" style:family="text">
      <style:text-properties officeooo:rsid="1418749c"/>
    </style:style>
    <style:style style:name="T797" style:family="text">
      <style:text-properties officeooo:rsid="141a0865"/>
    </style:style>
    <style:style style:name="T798" style:family="text">
      <style:text-properties officeooo:rsid="14234f7b"/>
    </style:style>
    <style:style style:name="T799" style:family="text">
      <style:text-properties officeooo:rsid="1428619b"/>
    </style:style>
    <style:style style:name="T800" style:family="text">
      <style:text-properties officeooo:rsid="1429595d"/>
    </style:style>
    <style:style style:name="T801" style:family="text">
      <style:text-properties officeooo:rsid="14356d2b"/>
    </style:style>
    <style:style style:name="T802" style:family="text">
      <style:text-properties officeooo:rsid="144925a4"/>
    </style:style>
    <style:style style:name="T803" style:family="text">
      <style:text-properties officeooo:rsid="1454b196"/>
    </style:style>
    <style:style style:name="T804" style:family="text">
      <style:text-properties officeooo:rsid="1457dc2f"/>
    </style:style>
    <style:style style:name="T805" style:family="text">
      <style:text-properties officeooo:rsid="145928bb"/>
    </style:style>
    <style:style style:name="T806" style:family="text">
      <style:text-properties officeooo:rsid="145a005d"/>
    </style:style>
    <style:style style:name="T807" style:family="text">
      <style:text-properties officeooo:rsid="145cac29"/>
    </style:style>
    <style:style style:name="T808" style:family="text">
      <style:text-properties officeooo:rsid="14614a13"/>
    </style:style>
    <style:style style:name="T809" style:family="text">
      <style:text-properties officeooo:rsid="146494d5"/>
    </style:style>
    <style:style style:name="T810" style:family="text">
      <style:text-properties officeooo:rsid="1467ffdc"/>
    </style:style>
    <style:style style:name="T811" style:family="text">
      <style:text-properties officeooo:rsid="146bf3f4"/>
    </style:style>
    <style:style style:name="T812" style:family="text">
      <style:text-properties officeooo:rsid="14736c5e"/>
    </style:style>
    <style:style style:name="T813" style:family="text">
      <style:text-properties officeooo:rsid="14771aa5"/>
    </style:style>
    <style:style style:name="T814" style:family="text">
      <style:text-properties officeooo:rsid="1481b33d"/>
    </style:style>
    <style:style style:name="T815" style:family="text">
      <style:text-properties officeooo:rsid="1481f038"/>
    </style:style>
    <style:style style:name="T816" style:family="text">
      <style:text-properties officeooo:rsid="1488f3a5"/>
    </style:style>
    <style:style style:name="T817" style:family="text">
      <style:text-properties officeooo:rsid="14a0b1d8"/>
    </style:style>
    <style:style style:name="T818" style:family="text">
      <style:text-properties officeooo:rsid="14aa6688"/>
    </style:style>
    <style:style style:name="T819" style:family="text">
      <style:text-properties officeooo:rsid="14ad76bf"/>
    </style:style>
    <style:style style:name="T820" style:family="text">
      <style:text-properties officeooo:rsid="14ae5dc6"/>
    </style:style>
    <style:style style:name="T821" style:family="text">
      <style:text-properties officeooo:rsid="14afb2bb"/>
    </style:style>
    <style:style style:name="T822" style:family="text">
      <style:text-properties officeooo:rsid="14b01452"/>
    </style:style>
    <style:style style:name="T823" style:family="text">
      <style:text-properties officeooo:rsid="14b28a4a"/>
    </style:style>
    <style:style style:name="T824" style:family="text">
      <style:text-properties officeooo:rsid="14bcf76c"/>
    </style:style>
    <style:style style:name="T825" style:family="text">
      <style:text-properties officeooo:rsid="14c16ad4"/>
    </style:style>
    <style:style style:name="T826" style:family="text">
      <style:text-properties officeooo:rsid="14c76b6e"/>
    </style:style>
    <style:style style:name="T827" style:family="text">
      <style:text-properties officeooo:rsid="14c88951"/>
    </style:style>
    <style:style style:name="T828" style:family="text">
      <style:text-properties officeooo:rsid="1513a2a1"/>
    </style:style>
    <style:style style:name="T829" style:family="text">
      <style:text-properties officeooo:rsid="151701d9"/>
    </style:style>
    <style:style style:name="T830" style:family="text">
      <style:text-properties officeooo:rsid="15181e86"/>
    </style:style>
    <style:style style:name="T831" style:family="text">
      <style:text-properties officeooo:rsid="151ec0b9"/>
    </style:style>
    <style:style style:name="T832" style:family="text">
      <style:text-properties officeooo:rsid="151ff790"/>
    </style:style>
    <style:style style:name="T833" style:family="text">
      <style:text-properties officeooo:rsid="15214ca3"/>
    </style:style>
    <style:style style:name="T834" style:family="text">
      <style:text-properties officeooo:rsid="1523a7cb"/>
    </style:style>
    <style:style style:name="T835" style:family="text">
      <style:text-properties officeooo:rsid="1531491a"/>
    </style:style>
    <style:style style:name="T836" style:family="text">
      <style:text-properties officeooo:rsid="155fbcf4"/>
    </style:style>
    <style:style style:name="T837" style:family="text">
      <style:text-properties officeooo:rsid="156259bc"/>
    </style:style>
    <style:style style:name="T838" style:family="text">
      <style:text-properties officeooo:rsid="15752385"/>
    </style:style>
    <style:style style:name="T839" style:family="text">
      <style:text-properties officeooo:rsid="158a8cef"/>
    </style:style>
    <style:style style:name="T840" style:family="text">
      <style:text-properties officeooo:rsid="158da38b"/>
    </style:style>
    <style:style style:name="T841" style:family="text">
      <style:text-properties officeooo:rsid="158e0dd4"/>
    </style:style>
    <style:style style:name="T842" style:family="text">
      <style:text-properties officeooo:rsid="158e5b2a"/>
    </style:style>
    <style:style style:name="T843" style:family="text">
      <style:text-properties officeooo:rsid="158fd139"/>
    </style:style>
    <style:style style:name="T844" style:family="text">
      <style:text-properties officeooo:rsid="1593945d"/>
    </style:style>
    <style:style style:name="T845" style:family="text">
      <style:text-properties officeooo:rsid="15942cef"/>
    </style:style>
    <style:style style:name="T846" style:family="text">
      <style:text-properties officeooo:rsid="159583b6"/>
    </style:style>
    <style:style style:name="T847" style:family="text">
      <style:text-properties officeooo:rsid="15985a25"/>
    </style:style>
    <style:style style:name="T848" style:family="text">
      <style:text-properties officeooo:rsid="159e65df"/>
    </style:style>
    <style:style style:name="T849" style:family="text">
      <style:text-properties officeooo:rsid="15a9be57"/>
    </style:style>
    <style:style style:name="T850" style:family="text">
      <style:text-properties officeooo:rsid="15ab2a26"/>
    </style:style>
    <style:style style:name="T851" style:family="text">
      <style:text-properties officeooo:rsid="15ae8f20"/>
    </style:style>
    <style:style style:name="T852" style:family="text">
      <style:text-properties officeooo:rsid="15b06283"/>
    </style:style>
    <style:style style:name="T853" style:family="text">
      <style:text-properties officeooo:rsid="15b0818b"/>
    </style:style>
    <style:style style:name="T854" style:family="text">
      <style:text-properties officeooo:rsid="15b6f586"/>
    </style:style>
    <style:style style:name="T855" style:family="text">
      <style:text-properties officeooo:rsid="15b8fd72"/>
    </style:style>
    <style:style style:name="T856" style:family="text">
      <style:text-properties officeooo:rsid="15ba0c49"/>
    </style:style>
    <style:style style:name="T857" style:family="text">
      <style:text-properties officeooo:rsid="15bad9e6"/>
    </style:style>
    <style:style style:name="T858" style:family="text">
      <style:text-properties officeooo:rsid="15bd7e3f"/>
    </style:style>
    <style:style style:name="T859" style:family="text">
      <style:text-properties officeooo:rsid="15cc5c49"/>
    </style:style>
    <style:style style:name="T860" style:family="text">
      <style:text-properties officeooo:rsid="15ce1777"/>
    </style:style>
    <style:style style:name="T861" style:family="text">
      <style:text-properties officeooo:rsid="15ceac2e"/>
    </style:style>
    <style:style style:name="T862" style:family="text">
      <style:text-properties officeooo:rsid="15cf23fe"/>
    </style:style>
    <style:style style:name="T863" style:family="text">
      <style:text-properties officeooo:rsid="15d10c0b"/>
    </style:style>
    <style:style style:name="T864" style:family="text">
      <style:text-properties officeooo:rsid="15d76dd2"/>
    </style:style>
    <style:style style:name="T865" style:family="text">
      <style:text-properties officeooo:rsid="15d7a588"/>
    </style:style>
    <style:style style:name="T866" style:family="text">
      <style:text-properties officeooo:rsid="15d9e03d"/>
    </style:style>
    <style:style style:name="T867" style:family="text">
      <style:text-properties officeooo:rsid="15dbde36"/>
    </style:style>
    <style:style style:name="T868" style:family="text">
      <style:text-properties officeooo:rsid="15dcc141"/>
    </style:style>
    <style:style style:name="T869" style:family="text">
      <style:text-properties officeooo:rsid="15de7f54"/>
    </style:style>
    <style:style style:name="T870" style:family="text">
      <style:text-properties officeooo:rsid="15e1230a"/>
    </style:style>
    <style:style style:name="T871" style:family="text">
      <style:text-properties officeooo:rsid="15f85afc"/>
    </style:style>
    <style:style style:name="T872" style:family="text">
      <style:text-properties officeooo:rsid="15f93f0c"/>
    </style:style>
    <style:style style:name="T873" style:family="text">
      <style:text-properties officeooo:rsid="15fa94c4"/>
    </style:style>
    <style:style style:name="T874" style:family="text">
      <style:text-properties officeooo:rsid="15fdf6c5"/>
    </style:style>
    <style:style style:name="T875" style:family="text">
      <style:text-properties officeooo:rsid="1602b801"/>
    </style:style>
    <style:style style:name="T876" style:family="text">
      <style:text-properties officeooo:rsid="1605b1bd"/>
    </style:style>
    <style:style style:name="T877" style:family="text">
      <style:text-properties officeooo:rsid="1606c4db"/>
    </style:style>
    <style:style style:name="T878" style:family="text">
      <style:text-properties officeooo:rsid="1608a752"/>
    </style:style>
    <style:style style:name="T879" style:family="text">
      <style:text-properties officeooo:rsid="1609c480"/>
    </style:style>
    <style:style style:name="T880" style:family="text">
      <style:text-properties officeooo:rsid="160c572f"/>
    </style:style>
    <style:style style:name="T881" style:family="text">
      <style:text-properties officeooo:rsid="160cc026"/>
    </style:style>
    <style:style style:name="T882" style:family="text">
      <style:text-properties officeooo:rsid="161107a7"/>
    </style:style>
    <style:style style:name="T883" style:family="text">
      <style:text-properties officeooo:rsid="161231ea"/>
    </style:style>
    <style:style style:name="T884" style:family="text">
      <style:text-properties officeooo:rsid="1612fa4d"/>
    </style:style>
    <style:style style:name="T885" style:family="text">
      <style:text-properties officeooo:rsid="161701dd"/>
    </style:style>
    <style:style style:name="T886" style:family="text">
      <style:text-properties officeooo:rsid="1617c2f3"/>
    </style:style>
    <style:style style:name="T887" style:family="text">
      <style:text-properties officeooo:rsid="161ac0c6"/>
    </style:style>
    <style:style style:name="T888" style:family="text">
      <style:text-properties officeooo:rsid="161be3c4"/>
    </style:style>
    <style:style style:name="T889" style:family="text">
      <style:text-properties officeooo:rsid="161ea796"/>
    </style:style>
    <style:style style:name="T890" style:family="text">
      <style:text-properties officeooo:rsid="16265a15"/>
    </style:style>
    <style:style style:name="T891" style:family="text">
      <style:text-properties officeooo:rsid="16274299"/>
    </style:style>
    <style:style style:name="T892" style:family="text">
      <style:text-properties officeooo:rsid="16420d4f"/>
    </style:style>
    <style:style style:name="T893" style:family="text">
      <style:text-properties officeooo:rsid="1651f805"/>
    </style:style>
    <style:style style:name="T894" style:family="text">
      <style:text-properties officeooo:rsid="165d7cb1"/>
    </style:style>
    <style:style style:name="T895" style:family="text">
      <style:text-properties officeooo:rsid="165f10c1"/>
    </style:style>
    <style:style style:name="T896" style:family="text">
      <style:text-properties officeooo:rsid="166051da"/>
    </style:style>
    <style:style style:name="T897" style:family="text">
      <style:text-properties officeooo:rsid="166058fb"/>
    </style:style>
    <style:style style:name="T898" style:family="text">
      <style:text-properties officeooo:rsid="1664427a"/>
    </style:style>
    <style:style style:name="T899" style:family="text">
      <style:text-properties officeooo:rsid="16689839"/>
    </style:style>
    <style:style style:name="T900" style:family="text">
      <style:text-properties officeooo:rsid="1677d4a0"/>
    </style:style>
    <style:style style:name="T901" style:family="text">
      <style:text-properties officeooo:rsid="1679209a"/>
    </style:style>
    <style:style style:name="T902" style:family="text">
      <style:text-properties officeooo:rsid="16798d03"/>
    </style:style>
    <style:style style:name="T903" style:family="text">
      <style:text-properties officeooo:rsid="167ec98c"/>
    </style:style>
    <style:style style:name="T904" style:family="text">
      <style:text-properties officeooo:rsid="16805b56"/>
    </style:style>
    <style:style style:name="T905" style:family="text">
      <style:text-properties officeooo:rsid="16830182"/>
    </style:style>
    <style:style style:name="T906" style:family="text">
      <style:text-properties officeooo:rsid="16867e00"/>
    </style:style>
    <style:style style:name="T907" style:family="text">
      <style:text-properties officeooo:rsid="168af081"/>
    </style:style>
    <style:style style:name="T908" style:family="text">
      <style:text-properties officeooo:rsid="168bfeff"/>
    </style:style>
    <style:style style:name="T909" style:family="text">
      <style:text-properties officeooo:rsid="168faa63"/>
    </style:style>
    <style:style style:name="T910" style:family="text">
      <style:text-properties officeooo:rsid="1690a491"/>
    </style:style>
    <style:style style:name="T911" style:family="text">
      <style:text-properties officeooo:rsid="1691b616"/>
    </style:style>
    <style:style style:name="T912" style:family="text">
      <style:text-properties officeooo:rsid="16933548"/>
    </style:style>
    <style:style style:name="T913" style:family="text">
      <style:text-properties officeooo:rsid="1694cca9"/>
    </style:style>
    <style:style style:name="T914" style:family="text">
      <style:text-properties officeooo:rsid="16954868"/>
    </style:style>
    <style:style style:name="T915" style:family="text">
      <style:text-properties officeooo:rsid="1696419a"/>
    </style:style>
    <style:style style:name="T916" style:family="text">
      <style:text-properties officeooo:rsid="16967518"/>
    </style:style>
    <style:style style:name="T917" style:family="text">
      <style:text-properties officeooo:rsid="16969b4f"/>
    </style:style>
    <style:style style:name="T918" style:family="text">
      <style:text-properties officeooo:rsid="169a3703"/>
    </style:style>
    <style:style style:name="T919" style:family="text">
      <style:text-properties officeooo:rsid="169bca07"/>
    </style:style>
    <style:style style:name="T920" style:family="text">
      <style:text-properties officeooo:rsid="169c675d"/>
    </style:style>
    <style:style style:name="T921" style:family="text">
      <style:text-properties officeooo:rsid="169e9e46"/>
    </style:style>
    <style:style style:name="T922" style:family="text">
      <style:text-properties officeooo:rsid="16a03710"/>
    </style:style>
    <style:style style:name="T923" style:family="text">
      <style:text-properties officeooo:rsid="16a269b3"/>
    </style:style>
    <style:style style:name="T924" style:family="text">
      <style:text-properties officeooo:rsid="16a55eec"/>
    </style:style>
    <style:style style:name="T925" style:family="text">
      <style:text-properties officeooo:rsid="16ad013f"/>
    </style:style>
    <style:style style:name="T926" style:family="text">
      <style:text-properties officeooo:rsid="16bd754e"/>
    </style:style>
    <style:style style:name="T927" style:family="text">
      <style:text-properties officeooo:rsid="16beaaa9"/>
    </style:style>
    <style:style style:name="T928" style:family="text">
      <style:text-properties officeooo:rsid="16bf45f2"/>
    </style:style>
    <style:style style:name="T929" style:family="text">
      <style:text-properties officeooo:rsid="16c33d33"/>
    </style:style>
    <style:style style:name="T930" style:family="text">
      <style:text-properties officeooo:rsid="16cbfab6"/>
    </style:style>
    <style:style style:name="T931" style:family="text">
      <style:text-properties officeooo:rsid="16cde18c"/>
    </style:style>
    <style:style style:name="T932" style:family="text">
      <style:text-properties officeooo:rsid="16ee0362"/>
    </style:style>
    <style:style style:name="T933" style:family="text">
      <style:text-properties officeooo:rsid="16f335ed"/>
    </style:style>
    <style:style style:name="T934" style:family="text">
      <style:text-properties officeooo:rsid="16f7b068"/>
    </style:style>
    <style:style style:name="T935" style:family="text">
      <style:text-properties officeooo:rsid="16f8073a"/>
    </style:style>
    <style:style style:name="T936" style:family="text">
      <style:text-properties officeooo:rsid="16fad103"/>
    </style:style>
    <style:style style:name="T937" style:family="text">
      <style:text-properties officeooo:rsid="170165de"/>
    </style:style>
    <style:style style:name="T938" style:family="text">
      <style:text-properties officeooo:rsid="1726e559"/>
    </style:style>
    <style:style style:name="T939" style:family="text">
      <style:text-properties officeooo:rsid="172a6c5c"/>
    </style:style>
    <style:style style:name="T940" style:family="text">
      <style:text-properties officeooo:rsid="172bbba7"/>
    </style:style>
    <style:style style:name="T941" style:family="text">
      <style:text-properties officeooo:rsid="1730adf9"/>
    </style:style>
    <style:style style:name="T942" style:family="text">
      <style:text-properties officeooo:rsid="1735d334"/>
    </style:style>
    <style:style style:name="T943" style:family="text">
      <style:text-properties officeooo:rsid="17375944"/>
    </style:style>
    <style:style style:name="T944" style:family="text">
      <style:text-properties officeooo:rsid="173eeab0"/>
    </style:style>
    <style:style style:name="T945" style:family="text">
      <style:text-properties officeooo:rsid="173f66ea"/>
    </style:style>
    <style:style style:name="T946" style:family="text">
      <style:text-properties officeooo:rsid="174455d8"/>
    </style:style>
    <style:style style:name="T947" style:family="text">
      <style:text-properties officeooo:rsid="1749f3e1"/>
    </style:style>
    <style:style style:name="T948" style:family="text">
      <style:text-properties officeooo:rsid="17774d43"/>
    </style:style>
    <style:style style:name="T949" style:family="text">
      <style:text-properties officeooo:rsid="17a8aa30"/>
    </style:style>
    <style:style style:name="T950" style:family="text">
      <style:text-properties officeooo:rsid="17b8d53f"/>
    </style:style>
    <style:style style:name="T951" style:family="text">
      <style:text-properties officeooo:rsid="17c47831"/>
    </style:style>
    <style:style style:name="T952" style:family="text">
      <style:text-properties officeooo:rsid="17d94977"/>
    </style:style>
    <style:style style:name="T953" style:family="text">
      <style:text-properties officeooo:rsid="17d9ee1a"/>
    </style:style>
    <style:style style:name="T954" style:family="text">
      <style:text-properties officeooo:rsid="1327ae62"/>
    </style:style>
    <style:style style:name="T955" style:family="text">
      <style:text-properties officeooo:rsid="17dbcb42"/>
    </style:style>
    <style:style style:name="T956" style:family="text">
      <style:text-properties officeooo:rsid="17dcb181"/>
    </style:style>
    <style:style style:name="T957" style:family="text">
      <style:text-properties officeooo:rsid="17de7b94"/>
    </style:style>
    <style:style style:name="T958" style:family="text">
      <style:text-properties officeooo:rsid="17e6544d"/>
    </style:style>
    <style:style style:name="T959" style:family="text">
      <style:text-properties officeooo:rsid="17eb9850"/>
    </style:style>
    <style:style style:name="T960" style:family="text">
      <style:text-properties officeooo:rsid="17ecca87"/>
    </style:style>
    <style:style style:name="T961" style:family="text">
      <style:text-properties officeooo:rsid="17ef06c2"/>
    </style:style>
    <style:style style:name="T962" style:family="text">
      <style:text-properties officeooo:rsid="17f14a36"/>
    </style:style>
    <style:style style:name="T963" style:family="text">
      <style:text-properties officeooo:rsid="17f662fb"/>
    </style:style>
    <style:style style:name="T964" style:family="text">
      <style:text-properties officeooo:rsid="17f84ce5"/>
    </style:style>
    <style:style style:name="T965" style:family="text">
      <style:text-properties officeooo:rsid="181a3432"/>
    </style:style>
    <style:style style:name="T966" style:family="text">
      <style:text-properties officeooo:rsid="181e9f66"/>
    </style:style>
    <style:style style:name="T967" style:family="text">
      <style:text-properties officeooo:rsid="18263780"/>
    </style:style>
    <style:style style:name="T968" style:family="text">
      <style:text-properties officeooo:rsid="182b834e"/>
    </style:style>
    <style:style style:name="T969" style:family="text">
      <style:text-properties officeooo:rsid="182e86b9"/>
    </style:style>
    <style:style style:name="T970" style:family="text">
      <style:text-properties officeooo:rsid="1830266f"/>
    </style:style>
    <style:style style:name="T971" style:family="text">
      <style:text-properties officeooo:rsid="18333127"/>
    </style:style>
    <style:style style:name="T972" style:family="text">
      <style:text-properties officeooo:rsid="183a154b"/>
    </style:style>
    <style:style style:name="T973" style:family="text">
      <style:text-properties officeooo:rsid="183b4cc9"/>
    </style:style>
    <style:style style:name="T974" style:family="text">
      <style:text-properties officeooo:rsid="183cc366"/>
    </style:style>
    <style:style style:name="T975" style:family="text">
      <style:text-properties officeooo:rsid="183fabcb"/>
    </style:style>
    <style:style style:name="T976" style:family="text">
      <style:text-properties officeooo:rsid="1851979c"/>
    </style:style>
    <style:style style:name="T977" style:family="text">
      <style:text-properties officeooo:rsid="18630b23"/>
    </style:style>
    <style:style style:name="T978" style:family="text">
      <style:text-properties officeooo:rsid="18677baa"/>
    </style:style>
    <style:style style:name="T979" style:family="text">
      <style:text-properties officeooo:rsid="186b098f"/>
    </style:style>
    <style:style style:name="T980" style:family="text">
      <style:text-properties officeooo:rsid="18981ab1"/>
    </style:style>
    <style:style style:name="T981" style:family="text">
      <style:text-properties officeooo:rsid="18e1fec7"/>
    </style:style>
    <style:style style:name="T982" style:family="text">
      <style:text-properties officeooo:rsid="18eaf734"/>
    </style:style>
    <style:style style:name="T983" style:family="text">
      <style:text-properties officeooo:rsid="18ec5fb3"/>
    </style:style>
    <style:style style:name="T984" style:family="text">
      <style:text-properties officeooo:rsid="18ec9e44"/>
    </style:style>
    <style:style style:name="T985" style:family="text">
      <style:text-properties officeooo:rsid="18ee405c"/>
    </style:style>
    <style:style style:name="T986" style:family="text">
      <style:text-properties officeooo:rsid="18f00812"/>
    </style:style>
    <style:style style:name="T987" style:family="text">
      <style:text-properties officeooo:rsid="18f098a1"/>
    </style:style>
    <style:style style:name="T988" style:family="text">
      <style:text-properties officeooo:rsid="18f27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Голоса на Немецком. <text:span text:style-name="T295">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26">–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3">– <text:span text:style-name="T296">Мать моя,</text:span>– <text:span text:style-name="T296">розовый парнишка присаживается на корточки рядом со Слотропом с виновато беспомощным видом.</text:span>– <text:span text:style-name="T297">Гроза открытого моря.</text:span></text:p>
      <text:p text:style-name="P145">Эта яблоко-щёкая дама Фрау Гнаб, а <text:span text:style-name="T298">имя её сынка</text:span> Отто. <text:span text:style-name="T298">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4">– <text:span text:style-name="T299">Знаком вам человек в белом костюме,</text:span>– <text:span text:style-name="T299">цитируя Гели Трипинг из пары эпох тому назад,</text:span>– <text:span text:style-name="T300">который вроде бывает на Прибрежном Променаде в том Свинемюнде всегда примерно в полдень?</text:span></text:p>
      <text:p text:style-name="P146">Фрау Гнаб занюхивает щепотку табака и сияет: «<text:span text:style-name="T155">Его все знают. Он рыцарь белого коня на чёрном рынке, а я королева каботажного товарооборота». </text:span></text:p>
      <text:p text:style-name="P5">– <text:span text:style-name="T301">Дер Шпрингер, верно?</text:span></text:p>
      <text:p text:style-name="P5">– <text:span text:style-name="T301">А кто ж ещё.</text:span></text:p>
      <text:p text:style-name="P147">Больше некому. В кармане штанов Слотропа до сих пор заныкана та шахматная фигурка от старого Кислоты Бумера. <text:span text:style-name="T302">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за какой-то разгрузкой. У Отто вскипает жестянка с ей-Богу Bohnenkaffee: «Давненько такого не пробовал»,– признаётся Слотроп обожжённым ртом.</text:span></text:p>
      <text:p text:style-name="P6">– <text:span text:style-name="T303">Чёрный рынок,</text:span>– <text:span text:style-name="T303">урчит Отто,</text:span>– <text:span text:style-name="T303">хорошее дело вертеть на нём дела.</text:span></text:p>
      <text:p text:style-name="P7">– <text:span text:style-name="T304">Я малость занимался….</text:span>– <text:span text:style-name="T304">О, да и он оставил остатки того Бодвинского гашиша, не так ли, несколько ёбаных унций фактически, на том </text:span><text:span text:style-name="T13">Анубисе, </text:span><text:span text:style-name="T305">умница. Сиди и облизывайя на воспоминания—</text:span></text:p>
      <text:p text:style-name="P8">– <text:span text:style-name="T306">Приятное утро,</text:span>– <text:span text:style-name="T306">замечает Отто.</text:span></text:p>
      <text:p text:style-name="P148">Слотроп натягивает обратно свой вечерний, <text:span text:style-name="T307">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14">Анубис</text:span><text:span text:style-name="T307">,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149"><text:soft-page-break/>Шторм улёгся, <text:span text:style-name="T308">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150">Как Гели и говорила, <text:span text:style-name="T309">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9">– <text:span text:style-name="T310">Герхардт фон Гёль, к вашим услугам.</text:span>–<text:span text:style-name="T310"> Они обмениваются рукопожатием, хотя у Слотропа в руке неприятное колотье.</text:span></text:p>
      <text:p text:style-name="P151">Чайки кричат, волны распрямляются на берегу. «<text:span text:style-name="T311">Э»,– грит Слотроп.– «Со слухом у меня не совсем того, так не могли бы—говорите Герхард фон что простите?»– это скумбриозное небо 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10">– <text:span text:style-name="T312">Про неё говорили будто она погибла.</text:span>–<text:span text:style-name="T312"> Он берёт Слотропа под руку и они начинают прогуливаться по променаду.</text:span></text:p>
      <text:p text:style-name="P11">– <text:span text:style-name="T313">Н-ну, про вас говорили, будто вы кинорежиссёр.</text:span></text:p>
      <text:p text:style-name="P12">– <text:span text:style-name="T313">Это одно и то же,</text:span>– <text:span text:style-name="T314">подносит огонь к Американским сигаретам каждого.</text:span>– <text:span text:style-name="T314">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13">– <text:span text:style-name="T315">Это по ошибке. Он не виноват.</text:span></text:p>
      <text:p text:style-name="P14">– <text:span text:style-name="T316">Ха. Конечно, нет. Ошибки тоже часть этого</text:span>—<text:span text:style-name="T317">всё вписывается. Начинаешь понимать как всё вписывается, </text:span><text:span text:style-name="T15">ja</text:span><text:span text:style-name="T317">?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pan text:style-name="T318">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16">полёт был дан одному лишь Springer!</text:span><text:span text:style-name="T318"> </text:span></text:p>
      <text:p text:style-name="P15">– <text:span text:style-name="T319">Верно, Шпрингер,</text:span>– <text:span text:style-name="T319">грит Отто.</text:span></text:p>
      <text:p text:style-name="P152">Четвёрка Русских рядовых вышли из навала рухнувших гостиничных фронтонов, пересмеива<text:span text:style-name="T320">ясь</text:span> <text:span text:style-name="T320">поперёк</text:span> променада, <text:span text:style-name="T320">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16"><text:soft-page-break/>– <text:span text:style-name="T321">Вы умеете утешить, Шпрингер.</text:span></text:p>
      <text:p text:style-name="P153">Балтика, неутихающий серый Вермахта, шепчет вдоль берега. <text:span text:style-name="T322">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17">Schwarzkommando</text:span><text:span text:style-name="T322">,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свита тут же уполовинивается. </text:span></text:p>
      <text:p text:style-name="P17">– <text:span text:style-name="T323">Они сегодня голоднее,</text:span>– <text:span text:style-name="T323">замечает Нэриш.</text:span></text:p>
      <text:p text:style-name="P18">– <text:span text:style-name="T323">Верно,</text:span>– <text:span text:style-name="T323">откликается Шпрингер,</text:span>– <text:span text:style-name="T324">но сегодня их меньше.</text:span></text:p>
      <text:p text:style-name="P18">– <text:span text:style-name="T324">Ух,</text:span>– <text:span text:style-name="T324">доходит до Слотропа,</text:span>– <text:span text:style-name="T324">гадко говорить такое.</text:span></text:p>
      <text:p text:style-name="P154">Шпрингер пожимает плечами «Сочувствуй. Но не строй фантазий на их счёт. <text:span text:style-name="T325">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18">in toto</text:span><text:span text:style-name="T325">. Взвесьте честно посему, <text:s/>молодой человек, на какой изсторон предпочтёте вы быть. Пока они изнывают в вечной сумеречности, тут… всегда—</text:span></text:p>
      <text:p text:style-name="P152"/>
      <text:p text:style-name="P503"><text:span text:style-name="T326">Прекрасная</text:span> <text:span text:style-name="T326">Погода</text:span> (Фокс-трот)</text:p>
      <text:p text:style-name="P152"/>
      <text:p text:style-name="P506">—<text:span text:style-name="T326">прекрасная погода для чёрного рын-ка</text:span></text:p>
      <text:p text:style-name="P507">Золото и серебро текут, звенят, <text:s/>блестят!</text:p>
      <text:p text:style-name="P507">От Моря Кораллов до Балтики синей</text:p>
      <text:p text:style-name="P507">Деньги чудеса творят</text:p>
      <text:p text:style-name="P507">Будто луч маяка сверкает этикетка,</text:p>
      <text:p text:style-name="P507">В таком декольте ты будешь как конфетка!</text:p>
      <text:p text:style-name="P508">Зелёное иль алое, неважно, подружка!</text:p>
      <text:p text:style-name="P508">В таком и мамаша, смотрится шлюшкой…</text:p>
      <text:p text:style-name="P508">А и прекрасная погода для чёрного, чёрного ры(ы)нка,</text:p>
      <text:p text:style-name="P508">Найдёшь тут всё: от танкера и до ботинков!</text:p>
      <text:p text:style-name="P155"/>
      <text:p text:style-name="P156">Нэриш и Отта тут тоже вступают в гармонии на три голоса, <text:span text:style-name="T327">пока бездельное и голодное Свинемюнде смотрят, побелев лицами, как терпеливая скотина. Но тела их лишь намёком: проволочными вешалками для довоенных костюмов и платьев, слишком древние, слишком заеложенные грязью, устарелостью.</text:span></text:p>
      <text:p text:style-name="P157">Оставив променад, они пост<text:span text:style-name="T328">о</text:span>яли на углу улицы, <text:span text:style-name="T328">пока подразделение Русской пехоты и кавалерии маршируют мимо. «Гля, они так и валят»,– отмечает Отто.– «Где цирк?»</text:span></text:p>
      <text:p text:style-name="P20">– <text:span text:style-name="T329">Дальше по берегу, пацан,</text:span>– <text:span text:style-name="T329">грит Нэриш.</text:span></text:p>
      <text:p text:style-name="P20">– <text:span text:style-name="T329">Что дальше по берегу,</text:span>– <text:span text:style-name="T329">интересуется Слотроп.</text:span></text:p>
      <text:p text:style-name="P20">–<text:span text:style-name="T4"> </text:span><text:span text:style-name="T19">Осторожней</text:span><text:span text:style-name="T329">,</text:span>– <text:span text:style-name="T329">предупреждает Нэриш,</text:span>– <text:span text:style-name="T19">он шпион</text:span><text:span text:style-name="T329">.</text:span></text:p>
      <text:p text:style-name="P20">– <text:span text:style-name="T329">Не говори на меня «пацан»,</text:span>– <text:span text:style-name="T329">окрысивается Отто.</text:span></text:p>
      <text:p text:style-name="P20">– <text:span text:style-name="T329">Жопа от шпиона,</text:span>– <text:span text:style-name="T329">грит Слотроп.</text:span></text:p>
      <text:p text:style-name="P21">– <text:span text:style-name="T330">Он в порядке,</text:span>– <text:span text:style-name="T330">Шпрингер похлопывает каждого из них по плечу, прям тебе тут Herr Gemütlich,</text:span>– <text:span text:style-name="T330">об нём уже базарили. Он даже без оружия.</text:span>– <text:span text:style-name="T331">Обернувшись к Слотропу.</text:span>– <text:span text:style-name="T332">Добро </text:span><text:soft-page-break/><text:span text:style-name="T332">пожаловать <text:s/>с нами, вдоль берега. Тебе может показаться интересным.</text:span>– <text:span text:style-name="T332">Но Слотроп не лыком шит. Он замечает позабавленные взгляды от всех тут, включая Шпрингера.</text:span></text:p>
      <text:p text:style-name="P158">Среди груза направляемого вдоль берега шесть девушек хористок, <text:span text:style-name="T333">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22">– <text:span text:style-name="T334">Ну,</text:span>– <text:span text:style-name="T334">невразумительно,</text:span>– <text:span text:style-name="T334">ему лучше не связываться с моей мамашей.</text:span></text:p>
      <text:p text:style-name="P159">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4">воркуя</text:span> ему: «Deine <text:span text:style-name="T4">Mut</text:span>ter . . .»</text:p>
      <text:p text:style-name="P160"><text:span text:style-name="T155">– Слышь, </text:span><text:span text:style-name="T5">она</text:span><text:span text:style-name="T155">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335">так же ж?</text:span></text:p>
      <text:p text:style-name="P23">– <text:span text:style-name="T336">Ах, она полный фантаст</text:span><text:span text:style-name="T243">и́к. Инстинктом знает</text:span><text:span text:style-name="T242">—</text:span><text:span text:style-name="T244">как именно оскорбить кого угодно. </text:span><text:span text:style-name="T245">И неважно живое, или растительное</text:span><text:span text:style-name="T242">—</text:span><text:span text:style-name="T245">я даже видел </text:span><text:span text:style-name="T274">как</text:span><text:span text:style-name="T245"> она кроет </text:span><text:span text:style-name="T274">скалу</text:span><text:span text:style-name="T245"> однажды.</text:span><text:span text:style-name="T243"> </text:span></text:p>
      <text:p text:style-name="P24">– <text:span text:style-name="T337">Да, ладно</text:span>—</text:p>
      <text:p text:style-name="P25">– <text:span text:style-name="T338">Правда! </text:span><text:span text:style-name="T20">Ja</text:span><text:span text:style-name="T338">. Здоровенная глыба фельзитового выброса, в прошлом году, у берегов Дании, она критиковала,</text:span>– <text:span text:style-name="T339">вот-вот впадёт в приступ того безрадостного хохота, что мы стараемся сдерживать,</text:span>– <text:span text:style-name="T339">её </text:span><text:span text:style-name="T21">кристаллическую структуру</text:span><text:span text:style-name="T339"> двадцать минут без передышки. Невероятно.</text:span></text:p>
      <text:p text:style-name="P161">Хористки уже вскрыли один ящик водки. Хафтунг, причёсывая волосы, которые растут лишь в памяти на его темени, бросается туда наорать на них. <text:span text:style-name="T340">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22">u.s.w.</text:span><text:span text:style-name="T340">, птичка на каждого ребёнка.</text:span></text:p>
      <text:p text:style-name="P162">Вскоре всё было убрано под палубу, шимпы уснули, музыканты проснулись, <text:span text:style-name="T341">девушки окружают Хафтунга, обзывают его и щиплют за щёки. Отто идёт вдоль борта втягивает концы отчаленные 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163">Боковые течения сносят корабль <text:span text:style-name="T342">при движении через расширяющуюся воронку Свина, к морю. Всё ещё за волноломом, где пенятся проломы пробомбленные весной </text:span><text:span text:style-name="T23">поберегись</text:span><text:span text:style-name="T342">,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163"/>
      <text:p text:style-name="P504">Морской Напев</text:p>
      <text:p text:style-name="P164"><text:soft-page-break/></text:p>
      <text:p text:style-name="P548">Я Пиратская Царица на волнах<text:span text:style-name="T343"> </text:span>Балти<text:span text:style-name="T343">ки</text:span> <text:s/><text:span text:style-name="T343">всей, со мной не залупайся: не соберёшь костей</text:span></text:p>
      <text:p text:style-name="P549">От <text:span text:style-name="T346">вс</text:span>ех что <text:span text:style-name="T346">когда-то </text:span>пытались <text:span text:style-name="T345">лишь</text:span> черепа на дне остались</text:p>
      <text:p text:style-name="P549">Рыбки как посыльные к ним в глаза заплывают, пес<text:span text:style-name="T345">е</text:span>н<text:span text:style-name="T345">к</text:span>и распевают:</text:p>
      <text:p text:style-name="P549">«Теперь догадался, что зря залупался на бизнес Гори Гнаб?»</text:p>
      <text:p text:style-name="P549">Затею битву с крейсером, <text:span text:style-name="T344">возьму на абордаж</text:span></text:p>
      <text:p text:style-name="P550">При виде моей посудины адмиралы впадают в мандраж</text:p>
      <text:p text:style-name="P550">Встречала я Летучего Голландца, <text:span text:style-name="T345">он стал послушным как мелкий краб,</text:span></text:p>
      <text:p text:style-name="P551">С тех пор орёт по всем морям: «Не залупайтесь на бизнес Гори Гнаб!»</text:p>
      <text:p text:style-name="P19"/>
      <text:p text:style-name="P165">После чего она ухватывается за своё рулевое колесо и добавляет ходу. <text:span text:style-name="T347">Теперь они стремглав летят к борту полузатонувшего сухогруза: чёрное вогнутое железо в мазках красно-винцового, 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27">– <text:span text:style-name="T348">Она затевает что-то не очень законное,</text:span>– <text:span text:style-name="T348">Отто минутой позже, переведя дух,</text:span>– <text:span text:style-name="T349">будьте начеку. Я не знаю что с ней делать.</text:span></text:p>
      <text:p text:style-name="P28">– <text:span text:style-name="T350">Бедный мальчик,</text:span>– <text:span text:style-name="T350">улыбается девушка.</text:span></text:p>
      <text:p text:style-name="P29">– <text:span text:style-name="T351">О,</text:span>– <text:span text:style-name="T351">грит Отто.</text:span></text:p>
      <text:p text:style-name="P166">Слотроп оставляет их, всегда рад видеть как молодые люди симпатизируют друг другу, <text:span text:style-name="T352">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атой соле-пахучей Балтике. </text:span></text:p>
      <text:p text:style-name="P30">– <text:span text:style-name="T353">Ну. И куда мы теперь, корешки?</text:span>– <text:span text:style-name="T353">хочет знать повеселевший Слотроп.</text:span></text:p>
      <text:p text:style-name="P167">Нэриш молча уставился. «Это остров Юзедом»,<text:span text:style-name="T155">– </text:span>поясняет фон Гёль, мягко.<text:span text:style-name="T155">–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31">– <text:span text:style-name="T354">Ладно. Ладно.</text:span></text:p>
      <text:p text:style-name="P31">– <text:span text:style-name="T354">Мы направляемся вокруг острова Юзедом в место являющееся устьем реки Пене.</text:span></text:p>
      <text:p text:style-name="P32">– <text:span text:style-name="T355">Попробую угадать… значит то место будет называться Перемюнде, верно?</text:span></text:p>
      <text:p text:style-name="P33">– <text:span text:style-name="T356">Очень хорошо.</text:span></text:p>
      <text:p text:style-name="P33">– <text:span text:style-name="T356">Ну и?</text:span>– <text:span text:style-name="T356">Следует пауза.</text:span>– <text:span text:style-name="T356">О. О, т</text:span><text:span text:style-name="T24">о самое</text:span><text:span text:style-name="T356"> Пенемюнде?</text:span></text:p>
      <text:p text:style-name="P168">Нэриш, оказывается, работал <text:span text:style-name="T357">там. Он в состоянии вынашивать какую-то идею о Русских оккупантах там. </text:span></text:p>
      <text:p text:style-name="P34">–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34">– <text:span text:style-name="T358">Есть ещё куча ЖК генераторов вокруг Нордхаузен,</text:span>– <text:span text:style-name="T358">Слотроп старается быть полезным.</text:span></text:p>
      <text:p text:style-name="P35">– <text:span text:style-name="T359">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36">– <text:span text:style-name="T373">Охренеть,</text:span>– <text:span text:style-name="T360">Слотроп-умница на это,</text:span>– <text:span text:style-name="T361">как по-вашему, они нашли уже тот S-</text:span><text:span text:style-name="T25">Gerät, </text:span><text:span text:style-name="T26">а, </text:span><text:span text:style-name="T361">мистер фон Гёль?</text:span></text:p>
      <text:p text:style-name="P37">– <text:span text:style-name="T362">А, умн</text:span><text:span text:style-name="T246">о́,</text:span><text:span text:style-name="T242">– </text:span><text:span text:style-name="T247">сияет этот Шпрингер.</text:span></text:p>
      <text:p text:style-name="P38"><text:soft-page-break/><text:span text:style-name="T247">– </text:span><text:span text:style-name="T248">Он человек от ОСС,</text:span><text:span text:style-name="T242">– </text:span><text:span text:style-name="T248">стонет Нэриш,</text:span><text:span text:style-name="T242">– </text:span><text:span text:style-name="T248">говорю тебе, надо от него избавиться.</text:span></text:p>
      <text:p text:style-name="P39"><text:span text:style-name="T242">– </text:span><text:span text:style-name="T249">S-Gerät</text:span><text:span text:style-name="T275"> </text:span><text:span text:style-name="T250">идёт нынче за</text:span><text:span text:style-name="T276"> </text:span><text:span text:style-name="T248">£10,000, </text:span><text:span text:style-name="T250">половину вперёд. Интересуетесь?</text:span></text:p>
      <text:p text:style-name="P40"><text:span text:style-name="T250">– </text:span><text:span text:style-name="T251">Не-а. Но я точно слыхал в Нордхаузене, что он у вас.</text:span></text:p>
      <text:p text:style-name="P502">– Неверный слух.</text:p>
      <text:p text:style-name="P40"><text:span text:style-name="T251">– Герхардт</text:span><text:span text:style-name="T242">—</text:span></text:p>
      <text:p text:style-name="P41"><text:span text:style-name="T251">– Он </text:span><text:span text:style-name="T277">в порядке</text:span><text:span text:style-name="T251">, Клаус.– </text:span><text:span text:style-name="T252">Взгляд с которым Слотроп уже сталкивался, так продавец автомобилей сигналит своим напарникам </text:span><text:span text:style-name="T278">тут попался полный идиот, Леонард, смотри не спугни его, ладно?</text:span><text:span text:style-name="T253"> </text:span><text:span text:style-name="T254">Мы специально распустили этот слух в Штеттине. </text:span><text:span text:style-name="T255">Убедиться как прореагирует полковник Чичерин.</text:span></text:p>
      <text:p text:style-name="P42"><text:span text:style-name="T251">– </text:span><text:span text:style-name="T256">Блядь. Опять он? </text:span><text:span text:style-name="T257">Этот отреагирует, будьте уверены.</text:span></text:p>
      <text:p text:style-name="P43"><text:span text:style-name="T251">– </text:span><text:span text:style-name="T258">Ну, вот это мы и хотим узнать сегодня в Пенемюнде.</text:span></text:p>
      <text:p text:style-name="P44"><text:span text:style-name="T251">– </text:span><text:span text:style-name="T259">Ё-моё,</text:span><text:span text:style-name="T251">– </text:span><text:span text:style-name="T259">и Слотроп пересказывает о поимке в Потсдаме, </text:span><text:span text:style-name="T260">и что, по мнению Гели, Чичерина интересует не столько запчасти Ракеты, как расправа с оберстом Енциным. </text:span><text:span text:style-name="T261">Если это как-то зацепило двух чёрнорыночников, виду они не подали.</text:span></text:p>
      <text:p text:style-name="P169"><text:span text:style-name="T261">Р</text:span><text:span text:style-name="T242">азговор перетёк на что-то типа тех вольных, многоимённых пересказов, </text:span><text:span text:style-name="T262">которыми мать Слотропа Налин любила занять себя во второй половине дня</text:span><text:span text:style-name="T263">—</text:span><text:span text:style-name="T264">Хелен Трент, Стелла Даллас, Мэри Благородная Жена за Кулисами….</text:span></text:p>
      <text:p text:style-name="P45"><text:span text:style-name="T264">– </text:span><text:span text:style-name="T265">Чичерин сложный человек. Это почти как если… </text:span><text:span text:style-name="T266">он </text:span><text:span text:style-name="T267">думает, что</text:span><text:span text:style-name="T266"> Енцин как бы… </text:span><text:span text:style-name="T267">другая </text:span><text:span text:style-name="T279">часть</text:span><text:span text:style-name="T267"> его</text:span><text:span text:style-name="T242">—</text:span><text:span text:style-name="T268">чёрная версия чего-то сидящего внутри него </text:span><text:span text:style-name="T280">самого…</text:span><text:span text:style-name="T268"> </text:span><text:span text:style-name="T269">Что-то, что ему нужно… ликвидировать.</text:span></text:p>
      <text:p text:style-name="P46"><text:span text:style-name="T2">Нэриш</text:span><text:span text:style-name="T270">: Ты считаешь тут может быть какая-то… какая-то </text:span><text:span text:style-name="T281">политическая</text:span><text:span text:style-name="T270"> причина?</text:span></text:p>
      <text:p text:style-name="P170"><text:span text:style-name="T3">Ф</text:span><text:span text:style-name="T1">он Гёль</text:span><text:span text:style-name="T242">: (покачивая головой) </text:span><text:span text:style-name="T271">Я просто не знаю, Клаус. После того случая в Центральной Азии</text:span><text:span text:style-name="T263">—</text:span></text:p>
      <text:p text:style-name="P171"><text:span text:style-name="T2">Нэриш</text:span><text:span text:style-name="T242">: Ты имеешь ввиду</text:span><text:span text:style-name="T263">—</text:span></text:p>
      <text:p text:style-name="P171"><text:span text:style-name="T3">Ф</text:span><text:span text:style-name="T2">он Гёль</text:span><text:span text:style-name="T242">: Да. Киргизский свет. Знаешь. Забавно, что он никогда </text:span><text:span text:style-name="T273">не</text:span><text:span text:style-name="T242"> </text:span><text:span text:style-name="T273">хотел</text:span><text:span text:style-name="T242">, </text:span><text:span text:style-name="T272">чтобы его считали</text:span><text:span text:style-name="T242"> <text:s/>империалистом</text:span><text:span text:style-name="T263">—</text:span></text:p>
      <text:p text:style-name="P172"><text:span text:style-name="T2">Нэриш</text:span>: Никто из них не хочет. <text:span text:style-name="T363">Но эта девушка….</text:span></text:p>
      <text:p text:style-name="P173"><text:span text:style-name="T3">Ф</text:span><text:span text:style-name="T2">он Гёль</text:span> Малышка Гели Трипинг. Та, что считает себя ведьмой.</text:p>
      <text:p text:style-name="P173"><text:span text:style-name="T2">Нэриш</text:span>: Но ты действительно думаешь, что она пойдёт на этот<text:span text:style-name="T155">—</text:span>этот её план, <text:span text:style-name="T364">найти Чичерина?</text:span></text:p>
      <text:p text:style-name="P174"><text:span text:style-name="T3">Ф</text:span><text:span text:style-name="T2">он Гёль</text:span>: Я думаю… <text:span text:style-name="T4">Они</text:span>… так….</text:p>
      <text:p text:style-name="P175"><text:span text:style-name="T2">Нэриш</text:span>: Но Герхардт, она же его любит.</text:p>
      <text:p text:style-name="P175"><text:span text:style-name="T3">Ф</text:span><text:span text:style-name="T2">он Гёль</text:span>: <text:span text:style-name="T365">Он не <text:s/>устраивал свиданий с ней, не так ли?</text:span></text:p>
      <text:p text:style-name="P176"><text:span text:style-name="T2">Нэриш</text:span>: Ты же не хочешь сказать, будто<text:span text:style-name="T155">—</text:span></text:p>
      <text:p text:style-name="P47">– <text:span text:style-name="T365">Слышь,</text:span>– <text:span text:style-name="T365">взборматывает Слотроп,</text:span>– <text:span text:style-name="T365">что за околёсицу вы тут </text:span><text:span text:style-name="T27">плетёте</text:span><text:span text:style-name="T365">, вообще?</text:span></text:p>
      <text:p text:style-name="P48">– <text:span text:style-name="T365">Паранойя,</text:span>– <text:span text:style-name="T365">Шпрингер огрызается досадливо ) как люди огрызаются, когда их отрывают от увлекательной игры).</text:span>– <text:span text:style-name="T366">Тебе этого не понять.</text:span></text:p>
      <text:p text:style-name="P49">– <text:span text:style-name="T367">Ну ызвиняюсь, надо отойти проблеваться,</text:span>– <text:span text:style-name="T367">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368">подпевает Слотроп за борт.</text:span></text:p>
      <text:p text:style-name="P177">И так вот их отчаянное предприятие катит вдоль берега Юзедома, под облачно летним небом. <text:span text:style-name="T369">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text:span><text:soft-page-break/><text:span text:style-name="T369">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text:span></text:p>
      <text:p text:style-name="P178">Прежде чем разглядишь, ты можешь почувствовать место. <text:span text:style-name="T370">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179">Невысокие, выжженные строения теперь потянулись, пепельные образы маскировочных сетей впеклись в бетон (<text:span text:style-name="T371">им отпущена всего минута на горение, как шёлковой мантии </text:span><text:span text:style-name="T28">bürger</text:span><text:span text:style-name="T371">’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известен как Дурак, но в здешней Зоне его кличут Проныра. Это 1945. Всё ещё ранний, всё ещё невинный. Отчасти.)</text:span></text:p>
      <text:p text:style-name="P180">Обугленная беспомощная решётка: что было деревянным теперь лишь оседает, обессилено. <text:span text:style-name="T372">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181">Проплывают сейчас <text:span text:style-name="T374">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установок, вех на пути несомого креста, VI, V, III, IV, II, IX, </text:span>VIII, I, <text:span text:style-name="T375">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182"><text:soft-page-break/>Огибая северное закругление полуострова, <text:span text:style-name="T376">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183">Фрау Гнаб проводит свой кораблю с резким поворотом, через узкий залив к <text:span text:style-name="T378">пристани</text:span>. <text:span text:style-name="T377">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379">Его мать 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184">Чья-то штабная машина, протарахтев из-за угла <text:span text:style-name="T380">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50">– <text:span text:style-name="T381">Майор Ждаев,</text:span>– <text:span text:style-name="T381">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185">Точно. Прежде, чем кто-либо успел шевельнутся, они подскочили беря в кордон Ждаева и Шпрингера, оружие наготове. «<text:span text:style-name="T382">Не стоит беспокоиться»,– машет <text:s/>сияющий Ждаев, направляясь обратно к машине, полуобняв другой рукою Шпрингера,– «мы ненадолго задержим вашего друга. Можете закончить свою работу и уйти. Мы позаботимся, чтоб он вернулся в Свинемюнде в полной безопасности».</text:span></text:p>
      <text:p text:style-name="P51">– <text:span text:style-name="T383">Что за чёрт,</text:span>– <text:span text:style-name="T437">рявкает Фрау Граб выкатывая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52">– <text:span text:style-name="T384">Блядь,</text:span>– <text:span text:style-name="T384">призадумался Нэриш.</text:span></text:p>
      <text:p text:style-name="P52">– <text:span text:style-name="T384">Думаете, всё накрылось?</text:span></text:p>
      <text:p text:style-name="P53">– <text:span text:style-name="T385">Думаю, Чичерин отреагировал с интересом. Как ты и говорил.</text:span></text:p>
      <text:p text:style-name="P53">– <text:span text:style-name="T385">А, брось</text:span>—</text:p>
      <text:p text:style-name="P54">– <text:span text:style-name="T386">Нет, нет,</text:span>– <text:span text:style-name="T386">рука на рукаве,</text:span>– <text:span text:style-name="T386">он прав. Ты безвреден.</text:span></text:p>
      <text:p text:style-name="P55">– <text:span text:style-name="T387">Спасибо.</text:span></text:p>
      <text:p text:style-name="P55">– <text:span text:style-name="T387">Я предупреждал его, но он только смеялся. ‘Обычный прыжок, Нэриш. Я же должен скакать, верно?’</text:span></text:p>
      <text:p text:style-name="P56">– <text:span text:style-name="T388">Ну, и что теперь собираешься делать, освободить его?</text:span></text:p>
      <text:p text:style-name="P186">Тут некоторая заварушка посреди судна. Русские сдёрнули брезент <text:span text:style-name="T389">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57">– <text:span text:style-name="T390">Так получилось...</text:span>– <text:span text:style-name="T391">Слотропу </text:span><text:span text:style-name="T29">очень</text:span><text:span text:style-name="T391"> хочется, чтоб тот перестал говорить в такой манере.</text:span>– <text:span text:style-name="T392">Я его должник</text:span>—<text:span text:style-name="T30">настолько</text:span><text:span text:style-name="T392">.</text:span></text:p>
      <text:p text:style-name="P58">– <text:span text:style-name="T392">Ну, а я нет,</text:span>– <text:span text:style-name="T392">Слотроп уворачивается от нежданного выплеска жёлтой шимпанзиной рвоты.</text:span>– <text:span text:style-name="T393">Он должен сам уметь о себе заботиться.</text:span></text:p>
      <text:p text:style-name="P59"><text:soft-page-break/>– <text:span text:style-name="T394">Толкует он довольно грандиозно. Но не достаточно параноик, </text:span><text:span text:style-name="T31">в глубине сердца</text:span>—<text:span text:style-name="T395">для такой работы, это катастрофа.</text:span></text:p>
      <text:p text:style-name="P187">Тут один из шимпов кусает Советского ефрейтора за ногу. <text:span text:style-name="T396">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с другой стороны судна, хористки и музыканты всё выскакивают и бродят туда-сюда. Просто трудно постичь что за хуйня тут творится.</text:span></text:p>
      <text:p text:style-name="P60">– <text:span text:style-name="T397">Слушай,</text:span>– <text:span text:style-name="T397">Фрау Граб перевешивается через борт.</text:span></text:p>
      <text:p text:style-name="P188">Слотроп подмечает неестественный прищур. «Ты что-то задумала».</text:p>
      <text:p text:style-name="P61">– <text:span text:style-name="T398">Вам придётся выкинуть диверсионный финт.</text:span></text:p>
      <text:p text:style-name="P61">– <text:span text:style-name="T398">Что? Что?</text:span></text:p>
      <text:p text:style-name="P61">– <text:span text:style-name="T398">Шимпы, музыканты, девки канкана. Приманки все разбросаны. Пока вы втроём прошмыгнёте и выхватите дер Шпригера.</text:span></text:p>
      <text:p text:style-name="P62">– <text:span text:style-name="T399">Можем спрятаться,</text:span>– <text:span text:style-name="T399">Нэриш озирается гангстерским взором.</text:span>– <text:span text:style-name="T400">Никто не заметит. </text:span><text:span text:style-name="T32">Ja, ja!</text:span><text:span text:style-name="T400"> Корабь может отплыть как </text:span><text:span text:style-name="T32">будто мы на борту</text:span><text:span text:style-name="T400">.</text:span></text:p>
      <text:p text:style-name="P63">– <text:span text:style-name="T401">Я пас,</text:span>– <text:span text:style-name="T401">грит Слотроп.</text:span></text:p>
      <text:p text:style-name="P63">– <text:span text:style-name="T401">Ха! Ха!</text:span>– <text:span text:style-name="T401">грит Фрау Гнаб.</text:span></text:p>
      <text:p text:style-name="P63">– <text:span text:style-name="T401">Ха! Ха!</text:span>– <text:span text:style-name="T401">грит Нэриш.</text:span></text:p>
      <text:p text:style-name="P64">– <text:span text:style-name="T402">Я лягу в дрейф на северо-восточном углу,</text:span>– <text:span text:style-name="T402">продолжает эта шальная мамаша,</text:span>– <text:span text:style-name="T402">в проливе между островком и треугольной частью берега.</text:span></text:p>
      <text:p text:style-name="P65">– <text:span text:style-name="T403">Испытательная Установка Х.</text:span></text:p>
      <text:p text:style-name="P65">– <text:span text:style-name="T403">Крутое имечко. Думаю, к тому времени прилив начнётся. Разведёте костёр. Отто! Отдать швартовы.</text:span></text:p>
      <text:p text:style-name="P66">– <text:span text:style-name="T4">Zu Befehl, Mutti!</text:span></text:p>
      <text:p text:style-name="P189">Слотроп и Нэриш делают рывок за товарный склад и прячутся в одновм из вагонов на путях. Никто не заметил. <text:span text:style-name="T404">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67">– <text:span text:style-name="T405">Ну, Нэриш,</text:span>– <text:span text:style-name="T405">Слотропу можно уже и спросить,</text:span>– <text:span text:style-name="T405">куда его отвезут, по-твоему? а?</text:span></text:p>
      <text:p text:style-name="P68">– <text:span text:style-name="T406">Как я увидел,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text:span>—<text:span text:style-name="T407">идеально для штаба. На вид неплохо сохранилось, хотя у Рокоссовского был приказ сравнять тут всё с землёй.</text:span></text:p>
      <text:p text:style-name="P69">– <text:span text:style-name="T408">У тебя пушка есть?</text:span>– <text:span text:style-name="T409">Нэриш качает головой, отрицательно.</text:span>– <text:span text:style-name="T409">то ты за делец чёрного рынка, вообще? <text:s/>даже без пушки?</text:span></text:p>
      <text:p text:style-name="P70">– <text:span text:style-name="T410">Я был по управлению инерционной частью. Ждёшь, что поверну обратно?</text:span></text:p>
      <text:p text:style-name="P70">– <text:span text:style-name="T410">Н-ну и чем нам стрелять тогда? Своими мозгами?</text:span></text:p>
      <text:p text:style-name="P190">За дощатой стенкой вагона, небо темнеет, облака становятся оранжевыми, мандариновыми, тропическими. <text:span text:style-name="T411">Отто и его девушка мурлычут в одном из углов. «Распротак его»,– кривит рот Нэриш.– «Пять минут как от мамочки и уже Казанова».</text:span></text:p>
      <text:p text:style-name="P191"><text:soft-page-break/>Отто всерьёз излагает своё отношение к <text:span text:style-name="T412">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71">– ‘<text:span text:style-name="T413">У меня от работы пальцы до костей стёрлись!</text:span>’– <text:span text:style-name="T414">грит девушка.</text:span></text:p>
      <text:p text:style-name="P72">– <text:span text:style-name="T414">Точно! И вечно готовила те жуткие кастрюли к-картошки с луком</text:span>—</text:p>
      <text:p text:style-name="P73">– <text:span text:style-name="T415">И с салом! Маленькие кусочки сала</text:span>—</text:p>
      <text:p text:style-name="P74">– <text:span text:style-name="T416">Вот видишь, видишь? Такое </text:span><text:span text:style-name="T33">не может</text:span><text:span text:style-name="T416"> быть случайностью! Они проводят конкурс на Мать Года, кормление грудью, смена пелёнок, </text:span><text:span text:style-name="T33">засекают время</text:span><text:span text:style-name="T416">, кастрюльные соревнования, </text:span><text:span text:style-name="T33">ja</text:span><text:span text:style-name="T416">—а ближе к концу начинают пользоваться </text:span><text:span text:style-name="T33">детьми</text:span><text:span text:style-name="T416">.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416">что только вздумается. Удачи, мой мальчик». Пистолеты заряжены холостыми, </text:span><text:span text:style-name="T33">natürlich</text:span><text:span text:style-name="T416">,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33">мило</text:span><text:span text:style-name="T416"> было со стороны Мамочки разрушить твой роман с тем длинноволосым поэтом?» «Как видно, вы с матерью, э, </text:span><text:span text:style-name="T33">очень близки</text:span><text:span text:style-name="T416">, Герман. Помнишь как она застала тебя </text:span><text:span text:style-name="T33">мастурбирующим в её перчатку</text:span><text:span text:style-name="T416">?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33">Тристана и Изольду.</text:span></text:p>
      <text:p text:style-name="P241"><draw:frame draw:style-name="fr1" draw:name="Image10" text:anchor-type="paragraph" svg:width="6.9252in" svg:height="0.3661in" draw:z-index="0"><draw:image xlink:href="Pictures/1000000000000B720000009B428C9716555D8079.png" xlink:type="simple" xlink:show="embed" xlink:actuate="onLoad" loext:mime-type="image/png"/></draw:frame></text:p>
      <text:p text:style-name="P192"><text:s/>Они вышли в остатки сумерек. Просто сонный летний вечер в Пенемюнде. <text:span text:style-name="T417">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198">Ночь наступила, когда они двинулись. Вглубь острова направляется <text:span text:style-name="T493">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75">– <text:span text:style-name="T419">Это по моим обезьянам стреляют?</text:span>– <text:span text:style-name="T418">заводится Хафтунг.</text:span>– <text:span text:style-name="T419">Они по 2000 марок за штуку. Как мне вообще получить возмещение?</text:span></text:p>
      <text:p text:style-name="P193">Мышиное семейство стремглав перебегают поперёк путей, ещё и наступили Слотропу на ногу. «<text:span text:style-name="T420">Я ожидал просто бескрайнее кладбище. Похоже, вряд ли».</text:span> </text:p>
      <text:p text:style-name="P76">– <text:span text:style-name="T421">Когда мы приехали, то расчистили сколько необходимо,</text:span>– <text:span text:style-name="T422">вспоминает Нэриш.</text:span>– <text:span text:style-name="T422">Большая част осталась</text:span>—<text:span text:style-name="T422">лес, жизнь… тут наверно до сих пор олени водятся, где-нибудь. Такие здоровые с тёмными рогами. И птицы</text:span>—<text:span text:style-name="T423">бекасы, лысухи, дикие гуси</text:span>—<text:span text:style-name="T424">шум испытаний отпугивал их к морю, но они всегда возвращались, когда утихнет.</text:span></text:p>
      <text:p text:style-name="P194"><text:soft-page-break/>Пока они шли к аэродрому пришлось дважды рассыпаться по лесу, <text:span text:style-name="T425">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195">Через полосу леса, а затем <text:span text:style-name="T426">осторожно </text:span>на открытое поле аэродрома. <text:span text:style-name="T427">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196">Они пересекли гудрон до дороги <text:span text:style-name="T428">и затаились в дренажном кювете прислушиваясь к движению. Вдруг, слева, жёлтые огни <text:s/>взлётной полосы вспыхивают, двойной ряд их цепочкой к морю, яркость пару раз подскочила и спала, пока <text:s/>устабильнилась. «Кто-то прилетает»,– пытается угадать Слотроп. </text:span></text:p>
      <text:p text:style-name="P77">– <text:span text:style-name="T429">Скорее улетает,</text:span>– <text:span text:style-name="T430">отрезал Нэриш.</text:span>– <text:span text:style-name="T430">Нам надо поторопиться.</text:span></text:p>
      <text:p text:style-name="P197">Вернувшись в сосновые леса теперь, направляясь по укатанной грунтовке к Испытательно<text:span text:style-name="T528">й</text:span> <text:span text:style-name="T528">Установке</text:span> VII, они начали собирать заблудившихся девушек и шимпанзе. <text:span text:style-name="T431">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майора. И мотор на ходу». </text:span><text:s/><text:span text:style-name="T432">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78">– <text:span text:style-name="T433">Кажется так и есть,</text:span>– <text:span text:style-name="T433">Слотроп немного нервничает.</text:span></text:p>
      <text:p text:style-name="P79">– <text:span text:style-name="T434">Шш.</text:span>– <text:span text:style-name="T434">Звук самолёта, одномоторного истребителя, что кружит для захода на посадку низко над соснами. «Времени мало».</text:span>– <text:span text:style-name="T435">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80">– <text:span text:style-name="T436">Титьки с жопой,</text:span>– <text:span text:style-name="T436">бормочут девушки,</text:span>– <text:span text:style-name="T436">титьки с жопой. Вот и всё зачем мы понадобились.</text:span></text:p>
      <text:p text:style-name="P81">– <text:span text:style-name="T437">А ну, позатыкались быстро,</text:span>– <text:span text:style-name="T438">рычит Хафтунг, в своей обычной манере обращения с вспомогательным контингентом.</text:span></text:p>
      <text:p text:style-name="P82">– <text:span text:style-name="T439">Тем временем,</text:span>– <text:span text:style-name="T439">продолжает Нэриш,</text:span>– <text:span text:style-name="T439">Слотроп и я зайдём внутрь за Шпрингером. Когда он будет с нами постараемся вызвать их огонь. Это будет </text:span><text:span text:style-name="T34">вам</text:span><text:span text:style-name="T439"> сигналом ломиться прочь как от чёрта.</text:span></text:p>
      <text:p text:style-name="P83">–<text:span text:style-name="T439"> Ну, ещё как откроют огонь,</text:span>– <text:span text:style-name="T440">грит Слотроп.</text:span>– <text:span text:style-name="T440">а и как насчёт такого?</text:span>– <text:span text:style-name="T440">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84">– <text:span text:style-name="T441">Но это пойло вряд ли даже загорится.</text:span></text:p>
      <text:p text:style-name="P85">– <text:span text:style-name="T441">Но они-то будут думать, что это бензин,</text:span>– <text:span text:style-name="T442">начинает ощипывать страусиные перья с костюма ближайшей к нему девушки.</text:span>– <text:span text:style-name="T443">И только представьте насколько увереннее </text:span><text:span text:style-name="T35">мы</text:span><text:span text:style-name="T443"> будем себя чувствовать.</text:span></text:p>
      <text:p text:style-name="P86">– <text:span text:style-name="T444">Феликс,</text:span>– <text:span text:style-name="T444">кларнетист спрашивает музыканта с тубой.</text:span>– <text:span text:style-name="T444">Во что мы вляпались?</text:span>– <text:span text:style-name="T445">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36">Zitz und Arsch,</text:span><text:span text:style-name="T445"> вниз по склону.</text:span></text:p>
      <text:p text:style-name="P87"><text:soft-page-break/>– <text:span text:style-name="T446">Так что мы представляем внушительную угрозу,</text:span>– <text:span text:style-name="T446">шепчет Нэриш.</text:span>– <text:span text:style-name="T446">Нужны будут спички. У кого-нибудь есть спички?</text:span></text:p>
      <text:p text:style-name="P88">– <text:span text:style-name="T447">Не у меня.</text:span></text:p>
      <text:p text:style-name="P88">– <text:span text:style-name="T447">И у меня нет.</text:span></text:p>
      <text:p text:style-name="P89">– <text:span text:style-name="T448">От же ж, в зажигалке кремень кончился.</text:span></text:p>
      <text:p text:style-name="P90">– <text:span text:style-name="T4">Kot</text:span>,– <text:span text:style-name="T449">Нэриш всплескивает руками,</text:span>– <text:s/><text:span text:style-name="T4">Kot,</text:span>– <text:span text:style-name="T449">отходя между деревьев, где сталкивается с Феликсом и его тубой.</text:span>– <text:span text:style-name="T449">Ты тоже совсем без спичек.</text:span></text:p>
      <text:p text:style-name="P91">– <text:span text:style-name="T449">У меня зажигалка Зиппо,</text:span>– <text:span text:style-name="T450">отвечает Феликс,</text:span>– <text:span text:style-name="T450">и две сигары Корона, из клуба Американских офицеров в</text:span>—</text:p>
      <text:p text:style-name="P199"><text:span text:style-name="T451">Минуту спустя</text:span>. <text:span text:style-name="T452">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200">И вот он Нэриш, что когда-то ракетой управлял. И каждый день в Полдень Ракеты смерть в небо запускал…. <text:span text:style-name="T453">Хотя Нэришу удалось, в своё время, избежать почти всё это.</text:span></text:p>
      <text:p text:style-name="P201">Фактически, не случалось ещё двум людям с таким неподходящим снаряжением приближаться к <text:s/>пресвятому Центру, <text:span text:style-name="T454">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202">Подхождение-к-Святому-Центру скоро станет Зонным спортом номер один. <text:span text:style-name="T455">Его благоуханный расцвет не за горами. Скоро всё больше чемпионов, экспертов, заклинателей всех мастей и 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203">Слотроп, как уже отмечалось, во всяком случае ещё в эру <text:span text:style-name="T4">Анубиса</text:span>, начал редеть, рассеиваться. «<text:span text:style-name="T456">Плотность личности»,–Курт Мондауген в своём кабинете в Пенеюнде, не так уж во многих шагах отсюда, формулируя Закон, что однажды буде носить его имя,– «прямо пропорциональна ширине темпорального охвата».</text:span></text:p>
      <text:p text:style-name="P204">«<text:span text:style-name="T457">Ширина темпорального охвата» это ширина твоего настоящего, твоё </text:span><text:span text:style-name="T37">сейчас</text:span><text:span text:style-name="T457">.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37">тут</text:span><text:span text:style-name="T457"> делаешь, у подножия этой колоссальной загнутой насыпи….</text:span></text:p>
      <text:p text:style-name="P93">– <text:span text:style-name="T458">Э,</text:span>– <text:span text:style-name="T458">развесив губы оборачивается он к Нэришу,</text:span>– <text:span text:style-name="T458">что мы вообще…</text:span></text:p>
      <text:p text:style-name="P92">– <text:span text:style-name="T459">Что мы что?</text:span></text:p>
      <text:p text:style-name="P92">– <text:span text:style-name="T459">Что?</text:span></text:p>
      <text:p text:style-name="P93">– <text:span text:style-name="T460">Ты сказал <text:s/></text:span>‘<text:span text:style-name="T460">Что мы вообще...</text:span>’ <text:span text:style-name="T460">и остановился.</text:span></text:p>
      <text:p text:style-name="P93">– <text:span text:style-name="T460">О. Так, пошутил.</text:span></text:p>
      <text:p text:style-name="P205">Что касается Нэриша, он слишком поглощён делом. <text:span text:style-name="T461">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38">самый первый раз</text:span><text:span text:style-name="T461">, и с той поры это станет абсолютной потребностью, направляющей целью… х-х-х-</text:span><text:span text:style-name="T38">хлысть </text:span><text:span text:style-name="T462">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text:span><text:soft-page-break/><text:span text:style-name="T462">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206">Нет, но даже это всего лишь пролетает мельком через какую-то часть рельефа Слотропиановской <text:s/>доли мозга <text:span text:style-name="T463">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39">ой-мне-дошло</text:span><text:span text:style-name="T463">,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207">Слотроп <text:span text:style-name="T465">при</text:span>слуш<text:span text:style-name="T465">ив</text:span>ает<text:span text:style-name="T465">ся к</text:span> перипатетическую туб<text:span text:style-name="T465">е</text:span> <text:span text:style-name="T464">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208">Нэриш, кожаное пугало, стара<text:span text:style-name="T466">ясь</text:span> игнорировать поведение Слотропа, <text:span text:style-name="T466">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94">– <text:span text:style-name="T467">О, да я подумал это бензин, но они ж ведь поддельные, так что это просто водка, правда?</text:span></text:p>
      <text:p text:style-name="P209">Но по ту сторону насыпи, внизу на арене, <text:span text:style-name="T468">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трепещет жертва, перебирает чётки, стучит по дереву, избегая любого Готового Слова. Неужто это никогда не придёт за тобой, теперь?</text:span></text:p>
      <text:p text:style-name="P219">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210">Они проталкиваются через ветви сосен и снова вниз, <text:span text:style-name="T469">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211">Они прошли полпути вдоль <text:span text:style-name="T470">склона</text:span> к <text:span text:style-name="T470">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95">– <text:span text:style-name="T471">Прошу прощения,</text:span>– <text:span text:style-name="T472">хотя это вышло не слишком спокойно.</text:span></text:p>
      <text:p text:style-name="P96">– <text:span text:style-name="T473">О, ничего страшного,</text:span>– <text:span text:style-name="T473">с Русским акцентом,</text:span>– <text:span text:style-name="T474">я не пострадал.</text:span>– <text:span text:style-name="T475">Он выпроваживает Слотропа обратно, о, </text:span><text:span text:style-name="T45">сволочного</text:span><text:span text:style-name="T475"> вида младший сержант вам тут, под два метра ростом.</text:span></text:p>
      <text:p text:style-name="P97">– <text:span text:style-name="T476">Ну, так</text:span>— <text:span text:style-name="T476">и тут к ним подходит Нэриш.</text:span></text:p>
      <text:p text:style-name="P98">– <text:span text:style-name="T477">О,</text:span>– <text:span text:style-name="T477">Нэриш моргая глядит на охрану.</text:span>– <text:span text:style-name="T478">Сержант, вы не слышите музыку? Почему вы не в Здании для Собраний, со своими товарищами? Там, как понимаю, несколько горячих </text:span><text:span text:style-name="T40">fräuleins</text:span><text:span text:style-name="T478"> </text:span><text:soft-page-break/><text:span text:style-name="T478">развлекают их,</text:span>– <text:span text:style-name="T479">подпихивает локотком,</text:span>– <text:span text:style-name="T479">в самом обворожительном состоянии полуодетости, к тому же.</text:span></text:p>
      <text:p text:style-name="P99">– <text:span text:style-name="T480">Не сомневаюсь, это всё совершенно божественно,</text:span>– <text:span text:style-name="T481">отвечает сержант,</text:span>– <text:span text:style-name="T481">для </text:span><text:span text:style-name="T41">кое-кого</text:span><text:span text:style-name="T481">.</text:span></text:p>
      <text:p text:style-name="P100">– <text:s/><text:span text:style-name="T4">Kot</text:span>...– <text:span text:style-name="T482">время тактических манёвров истекло.</text:span></text:p>
      <text:p text:style-name="P100">– <text:span text:style-name="T483">И к тому же, это уже сверх </text:span><text:span text:style-name="T42">меры</text:span><text:span text:style-name="T483">.</text:span></text:p>
      <text:p text:style-name="P212">Со вздохом, Нэриш вскидывает свою бутылку и обрушивает её вниз, или ещё выше, <text:span text:style-name="T43">тресь</text:span><text:span text:style-name="T484"> сержанта по</text:span> затылк<text:span text:style-name="T484">у, сбивая с него подшлемник, только и всего. «Хулиганьё»– Русский, уже осерчавши, наклоняется подобрать свой головной убор.– «</text:span><text:span text:style-name="T43">Правда</text:span><text:span text:style-name="T484">, мне следует взять вас </text:span><text:span text:style-name="T43">обоих</text:span><text:span text:style-name="T484"> под арест».</text:span></text:p>
      <text:p text:style-name="P101">– <text:span text:style-name="T485">Хватит базарить,</text:span>– <text:span text:style-name="T485">рычит Слотроп, размахивая сигарой и «коктейлем Молотова»,</text:span>– <text:span text:style-name="T486">сдавай оружие, Иван, или я из тебя сделаю живую </text:span><text:span text:style-name="T44">сигнальную ракету</text:span><text:span text:style-name="T486">!</text:span></text:p>
      <text:p text:style-name="P102">– <text:span text:style-name="T487">Ты, </text:span><text:span text:style-name="T46">сволочь,</text:span><text:span text:style-name="T4">– </text:span><text:span text:style-name="T47">окрысился </text:span><text:span text:style-name="T488">сержант стаскивая свой ППШ чуть-чуть чересчур быстро</text:span>—<text:span text:style-name="T489">Слотроп уворачивается, целит свой привычный скорый пинок в пах, на этот раз промахивается, нно выбивает оружие, за которым у Нэриша хватает ума броситься. «Паскуды»,</text:span>– <text:span text:style-name="T490">скулит Русский,</text:span>– «<text:span text:style-name="T491">о, подлые, жуткие...»</text:span>– <text:span text:style-name="T491">убегая прочь в обступившую ночь.</text:span></text:p>
      <text:p text:style-name="P103">– <text:span text:style-name="T492">Две минуты,</text:span>– <text:span text:style-name="T492">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104">– <text:span text:style-name="T494">Бросай свой карандаш,</text:span>– <text:span text:style-name="T494">командует Слотроп.</text:span>– <text:span text:style-name="T494">Молодец, где тот майор Ждаев?</text:span></text:p>
      <text:p text:style-name="P105">– <text:span text:style-name="T495">Он на совещании. Если вы сообщите своё имя</text:span>—</text:p>
      <text:p text:style-name="P105">– <text:span text:style-name="T496">Наркотик,</text:span>– <text:span text:style-name="T496">кричит Нэриш,</text:span>– <text:span text:style-name="T496">они дали ему какой-то </text:span><text:span text:style-name="T48">наркотик</text:span><text:span text:style-name="T496">! Герхардт, Герхардт, ответь мне!</text:span></text:p>
      <text:p text:style-name="P213">Слотроп распознаёт симптомы: «<text:span text:style-name="T497">Это тот Натрий Амитал. Пройдёт. Надо уходить.</text:span></text:p>
      <text:p text:style-name="P214"><text:span text:style-name="T155">–</text:span> <text:span text:style-name="T498">Майор будет с минуты на минуту. Они наверху в караульном помещении, курят. По какому номеру он сможет позвонить вам?</text:span></text:p>
      <text:p text:style-name="P215">Слотроп проскользнул под одну руку Шпрингера, Нэриш под другую, <text:span text:style-name="T499">когда снаружи громко забарабанили в дверь.</text:span></text:p>
      <text:p text:style-name="P106">– <text:span text:style-name="T499">Курят? Что курят?</text:span></text:p>
      <text:p text:style-name="P107">– <text:span text:style-name="T49">Слотроп, нам сюда!</text:span></text:p>
      <text:p text:style-name="P107">– <text:span text:style-name="T500">О.</text:span>– <text:span text:style-name="T500">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108">– <text:span text:style-name="T501">Нам конец,</text:span>– <text:span text:style-name="T501">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109">– <text:span text:style-name="T502">Она ни капли не запнётся, гетероскоростная,</text:span>–<text:span text:style-name="T502"> орёт Герхардт фон Гёль.</text:span></text:p>
      <text:p text:style-name="P110">– <text:span text:style-name="T503">Попробуй сам идти,</text:span>– <text:span text:style-name="T503">Слотроп не на шутку пересрал, </text:span>–<text:span text:style-name="T503">давай, мэн, а то нам </text:span><text:span text:style-name="T50">жопа</text:span><text:span text:style-name="T503">!</text:span>– <text:span text:style-name="T504">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505">Чичерин! Привет.</text:span></text:p>
      <text:p text:style-name="P216">Они стоят обернувшись друг к другу, каждый в своём кругу света. <text:span text:style-name="T506">Слотроп вспоминает, что у него выигрышное положение. С полуизвиняющейся улыбкой, он он наводит дуло на них, идёт </text:span><text:soft-page-break/><text:span text:style-name="T506">поближе. Ждаев и Чичерин, после обсуждения, которое кажется нестерпимо долгим, решают, что им лучше поднять руки.</text:span></text:p>
      <text:p text:style-name="P111">– <text:span text:style-name="T507">Ракетмэн!</text:span></text:p>
      <text:p text:style-name="P111">– <text:s/><text:span text:style-name="T507">Как поживаешь?</text:span></text:p>
      <text:p text:style-name="P111">– <text:span text:style-name="T507">Что ты делаешь в такой Фашистской униформе?</text:span></text:p>
      <text:p text:style-name="P112">– <text:span text:style-name="T507">Ты прав. Пожалуй, перейду в Красную Армия,</text:span>– <text:s/><text:span text:style-name="T513">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112">– <text:span text:style-name="T508">Так может всё же разденетесь, парни? Слышь, Чичерин, как тебе понравился тот гашиш, между прочим?</text:span></text:p>
      <text:p text:style-name="P113">– <text:span text:style-name="T509">Ну,</text:span>– <text:span text:style-name="T509">стаскивая брюки,</text:span>– <text:span text:style-name="T509">мы щас собрались все там в </text:span><text:span text:style-name="T51">budka</text:span><text:span text:style-name="T509"> наверху, покурили… Ракетмэн, ты всегда фантастически вовремя. Ждаев, ну, разве он не что-то с чем-то?</text:span></text:p>
      <text:p text:style-name="P217">Слотроп выскальзывает из своего вечернего: «<text:span text:style-name="T510">Просто смотри, чтоб у тебя не вскочил сейчас, кореш.</text:span></text:p>
      <text:p text:style-name="P218"><text:span text:style-name="T155">–</text:span> <text:span text:style-name="T511">Я серьёзно. Это твой </text:span><text:span text:style-name="T52">Schwarzphänomen</text:span><text:span text:style-name="T511">.</text:span></text:p>
      <text:p text:style-name="P114">– <text:span text:style-name="T512">Брось дурить.</text:span></text:p>
      <text:p text:style-name="P115">– <text:span text:style-name="T513">Ты даже не догадываешься как. Ты пляшешь под его дудку. Мой постоянно пытается довести меня до погибели. Нам лучше обменяться </text:span><text:span text:style-name="T53">ими</text:span><text:span text:style-name="T513">, вместо униформы.</text:span></text:p>
      <text:p text:style-name="P116"><text:span text:style-name="T507"><text:s/>Процесс переодевания усложняется. Китель Ждаева с золото-звездными </text:span><text:span text:style-name="T54">pogoni </text:span><text:span text:style-name="T514">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515">Слотроп поясняет</text:span>– «<text:span text:style-name="T516">ты, Чичерин, изображаешь меня, пока майор этот</text:span>—» <text:span text:style-name="T517">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518">бормочет он Чичерину,</text:span>– «<text:span text:style-name="T518">я в тебя верю сейчас, но учти, у меня очень большой пассивный запас слов, разберу что ты говоришь».</text:span></text:p>
      <text:p text:style-name="P220">Чичерин не против, но сбит с толку: «Так я теперь буду кто?»</text:p>
      <text:p text:style-name="P117">– <text:span text:style-name="T519">О, блядь… слушай, просто пошли их проверить насосную снаружи, скажи, это срочно.</text:span>– <text:span text:style-name="T519">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118">– <text:span text:style-name="T520">Те обезьяны,</text:span>– <text:span text:style-name="T521">Чичерин трясёт головой.</text:span>– <text:span text:style-name="T521">Те </text:span><text:span text:style-name="T55">чёрные обезьяны</text:span><text:span text:style-name="T521">! Как ты мог догадаться, Ракетмэн? Конечно, ты ни при чём, это всё твой </text:span><text:span text:style-name="T55">Schwarzphänomen</text:span><text:span text:style-name="T521"> нарулил. Отличная деталь. Две из них посмотрели на меня через окно. Тут я подумал</text:span>—<text:span text:style-name="T522">ну, сам знаешь: я подумал, что ты думал, что я подумаю….</text:span></text:p>
      <text:p text:style-name="P221">Но к этому времени Слотроп уже за пределами слышимости. <text:span text:style-name="T523">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222">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524">составляемую</text:span> масс<text:span text:style-name="T524">ой щебечущего</text:span> <text:span text:style-name="T524">Герхарда</text:span> <text:span text:style-name="T524">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text:span><text:soft-page-break/><text:span text:style-name="T524">минут гуляет по историческому эллипсу, типа, а это вам парни моё анальное впечатление от А4….</text:span></text:p>
      <text:p text:style-name="P132">– А, да распроеби твою...– рычит Слотроп.</text:p>
      <text:p text:style-name="P133">– Торчаще зелёный конь планетоида и хуя,– кивает Шпрингер в ответ.</text:p>
      <text:p text:style-name="P223">Музыка и разговоры в Здании Собраний уже стихли, <text:span text:style-name="T525">их сменила неприятная тишина</text:span>. <text:span text:style-name="T526">Наконец выбрались наверх и в лес, где Шпрингер притискивает свой лоб к стволу дерева и начинает безудержно блевать.</text:span></text:p>
      <text:p text:style-name="P223"><text:span text:style-name="T155">– Нэриш, и мы подставляем свою жопу ради</text:span><text:span text:style-name="T5"> этого жлоба</text:span><text:span text:style-name="T155">?</text:span></text:p>
      <text:p text:style-name="P224">Однако Нэриш <text:span text:style-name="T527">занят жимами на живот своего друга: «Герхардт, ты в порядке? Чем тебе помочь?»</text:span></text:p>
      <text:p text:style-name="P134">– Прекрасно,– пёрхает Шпригер, блевотина стекает по подбородку. – Ахх. Какое облегчение!</text:p>
      <text:p text:style-name="P225">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529">й</text:span> Установк<text:span text:style-name="T529">и</text:span> Х, <text:span text:style-name="T530">и к морю</text:span>. <text:span text:style-name="T531">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text:span></text:p>
      <text:p text:style-name="P135">– Мне тоже,– он обнимает её.</text:p>
      <text:p text:style-name="P226">Взрывается адская катавасия<text:span text:style-name="T155">—</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119">– <text:span text:style-name="T532">Мы захватили один автомат и два пистолета,</text:span>– <text:span text:style-name="T533">шепчет Нэриш.</text:span>– <text:span text:style-name="T534">Они подойдут к нам с юга. Одному из нас надо вернуться и задержать их.</text:span>– <text:span text:style-name="T535">Он кивает и начинает проверять своё снаряжение.</text:span></text:p>
      <text:p text:style-name="P120">– <text:span text:style-name="T536">Ты чокнулся,</text:span>– <text:span text:style-name="T536">шипит Слотроп,</text:span>– <text:span text:style-name="T536">они убьют тебя.</text:span>– <text:span text:style-name="T536">Заваруха теперь повыше Испытательной Установки VII. Фары появляются, пара за парой, на той дороге.</text:span></text:p>
      <text:p text:style-name="P227">Нэриш похлопывает Шпрингера по подбородку. <text:span text:style-name="T537">Не ясно понимает ли Шпрингер кто это. «</text:span><text:span text:style-name="T56">Lebe wohl</text:span><text:span text:style-name="T537">»,–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121">– <text:span text:style-name="T538">Где корабль?</text:span>– <text:span text:style-name="T538">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228">Выстрелы наверху<text:span text:style-name="T155">—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122">– <text:span text:style-name="T539">Хмм, СЕЕС,</text:span>– <text:span text:style-name="T539">предполагает Феликс.</text:span></text:p>
      <text:p text:style-name="P122">– <text:span text:style-name="T539">Может они не точки,</text:span>– <text:span text:style-name="T539">грит тенор-саксофонист,</text:span>– <text:span text:style-name="T539">может они тире.</text:span></text:p>
      <text:p text:style-name="P123">– <text:span text:style-name="T540">Смешно,</text:span>–<text:span text:style-name="T540"> грит Отто,</text:span>– <text:span text:style-name="T540">тогда получается ОТТО.</text:span></text:p>
      <text:p text:style-name="P124">– <text:span text:style-name="T541">Так тебя зовут,</text:span>– <text:span text:style-name="T541">грит Хильда.</text:span></text:p>
      <text:p text:style-name="P125">– <text:span text:style-name="T541">Мать!</text:span>– <text:span text:style-name="T541">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542">Отто скачет вверх-вниз по топи.</text:span></text:p>
      <text:p text:style-name="P126">– <text:span text:style-name="T543">Эй, Нэриш,</text:span>– <text:span text:style-name="T544">Слотроп щурится пытаясь разглядеть того в свете, что всю дорогу был слишком слабым,</text:span>– <text:span text:style-name="T545">давай. Отходим.</text:span>– <text:span text:style-name="T545">Нет ответа. Но стрельба усиливается.</text:span></text:p>
      <text:p text:style-name="P229">С потушенными огнями, судно подходит на максимальной скорости, Фрау Граб решила протаранить Пенемюнде? <text:span text:style-name="T546">нет, теперь она даёт полный назад, визг подшипников, гейзеры пены от винтов, судно разворачивается с остановкой. </text:span></text:p>
      <text:p text:style-name="P127">– <text:span text:style-name="T547">Всем на борт,</text:span>– <text:span text:style-name="T547">рявкает она.</text:span></text:p>
      <text:p text:style-name="P230"><text:soft-page-break/>Слотроп всё кричит Нэришу. Фрау Гнаб жмёт на свой гудок. <text:span text:style-name="T548">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128">– <text:span text:style-name="T549">Они убьют нас.</text:span>– <text:span text:style-name="T549">Отто заталкивает Слотропа через борт, сам переваливается следом. Прожектора нашли и скрестились на них. Огонь усиливается</text:span>—<text:span text:style-name="T550">взбрызги и взбульки от воды, пули стучат о борт. </text:span></text:p>
      <text:p text:style-name="P129">– <text:span text:style-name="T551">Все тут?</text:span>– <text:span text:style-name="T551">клыки Фрау обнажились в ухмылке.</text:span>– <text:span text:style-name="T552">Отлично!</text:span>– <text:span text:style-name="T552">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130">– <text:span text:style-name="T553">Слышь, Феликс,</text:span>– <text:span text:style-name="T553">грит саксофонист,</text:span>– <text:span text:style-name="T553">как думаешь, может подвернуться халтура в Свинемюнде?</text:span></text:p>
      <text:p text:style-name="P130"/>
      <text:p text:style-name="P231">Джон Дилинджер, в конце, нашёл пару секунд странн<text:span text:style-name="T554">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57">пока, Блэки…</text:span><text:span text:style-name="T554">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57">ты</text:span><text:span text:style-name="T554"> таки Гейбл, гордая, блестящая, змеиная голова—помочь Дилинджеру продраться сквозь кусты, и чуть легче в смерть.</text:span></text:p>
      <text:p text:style-name="P232"><text:span text:style-name="T555">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58">Der Müde Tod</text:span><text:span text:style-name="T555">.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text:span><text:span text:style-name="T58">обе</text:span><text:span text:style-name="T555"> руки?—после бедного линейного Пенемюнде, разве кто-то его осудил бы?</text:span></text:p>
      <text:p text:style-name="P233">Даже не было необходимости знать План целиком… <text:span text:style-name="T556">нельзя же так много хотеть от кого-то… правда ведь? Эта стратегия добыть S-Gerät, по которой он делает всё, чтобы умереть сегодня, что он знает о </text:span><text:span text:style-name="T59">полных</text:span><text:span text:style-name="T556">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59">ja, ja… </text:span><text:span text:style-name="T60">но слишком поздно что-то менять….</text:span></text:p>
      <text:p text:style-name="P234"><text:span text:style-name="T557">Р</text:span>азве в программе S-Gerät в Нордхаузене был в своё время хоть намёк как много людей, <text:span text:style-name="T558">держав</text:span>, <text:span text:style-name="T558">фирм, сплетений интересов нахлынут после осуществления? Конечно, тогда ему польстило, что </text:span><text:soft-page-break/><text:span text:style-name="T558">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61">попёрла Удача!</text:span></text:p>
      <text:p text:style-name="P235">Но звонкое яркое <text:span text:style-name="T559">предвкушенье</text:span> в груди привело его сюда, <text:span text:style-name="T559">вместо всего: сюда, в эту трубу, не больше как на пригоршню оставшихся минут….</text:span></text:p>
      <text:p text:style-name="P236">Идея была в том, чтоб постоянно держаться<draw:frame draw:style-name="fr2" draw:name="Image11" text:anchor-type="char" svg:x="5.4898in" svg:y="0.7591in" svg:width="0.3346in" svg:height="0.1764in" draw:z-index="1"><draw:image xlink:href="Pictures/10000201000000390000001E89DDC89C2F1EAD69.png" xlink:type="simple" xlink:show="embed" xlink:actuate="onLoad" loext:mime-type="image/png"/></draw:frame> фиксированного количества, А. <text:span text:style-name="T560">Иногда ты использовал диодный мост настроенный на определённую частоту, A</text:span><text:span text:style-name="T561">t</text:span><text:span text:style-name="T160">, гудящую, тяжёлую предзнаменованием, </text:span><text:span text:style-name="T161">внутри электронных коридоров… </text:span><text:span text:style-name="T162">пока снаружи, в соответствии с традицией в этих делах, </text:span><text:span text:style-name="T163">где-то будет собираться количество В, нарастать, по мере того как Ракета набирает скорость. </text:span><text:span text:style-name="T164">И так до назначенной для Brennschluss <text:s/>скорости, <text:s text:c="33"/>загнанная как всякая крыса электрошоком в этот узкий лабиринт </text:span><text:span text:style-name="T165">открытого пространства</text:span><text:span text:style-name="T159">—</text:span><text:span text:style-name="T166">да, радиосигналы с земли будут входить в тело Ракеты, </text:span><text:span text:style-name="T167">и следуя рефлексу</text:span><text:span text:style-name="T159">—</text:span><text:span text:style-name="T168">буквально электросигналам пробегающим по рефлекторной дуге</text:span><text:span text:style-name="T159">—</text:span><text:span text:style-name="T168">контрольные поверхности </text:span><text:span text:style-name="T169">прощёлкиваются, </text:span><text:span text:style-name="T170">направить тебя обратно на курс в тот момент, когда </text:span><text:span text:style-name="T171">ты начал отклоняться </text:span><text:span text:style-name="T172">(как мог ты не сместиться, </text:span><text:span text:style-name="T173">на такой высоте, в ту блистающую небрежность, </text:span><text:span text:style-name="T174">покорённый ветром, чисто высотой… </text:span><text:span text:style-name="T175">невообразимым пламенем у тебя под ногами)…</text:span><text:span text:style-name="T172"> </text:span><text:span text:style-name="T176">так что для этого строго контролируемого пролёта, всё держалось </text:span><text:span text:style-name="T177">на острейшем, самом болезненном предчу</text:span><text:span text:style-name="T178">в</text:span><text:span text:style-name="T177">ствии, </text:span><text:span text:style-name="T178">с В постоянно растущим, так ощутимо вздымающимся, как приливная волна, </text:span><text:span text:style-name="T179">что обездвиживает всякое мелкое создание, оттачивая воздух до холодного посвиста…. </text:span><text:span text:style-name="T180">Твоё количество А—</text:span><text:span text:style-name="T181">блистающее, постоянное А, унесённое как должно быть когда-то </text:span><text:span text:style-name="T182">за тридяветь земель среди ночи Грааль, </text:span><text:span text:style-name="T183">со своим давнишним солдафонски оголённым юмором… </text:span><text:span text:style-name="T184">и однажды утром на широкой верхней губе сталист</text:span><text:span text:style-name="T185">о-</text:span><text:span text:style-name="T184">шерст</text:span><text:span text:style-name="T185">яная седина </text:span><text:span text:style-name="T157">двухдневной щетины,</text:span><text:span text:style-name="T185"> роковой, ужасный знак, </text:span><text:span text:style-name="T186">он брился начисто ежесуточно, что означало это </text:span><text:span text:style-name="T158">настал</text:span><text:span text:style-name="T186"> Последний День</text:span><text:span text:style-name="T159">—</text:span><text:span text:style-name="T187">и, опять-таки, только лишь угрюмым шестым чувством, настолько же гадательно, </text:span><text:span text:style-name="T188">как</text:span><text:span text:style-name="T187"> и </text:span><text:span text:style-name="T189">чисто </text:span><text:span text:style-name="T187">восприятием, </text:span><text:span text:style-name="T188">что В с Множествеными Индексами </text:span><text:span text:style-name="T190">уже тут, </text:span><text:span text:style-name="T189">сразу за электро</text:span><text:span text:style-name="T190">н</text:span><text:span text:style-name="T189">ным горизонтом, </text:span><text:span text:style-name="T191">действительно нарастает приближаясь, </text:span><text:span text:style-name="T192">возможно на этот раз как «В</text:span><text:span text:style-name="T562">iw</text:span><text:span text:style-name="T192">», </text:span><text:span text:style-name="T193">угол прецессии гироскопа, надвигается невидимо, но ощутимо, </text:span><text:span text:style-name="T194">жутко возбуждающе, </text:span><text:span text:style-name="T195">по металлической раме к углу A</text:span><text:span text:style-name="T563">iw</text:span><text:span text:style-name="T195"> </text:span><text:span text:style-name="T196">(так установлены тебе контакты: </text:span><text:span text:style-name="T197">замыкаться, ты должен понять, именно при таком угловом значении</text:span><text:span text:style-name="T196">). </text:span><text:span text:style-name="T197">Или как «В</text:span><text:span text:style-name="T564">iL</text:span><text:span text:style-name="T197">», </text:span><text:span text:style-name="T198">другое</text:span><text:span text:style-name="T197"> интегрирование, </text:span><text:span text:style-name="T199">не по значениям гироскопа, но </text:span><text:span text:style-name="T200">по необработанным показателям самого тока, </text:span><text:span text:style-name="T201">истекающего из движимой катушки между полюсами, «</text:span><text:span text:style-name="T202">скованный» маятник… </text:span><text:span text:style-name="T203">им так это представлялось, в Группе Разработки, </text:span><text:span text:style-name="T204">условия </text:span><text:span text:style-name="T206">принуждённости</text:span><text:span text:style-name="T204">, </text:span><text:span text:style-name="T205">запретности… </text:span><text:span text:style-name="T207">отношение к своему аппаратному обеспечению было </text:span><text:span text:style-name="T208">более жестоким и солдафонским, о чём большинство инженеров и помечтать не могли… </text:span><text:span text:style-name="T209">Они и вправду чувствовались как подкованная шипами элита, Дривелинг, и Шмайл, </text:span><text:span text:style-name="T210">с флуоресцентными лампами отблескивающими на его голом лбу ночь за ночью… </text:span><text:span text:style-name="T211">Внутри своих мозгов </text:span><text:span text:style-name="T212">они разделяли общий давний-предавний электро-декор—</text:span><text:span text:style-name="T213">стеклянные переменные конденсаторы, керосин как диэлектрик, медные платы и эбонитовые крышки, </text:span><text:span text:style-name="T214">Цейссовские гальванометры </text:span><text:span text:style-name="T215">с тысячами болтиком мелкой резбы для настройки, </text:span><text:span text:style-name="T216">миллиамперметры от Сименса</text:span><text:span text:style-name="T215"> </text:span><text:span text:style-name="T217">на шиферных основах, </text:span><text:span text:style-name="T218">терминалы с дизайном из </text:span><text:span text:style-name="T219">Р</text:span><text:span text:style-name="T218">имских цифр, </text:span><text:span text:style-name="T219">Стандартные Омметры </text:span><text:span text:style-name="T220">с марганцевой проволокой в смазке, старый Gülcher Thermosäule термо-электрический генератор </text:span><text:span text:style-name="T222">что работал от пара отопления</text:span><text:span text:style-name="T220">, выда</text:span><text:span text:style-name="T222">вал</text:span><text:span text:style-name="T220"> 4 вольта, </text:span><text:span text:style-name="T221">никель и сурьма, </text:span><text:span text:style-name="T223">азбестные воронки сверху, слюдяные трубки….</text:span></text:p>
      <text:p text:style-name="P237"><text:soft-page-break/><text:span text:style-name="T223">Р</text:span><text:span text:style-name="T156">азве не была та жизнь приличнее гангстерства? </text:span><text:span text:style-name="T224">Дружба чище… не такая кручёная, во всяком случае…. </text:span><text:span text:style-name="T225">Там мы видели что как сочетается… </text:span><text:span text:style-name="T226">механизмы сами определяли это… </text:span><text:span text:style-name="T227">всё было так ясно тогда, </text:span><text:span text:style-name="T228">паранойя была лишь для врага, </text:span><text:span text:style-name="T229">и </text:span><text:span text:style-name="T228">никогда </text:span><text:span text:style-name="T229">для своих….</text:span></text:p>
      <text:p text:style-name="P131"><text:span text:style-name="T229">– </text:span><text:span text:style-name="T230">А как же SS?</text:span></text:p>
      <text:p text:style-name="P243">– О, они были врагом, я бы сказал… [Смех.]</text:p>
      <text:p text:style-name="P238"><text:span text:style-name="T230">Н</text:span><text:span text:style-name="T156">ет, Клаус, не расслабляйся, пожалуйста, никаких мечтаний о добреньком Советском допросе, что закончится в какой-то горностаевой постели, </text:span><text:span text:style-name="T231">в каком-то водочно-ароматном ступоре, ты знаешь это глупо….</text:span></text:p>
      <text:p text:style-name="P239"><text:span text:style-name="T231">В, </text:span><text:span text:style-name="T156">В-индекс-Н-для Нэриш, </text:span><text:span text:style-name="T232">почти тут</text:span><text:span text:style-name="T159">—</text:span><text:span text:style-name="T233">вот-вот прожгут сквозь последнюю шепчущую ширму </text:span><text:span text:style-name="T234">сравняться с «А»</text:span><text:span text:style-name="T159">—</text:span><text:span text:style-name="T234">сравнять </text:span><text:span text:style-name="T235">единственный кусочек себя с оставленным ими,</text:span><text:span text:style-name="T236">чтобы миновать этот миг, </text:span><text:span text:style-name="T237">минимальная куколка </text:span><text:span text:style-name="T238">Германского стирола, менее подлинная, чем все прежние «я»… </text:span><text:span text:style-name="T239">количество, которым можно пренебречь в этом последнем свете… </text:span><text:span text:style-name="T240">эта дробь сапог охотников, и </text:span><text:span text:style-name="T241">хорошо</text:span><text:span text:style-name="T240"> смазанных </text:span><text:span text:style-name="T241">оружейных затворов</text:span><text:span text:style-name="T240">….</text:span></text:p>
      <text:p text:style-name="P244"><draw:frame draw:style-name="fr1" draw:name="Image12" text:anchor-type="paragraph" svg:width="6.9252in" svg:height="0.3661in" draw:z-index="2"><draw:image xlink:href="Pictures/1000000000000B720000009B428C9716555D8079.png" xlink:type="simple" xlink:show="embed" xlink:actuate="onLoad" loext:mime-type="image/png"/></draw:frame></text:p>
      <text:p text:style-name="P245">И тут Енцин, <text:span text:style-name="T565">Андреас и Кристиан, прямо тебе Смит, Кляйн &amp; Френч, вламываются в подвальную комнатушку—полевые серые ранцы, плетёные туфли, низ штанов подвёрнут, руки блестят от машинного масла и солидола, потряхивают для острастки карабинами. Но никого из Пустых тут, чтоб на них посмотрели.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подпись, их вызов.</text:span></text:p>
      <text:p text:style-name="P246">– <text:span text:style-name="T566">Где она</text:span>—,– <text:span text:style-name="T567">Кристиан вот-вот обернётся берсерком. Одно неверное слово и он сорвётся отсюда, убить всякого Пустого что подвернётся. Мария, его сестра, возможно уже</text:span>—</text:p>
      <text:p text:style-name="P247">– <text:span text:style-name="T568">Нам лучше,</text:span>– <text:span text:style-name="T568">Енцин уже повернулся на выход,</text:span>– <text:span text:style-name="T568">к её, э... мужу, знаешь….</text:span></text:p>
      <text:p text:style-name="P248">– <text:span text:style-name="T569">К Павлу.</text:span>– <text:span text:style-name="T569">Кристиан хочет видеть его глаза, но Енцин не обернулся.</text:span></text:p>
      <text:p text:style-name="P366">У Павла с Марией должен был родиться ребёнок. <text:span text:style-name="T570">Тогда Иосиф Омбинди и его люди начали являться с посещениями. Они научились этому стервятничеству от Христианских миссионеров. У них составлены списки всех женщин в пригодном для деторождения возрасте. Кажд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span></text:p>
      <text:p text:style-name="P249">– <text:span text:style-name="T571">Нефтеочистительный,</text:span>– <text:span text:style-name="T571">предполагает Андреас Орукамбе.</text:span></text:p>
      <text:p text:style-name="P249">– <text:span text:style-name="T571">Точно? Он же зарок дал.</text:span></text:p>
      <text:p text:style-name="P250">– <text:span text:style-name="T572">Теперь, может, и развязал.</text:span>– <text:span text:style-name="T572">Брат девушки уставился на него играя желваками. Енцин, старый ублюдок, </text:span><text:span text:style-name="T62">тебе уж и впрямь ничего не доходит</text:span><text:span text:style-name="T572">….</text:span></text:p>
      <text:p text:style-name="P367">Они вновь садятся на свои мотоциклы и снова в путь. <text:span text:style-name="T573">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pan><text:span text:style-name="T63">Schwarzkommando</text:span><text:span text:style-name="T573"> верхом на мотоциклах без глушителей с рёвом проносятся в эту ночь.</text:span></text:p>
      <text:p text:style-name="P370">Разделения не прекращаются. Каждая из альтернативных Зон гонит прочь от всех остальных, с предрешённым ускорением, сдвиг красной части спектра, разбегание от Центра. С каждым днём мифичное возвращение из грёз Енцина выглядит всё менее возможным. Когда-то требовалось знание униформ, знаков различия, маркировку самолётов, для соблюдения границ. Но к нынешнему моменту слишком много выборов было уже сделано. Единый корень утрачен, ещё в майском опустошении. У каждой птахи теперь собственная ветка, и каждая из них есть Зона. <text:s/></text:p>
      <text:p text:style-name="P368"><text:soft-page-break/><text:span text:style-name="T574">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тор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сообщения, декламирует: «Освободите улицу. Расходитесь по своим домам». Освободите у—расходитесь по своим </text:span><text:span text:style-name="T64">что</text:span><text:span text:style-name="T574">? Тут какая-то ошибка, это должно бытьь для другого города….</text:span></text:p>
      <text:p text:style-name="P369"><text:span text:style-name="T4">Фрр</text:span> под нефтяной трубой на опорах <text:span text:style-name="T575">сбегающих вниз налево к воде теперь, громадные стянутые болтами фланцы над головой смягчённые ржавчиной и промасленной грязью. </text:span><text:span text:style-name="T65">Далеко</text:span><text:span text:style-name="T575"> по гавани движется нефтяной танкер поколыхивается безмятежно как паутина звёзд... </text:span><text:span text:style-name="T65">Вж</text:span><text:span text:style-name="T66">и</text:span><text:span text:style-name="T65">ик</text:span><text:span text:style-name="T575"> вверх по склону в сторону бастиона из обрезанных, запутанных, сплавленных и обожжённый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перенастроено», ну-ка?</text:span></text:p>
      <text:p text:style-name="P371">Тут не то, чтобы озар<text:span text:style-name="T577">ило</text:span>, нет, но <text:span text:style-name="T4">прор</text:span><text:span text:style-name="T67">валось</text:span>, <text:span text:style-name="T576">как тот свет», что прорвётся однажды ночью в слишком глубокий час, чтоб враз смог объяснить с чего бы это—тут нахлынуло на Енцина то, чтоо кажется ему необычайным пониманием. Этот змеящийся навал шлака, в который он вот-вот врежется, этот бывший перегонный, Jamf Ölfabriken WerkeAG, </text:span><text:span text:style-name="T68">вовсе даже не развалина. Тут всё в отличном рабочем состоянии. </text:span><text:span text:style-name="T578">Лишь в ожидании <text:s/>нужных подключений, и пуска… модифицировано, очень чётко, </text:span><text:span text:style-name="T69">нарочно</text:span><text:span text:style-name="T578"> бомбардировкой, которая никогда не была враждебной, но частью плана обеих сторон—«</text:span><text:span text:style-name="T69">сторон</text:span><text:span text:style-name="T578">?»—давно согласованного… да и теперь что если мы—хорошо, скажем, что мы это какие тут есть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ну мы предположили—</text:span><text:span text:style-name="T69">natürlich</text:span><text:span text:style-name="T578">!—что этот свято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что же ещё? Её симметрии, скрытые состояния, хитроумие её, околдовали и ввели в соблазн нас, пока истинный Текст застыл, где-то ещё в своей затемнённости, в нашей темноте… даже в этой дали от Юго-Западной нас не может миновать древняя трагедии потерянных посланий, проклятье, от которого нам не избавиться вовек….</text:span></text:p>
      <text:p text:style-name="P372">Но, если я гоню через него, Действительный Текст, <text:span text:style-name="T582">в эту минуту, если так и есть… или если я сегодня проехал мимо него где-то в опустошении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призвать специальные механизмы в виде бомбардировщиков 8-й АВС да «Союзнические» самолёты все, в конечном счёте, IG-продукт, посредством Директора Круппа,через его Английские сцепки—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pan><text:span text:style-name="T70">именно такие руины </text:span><text:span text:style-name="T582">вокруг таким образом расшифровывая Текст, таким образом шифруя, перешифровывая, перерасшифровывая святой Текст… Если это в рабочем состоянии, в чём его назначение? Инженеры строившие это как нефтеперегонный понятия не имели о дальнейших шагах. Их объект «сдан», можно забыть. </text:span></text:p>
      <text:p text:style-name="P373">И следовательно эта Война никак и никогда не была политической, политика просто спектакль, для отвода гла<text:span text:style-name="T583">з</text:span> народам… <text:span text:style-name="T583">втайне, вместо этого всё диктовалось потребностями технологии… заговором между людскими созданиями и техникой, чем-то нуждавшимся в энерго-вспышке война, криками, «К чёрту деньги, само существование <text:s/>[вставь название державы] под угрозой!», что скорее всего означали,</text:span><text:span text:style-name="T71"> вот-вот рассвет</text:span><text:span text:style-name="T72">ёт</text:span><text:span text:style-name="T71">, мне нужна моя порция ночной крови, </text:span><text:soft-page-break/><text:span text:style-name="T71">моё финансирование, финансирование, ахх, ещё, ещё</text:span><text:span text:style-name="T583">….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text:span></text:p>
      <text:p text:style-name="P374">Да но Технология всего лишь реагирует <text:span text:style-name="T584">(как часто этот довод повторялся, упрямый и унылый как редукция по Гауссу, среди </text:span><text:span text:style-name="T73">Schwarzkommando</text:span><text:span text:style-name="T584"> особенно помоложе): «Очень красивая болтовня, что ухватил чудище за хвост, но ты думаешь у нас была б Ракета если бы кто-то, некий определённый кто-то, имеющий имя, имеющий член, не захотел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ая элита, у которых ни малейшего права быть там, где они—»</text:span></text:p>
      <text:p text:style-name="P375">Вот где мы должны искать источники власти, <text:span text:style-name="T585">и схемы распределения, о которых нам никогда не говорили, маршруты власти о которых наши учителя и слыхом не слыхивали, либо их предупрежда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исчисли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text:span></text:p>
      <text:p text:style-name="P376">А если это не именно Jamf Ölfabriken Werke? <text:span text:style-name="T586">Что если это заводы Круппа в Эссене, что если это Blohm&amp;Voss прямо здесь, в Гамбурге, или какая-то другая «понарошку» развалина, в другом городе? Другой </text:span><text:span text:style-name="T74">стране</text:span><text:span text:style-name="T586">? ЙАААГГГГХХХХХ!</text:span></text:p>
      <text:p text:style-name="P377">Да, такой вот стимулирующий разговор, <text:span text:style-name="T587">да Енцин лопает излишки Нацистского Первитина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text:span></text:p>
      <table:table table:name="Table1" table:style-name="Table1">
        <table:table-column table:style-name="Table1.A"/>
        <table:table-column table:style-name="Table1.B"/>
        <table:table-row>
          <table:table-cell table:style-name="Table1.A1" office:value-type="string">
            <text:p text:style-name="P567">Типа рояля</text:p>
            <text:p text:style-name="P567">Оджи</text:p>
            <text:p text:style-name="P567">Кармайкла</text:p>
            <text:p text:style-name="P567">слышится </text:p>
            <text:p text:style-name="P567">фоном,</text:p>
            <text:p text:style-name="P567">тут</text:p>
          </table:table-cell>
          <table:table-cell table:style-name="Table1.B1" office:value-type="string">
            <text:p text:style-name="P554">Море по колено, Батя, с Дезокс-ёпфедрин</text:p>
            <text:p text:style-name="P555">У меня в карманах п<text:span text:style-name="T282">о́</text:span>лно <text:span text:style-name="T588">щастья без границ,</text:span></text:p>
            <text:p text:style-name="P556">Я по Зоне проношуся, среди диких псов,</text:p>
            <text:p text:style-name="P556">Раздаю задарма клочья своих снов…</text:p>
            <text:p text:style-name="P557"><text:span text:style-name="T589">Хошь р</text:span>адиолампы мне с приёмника вытаску-уй,</text:p>
            <text:p text:style-name="P558">Мне до лампочки вся эта чип-уха<text:span text:style-name="T580">—</text:span></text:p>
            <text:p text:style-name="P559"><text:span text:style-name="T580">Н</text:span><text:span text:style-name="T579">а госгимны ты меня <text:s/>уж не подсажу-вуй</text:span></text:p>
            <text:p text:style-name="P566">Склепаю сам не хуже, чем вся энта труха….</text:p>
          </table:table-cell>
        </table:table-row>
        <table:table-row>
          <table:table-cell table:style-name="Table1.A1" office:value-type="string">
            <text:p text:style-name="P553"/>
          </table:table-cell>
          <table:table-cell table:style-name="Table1.A1" office:value-type="string">
            <text:p text:style-name="P560"><text:span text:style-name="T580">Р</text:span><text:span text:style-name="T579">от не закрыть, хоть слушать некому, </text:span></text:p>
            <text:p text:style-name="P561"><text:span text:style-name="T579">Трещу без умолку в</text:span><text:span text:style-name="T581">сякую</text:span><text:span text:style-name="T579"> муть</text:span><text:span text:style-name="T580">—</text:span></text:p>
            <text:p text:style-name="P562">И чё пристаю без толку к калекам у</text:p>
            <text:p text:style-name="P562">Кого ботинки не жмуть!</text:p>
            <text:p text:style-name="P562"/>
            <text:p text:style-name="P563">Тебя от меня эфедринит, малышка,</text:p>
            <text:p text:style-name="P564"><text:span text:style-name="T591">Ты от имени моего</text:span> впадаешь в балдёж</text:p>
            <text:p text:style-name="P565">В комендантский час, когда свет угас,</text:p>
            <text:p text:style-name="P565">Как всякий другой я буду хорош,</text:p>
            <text:p text:style-name="P564"><text:soft-page-break/><text:span text:style-name="T590">(Токо свечку зажги)</text:span> </text:p>
            <text:p text:style-name="P565"><text:span text:style-name="T591">К</text:span>ак в прошлый раз….</text:p>
            <text:p text:style-name="P563"/>
          </table:table-cell>
        </table:table-row>
      </table:table>
      <text:p text:style-name="P378">Прошлой ночью в сво<text:span text:style-name="T772">ей тетради</text:span> Енци<text:span text:style-name="T772">н</text:span> записал: «Рот в последнее время почти не закрывался. Почти ничего, что могло бы пойти кому-нибудь на пользу. <text:span text:style-name="T592">Оправдания, О, Боже, о, Боже. Но они меня и впрямь достали. Пожалуйста, я не </text:span><text:span text:style-name="T75">желаю</text:span><text:span text:style-name="T592"> так вот проповедывать… Я знаю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text:span></text:p>
      <text:p text:style-name="P379">Я мог бы уйти хоть завтра. Я научен жить в одиночку. <text:span text:style-name="T593">Меня это не так пугает, как они. Берут без конца—но они никогда не </text:span><text:span text:style-name="T76">пользуются</text:span><text:span text:style-name="T593"> тем, что берут. Что, по-ихнему, они могут взять от меня? Им не нужно моё патриаршество, не нужна моя любовь, ни моя информация, или мой труд, или энергия, или что у меня есть… У меня нет </text:span><text:span text:style-name="T76">ничего</text:span><text:span text:style-name="T593">. Деньги больше не существуют—никто их тут не видел месяцами, нет это не из-за денег… сигареты? Сигарет у меня всегда в обрез….</text:span></text:p>
      <text:p text:style-name="P251">– <text:span text:style-name="T594">Если я оставлю их, куда бы я мог уйти?</text:span></text:p>
      <text:p text:style-name="P380">Обратно среди резервуаров теперь, в вечерний ветер, заносясь <text:span text:style-name="T595">на этом поле синтетической свалки, вся бескомпромиссно черна. Мотор Кристиана похоже глохнет время от времени, доходит до потери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text:span></text:p>
      <text:p text:style-name="P381">Кристиан всё же не заглох, а Павел оказался на месте, типа как бы. <text:span text:style-name="T596">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text:span><text:span text:style-name="T77">Leunagasolin</text:span><text:span text:style-name="T596">’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Водяной Великан, гость высотою в милю, весь из текучей воды, который любит танцевать, выкручивается в поясе,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text:span><text:span text:style-name="T77">нас</text:span><text:span text:style-name="T596">? Мы соскучились. Где пропадаешь?»– Не много им там радостей на Интерфейсе бьются с бактериями, что налетают в их страну света, эти клеточные аристократы, прут на стену углеводородов, каждая за своей долей Господнего избытка—оставляя свои экскременты, зелёное бормотанье, сдвинуто нестабильную болтовню, слизь, что с каждым днём растёт всё толще, всё ядовитее. Это действительно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text:span text:style-name="T77">Leunahalluzinationen </text:span><text:span text:style-name="T597">случается зашкаливают в полный хрен разберёшь, охрененнее, чем культурный шок, даже, вот эта вот текущая уже вообще </text:span><text:span text:style-name="T78">мета</text:span><text:span text:style-name="T597">шок, 3-сигма белых лиц в ритуале чьё таинство глубже, чем северный свет над Калахари…) мы имеем ввиду по ту сторону всего этого, полного бактерии-углеводороды-экскременты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чтрпом </text:span><text:soft-page-break/><text:span text:style-name="T597">крещендо) зелёный… бензин… между… субмарин… затихая, потому что Павел уже побрёл к нефтеочистительному, забудь про эти 2</text:span><text:span text:style-name="T598">½</text:span><text:span text:style-name="T600"> </text:span><text:span text:style-name="T601">недели самоистязаний, люди Омбинди поджидали его у обмотанны</text:span><text:span text:style-name="T602">х</text:span><text:span text:style-name="T601"> стекло</text:span><text:span text:style-name="T602">волокном</text:span><text:span text:style-name="T601"> труб </text:span><text:span text:style-name="T602">котельной, </text:span><text:span text:style-name="T603">мужчины и женщины, все стараются приласкать его, склонить с двух сторон Вопроса Самоубийства Племени, </text:span><text:span text:style-name="T604">Енцин жалуется, слишком впутался в ту Ракету, чересчур вмалинился в свою распрю с Русским, </text:span><text:span text:style-name="T605">чтобы думать ещё про кого-то кроме самого себя… </text:span><text:span text:style-name="T606">А этот Павел старался держаться подальше от этого, </text:span><text:span text:style-name="T607">От дыхания Мукуру, старался просто быть хорошим человеком</text:span><text:span text:style-name="T608">—</text:span></text:p>
      <text:p text:style-name="P383"><text:span text:style-name="T608">М</text:span><text:span text:style-name="T599">оховое Создание шевелится. </text:span><text:span text:style-name="T609">Оно подползло страшно ближе с прошлого раза как Паваел смотрел. </text:span><text:span text:style-name="T610">Нежданно обильное истекание вишнёво-красного по склону горы справа от него (</text:span><text:span text:style-name="T611">тут и горы были? Откуда </text:span><text:span text:style-name="T612">горы-то</text:span><text:span text:style-name="T611"> взялись?</text:span><text:span text:style-name="T610">) </text:span><text:span text:style-name="T620">и он сразу же понимает, без </text:span><text:span text:style-name="T621">всяких </text:span><text:span text:style-name="T620">увёрток и</text:span><text:span text:style-name="T621">ли</text:span><text:span text:style-name="T620"> надежды, </text:span><text:span text:style-name="T622">что он соскользнул в Север, </text:span><text:span text:style-name="T623">что вдыхание </text:span><text:span text:style-name="T624">выдоха </text:span><text:span text:style-name="T623">первого предка </text:span><text:span text:style-name="T624">перенесло его в жуткий край, </text:span><text:span text:style-name="T625">а он должен был знать, что так и будет, </text:span><text:span text:style-name="T626">шаг за шагом, за эти последние годы, </text:span><text:span text:style-name="T627">повернуть не получится (что значит повернуть? </text:span><text:span text:style-name="T629">н</text:span><text:span text:style-name="T628">е знаю куда начать двигаться, не знаю </text:span><text:span text:style-name="T613">как</text:span><text:span text:style-name="T628"> двигаться…</text:span><text:span text:style-name="T629">) </text:span><text:span text:style-name="T630">слишком поздно, мили и перемены слишком поздно уже.</text:span></text:p>
      <text:p text:style-name="P384"><text:span text:style-name="T630">И </text:span><text:span text:style-name="T599">вот его голова на стальной мушке Кристиана </text:span><text:span text:style-name="T631">за 300 метров. </text:span><text:span text:style-name="T632">Неожиданно эта ужасная развилка: </text:span><text:span text:style-name="T633">две возможности уже начавшие разлетаться со скоростью мысли</text:span><text:span text:style-name="T608">—</text:span><text:span text:style-name="T634">новая Зона в любом случае, теперь, неважно стреляет Кристиан или сдерживается</text:span><text:span text:style-name="T608">—</text:span><text:span text:style-name="T634">прыгни, выбери</text:span><text:span text:style-name="T608">—</text:span></text:p>
      <text:p text:style-name="P385"><text:span text:style-name="T608">Е</text:span><text:span text:style-name="T599">нцин постарался вовсю</text:span><text:span text:style-name="T608">—</text:span><text:span text:style-name="T599">отбил ствол в сторону, обменялся парой резких слов с молодым мстителем. </text:span><text:span text:style-name="T635">Но оба они видели разделившиеся ветви. </text:span><text:span text:style-name="T636">Зона снова, только что, </text:span><text:span text:style-name="T637">изменилась и они уже в ней, в новой….</text:span></text:p>
      <text:p text:style-name="P386"><text:span text:style-name="T637">О</text:span><text:span text:style-name="T599">ни едут дальше туда, где Павел </text:span><text:span text:style-name="T638">нюхает синтетический бензин </text:span><text:span text:style-name="T639">на склоне бежевого холма без фонарей, </text:span><text:span text:style-name="T640">под резервуарами ползущими бледно как улитки к небу, <text:s/></text:span><text:span text:style-name="T641">туда, где он, один из счастливейших клиентов IG….</text:span></text:p>
      <text:p text:style-name="P387"><text:span text:style-name="T599">Знает ли Павел что-то, о чём никто из нас не догадывается? </text:span><text:span text:style-name="T642">Если IG хотели сделать это прикрытием для чего-то ещё, то почему не для дыхания Мукуру?</text:span></text:p>
      <text:p text:style-name="P388"><text:span text:style-name="T642">Е</text:span><text:span text:style-name="T599">нцин может представить себя </text:span><text:span text:style-name="T643">в </text:span><text:span text:style-name="T614">Erdschweinhöhle</text:span><text:span text:style-name="T643"> </text:span><text:span text:style-name="T599">начинающим </text:span><text:span text:style-name="T643">новую жизнь на IG</text:span><text:span text:style-name="T608">—</text:span><text:span text:style-name="T644">устроить, чтоб становилась тучней и тучнее с отладкой новых связей, </text:span><text:span text:style-name="T645">проверка бухгалтерских книг, приходят свидетели</text:span><text:span text:style-name="T608">—</text:span><text:span text:style-name="T646">не на переднем плане </text:span><text:span text:style-name="T647">но сбоку по крайней мере, всегда в тени…. </text:span><text:span text:style-name="T648">А если окажется, что дело не в Ракете, не в </text:span><text:span text:style-name="T643">IG? </text:span><text:span text:style-name="T649">Что ж, тогда ему придётся, так ведь, перейти на что-нибудь ещё</text:span><text:span text:style-name="T608">—</text:span><text:span text:style-name="T651">завод</text:span><text:span text:style-name="T650"> Фольксваген, </text:span><text:span text:style-name="T651">фармацевтические компании….</text:span><text:span text:style-name="T644"> </text:span><text:span text:style-name="T652">А если это даже не в Германии, </text:span><text:span text:style-name="T653">то ему придётся начинать в Америке, или в России, </text:span><text:span text:style-name="T654">и если он умрёт прежде, чем найдут Истинный Текст для изучения, </text:span><text:span text:style-name="T655">то нужен некий механизм, чтоб смогли продолжить другие…. </text:span><text:span text:style-name="T656">Глянь, крутая идея</text:span><text:span text:style-name="T608">—</text:span><text:span text:style-name="T657">созываешь всех сколько есть </text:span><text:span text:style-name="T615">Erdschweinhöhle, </text:span><text:span text:style-name="T657">подымаешься </text:span><text:span text:style-name="T658">там, типа, </text:span><text:span text:style-name="T616">Мой народ, мне было видение…</text:span><text:span text:style-name="T658"> </text:span><text:span text:style-name="T659">нет </text:span><text:span text:style-name="T660">нет но </text:span><text:span text:style-name="T617">понадобится</text:span><text:span text:style-name="T660"> больше штата, </text:span><text:span text:style-name="T661">если это настолько широк</text:span><text:span text:style-name="T676">ий</text:span><text:span text:style-name="T661"> </text:span><text:span text:style-name="T676">поиск</text:span><text:span text:style-name="T661">, тихий отвод ресурсов с Ракеты, </text:span><text:span text:style-name="T662">разнообразить деятельность, </text:span><text:span text:style-name="T663">чтобы при этом смотрелось органичным ростом… </text:span><text:span text:style-name="T664">и кого подключить? </text:span><text:span text:style-name="T665">Кристиан</text:span><text:span text:style-name="T608">—</text:span><text:span text:style-name="T665">можно ли использовать парня теперь, <text:s/>гнев Кристиана, воспользуется ли Текст всё равно Кристианом, чтобы одолеть Омбинди… </text:span><text:span text:style-name="T666">потому что если миссия </text:span><text:span text:style-name="T618">Schwarzkommando</text:span><text:span text:style-name="T666"> была истинно открыта только что, </text:span><text:span text:style-name="T667">то придётся что-то делать с Омбинди, Пустыми, доктриной Полного Нуля. </text:span><text:span text:style-name="T668">Увеличение штата требует большего числа Иреро Зоны, </text:span><text:span text:style-name="T669">а не меньшего</text:span><text:span text:style-name="T608">—</text:span><text:span text:style-name="T670">для сбора информации большего объёма о противнике, </text:span><text:span text:style-name="T671">установление более широких связей </text:span><text:span text:style-name="T672">вызовет рост</text:span><text:span text:style-name="T671"> угроз</text:span><text:span text:style-name="T672">ы</text:span><text:span text:style-name="T671"> народ</text:span><text:span text:style-name="T672">у, </text:span><text:span text:style-name="T673">значит число соплеменников должно возрастать. </text:span><text:span text:style-name="T674">Имеется ли альтернатива? </text:span><text:span text:style-name="T675">н</text:span><text:span text:style-name="T674">ет… </text:span><text:span text:style-name="T675">он бы предпочёл игнорировать Омбинди, </text:span><text:span text:style-name="T676">но потребности этого нового Поиска </text:span><text:span text:style-name="T677">такого удовольствия уже не позволят… </text:span><text:span text:style-name="T678">оиск будет направлять… </text:span></text:p>
      <text:p text:style-name="P389"><text:span text:style-name="T678">Г</text:span><text:span text:style-name="T599">де-то, среди пустошей Мира, есть ключ, что </text:span><text:span text:style-name="T679">приведёт нас обратно, возродит нас для нашей Земли и свободы.</text:span></text:p>
      <text:p text:style-name="P390"><text:span text:style-name="T679">А</text:span><text:span text:style-name="T599">ндреас разговорился с Павлом, </text:span><text:span text:style-name="T680">который всё ещё со своими странно освещёнными приятелями, </text:span><text:span text:style-name="T681">подкатывая и так и эдак, Вскоре, </text:span><text:span text:style-name="T698">лаской</text:span><text:span text:style-name="T681"> и уловками, </text:span><text:span text:style-name="T682">он получает адрес </text:span><text:span text:style-name="T698">связанного с</text:span><text:span text:style-name="T682"> Омбинди </text:span><text:span text:style-name="T698">медика</text:span><text:span text:style-name="T682">. </text:span></text:p>
      <text:p text:style-name="P391"><text:soft-page-break/><text:span text:style-name="T682">Е</text:span><text:span text:style-name="T599">нцин знает кто это. «</text:span><text:span text:style-name="T699">В Сейнт</text:span><text:span text:style-name="T683"> Паули. </text:span><text:span text:style-name="T684">Поехали. </text:span><text:span text:style-name="T685">Твой мотоцикл немного брыкается, Кристиан?»</text:span></text:p>
      <text:p text:style-name="P252"><text:span text:style-name="T685">– Не подлизывайся ко мне,</text:span><text:span text:style-name="T599">– </text:span><text:span text:style-name="T686">взрывается Кристиан,</text:span><text:span text:style-name="T599">– </text:span><text:span text:style-name="T686">тебе наплевать на меня, нплевать на мою сестру, </text:span><text:span text:style-name="T687">она там где-то умирает, а ты </text:span><text:span text:style-name="T688">просто </text:span><text:span text:style-name="T687">вставляешь её в свои уравнения</text:span><text:span text:style-name="T599">—</text:span><text:span text:style-name="T688">ты</text:span><text:span text:style-name="T599">—</text:span><text:span text:style-name="T688">играешь </text:span><text:span text:style-name="T689">свою</text:span><text:span text:style-name="T688"> рутину святого отца </text:span><text:span text:style-name="T689">и внутри того эго ты даже не ненавидишь нас, тебе наплевать, </text:span><text:span text:style-name="T690">ты даже уже больше </text:span><text:span text:style-name="T619">не здесь</text:span><text:span text:style-name="T599">— </text:span><text:span text:style-name="T691">Он замахивается кулаком в лицо Енцина. Он плачет.</text:span></text:p>
      <text:p text:style-name="P392"><text:span text:style-name="T691">Е</text:span><text:span text:style-name="T599">нцин так и стоит и </text:span><text:span text:style-name="T692">допускает это</text:span><text:span text:style-name="T599">. </text:span><text:span text:style-name="T692">Б</text:span><text:span text:style-name="T599">ольно. </text:span><text:span text:style-name="T692">Он </text:span><text:span text:style-name="T697">терпит</text:span><text:span text:style-name="T692">. </text:span><text:span text:style-name="T693">Его кротость не только политика, всё же. </text:span><text:span text:style-name="T694">Он чувствует </text:span><text:span text:style-name="T696">немало</text:span><text:span text:style-name="T694"> правды-матки в том, что сказал Кристиан</text:span><text:span text:style-name="T608">—</text:span><text:span text:style-name="T695">может быть не всё, </text:span><text:span text:style-name="T696">не всё так сразу, но немало.</text:span></text:p>
      <text:p text:style-name="P253">– Вот ты и вернул меня. Может <text:span text:style-name="T701">уже </text:span>поедем за ней, теперь?</text:p>
      <text:p text:style-name="P382"><draw:frame draw:style-name="fr1" draw:name="Image13" text:anchor-type="paragraph" svg:width="6.9252in" svg:height="0.3661in" draw:z-index="3"><draw:image xlink:href="Pictures/1000000000000B720000009B428C9716555D8079.png" xlink:type="simple" xlink:show="embed" xlink:actuate="onLoad" loext:mime-type="image/png"/></draw:frame><text:s/></text:p>
      <text:p text:style-name="P393">А вот и добрая фрау, склоняется над Слотропом от изножия койки: <text:span text:style-name="T700">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флотами брони, под волнами Балтики раскроенной килями и седой, покойники под флотами волн, прерий моря….</text:span></text:p>
      <text:p text:style-name="P394">И тут же нога фон Гёля подпихивает Слотропа <text:span text:style-name="T702">никак не нежным образом. Солнце высоко, всех девушек и близко нет. Отто бурчит на палубе с метлой и шваброй, убирая вчерашнее дерьмо от шимпанзе. Свинемюнде.</text:span></text:p>
      <text:p text:style-name="P395">Шпрингер уже опять прежним бодрячком: «Свежие яйца и кфе в рулевой рубке. <text:span text:style-name="T703">Мы выходим в море через 15 минут».</text:span></text:p>
      <text:p text:style-name="P254">– <text:span text:style-name="T703">Ну просто убери это «мы», Дружище.</text:span></text:p>
      <text:p text:style-name="P255">– <text:span text:style-name="T704">Но мне нужна твоя помощь.</text:span>– <text:span text:style-name="T705">На Шпрингере костюм отличного твида в это утро, полный Савил-Роу, отлично сидит</text:span>—</text:p>
      <text:p text:style-name="P255">– <text:span text:style-name="T706">Нэришу тоже нужна была твоя помошь.</text:span></text:p>
      <text:p text:style-name="P256">– <text:span text:style-name="T707">Ты сам не знаешь о чём говоришь.</text:span>– <text:s/><text:span text:style-name="T708">Глаза его сталь клинка, не знающие проигрыша. Смех, с подзаголовком </text:span><text:span text:style-name="T79">Поддержим дурачков</text:span><text:span text:style-name="T708">, </text:span><text:span text:style-name="T79">Mitteleuropäisch</text:span><text:span text:style-name="T708"> и безжалостен.</text:span>– <text:span text:style-name="T709">Хорошо, хорошо. Сколько ты хочешь?</text:span></text:p>
      <text:p text:style-name="P257">– <text:span text:style-name="T710">На всё есть цена, верно?</text:span>– <text:span text:style-name="T711">Но он тут не благороден, нет, на самом деле <text:s/>только что вот дошло какова цена ему самому, и требуется зазор в разговоре, секундочка перевести дух и продолжить.</text:span></text:p>
      <text:p text:style-name="P258">– <text:span text:style-name="T712">На всё.</text:span></text:p>
      <text:p text:style-name="P259">– <text:span text:style-name="T713">Что за дело?</text:span></text:p>
      <text:p text:style-name="P260">– <text:span text:style-name="T713">Мелкое пиратство. Забрать пакет для меня, пока я буду тебя прикрывать.</text:span>– <text:s/><text:span text:style-name="T714">Он смотрит на часы излишне выразительно.</text:span></text:p>
      <text:p text:style-name="P260">– <text:span text:style-name="T714">Окей, добудь мне отставку, я пойду с тобой.</text:span></text:p>
      <text:p text:style-name="P261">– <text:span text:style-name="T715">Что? Отставку? Для </text:span><text:span text:style-name="T80">тебя</text:span><text:span text:style-name="T715">? Ха! Ха! Ха!</text:span></text:p>
      <text:p text:style-name="P262">– <text:span text:style-name="T716">Тебе надо чаще смеятся, Шпрингер. Выглядишь очень круто.</text:span></text:p>
      <text:p text:style-name="P263">– <text:span text:style-name="T717">Отставку </text:span><text:span text:style-name="T82">какого вида</text:span><text:span text:style-name="T717">, Слотроп? С честью, наверное? Ах, ах-ха! Ха! Ха!</text:span>– <text:s/><text:span text:style-name="T718">Как и Адольф Гитлер, Шпрингер легко ущекотывается тем, что Немцы называют </text:span><text:span text:style-name="T81">Schadenfreude</text:span><text:span text:style-name="T718">, чувство радости от несчастья.</text:span></text:p>
      <text:p text:style-name="P264">– <text:span text:style-name="T719">Брось прикалываться, я серьёзно.</text:span></text:p>
      <text:p text:style-name="P265">– <text:span text:style-name="T720">Ну, ты-то ещё </text:span><text:span text:style-name="T83">как</text:span><text:span text:style-name="T720"> серьёзно, Слотроп.</text:span>– <text:span text:style-name="T721">Снова хаханьки.</text:span></text:p>
      <text:p text:style-name="P396">Слотроп ждёт, смотрит, посасывает яйцо, хотя в это утро чувствует себя далеко не <text:s/>мудрым пронырой. </text:p>
      <text:p text:style-name="P266">– <text:span text:style-name="T722">Нэриш, понимаешь, должен был пойти со мной сегодня. Теперь у меня остался ты. Ха! Ха! Куда ты хочешь, чтоб доставили эту</text:span>—<text:span text:style-name="T723">ха</text:span>—<text:span text:style-name="T723">отставку?</text:span></text:p>
      <text:p text:style-name="P267">– <text:span text:style-name="T724">Каксхавен.</text:span>– <text:span text:style-name="T724">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text:span><text:soft-page-break/><text:span text:style-name="T724">единственная Английская связь с Ракетой. Но уже понял, что ничего не выйдет. Он и Шпрингер назначают дату.</text:span></text:p>
      <text:p text:style-name="P268">– <text:span text:style-name="T725">Будь в месте, что называется у Путци. Это по дороге на Дорум. Местные деловые тебе объяснят.</text:span></text:p>
      <text:p text:style-name="P397">Так что снова—в путь, мимо мокрого объятия молов, <text:span text:style-name="T726">в Балтику, с гребеня на гребнем, и в ореол пласт за пластом, подпрыгивает весёлый пиратский барк, в день уже шквалистый и резкий, и будет 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span></text:p>
      <text:p text:style-name="P269">– <text:span text:style-name="T727">Если идут в Копенгаген,</text:span>– <text:span text:style-name="T728">обветренное лицо Фрау Гнаб, несводимые складки улыбки вокруг её глаз и рта, сияет словно солнце,</text:span>– <text:span text:style-name="T729">то не больше, чем через час….</text:span></text:p>
      <text:p text:style-name="P398">Видимость в это утро слишком низкая, чтобы различить <text:span text:style-name="T730">берег Юздома. Шпрингер присоединяется к Слотропу у поручня, что уставился в никуда, вдыхая давящий запах седой погоды.</text:span></text:p>
      <text:p text:style-name="P270">– <text:span text:style-name="T731">Он в порядке, Слотроп. И не в таких бывал переделках. Два месяяца назад в Берлине мы попали в засаду, прямо на выходе из Чикаго. Он прорвался через перескрестный огонь из трёх </text:span><text:span text:style-name="T84">шмайсеров</text:span><text:span text:style-name="T731"> <text:s/>с предложением для наших конкурентов. Ни царапинки.</text:span></text:p>
      <text:p text:style-name="P271">– <text:span text:style-name="T732">Шпрингер, он там отвлекал на себя половину армии Русских вчера.</text:span></text:p>
      <text:p text:style-name="P272">– <text:span text:style-name="T85">Эти</text:span><text:span text:style-name="T733"> его не убьют. Они знают кто он. Он работал по управлению, лучший человек у Шилинга, он знает об интеграции цепей больше, чем кто- либо кого они найдут хоть где-нибудь вне Гармиша на данный момент. Русские предлагают фантастические зарплаты</text:span>—<text:span text:style-name="T734">боьше, чем у Американцев</text:span>—<text:span text:style-name="T734">и они позволят ему оставаться в Германиив Пенемёнде или </text:span><text:span text:style-name="T86">Mittelwerke</text:span><text:span text:style-name="T734">, как <text:s/>он и был. Он даже может сбежать, у нас есть для этого связи</text:span>—</text:p>
      <text:p text:style-name="P272">– <text:span text:style-name="T735">Но если его всё же застрелили?</text:span></text:p>
      <text:p text:style-name="P272">– <text:span text:style-name="T735">Нет, до этого не должно было дойти.</text:span></text:p>
      <text:p text:style-name="P273">– <text:span text:style-name="T736">Шпрингер, это тебе уже не ёбаное </text:span><text:span text:style-name="T87">кино</text:span><text:span text:style-name="T736">, завязывай давай.</text:span></text:p>
      <text:p text:style-name="P274">– <text:span text:style-name="T737">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text:span text:style-name="T88">тогда</text:span><text:span text:style-name="T737">… вот когда… «</text:span><text:span text:style-name="T88">А теперь по правому борту у нас показался легендарный Рюген</text:span><text:span text:style-name="T737">. Его меловые утёсы ярче неба. Тонкой дымкой подёрнулись <text:s/>узкие заливы и зелень дубов. Вдоль пляжей плывут жемчужные клочья тумана.</text:span></text:p>
      <text:p text:style-name="P399"><text:span text:style-name="T4">Наш капитан, Фрау Гнаб, направляется в Гра</text:span><text:span text:style-name="T89">йф</text:span><text:span text:style-name="T4">свальде</text:span><text:span text:style-name="T89">р Боден прочесать длинные заливы в поисках намеченной жертвы. Спустя час </text:span><text:span text:style-name="T738">(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text:span text:style-name="T89">потраченный на безрезультатны</text:span><text:span text:style-name="T90">е </text:span><text:span text:style-name="T89">поиск</text:span><text:span text:style-name="T90">и,</text:span><text:span text:style-name="T89"> пираты нашего времени снова в открытом море вдоль восточной береговой линии острова.</text:span></text:p>
      <text:p text:style-name="P400">Поморосил лёгкий дождь. <text:span text:style-name="T739">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text:span text:style-name="T91">Древние Славяне воздвигли тут капище, Световиду, их богу плодородия и войны: Старина Световид, в своём бизнесе пользовался множеством прозвищ! Трёхголовый Триглав, пятиголовый Поревид, СЕМИ-лицый Ругевид! Поделись информацией со своим боссом, когда заведётся насчёт «двуличности»! Теперь, когда Аркона теряется позади за нашим левым бортом</text:span><text:span text:style-name="T739">….</text:span></text:p>
      <text:p text:style-name="P275">– <text:span text:style-name="T740">Вон они!</text:span>– <text:span text:style-name="T740">кричит Отто с крыши рулевой рубки. В дальней дали, забирая круче в море из-за Виссов Клинке (бледный известковый засов, которым Провидение испытывает сегодня обереги сердца Слотропа), едва виднеясь в дожде, ныряет крохотный призрак судна….</text:span></text:p>
      <text:p text:style-name="P277"><text:soft-page-break/>–<text:span text:style-name="T740"> Определи азимут,</text:span>– <text:span text:style-name="T741">Фрау Гнаб ухватывая руль раскорячивается поустойчивее,</text:span>– <text:span text:style-name="T741">сегодня у нас </text:span><text:span text:style-name="T92">курс на столкновение!</text:span>– <text:span text:style-name="T743">Отто крючится у пелоруса, дрожа.</text:span></text:p>
      <text:p text:style-name="P276">– <text:span text:style-name="T742">Держи, Слотроп.</text:span></text:p>
      <text:p text:style-name="P401">Люгер? Коробка с обоймами? «Что за...»</text:p>
      <text:p text:style-name="P276">– <text:span text:style-name="T742">Сегодня утром получено с яйцами.</text:span></text:p>
      <text:p text:style-name="P276">– <text:span text:style-name="T742">Ты не говорил</text:span>—</text:p>
      <text:p text:style-name="P276">– <text:span text:style-name="T742">Он может немного разозлиться, но он реалист. Твоя знакомая Грета и я знали его в Варшаве, в прежние времена.</text:span></text:p>
      <text:p text:style-name="P278">– <text:span text:style-name="T744">Шпрингер</text:span>—<text:span text:style-name="T744">скажи мне, Шпрингер, это вот что за корабль теперь?</text:span>– <text:span text:style-name="T745">Шпрингер протягивает ему какой-то бинокль. Изысканными золотыми буквами, пониже золочёного шакала на призрачно-белом носу, стоит имя, которое он уже знает.</text:span>– <text:span text:style-name="T746">О…. Кей,</text:span>– <text:span text:style-name="T746">пытаясь загллянуть сквозь дождь в глаза Шпрингера,</text:span>– <text:span text:style-name="T747">ты знал, что я был на борту. Ты подставляешь меня теперь, верно?</text:span></text:p>
      <text:p text:style-name="P279">– <text:span text:style-name="T748">Когда был </text:span><text:span text:style-name="T93">ты</text:span><text:span text:style-name="T748"> на борту?</text:span></text:p>
      <text:p text:style-name="P279">– <text:span text:style-name="T748">Брось</text:span>—</text:p>
      <text:p text:style-name="P280">– <text:span text:style-name="T748">Слушай</text:span>—<text:span text:style-name="T748">Нэриш должен был идти за пакетом сегодня. Не ты. Мы тебя и </text:span><text:span text:style-name="T93">знать</text:span><text:span text:style-name="T748"> не знали. Тебе обязательно во всём видеть заговоры? Я не командую Русскими, и я не сдавал его</text:span>—</text:p>
      <text:p text:style-name="P281">– <text:span text:style-name="T749">Ты в натуре играешь тут невинного сегодня, да?</text:span></text:p>
      <text:p text:style-name="P282">– <text:span text:style-name="T749">Хватит пререкаться, идиоты,</text:span>– <text:span text:style-name="T750">орёт Фрау Гнаб,</text:span>– <text:s/><text:span text:style-name="T751">и по местам</text:span>—<text:span text:style-name="T751">к </text:span><text:span text:style-name="T94">бою</text:span><text:span text:style-name="T751">!</text:span></text:p>
      <text:p text:style-name="P402">Лениво и призрачно проваливается меж волн <text:span text:style-name="T4">Анубис</text:span>, не становясь отчётливее, когда они подходят ближе. <text:span text:style-name="T752">Шпрингер достаёт мегафон из рулевой рубки и кричит: «Добрый день, Прокаловски—разрешите подняться на борт».</text:span></text:p>
      <text:p text:style-name="P403">В ответ пистолетный выстрел. Шпрингер падает на палубу, дождевик полощется жёлтым потоком, <text:span text:style-name="T753">мегафон направлен вверх, воронка залить дождя ему в рот: «Придётся нам без разрешения, тогда—» Машет Слотропу приблизиться.– «Приготовься перейти туда»,– Затем Фрау Гнаб,– «Придётся сцепиться».</text:span></text:p>
      <text:p text:style-name="P283">– <text:span text:style-name="T754">Отлично, но,</text:span>– <text:span text:style-name="T755">один взгляд на плотоядную ухмылку матери Отто и становится ясным, что сегодня она не ради денег,</text:span>– <text:span text:style-name="T755">когда ж мне уже </text:span><text:span text:style-name="T95">протаранить</text:span><text:span text:style-name="T755"> его?</text:span></text:p>
      <text:p text:style-name="P404">Один на один в море с Анубисом. Слотроп начинает <text:span text:style-name="T756">потеть, неприятно. Зелёные скалы побережья Рюгена им фоном, взлетают и проваливаются в шквале. </text:span><text:span text:style-name="T96">Цонгг</text:span><text:span text:style-name="T756"> ещё один выстрел гремучей змеёй рикошетит от крыши . «Тарань»,– приказывает Шпрингер. Шторм свирепеет не на шутку. Радостная Фрву Гнаб, напевая сквозь зубы, вертит колесо, спицы сливаютсяв движении, нос разворачивается целя в середину корпуса. Сплошной борт </text:span><text:span text:style-name="T96">Анубиса</text:span><text:span text:style-name="T756">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скользя под качку корабля… ах—</text:span><text:span text:style-name="T96">ja, ja,</text:span><text:span text:style-name="T756"> здоровенная, в синих цветах, кастрюля с тёртым картофелем, лёгкий запах капусты и от посудной тряпки под раковиной, фартук узлом на бантик уютный и плотный поверх её почек, и ягнята теснятся к ногам и <text:s/></text:span><text:span text:style-name="T96">ja, </text:span><text:span text:style-name="T756">тихонько, о,</text:span><text:span text:style-name="T96"> ja, </text:span><text:span text:style-name="T757">тут раздаётся</text:span><text:span text:style-name="T97">—</text:span><text:span text:style-name="T757">ах</text:span><text:span text:style-name="T97">—</text:span><text:span text:style-name="T757">тут раздаётся </text:span><text:span text:style-name="T97">раздаётся-тут </text:span><text:span text:style-name="T758">ТИХОНЬКО—АХХ—</text:span></text:p>
      <text:p text:style-name="P405"><text:span text:style-name="T4">ОТТО</text:span>! шарахает свою посудину в <text:span text:style-name="T4">Анубис</text:span>, <text:s/>самый оглушительный аж чертям тошно <text:span text:style-name="T4">Отто</text:span>….</text:p>
      <text:p text:style-name="P284">– <text:span text:style-name="T759">Держись вплотную.</text:span>– <text:span text:style-name="T759">Шпрингер на ногах. Прокаловски поворачивает и добавляет ходу. Фрау Гнаб <text:s/>снова заходит с правого борта яхты, раскачиваясь на бурунах от винтов. Отто раздаёт абордажные крюки, даавно на Ганзейской службе, железные, заточенные, делового вида, пока Мамочка даёт полный вперёд. Парочки вышли под тент на </text:span><text:span text:style-name="T98">Анубисе</text:span><text:span text:style-name="T759">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ду Капелек Дождя».</text:span></text:p>
      <text:p text:style-name="P406">Вверх по скользкой лесенке взбегает охальный пиратству<text:span text:style-name="T760">ю</text:span>щий Слотроп, <text:span text:style-name="T760">поглядывая на того Отто—размотать, покрутить как лассо, эгей!—бац. Шпрингер и Отто с носа и кормы закрючивают в то же время, подтягивают, суда ударяются, расходятся, ударяются… но Анубис, </text:span><text:soft-page-break/><text:span text:style-name="T760">слоб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зданная река ревёт, одичало белая, между двух кораблей. Шпрингер уже на главной палубе яхты. Слотроп втискивает Люгер под ремень и торопится следом.</text:span></text:p>
      <text:p text:style-name="P407"><text:span text:style-name="T761">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text:span text:style-name="T99">amis</text:span><text:span text:style-name="T761">, а сам Шпрингер как раз досказывает один из своего неисчерпаемого репертуара Германских сортирных анекдотов. </text:span></text:p>
      <text:p text:style-name="P285">– <text:span text:style-name="T762">Что за чёрт, Герхардт,</text:span>– <text:span text:style-name="T763">Прокаловски указывает большим пальцем,</text:span>– <text:span text:style-name="T763">Красная Армия тоже работает на тебя?</text:span></text:p>
      <text:p text:style-name="P286">– <text:span text:style-name="T764">И снова здравствуй, Энтони.</text:span>– <text:span text:style-name="T764">Серебристые звёздочки с каждого <text:s/>его погона подмигивают привет-привет, но бестолку.</text:span></text:p>
      <text:p text:style-name="P287">– <text:span text:style-name="T765">Я тебя не знаю.</text:span>– <text:span text:style-name="T766">Обернувшись к Шпрингеру,</text:span>– <text:span text:style-name="T766">Хорошо. Это в машинном отделении по правому борту, внизу позади генератора,</text:span>– <text:span text:style-name="T767">что есть намёком Слотропу проваливать.</text:span></text:p>
      <text:p text:style-name="P408">У подножия лестницы он встречает Стефанию, что идёт вдоль <text:span text:style-name="T770">перил</text:span>.</text:p>
      <text:p text:style-name="P288">– <text:span text:style-name="T768">Привет. Жаль, что приходиться встречаться таким образом.</text:span></text:p>
      <text:p text:style-name="P289">– <text:span text:style-name="T768">Привет. Я Стефания,</text:span>– <text:span text:style-name="T769">выдаёт скорую улыбку на ходу,</text:span>–<text:span text:style-name="T769"> спиртное на палубу выше, угощайтесь,</text:span>– <text:span text:style-name="T770">и нет её, исчезла в дожде. Что за?</text:span></text:p>
      <text:p text:style-name="P409">Слотроп спускается в люк, начинает карабкаться по лесенке вниз в машинное отделение. <text:span text:style-name="T771">Где-то над ним трижды бьёт колокол, медленно, чуть глухо, слегка отдаваясь эхом. Уже поздно… </text:span><text:span text:style-name="T100">поздно</text:span><text:span text:style-name="T771">. Он вспоминает где он.</text:span></text:p>
      <text:p text:style-name="P410">Едва он касается пола, свет гаснет. Воздуходувы с протяжным в<text:span text:style-name="T773">о</text:span>ем затихают. <text:span text:style-name="T773">Машинное отделение на один пролёт ниже. Что, ему в темноте придётся?</text:span></text:p>
      <text:p text:style-name="P290">– <text:span text:style-name="T774">Я не могу,</text:span>– <text:span text:style-name="T774">вслух.</text:span></text:p>
      <text:p text:style-name="P291">– <text:span text:style-name="T774">Ты можешь,</text:span>– <text:span text:style-name="T775">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text:span>– <text:span text:style-name="T776">шепчет голос,</text:span>– «<text:span text:style-name="T776">чтобы смог спуститься в машинное».</text:span></text:p>
      <text:p text:style-name="P292">– <text:span text:style-name="T777">Подожди</text:span>— <text:span text:style-name="T777">такое ощущение будто остроносый бальный туфель возник из ниоткуда и чуть с оттяжкой почёсывает ему под подбородком</text:span>—<text:span text:style-name="T778">затем бьёт пыром и его зубы сомкнулись на его языке.</text:span></text:p>
      <text:p text:style-name="P411">Боль жуткая. <text:span text:style-name="T779">Он чувствует вкус крови. Пот заливает глаза.</text:span></text:p>
      <text:p text:style-name="P293">– <text:span text:style-name="T780">Двигай давай,</text:span>– <text:span text:style-name="T780">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text:span text:style-name="T101">Помнишь</text:span><text:span text:style-name="T780">?»</text:span>– <text:span text:style-name="T781">Туфель поднялся, но только затем, чтоб пнуть его подмышку. «Встать, встать».</text:span></text:p>
      <text:p text:style-name="P412">Слотроп нащупывает путь к следующей лестнице, <text:span text:style-name="T782">с однорукой неуклюжестью спускается на неё. Чувствует как стальная рама люка остаётся вверху. «Не вздумай подниматься, пока не сделаешь что должен». <text:s/></text:span></text:p>
      <text:p text:style-name="P294">– <text:span text:style-name="T783">Танац?</text:span>–<text:span text:style-name="T783">Язык Слотропа пронизан болью. Имя насилу выговорилось. Тишина.</text:span>– <text:span text:style-name="T784">Моритури?</text:span>– <text:span text:style-name="T784">Нет ответа. Слотроп переставляет ногу на одну перекладину выше.</text:span></text:p>
      <text:p text:style-name="P295">– <text:span text:style-name="T785">Нет, нет. Я ещё тут.</text:span></text:p>
      <text:p text:style-name="P413">Он движется вниз, дрожа, перекладина за перекладиной, <text:span text:style-name="T786">чувствуя колотье в руке. Как сможет он спуститься? А подняться как? Он старается сконцентрироваться на боли. Наконец ноги ударяют </text:span><text:soft-page-break/><text:span text:style-name="T786">в стальной лист. Слепота. Он движется к правому борту на каждом шагу ударясь голенью о б острые выступы… </text:span><text:span text:style-name="T102">я не хочу… как мне… схватить позади снизу… голыми руками… что если</text:span><text:span text:style-name="T786">... </text:span></text:p>
      <text:p text:style-name="P414">Неожиданный визг справа<text:span text:style-name="T155">—</text:span>что-то механическое<text:span text:style-name="T155">—</text:span>он подпрыгивает, дыхание втягиваясьь леденит зубы, нервы спины и рук ходуном… <text:span text:style-name="T787">что-то цилиндрическое преграждает путь… может быть генератор… склоняется и начинает—Его рука ухватывает жёсткую тафту, отдёргивается. Он пытается подняться и ударяется головой о что-то острое… хочетуползти обратно к лестнице, но утратил всякое чувство аправления теперь… садится на корточки, поворачиваясь по кругу, медленно… пусть уже кончится </text:span><text:span text:style-name="T103">пусжеконч….</text:span><text:span text:style-name="T787"> Но его руки, скребя по полу, возвращаются к скользкому атласу.</text:span></text:p>
      <text:p text:style-name="P296">– <text:span text:style-name="T788">Нет.</text:span>– <text:span text:style-name="T789">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text:span></text:p>
      <text:p text:style-name="P297">– <text:span text:style-name="T104">Нет</text:span><text:span text:style-name="T790">….</text:span>– <text:span text:style-name="T791">Он подымается в полуприсед, продвигаясь <text:s/>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text:span text:style-name="T105">запах</text:span><text:span text:style-name="T791">…</text:span></text:p>
      <text:p text:style-name="P415">Когда зажигается свет, Слотроп стоит на коленях, <text:span text:style-name="T792">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только просто 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text:span></text:p>
      <text:p text:style-name="P415"/>
      <text:p text:style-name="P416">Уже на судне Фрау, Шпрингер <text:s/>достаёт бутылку шампанской любез<text:span text:style-name="T793">н</text:span>ости <text:span text:style-name="T4">Анубиса</text:span>, <text:span text:style-name="T793">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text:span></text:p>
      <text:p text:style-name="P419">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text:p>
      <text:p text:style-name="P417">Слотроп думает что там он сойдёт. <text:span text:style-name="T794">Отправится в тот Каксхавен. «Шпрингер, так по-твоему ты успеешь вовремя приготовить те бумаги?»</text:span></text:p>
      <text:p text:style-name="P298">– <text:span text:style-name="T795">Я ничего не могу гарантировать,</text:span>– <text:span text:style-name="T795">отвечает Герхардт фон Гёль.</text:span></text:p>
      <text:p text:style-name="P418">В Штралсунде, на <text:span text:style-name="T796">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text:span text:style-name="T106">auf Wiedersehen </text:span><text:span text:style-name="T797">поверх пенсне. Слотроп у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скрипящие баржи на деревянные телеги, серые кони с поклоном целуют голые камни без трав… радушные </text:span><text:span text:style-name="T107">пока-пока</text:span><text:span text:style-name="T797"> греют в карманах его пустые руки…. </text:span></text:p>
      <text:p text:style-name="P393"><draw:frame draw:style-name="fr1" draw:name="Image14" text:anchor-type="paragraph" svg:width="6.9252in" svg:height="0.3661in" draw:z-index="4"><draw:image xlink:href="Pictures/1000000000000B720000009B428C9716555D8079.png" xlink:type="simple" xlink:show="embed" xlink:actuate="onLoad" loext:mime-type="image/png"/></draw:frame></text:p>
      <text:p text:style-name="P509">Где Папа Римский чей посох <text:s/>для меня <text:span text:style-name="T800">зацвёл бы</text:span>?</text:p>
      <text:p text:style-name="P510">Холм её <text:span text:style-name="T800">опять</text:span> манит меня шелками, ароматами,</text:p>
      <text:p text:style-name="P510"><text:span text:style-name="T800">Н</text:span>амащёнными мышцами <text:span text:style-name="T800">тел её рабынь</text:span>, её <text:span text:style-name="T800">посулами</text:span></text:p>
      <text:p text:style-name="P510"><text:soft-page-break/><text:span text:style-name="T800">Неспешных, у</text:span>тончённых пыток, что неб<text:span text:style-name="T800">есам</text:span> сродни,</text:p>
      <text:p text:style-name="P510"/>
      <text:p text:style-name="P511">Чистотою света<text:span text:style-name="T155">—к поющим узам,</text:span></text:p>
      <text:p text:style-name="P512">К хлыстам: <text:span text:style-name="T800">что</text:span> рассекаю<text:span text:style-name="T800">т</text:span> спектр в размахе.</text:p>
      <text:p text:style-name="P513"><text:span text:style-name="T800">И</text:span>грушк<text:span text:style-name="T800">а утлая</text:span> <text:span text:style-name="T800">для пасти</text:span> <text:span text:style-name="T800">не</text:span>погод, <text:span text:style-name="T800">я </text:span>зов её <text:span text:style-name="T800">встречаю</text:span></text:p>
      <text:p text:style-name="P513"><text:span text:style-name="T800">Куда ни повернусь</text:span>, <text:span text:style-name="T798">в густеющей ночи.</text:span></text:p>
      <text:p text:style-name="P513"/>
      <text:p text:style-name="P514">За мною нет покинутой Лизоры.</text:p>
      <text:p text:style-name="P515">В последней исповеди я преклонил колени,</text:p>
      <text:p text:style-name="P516">Агностик, пред сияньем жемчуга его…</text:p>
      <text:p text:style-name="P517">Тут, в моём последнем расщеплённом вздохе</text:p>
      <text:p text:style-name="P517">Нет песни, как нет похоти, <text:s/>вины, <text:span text:style-name="T799">воспоминаний</text:span>:</text:p>
      <text:p text:style-name="P518">Ни пентаграмм, ни кубков, ни святого Дурака….</text:p>
      <text:p text:style-name="P420"/>
      <text:p text:style-name="P421">Бригадный генерал Падинг умер ещё в середине июня от тяжёлого кишечно-инфекционногоо заболевания, <text:span text:style-name="T805">подскуливая, до последней минуты «Бо-бо у меня пузико бо-бо...», непрерывно. Случилось это как раз перед рассветом, как он и хотел. Катье ост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text:span></text:p>
      <text:p text:style-name="P422">Однажды она нашла коробки с плёнкой небрежно сложенные Вебли Сильвернейлом в музыкальной комнате, <text:span text:style-name="T801">заполненной теперь одним лишь распадающимся клавесином Wittmaier, на котором никто не играл, молоточки и педали бесстыдно, струны брошены съезжать в диезы, бемоли, или разъедаться под деловитыми ножами погоды, что непрестанно проникала во все комнаты. <text:s/>Пойнтсмен в тот день отсутствовал по делам в Лондон, отсиживал ланчи с выпивкой среди своих промышленников. Он забыл о ней? Она освободиться? Или уже свободна?</text:span></text:p>
      <text:p text:style-name="P446">Среди по виду полной пустоты «Белого Посещения», она находит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text:p>
      <text:p text:style-name="P424">Когда это они<text:span text:style-name="T155">—</text:span>ах, да <text:s/><text:span text:style-name="T802">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уставился—на каждом машинописная <text:s/>дата, показать закрепление условного рефлекса у животного.</text:span></text:p>
      <text:p text:style-name="P425">Приклеенным в конце всего этого, <text:span text:style-name="T803">необъяснимо, оказывается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text:span></text:p>
      <text:p text:style-name="P425"/>
      <text:p text:style-name="P505">Наркоманья Несыть</text:p>
      <text:p text:style-name="P423"/>
      <text:p text:style-name="P393">«<text:span text:style-name="T804">Мы начинаем с песни Нельсона Эдди, что звучит на заднем фоне:</text:span></text:p>
      <text:p text:style-name="P519"><text:span text:style-name="T805">Наркоманья несыть</text:span>,</text:p>
      <text:p text:style-name="P520">О, <text:span text:style-name="T805">наркоманья несыть</text:span>!</text:p>
      <text:p text:style-name="P521">Вселяешься как бесы,</text:p>
      <text:p text:style-name="P521">Самый пушистый кайф ломаешь,</text:p>
      <text:p text:style-name="P521">Меня в свинью ты превращаешь,</text:p>
      <text:p text:style-name="P523"><text:soft-page-break/>Как всех познавших НАРКОМАНЬЮ НЕСЫТЬ!</text:p>
      <text:p text:style-name="P426"/>
      <text:p text:style-name="P427">Теперь в город въезжают два изнурённые <text:span text:style-name="T806">в пути</text:span> ковбоя, <text:span text:style-name="T806">Базил Ратбон и С. З. («Обнимашка») Сакал. На въезде в город, загораживая им дорогу, стоит Карлик, который играл главную роль в </text:span><text:span text:style-name="T108">Уродцах. </text:span><text:span text:style-name="T807">Тот, у которого Немецкий акцент. Он в городе шериф. Носит громадную золотую звезду, что закрывает почти всю его грудь. Ратбон и Сакал придерживают лошадей неловко улыбаясь.</text:span></text:p>
      <text:p text:style-name="P428">Ратбон: Это же не может быть <text:span text:style-name="T4">взаправду</text:span>, как думаешь?</text:p>
      <text:p text:style-name="P430">Сакал: Ху, ху! Ишшо как вправду, пропашший ты наркуша, <text:span text:style-name="T808">пашёл нажевалсси таво </text:span><text:span text:style-name="T109">кайтуса</text:span><text:span text:style-name="T808">, у дароги, заместа пакурить маёй канопельки, я ж те грил—</text:span></text:p>
      <text:p text:style-name="P447">Ратбон (с его нервической Болезненной Усмешкой): Я тебя умоляю—мне ни к чему Еврейская мамочка. Я и сам вижу что взаправду, а что не взаправду. </text:p>
      <text:p text:style-name="P431">(Карлик, тем временем, принимает позы крутого мачо, и вертит пару гигантский Кольтов).</text:p>
      <text:p text:style-name="P432">Сакал: Када паматаисси с маё по дарогам<text:span text:style-name="T155">—</text:span>и <text:span text:style-name="T4">ты врубаисси про каки я дароги</text:span>, <text:span text:style-name="T809">ты, салага сопливый—так тада уш дотюпаишь иде взаправдашний шериф карлик, а иде примерещенный.</text:span></text:p>
      <text:p text:style-name="P433">Ратбон: <text:span text:style-name="T810">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text:span></text:p>
      <text:p text:style-name="P434">Сакал: Ты забыл «ты старый нигадяй».</text:p>
      <text:p text:style-name="P434">Ратбон: Ты старый негодяй.</text:p>
      <text:p text:style-name="P435">Они хохочут, выхватывают свои пистолеты <text:span text:style-name="T811">и обмениваются парой игривых выстрелов. Карлик мечется туда-сюда, сыпя писклявыми с Немецким акцентом Вестернизмами типа «Этот город слишком мал для нас двоих!»</text:span></text:p>
      <text:p text:style-name="P436">Сакал: Этта, мы <text:span text:style-name="T4">оба иво видим</text:span>. Значицца взаправдашний.</text:p>
      <text:p text:style-name="P437">Ратбон: Совместные галлюцинации не такая уж невидаль в нашем мире, партнёр.</text:p>
      <text:p text:style-name="P438">Сакал: Кто грит этта <text:span text:style-name="T4">савмесна</text:span> галюцация? Ху, ху! <text:span text:style-name="T812">Была б этта вапше галюцация—я не грю вот ба—так тока от пейоты. Или жа от бешенава агурца, мазможна…</text:span></text:p>
      <text:p text:style-name="P439">Эта интересная беседа длится полтора часа. <text:span text:style-name="T813">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пока не свалится в корыто с водой для лошадей, а мы видим заключительный ближний план Ратбона улыбающегося в его неопределённой манере. Затихая звучит песня:</text:span></text:p>
      <text:p text:style-name="P448"><text:s/></text:p>
      <text:p text:style-name="P522">Самый пушистый кайф ломаешь,</text:p>
      <text:p text:style-name="P522">Меня в свинью ты превращаешь,</text:p>
      <text:p text:style-name="P524">Как всех познавших НАРКОМАНЬЮ НЕСЫТЬ!</text:p>
      <text:p text:style-name="P429"/>
      <text:p text:style-name="P440">К этому имеется краткий эпилог, <text:span text:style-name="T814">где Осби пытается пояснить что конечно элемент </text:span><text:span text:style-name="T110">Несыти </text:span><text:span text:style-name="T815">должен быть включён как-то в сюжетную линию, чтобы оправдать название фильма, но плёнка заканчивается посреди его очередного «э-э...»</text:span></text:p>
      <text:p text:style-name="P441">Катье на этот момент сбита с толку, но она умеет распознать послание, когда видит его. <text:span text:style-name="T816">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тут она найдёт. Она перематывает и снова запускает фильм. Осби смотрит прямо в камеру: прямо на неё, никакого тебе бездельного дурачества наркуши, он </text:span><text:span text:style-name="T111">играет роль</text:span><text:span text:style-name="T816">. Ошибиться невозможно. Это послание, кодом, который чуть погодя она взламывает таким </text:span><text:soft-page-break/><text:span text:style-name="T816">образом. Допустим тот Ратбон представляет молодого Осби собственной персоной. С. З. Сакал возможно мистер Пойнтсмен, а Карлик шериф всю тёмную грандиозную Схему, вложенную в один пакетик, уменьшенный, явная мишень. Пойнтсмен доказывает, что она настоящая, но Осби лучше знает.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нестриженный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своём сердце—в движении, ранимая тень, очень давно, на встречу с Пиратом у ветряной мельницы под названием «Ангел». Где он теперь? Живёт ли по-прежему в Челси? Жив ли вообще?</text:span></text:p>
      <text:p text:style-name="P442">Осби оказывается дома, во всяком случае, курит косяки, заправляется кокаином. <text:span text:style-name="T817">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что ничуть не стеснила протуберанец.</text:span></text:p>
      <text:p text:style-name="P299">– <text:span text:style-name="T818">Шерлок Холмс. Базил Ратбон. Я был прав,</text:span>– <text:span text:style-name="T818">дыхание перехватило, она роняет свою сумку.</text:span></text:p>
      <text:p text:style-name="P443">Аура пульсирует, в скромном поклоне. <text:span text:style-name="T819">Он тоже сталь, сыромятная кожа и пот: «Хорошо, хорошо. Там и сын Франкенштейна есть, тоже. Я и хотел, чтоб мы могли напрямую, но—»</text:span></text:p>
      <text:p text:style-name="P300">– <text:span text:style-name="T820">Где Прентис?</text:span></text:p>
      <text:p text:style-name="P301">– <text:span text:style-name="T821">Вышел высмотреть кое-какой транспорт.</text:span>– <text:span text:style-name="T822">Он отводит её в заднюю комнату уставленную телефонами, пробковая доска вся покрыта пришпиленными заметками, столы завалены картами, расписаниями, </text:span><text:span text:style-name="T112">Введение </text:span><text:span text:style-name="T113">в</text:span><text:span text:style-name="T112"> Современн</text:span><text:span text:style-name="T113">ый</text:span><text:span text:style-name="T112"> Иреро</text:span><text:span text:style-name="T822">, истории корпораций, боббины скрытой звукозаписи.</text:span>– <text:span text:style-name="T823">Тут пока ещё не совсем всё в порядке. Но постепенно, милочка, постепенно.</text:span></text:p>
      <text:p text:style-name="P449">Это то, о чём она думала? <text:s/>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text:p>
      <text:p text:style-name="P444">Осби подтащил два раскладных стула, подаёт ей стопку бумаг отпечатанного на мимеографе, довольно толстенькую. «<text:span text:style-name="T824">Пара-двойка вещей, тут, что тебе следует знать. Нам жутко не хочется тебя торопить. Но лошадиное корыто ждёт».</text:span></text:p>
      <text:p text:style-name="P445">И вскоре, излившись модуляциями по комнатам в великолепной (и поначалу невразумительной) <text:span text:style-name="T825">демонстрации бугенвиллей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приходит время, просто, разделяться. Мы теперь в коридорах избранных нами, направляясь к Трибуне….»</text:span></text:p>
      <text:p text:style-name="P445"><draw:frame draw:style-name="fr1" draw:name="Image15" text:anchor-type="paragraph" svg:width="6.9252in" svg:height="0.3661in" draw:z-index="5"><draw:image xlink:href="Pictures/1000000000000B720000009B428C9716555D8079.png" xlink:type="simple" xlink:show="embed" xlink:actuate="onLoad" loext:mime-type="image/png"/></draw:frame></text:p>
      <text:p text:style-name="P552">Дорогая Мама, я послал пару человек в Ад сегодня….</text:p>
      <text:p text:style-name="P525">—<text:span text:style-name="T826">Фрагмент, предположительно, из </text:span><text:span text:style-name="T114">Евангелие от Фомы</text:span></text:p>
      <text:p text:style-name="P572">(номер документа в каталоге Папирусов Озиринчаса засекречен)</text:p>
      <text:p text:style-name="P427"/>
      <text:p text:style-name="P450">Кто бы подумал, что их тут столько соберётся? <text:span text:style-name="T827">А они всё прибывают через это раздражающее строение, собираются <text:s/>группами, расхаживают в одинокой задумчивости, или рассматривают картины, книги, экспонаты. Это смахивает на какой-то очень обширный музей, построен во множестве уровней и новые крылья прибавляются как живая ткань—хотя всё это и впрямь </text:span><text:soft-page-break/><text:span text:style-name="T827">разрастается в некую окончательную форму, те, кто тут внутри, не могут распознать. Некоторые залы посещаются на собственный страх и риск, и смотрители размещены на всех подходах поставить в полную известность. Движение в таки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надо заходить внутрь, обследовать бесчисленные полки, где каждая ломится под сластями более приятными и манящими,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text:s/>с начинкой из Баварского крема, с завитушками горько-сладкого шоколада поверху, измельчённый миндаль, вишни величиной с шарики для пинг-понга, и попкорн в топлёном зефире и масле, и тысячи разновидностей помадки,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а один <text:s/>конец ирисочной путеводной нити, чей остальной конец ожет вообще быть где угодно… ну, можно и пойти куда приведёт… бредёт вперёд не слишком-то довольный, сматывая ирис <text:s/>метр за метром, порой засовывая кусочек в рот—мм, арахисовое масло и патока—в общем, его лабиринтовый ход вы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text:s/>Теперь тур выводит Пирата в открытый двор, где небольшая толпа собралась вокруг одного из делегатов </text:span><text:span text:style-name="T115">Erdschweinhöhle</text:span><text:span text:style-name="T827"> в громогласном диспуте с рекламным руководителем о чём же ещё если не по Вопросу Ереси, что уже обернулся камешком в башмаке этой Конвенции, и возможно станет скалой, на которой она будет возведена. Мимо проходят уличные артисты: акробаты-самоучки головокружительно ходят колесом по мостовой, что выглядит опасно твёрдою и скользкой, хоры казу исполняют попурри из Гильберт&amp;Салливан, юноша с девушкой танцующие не по ровной улице, а вверх-вниз, обычно на ступенях маршей пошире, как только там скопится поток, чтоб через них протанцовывать…. </text:span></text:p>
      <text:p text:style-name="P451">Сматывая свой клубок ириса, что становится уже довольно громоздким, Пират минует Биверборд-Роу, <text:span text:style-name="T828">так она называется: тут представлены офисы всех Комитетов, наименование каждого прорисованы по трафарету над его входом—А4… IG… НЕФТЯНЫЕ КОМПАНИИ… ЛОБОТОМИЯ… САМООБОРОНА… ЕРЕСЬ…</text:span></text:p>
      <text:p text:style-name="P302">– Конечно<text:span text:style-name="T829">, вы видите это всё глазами солдата,</text:span>– <text:span text:style-name="T830">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они все держатся теперь. Она идёт с ним рядом длинными грациозными шагами, помахивает руками, потряхивает головой</text:span>—<text:span text:style-name="T831">тянется отщипнуть от его ириса, касаясь при этом его руки.</text:span></text:p>
      <text:p text:style-name="P303">– <text:span text:style-name="T832">Для вас это всё цветущий сад,</text:span>– <text:span text:style-name="T832">предполагает он.</text:span></text:p>
      <text:p text:style-name="P303">– <text:span text:style-name="T832">Да, возможно вы не такой уж сухой <text:s/>пень, в конце концов.</text:span></text:p>
      <text:p text:style-name="P452">Ах, они ещё как его беспокоят, эти <text:span text:style-name="T833">свободные </text:span>женщины <text:span text:style-name="T833">не достигшие двадцати, их воодушевлённость так заразительна. </text:span></text:p>
      <table:table table:name="Table2" table:style-name="Table2">
        <table:table-column table:style-name="Table2.A"/>
        <table:table-column table:style-name="Table2.B"/>
        <table:table-row>
          <table:table-cell table:style-name="Table2.A1" office:value-type="string">
            <text:p text:style-name="P531"/>
            <text:p text:style-name="P531"><text:soft-page-break/>Послушай, это просто<text:span text:style-name="T580">—</text:span><text:span text:style-name="T579">не, </text:span><text:span text:style-name="T580">—</text:span><text:span text:style-name="T579">при, </text:span><text:span text:style-name="T580">—</text:span><text:span text:style-name="T579">лично,</text:span></text:p>
            <text:p text:style-name="P532"><text:span text:style-name="T579">Такой подъём, всё</text:span><text:span text:style-name="T580">—</text:span><text:span text:style-name="T579">так, </text:span><text:span text:style-name="T580">—</text:span><text:span text:style-name="T579">от, </text:span><text:span text:style-name="T580">—</text:span><text:span text:style-name="T579">лично,</text:span></text:p>
            <text:p text:style-name="P537">Про возраст свой забыли все…</text:p>
            <text:p text:style-name="P532"><text:span text:style-name="T579">Пчёлы в ме</text:span><text:span text:style-name="T580">—</text:span><text:span text:style-name="T579">ду</text:span></text:p>
            <text:p text:style-name="P532"><text:span text:style-name="T579">Нам не по</text:span><text:span text:style-name="T580">—, —</text:span><text:span text:style-name="T579">ме, </text:span><text:span text:style-name="T580">—</text:span><text:span text:style-name="T579">ха,</text:span></text:p>
            <text:p text:style-name="P533"><text:span text:style-name="T579">И на хо</text:span><text:span text:style-name="T580">—</text:span><text:span text:style-name="T579">ду</text:span></text:p>
            <text:p text:style-name="P533"><text:span text:style-name="T579">Нас качает от</text:span><text:span text:style-name="T580">—</text:span><text:span text:style-name="T579">сме, </text:span><text:span text:style-name="T580">—</text:span><text:span text:style-name="T579">ха,</text:span></text:p>
            <text:p text:style-name="P538">Весельем бурлим у всех на виду</text:p>
            <text:p text:style-name="P539"/>
          </table:table-cell>
          <table:table-cell table:style-name="Table2.B1" office:value-type="string">
            <text:p text:style-name="P568"/>
            <text:p text:style-name="P568">Откуда взялся <text:soft-page-break/>оркестр свинга?</text:p>
            <text:p text:style-name="P568"/>
            <text:p text:style-name="P569">Она подскакивает вверх-вниз, </text:p>
            <text:p text:style-name="P571">ей хочется пуститься в джиттербаг, </text:p>
            <text:p text:style-name="P569"><text:span text:style-name="T834">он видит, что она хочет </text:span><text:span text:style-name="T116">утратить свою гравитацию</text:span><text:span text:style-name="T834">...</text:span></text:p>
          </table:table-cell>
        </table:table-row>
        <table:table-row>
          <table:table-cell table:style-name="Table2.A1" office:value-type="string">
            <text:p text:style-name="P535"><text:span text:style-name="T579">На</text:span><text:span text:style-name="T580">—</text:span><text:span text:style-name="T579">чхать что тебе</text:span><text:span text:style-name="T580">—</text:span><text:span text:style-name="T579">из</text:span><text:span text:style-name="T580">—</text:span><text:span text:style-name="T579">твоей</text:span><text:span text:style-name="T580">—</text:span><text:span text:style-name="T579">тачки</text:span><text:span text:style-name="T580">— </text:span><text:span text:style-name="T579">кричат,</text:span></text:p>
            <text:p text:style-name="P535"><text:span text:style-name="T579">Не оглянёшься</text:span><text:span text:style-name="T580">—</text:span><text:span text:style-name="T579">и</text:span><text:span text:style-name="T580">—</text:span><text:span text:style-name="T579">они</text:span><text:span text:style-name="T580">—</text:span><text:span text:style-name="T579">замол</text:span><text:span text:style-name="T580">—</text:span><text:span text:style-name="T579">чат,</text:span></text:p>
            <text:p text:style-name="P535"><text:span text:style-name="T579">За</text:span><text:span text:style-name="T580">—</text:span><text:span text:style-name="T579">будь, </text:span><text:span text:style-name="T580">—</text:span><text:span text:style-name="T579">что,</text:span><text:span text:style-name="T580">— </text:span><text:span text:style-name="T579">говорит</text:span><text:span text:style-name="T580">—</text:span><text:span text:style-name="T579">твой</text:span><text:span text:style-name="T580">—</text:span><text:span text:style-name="T579">ка</text:span><text:span text:style-name="T580">—</text:span><text:span text:style-name="T579">лендарь,</text:span></text:p>
            <text:p text:style-name="P535"><text:span text:style-name="T579">В ладони, словно пуп</text:span><text:span text:style-name="T580">—</text:span><text:span text:style-name="T579">сик, </text:span><text:span text:style-name="T580">—</text:span><text:span text:style-name="T579">у, </text:span><text:span text:style-name="T580">—</text:span><text:span text:style-name="T579">дарь! </text:span></text:p>
            <text:p text:style-name="P541"/>
            <text:p text:style-name="P536"><text:span text:style-name="T579">Глаза горят</text:span><text:span text:style-name="T580">—</text:span><text:span text:style-name="T579">так, </text:span><text:span text:style-name="T580">—</text:span><text:span text:style-name="T579">выра, </text:span><text:span text:style-name="T580">—</text:span><text:span text:style-name="T579">зительно,</text:span></text:p>
            <text:p text:style-name="P536"><text:span text:style-name="T579">А смех ей-Бо, </text:span><text:span text:style-name="T580">—</text:span><text:span text:style-name="T579">гу, </text:span><text:span text:style-name="T580">—</text:span><text:span text:style-name="T579">зара, </text:span><text:span text:style-name="T580">—</text:span><text:span text:style-name="T579">зителен,</text:span></text:p>
            <text:p text:style-name="P534"><text:span text:style-name="T579">Нет сил остаться про</text:span><text:span text:style-name="T580">—</text:span><text:span text:style-name="T579">сто, зрителем,</text:span></text:p>
            <text:p text:style-name="P540">Пускаюсь в пляс! </text:p>
          </table:table-cell>
          <table:table-cell table:style-name="Table2.A1" office:value-type="string">
            <text:p text:style-name="P570"/>
          </table:table-cell>
        </table:table-row>
      </table:table>
      <text:p text:style-name="P452"/>
      <text:p text:style-name="P453">Единственный офис на Биверборд-Роу, что не связан физически с остальными, <text:span text:style-name="T835">с преднамеренностью размещён отдельно, это сморщенная хижина, печная труба торчит из крыши, куски автомобиля солидно заржавелые разбросаны по двору, груды дров под расползающимся брезентом дождевого цвета, домик-трейлер с его покрышками и одним колесом косо прислонёнными в забвении и шелесте холодного дождя к его облупленным непогодой стенкам… АДВОКАТ ДЬЯВОЛА вот что грит вывеска, да и внутри там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text:span text:style-name="T117">увязанности</text:span><text:span text:style-name="T835"> одного с другим, шансы на свободу лопаются навсегда. Слово уже перестало что-либо значить. Веские обоснования выдаёт тут Отец Рапиер, не без крутых моментов красноречия, моменты, что и его самого явно трогают… нет нужды даже заходить туда, в офис, съехавшиеся могут настроиться на волну из любой точки в Конвенции на его страстные выступления, которые часто прорываются в разгар празднования и юмористы из съехавшихся умников стали уже называть это «Критической Массой» (усекаешь? Не очень многим доходило в 1945, Космическая Бомба всё ещё трепещет в своём младенчестве, ещё не представлена Народу, так что этот термин можно было слышать лишь в совсем уж как-сверх-умник-умнику базаре). «Думаю имеется <text:s/>ужасающая возможность теперь, в Мире. Чего нам лучше не отметать, мы должны рассмотреть её. Возможно, что Они не умрут. Что Им теперь по силам существовать вечно—хотя мы, конечно, так и будем умирать как всегда и делали. Смерть послужила для Них источником власти. Нам достаточно легко было это подметить. Раз уж мы тут всего лишь раз, один только раз, тогда мы тут явно затем, чтобы взять то, что можем, пока можем. Если Они взяли намного больше, и взяли не только от Земли, но и от нас—ну, чего уж возмущаться Ими, когда Они тоже обречены умирать как и мы? Все в одной лодке, все под одной тенью… да… да. Но так ли это на самом деле? Или же это лучший, и наистарательнейше распространнённый, <text:s/>из их обманов, известных и неизвестных? </text:span></text:p>
      <text:p text:style-name="P454">Нам остаётся рассматривать возможность, что мы умираем <text:span text:style-name="T4">только лиш</text:span>ь потому, <text:span text:style-name="T836">что Они хотят этого: потому что для Их существования Им необходим наш ужас. Мы для Них питательная среда….</text:span></text:p>
      <text:p text:style-name="P455"><text:soft-page-break/>Это должно радикально изменить суть нашей веры. <text:span text:style-name="T837">Требовать, чтобы мы продолжили верить в Их моральность, верить, что они способны плакать, чувствовать страх, чувствовать боль, верить будто они всего лишь делают вид будто Смерть слуга Их—верить в Смерть как хозяина всех нас—значит требовать смелость такого порядка, что, насколько я знаю, за пределами моей собственной человечности, хотя и не могу говорить за остальных...» Но, вместо упований на слепую веру, мы может быть развернёмся и примем бой: требуя от тех место кого мы умираем наше собственное бессмертие. Они возможно уже не умирают от возраста, но всё же могут быть убиты. А если нет, по крайней мере мы можем научиться лишать Их нашего страха перед Смертью. Для вампира какого угодно сорта существует крест нужного вида. И хотя бы физические вещи, которые они отняли у Земли, у нас, могут быть разобраны, разбиты—возвращены по месту происхождения.</text:span></text:p>
      <text:p text:style-name="P456">Верить, что каждый из Них <text:span text:style-name="T4">умрёт</text:span> лично, означает также верить, <text:span text:style-name="T838">что Их система тоже умрёт—что какой-то шанс на обновление, некая диалектика, всё ещё действует в Истории. Утверждение Их смертности есть утверждение Возврата. Я указывал определённые преграды на пути утверждения Возврата….– Это звучит как отговорка, а в голосе священника страх. Пират и девушка слушали его мешкая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дыры в стенах откуда были выдернуты крепления, и наскоро заштукатурены. Остальные, похоже ожидавшие его, коротали время в играх, где боль наличествует скрытым това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text:span text:style-name="T118">теперь</text:span><text:span text:style-name="T838">»,– слышится торопливый радиодиктор,– «пора что? Поднять—Мыло!» Аплодисменты и вскрики хохота, что продолжается неприятно долгое время.</text:span></text:p>
      <text:p text:style-name="P304">– <text:span text:style-name="T839">Поднять Мыло?</text:span>– <text:span text:style-name="T839">Сэмми Гильберт-Шпаес приближается к тонкой разделяющей стенке загянуть в дверной проём.</text:span></text:p>
      <text:p text:style-name="P305">– <text:span text:style-name="T840">Шумные соседи,</text:span>– <text:span text:style-name="T840">замечает Немецкий кинорежиссёр Герхардт фон Гёль.</text:span>– <text:span text:style-name="T841">Они когда-нибудь кончают?</text:span></text:p>
      <text:p text:style-name="P306">– <text:span text:style-name="T841">Прывет, Прентис,</text:span>– <text:span text:style-name="T841">кивает чернокожий, которого Пират не узнаёт,</text:span>– <text:span text:style-name="T841">похоже мы тут представляем старую школу.</text:span>– <text:span text:style-name="T841">Это что </text:span><text:span text:style-name="T119">за</text:span><text:span text:style-name="T841">, кто эти все</text:span>— <text:span text:style-name="T842">Его имя Сент-Жюст Гросаут,</text:span>– <text:span text:style-name="T843">Большую часть Срока наша Контора пыталась внедрить меня в </text:span><text:span text:style-name="T120">Schwarzkommando</text:span><text:span text:style-name="T843">. Никто больше этим не интересовался. <text:s/>Звучит немного параноидно, но по-моему я там был один такой….</text:span>– <text:span text:style-name="T844">От такого вопиющего нарушения секретности, если оно тем и было, Пират малость опешил.</text:span></text:p>
      <text:p text:style-name="P307">– <text:span text:style-name="T845">Ты бы мог</text:span>—<text:span text:style-name="T846">ну, ознакомить меня с оперативной сводкой про это всё?</text:span></text:p>
      <text:p text:style-name="P308">– <text:span text:style-name="T846">О, Джеффри. Бога ради.</text:span>– <text:span text:style-name="T846">Сэмми Гильберт-Шпаес возвращается от пункта наблюдения за игрищами в душевой, потряхивая головой, мешковатые Ливанские глаза безотрывно смотрят вдоль его носа,</text:span>– <text:span text:style-name="T847">Джеффри, к тому времени, когда ты получишь </text:span><text:span text:style-name="T121">какой угодно</text:span><text:span text:style-name="T847"> отчёт, всё уже переменится. Мы можем сокращать их по твоему усмотрению, но это будет лишь тратой твоей решительности, не стоит, право же, оно не стоит этого. Просто посмотри вокруг, Джеффри. Присмотрись внимательней, видишь кто тут?</text:span></text:p>
      <text:p text:style-name="P457">Пират с изумлением видит сэра Стивена Дадсон-Трак в более молодцеватой форме <text:span text:style-name="T848">чем за всю <text:s/>жизнь. Тот в активном умиротворении, типа, праведный самурай—всякий раз он вступает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text:span></text:p>
      <text:p text:style-name="P309">– <text:span text:style-name="T849">О, нет, ты же не дашь, чтоб <text:s/></text:span><text:span text:style-name="T122">этот</text:span><text:span text:style-name="T849"> навешал тебе лапши?</text:span>– <text:span text:style-name="T850">а кто бы это мог быть, с засаленным помпадуром начёса почти такой же высоты как и само лицо, в котором различается приплюснутая, пропущенная сквозь мясорубку душа бойца, кто не только сигал очертя голову, но и полнился плохими предчувствиями по пути вниз. Это Еремия («Милосердый») Эванс, </text:span><text:soft-page-break/><text:span text:style-name="T850">хорошо известный политический информатор из Пемброка.</text:span>– <text:span text:style-name="T851">Нет, наш Стивенька не совсем ещё готов причислиться к лику святых, так ведь, дорогуша?</text:span>– <text:span text:style-name="T852">Отвешивая тому, играючи, оплеухи по щеке.</text:span>– <text:span text:style-name="T852">А? а? а?</text:span></text:p>
      <text:p text:style-name="P310">– <text:span text:style-name="T853">Нет, если попаду в шарагу таких как ты,</text:span>– <text:span text:style-name="T853">отвечает рыцарь, по 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text:span>—</text:p>
      <text:p text:style-name="P310"/>
      <text:p text:style-name="P526">Помолись за простого <text:span text:style-name="T854">стукача</text:span>,</text:p>
      <text:p text:style-name="P527">Он вышел из пизды, как и тыыыы<text:span text:style-name="T155">—</text:span></text:p>
      <text:p text:style-name="P528">Не стоит на него ворчать,</text:p>
      <text:p text:style-name="P528">Он пашет как подземные кроты…</text:p>
      <text:p text:style-name="P528">И когда тебе вскряхнётся с удобством,</text:p>
      <text:p text:style-name="P528">Спроси себя: а ему каково?</text:p>
      <text:p text:style-name="P529">Неужто хуже быть проданным </text:p>
      <text:p text:style-name="P529">За пару монет,</text:p>
      <text:p text:style-name="P529">Чем кряхтеть всю жизнь после того?</text:p>
      <text:p text:style-name="P453"/>
      <text:p text:style-name="P311">– <text:span text:style-name="T855">Не уверен, что мне тут понравиться,</text:span>– <text:span text:style-name="T855">Пират, с нарастающим внутри подозрением, нервно оглядывается.</text:span></text:p>
      <text:p text:style-name="P312">– <text:span text:style-name="T856">Самая худшая часть это стыд,</text:span>– <text:span text:style-name="T856">сэр Стивен сообщает ему.</text:span>– <text:span text:style-name="T857">Преодоление его. Затем твой следующий шаг</text:span>—<text:span text:style-name="T858">ну, я говорю как опытный в этом деле, но на самом деле я продвинулся лишь настолько, преодоление стыда. Как только свяжусь с упражнением на тему «Природа Свободы» знаете ли, размышляя каждое ли из моих действий действительно моё, или же я всегда делаю то, что Они от меня хотят… независимо от моего </text:span><text:span text:style-name="T123">мнения, </text:span><text:span text:style-name="T858"><text:s/>понимаете… мне было предложено поразмыслить над старинной задачкой Радио-Управление- Вживленное-в-Голову-при-Рождении—в виде коана, полагаю… Она доводит меня буквально, до клинического сумасшествия. Скорее всего, именно в этом вся суть. И кто знает то будет </text:span><text:span text:style-name="T123">дальше</text:span><text:span text:style-name="T858">? Боже милостивый. Мне не узнать, конечно, пока не справлюсь с этим… Не хочу так сразу вас расхолаживать</text:span>—</text:p>
      <text:p text:style-name="P313">– <text:span text:style-name="T859">Нет, нет, я думал о другом</text:span>—<text:span text:style-name="T859">вот все вы тут это моя Группа, или как? Меня сюда </text:span><text:span text:style-name="T124">назнач</text:span><text:span text:style-name="T125">чили</text:span><text:span text:style-name="T859">?</text:span></text:p>
      <text:p text:style-name="P313">– <text:span text:style-name="T860">Да. Начинаете догадываться почему?</text:span></text:p>
      <text:p text:style-name="P314">– <text:span text:style-name="T861">Боюсь, что да.</text:span>– <text:span text:style-name="T862">Помимо всего прочего, эти присутствующие, в конце концов, такие люди, кто убивает друг друга, и Пират всегда был одним из них.</text:span>– <text:span text:style-name="T863">Я надеялся на</text:span>—<text:span text:style-name="T863">о, это глупо, какую-то долю милосердия… но я былл в ночном кинотеатре на углу Галахо-Мюз, перекрёсток с добавочной улицей, которую не всегда замечаешь, потому что она под таким необычным углом… у меня была неудачная полоса, ядовитое, металлическое время… пахло гадостно, как горелый косяк… мне просто нужно было место немного отсидеться, а им там без разницы кто ты, что ты ешь или сколько спишь, кого</text:span>—<text:span text:style-name="T864">с кем ты пришёл….</text:span></text:p>
      <text:p text:style-name="P315">– <text:span text:style-name="T865">Прентис, брось, всё нормально,</text:span>– <text:span text:style-name="T865">это Сент-Жюст Гросаут, которого остальные называют «Сам Жесть», когда хотят, чтоб он заткнулся, при таких пассажах тут, когда всё оборачивается просто сборищем хулиганства.</text:span></text:p>
      <text:p text:style-name="P316">– <text:span text:style-name="T866">Я просто… не могу… то есть если это правда, тогда,</text:span>– <text:span text:style-name="T867">смешок, который ему трудно вызвать, глубоко в дыхательных путях,</text:span>– <text:span text:style-name="T868">тогда я ничему не изменил, не так ли? То есть, если я вообще не изменял….</text:span></text:p>
      <text:p text:style-name="P458"><text:span text:style-name="T869">Извещение настигло его во время правительственного ролика кинохроники. </text:span>ОТ КИНЖАЛА-И-ПЛАЩА К ПРИЗНАНИЯМ НАТОЩАК, <text:span text:style-name="T870">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 что никто не знает где, кроме проживающих там… перекошенный бомбой пол бального зала в руинах скользящий вверх на заднем плане, но каверзный как батут, </text:span><text:soft-page-break/><text:span text:style-name="T870">если идти по нему, раковинно-выгнутые колонны лепнины склонились внутрь, медная клеть лифта нависает сверху. Прямо на переднем полуобнажённое, завшивленное и волосатое создание, приблизительно рода людей, жутко бледное, корчилось за потресканными остатками зеркального стекла, скребло болячки на лице и брюхе, до крови, почёсывалось и вылавливало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text:s/>Необычным является то, что мистер Амп работал на Управление ппо Спец Операциям….»</text:span></text:p>
      <text:p text:style-name="P317">– <text:span text:style-name="T871">Там довольно забавно, в общем-то,</text:span>– <text:span text:style-name="T871">пока камера надвигается для ближнего плана этого индивида,</text:span>– <text:span text:style-name="T872">всего за неделю мне дошло что и как надо….</text:span></text:p>
      <text:p text:style-name="P317">– <text:span text:style-name="T872">Появилось ли у вас чувство, что вы тут свой, чего не было по возвращении, или</text:span>—<text:span text:style-name="T872">вас всё ещё тут не приняли?</text:span></text:p>
      <text:p text:style-name="P318">– <text:span text:style-name="T873">Они</text:span>—<text:span text:style-name="T873">о, люди, тут люди просто чудесные. Просто отличные. Нет, </text:span><text:span text:style-name="T126">с этим</text:span><text:span text:style-name="T873"> никаких проблем вообще.</text:span></text:p>
      <text:p text:style-name="P459">В этот момент с по-еп<text:span text:style-name="T874">и</text:span>скопски возвышенного сиденья <text:span text:style-name="T874">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посетителя уже не стало. </text:span></text:p>
      <text:p text:style-name="P319">– <text:span text:style-name="T875">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text:span>—</text:p>
      <text:p text:style-name="P319">– <text:span text:style-name="T876">Быть д</text:span>—</text:p>
      <text:p text:style-name="P320">– <text:span text:style-name="T877">Всё нормально. «Быть д</text:span>—»?</text:p>
      <text:p text:style-name="P321">– <text:span text:style-name="T878">Быть двойным агентом. «Привыкать»?</text:span>– <text:span text:style-name="T879">Он присматривается к остальным. Каждый тут смотрится </text:span><text:span text:style-name="T127">как минимум</text:span><text:span text:style-name="T879"> двойным агентом.</text:span></text:p>
      <text:p text:style-name="P322">– <text:span text:style-name="T880">Да… ты докатился до этого, докатился к нам сюда,</text:span>– <text:span text:style-name="T880">шепчет Сэмми.</text:span>– <text:span text:style-name="T881">Отделайся от своего стыда и своих нюнь, молодой человек, потому что у нас нет привычки </text:span><text:span text:style-name="T128">терпеть</text:span><text:span text:style-name="T881"> такое слишком долго.</text:span></text:p>
      <text:p text:style-name="P323">– <text:span text:style-name="T882">Это </text:span><text:span text:style-name="T129">тень</text:span><text:span text:style-name="T882">,</text:span>– <text:span text:style-name="T882">кричит Пират,</text:span>– <text:span text:style-name="T882">это работа в тени, навсегда.</text:span></text:p>
      <text:p text:style-name="P324">– <text:span text:style-name="T883">Но подумай о свободе?</text:span>– <text:span text:style-name="T883">грит Милосердый Эванс.</text:span>– <text:span text:style-name="T884">Я не могу доверять даже себе? Так ведь. Как может человек быть свободнее такого? Если его может продать кто угодно? даже и он </text:span><text:span text:style-name="T130">сам</text:span><text:span text:style-name="T884"> понимаешь.</text:span></text:p>
      <text:p text:style-name="P325">– <text:span text:style-name="T131">Я не хочу этого</text:span>—</text:p>
      <text:p text:style-name="P326">– <text:span text:style-name="T885">У тебя нет выбора,</text:span>— <text:span text:style-name="T886">отвечает Додсон-Трак.</text:span>— <text:span text:style-name="T886">Конторе отлично известно, что ты прибыл сюда. Они будут ждать полный отчёт от тебя теперь. Либо добровольно, или по-другому.</text:span></text:p>
      <text:p text:style-name="P327">– <text:span text:style-name="T887">Но я бы… мог никогда им не сказать</text:span>— <text:span text:style-name="T887">Улыбки, которые они ему сейчас демонстрируют, умышленно жестоки, чтобы чуть-чуть помочь ему.</text:span>– <text:span text:style-name="T887">Вы совсем, вы что мне вовсе не доверяете?</text:span></text:p>
      <text:p text:style-name="P327">– <text:span text:style-name="T887">Конечно нет,</text:span>– <text:span text:style-name="T887">грит Сэмми.</text:span>– <text:span text:style-name="T887">А ты бы</text:span>—<text:span text:style-name="T888">на самом деле</text:span>—<text:span text:style-name="T887">поверил бы кому-нибудь из нас?</text:span></text:p>
      <text:p text:style-name="P328">– <text:span text:style-name="T889">О, нет,</text:span>– <text:span text:style-name="T889">шепчет Пират. Сейчас на весах его участь. И никого другого. Но <text:s/>это всё ещё в процессе, который Они могут подправить так же легко, как и любого другого клиента. Сам того не ожидая, Пират, похоже, заплакал. Странно. Он ещё никогда не плакал на людях, как сейчас. Но он понимает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text:span>—<text:span text:style-name="T890">остаться на дне среди Обойдённых, его бедная честь утрачена, ни найти невозможно, ни искупить.</text:span></text:p>
      <text:p text:style-name="P329"><text:span text:style-name="T891">Он плачет о людях, местах и вещах оставленных позади: о Скорпии Мосмун, что живёт на Сент-Джонз-Вуд, между печатных листов музыки, новых рецептов, тесной будки Вайнмаранера, для </text:span><text:soft-page-break/><text:span text:style-name="T891">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й <text:s/>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доверятся ему, несчастные обличья,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м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Космической Бомбы</text:span>— «<text:span text:style-name="T892">Ну»,</text:span>– <text:span text:style-name="T892">умное старое лицо подающего ему очки с чёрными линзами,</text:span>– «<text:span text:style-name="T892">вот тебе твоя Бомба….»,</text:span>– <text:span text:style-name="T892">потом оборачиваться к зрелищу жирного жёлтого взрыва на пляже за несколько лиг над волнами Тихого <text:s/>океана… прикасаться к знаменитым наёмным убийцам, да в живую касаться их рук и лиц… узнает однажды как давно: в самом начале игры, был выдан контракт за его голову. Никто не знает точно когда грянет удар—каждое утро, прежде, чем откроются рынки, даже до появления молочника, Они производят Их обновление информации и решают что сгодится на этот день.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сейчас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боится сейчас, переживает ни про что другое, как только про собственную жопу, его драгоценную, проклятую, личную жопу….</text:span></text:p>
      <text:p text:style-name="P330">– <text:span text:style-name="T893">А место для покойников найдётся?</text:span>– <text:span text:style-name="T893">Он услышал вопрос прежде, чем увидел как она его задавала. И не совсем ясно откуда она появилась в комнате. От всех прочих сейчас растекаются впечатления мужской зависти, насупленные мины типа женщина-на-борту-плохая-примета, холод и высокомерие.Так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text:s/>Они тут для того: чтоб обменяться какой-то болью и парой откровенностей, но всё в рассеянном стиле текущего периода.</text:span></text:p>
      <text:p text:style-name="P331">– <text:span text:style-name="T894">Да ладно,</text:span>– <text:span text:style-name="T894">с какими ещё идиотскими неприятностями она, по её мнению, сейчас столкнулась,</text:span>– <text:span text:style-name="T894">ты не покойница. Могу поспорить, что даже и фигурально нет.</text:span></text:p>
      <text:p text:style-name="P332">– <text:span text:style-name="T895">То есть, позволяется ли мне приносить с собой моих покойников,</text:span>– <text:span text:style-name="T895">поясняет Катье.</text:span>– <text:span text:style-name="T132">Они</text:span><text:span text:style-name="T896"> ведь, в конце концов, моё удостоверение.</text:span></text:p>
      <text:p text:style-name="P333">– <text:span text:style-name="T897">Мне довольно симпатичен Франс ван дер Грув. Ваш предок. Тот специалист по додо.</text:span></text:p>
      <text:p text:style-name="P460">Это не совсем то, что она подразумевала своими покойниками. «<text:span text:style-name="T898">Я имею ввиду тех, кто своей мёртвостью обязаны напрямую мне. Кроме того, если <text:s/>Франсу как-то случилось бы заглянуть сюда, вы бы обступили его кругом, вы все, чтоб втолковать ему как глубока его вина. В мире бедняги запасы додо были неисчерпаемы—зачем читать ему лекции про геноцид?</text:span></text:p>
      <text:p text:style-name="P334">– <text:span text:style-name="T899">Уж </text:span><text:span text:style-name="T133">ты</text:span><text:span text:style-name="T899"> бы рассказала ему кое-что об </text:span><text:span text:style-name="T133">этом</text:span><text:span text:style-name="T899">, а, девонька?- Фыркает Эванс, валлийский стукач, которому медведь на ухо наступил. Пират направляется к Эвансу раздвинув руки от корпуса в манере салонного бойца, когда вмешался сэр Стивен: «Таких разговоров никак не избежать, Прентис, нам такое уже ни по чём. Учись-ка лучше как добиться, чтоб и </text:span><text:span text:style-name="T133">у тебя</text:span><text:span text:style-name="T899"> получалось. Нельзя вед угадать как долго мы будем в деле, верно? Молодая женщина уже обзавелась всей необходимой ей защитой, как мне кажется. Она не хочет, чтобы ты за неё дрался.</text:span></text:p>
      <text:p text:style-name="P461"><text:soft-page-break/>Ну, он прав. Она <text:span text:style-name="T900">кладёт</text:span> свою тёплую <text:span text:style-name="T900">ладонь на руку Пирата и дважды встряхивает головой со смешками <text:s/>смущения: «В любом случае, рада вас видеть, капитан Прентис».</text:span></text:p>
      <text:p text:style-name="P344">– И никто больше. Подумать только.</text:p>
      <text:p text:style-name="P461"><text:span text:style-name="T901">Она лишь приподымает брови. Не нашёл сказать что-то получше</text:span> <text:span text:style-name="T902">этого дерьма. Раскаяние, или запоздалое желание остаться чистым, проносится в его крови как наркотик.</text:span></text:p>
      <text:p text:style-name="P335">– <text:span text:style-name="T903">Но</text:span>— <text:span text:style-name="T904">изумлён почувствовать, что начинает </text:span><text:span text:style-name="T134">валиться,</text:span><text:span text:style-name="T904"> как оставленные в пирамидку ружья, у её ног, пойманный её притяжением, расстояния отменяются, волнообразности неизмеримы,</text:span>– <text:span text:style-name="T905">Катье… </text:span><text:span text:style-name="T135">если бы я мог никогда не предать вас</text:span>—</text:p>
      <text:p text:style-name="P462">Он пал: она утратила свою гладь. Она смотрит на него в изумлении.</text:p>
      <text:p text:style-name="P336">– <text:span text:style-name="T906">Будь даже ценой... предательства других, унижения… или убийства других</text:span>—<text:span text:style-name="T907">не важно кого, или сколько, нет, лишь бы служить вам защитой, Катье, вашей совершенной</text:span>—</text:p>
      <text:p text:style-name="P337">– <text:span text:style-name="T908">Но это всё грехи, которые могут никогда <text:s/>и не случиться.</text:span>– <text:span text:style-name="T909">Пожалуйста, они торгуются как пара сутенёров. Они хоть представляют как это звучит со стороны?</text:span>– <text:span text:style-name="T910">Такое довольно просто обещать, не стоит вам ничего.</text:span></text:p>
      <text:p text:style-name="P338">– <text:span text:style-name="T911">Тогда даже совершённые мною грехи,</text:span>– <text:span text:style-name="T912">возражает он,</text:span>– <text:span text:style-name="T912">да я совершил бы их заново</text:span>—</text:p>
      <text:p text:style-name="P338">– <text:span text:style-name="T913">Но это вам также не под силу</text:span>—<text:span text:style-name="T914">так что вы довольно дёшево отделываетесь. Мм?</text:span></text:p>
      <text:p text:style-name="P339">– <text:span text:style-name="T915">Я могу повторять способы,</text:span>– <text:span text:style-name="T915">угрюмее, чем она хотела бы от него.</text:span></text:p>
      <text:p text:style-name="P340">– <text:span text:style-name="T916">О, подумайте...</text:span>– <text:span text:style-name="T916">её пальцы легонечко в его волосах,</text:span>– <text:span text:style-name="T136">подумайте</text:span><text:span text:style-name="T917"> о том, что вы делали. Подумайте о всех ваших «удостоверениях» и обо всех моих</text:span>—</text:p>
      <text:p text:style-name="P341">– <text:span text:style-name="T918">Но это единственное средство </text:span><text:span text:style-name="T137">оставшееся</text:span><text:span text:style-name="T918"> нам теперь,</text:span>– <text:span text:style-name="T919">вскрикивает он,</text:span>– <text:span text:style-name="T920">наш дар быть неверными. С его помощью мы должны всё создать… делиться им, как прокуроры уделяют вам вашу свободу.</text:span></text:p>
      <text:p text:style-name="P342">– <text:span text:style-name="T921">Философ.</text:span>– <text:span text:style-name="T921">Она улыбается.</text:span>– <text:span text:style-name="T921">Вы никогда таким не были.</text:span></text:p>
      <text:p text:style-name="P343">– <text:span text:style-name="T922">Должно быть потому, что всегда был в движении. Я никогда не ощущал </text:span><text:span text:style-name="T138">эту неподвижност</text:span><text:span text:style-name="T139">ь</text:span><text:span text:style-name="T922">….</text:span>– <text:span text:style-name="T923">Они соприкасаются сейчас, без нужды, и всё ж, ни один из них, не избавился полностью от удивления....</text:span>– <text:span text:style-name="T924">Мой младший брат,</text:span>– <text:span text:style-name="T924">(Пират понимает установленную ею связь),</text:span>– <text:span text:style-name="T924">ушёл из дому в 18. Я любил смотреть как он спит ночью. Его длинные ресницы… так невинны... <text:s/>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text:s/>Обозные пиявки. У них появляется алкогольная зависимость, у многих таких, в юном возрасте. Они выбирают определённого священника, чтоб стать его верным псом</text:span>—<text:span text:style-name="T925">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толкотня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пу, должны действовать, действовать, а там будь что будет. Вскоре мой брат вышел на улицы со своей метлой, вместе с другими виновными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постарше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span></text:p>
      <text:p text:style-name="P463">Ну, да, Пират сам по себе часовня. «<text:span text:style-name="T926">Но я задумался о поддержке вашей церкви… опускаешься на колени и она заботится о тебе… когда действуешь политично, получить тот общий толчок, что устремляет тебя вверх—</text:span></text:p>
      <text:p text:style-name="P345">– <text:span text:style-name="T927">У вас и этого никогда не было, не так ли.</text:span>– <text:span text:style-name="T927">Она и вправду смотрела </text:span><text:span text:style-name="T140">на него</text:span><text:span text:style-name="T927">.</text:span>– <text:span text:style-name="T928">никаких чудесных оправданий. </text:span><text:span text:style-name="T141">Нам всё пришлось делать самим</text:span><text:span text:style-name="T928">.</text:span></text:p>
      <text:p text:style-name="P464">Нет, от стыда всё-таки не отделаться<text:span text:style-name="T155">—только не тут—он должен быть проглочен уродливый и режущий, и с ним придётся жить, в боли, каждый день.</text:span></text:p>
      <text:p text:style-name="P465"><text:soft-page-break/>Без раздумий, он оказывается в её объятиях. <text:span text:style-name="T929">Это не для утешения. Но раз уж он должен затягивать себя зубцами храповика, по одному в день, ему действительно нужна такая передышка и миг человеческого тепла. «Как оно выглядело там, Катье? Мне виделось составленное соглашение. Кто-то видел подобным саду….»– но он знает то она скажет.</text:span></text:p>
      <text:p text:style-name="P346">– <text:span text:style-name="T930">Там ничего нет. Пустошь. Дни напролёт я высматривала признаки жизни. Потом услыхала всех вас тут.</text:span>– <text:span text:style-name="T931">Так они вышли на балкон, грациозные перила, никто не может видеть их изнутри или 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text:span text:style-name="T142">Любовь к Людям</text:span><text:span text:style-name="T931">: </text:span><text:span text:style-name="T142">Что Довело Меня до </text:span><text:span text:style-name="T144">Э</text:span><text:span text:style-name="T143">того</text:span><text:span text:style-name="T142">. </text:span><text:span text:style-name="T931">«Её звали Бренда, её лицо было птахой под покровительственной ухмылкой машины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из Американских военных складов,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text:span>—» <text:span text:style-name="T932">ну, всё это и многое другое прокрутилось для этой тут молодой пары, достаточно, чтобы понять намерения вздроченного Анонима продиктованы ничем не меньшим мегаломаниакального плана половой любви с каждым индивидом среди Людей всего </text:span><text:span text:style-name="T145">Мира</text:span>—<text:span text:style-name="T933">и что когда каждый, каким-то чудесным образом, будет наконец учтён, </text:span><text:span text:style-name="T146">это</text:span><text:span text:style-name="T933"> и станет приблизительным определением «любви к Людям».</text:span></text:p>
      <text:p text:style-name="P347">– <text:span text:style-name="T934">Получите, ваши мошенства в Филиалах,</text:span>– <text:span text:style-name="T935">Пират пытается сдобрить ноткой юмора, но не выходит. Он держит сейчас Катье словно, через секунду, зазвучит музыка, и они начнут танцевать.</text:span></text:p>
      <text:p text:style-name="P348">– <text:span text:style-name="T936">Но Люди никогда не полюбят тебя,</text:span>– <text:span text:style-name="T936">шепчет она,</text:span>– <text:span text:style-name="T936">или меня. Неважно насколько плохо или хорошо устроить для них, мы </text:span><text:span text:style-name="T147">всегда</text:span><text:span text:style-name="T936"> будем плохими. Понимаешь в каком мы положении?</text:span></text:p>
      <text:p text:style-name="P466">Он всё же улыбается, как человек ломающий театр <text:span text:style-name="T937">о чём-то в самый первый раз. Зная бесповоротность такого движения, из того же класса окончательных как выхватывание пистолета, он обращает своё лицо вверх и смотрит туда же сквозь все неясно нагромождённые сверху уровни, среда для всякого сорта преступной души, всякого гадкого товарного цвета от аквамарина до бежевого, безутеш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тяжести сверху, к её тверди и абсолютной жестокости, пока она прижимается своим лицом к лёгкой дол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 работой, которому не до них, напуганных, потому что свет выглядит так, словно гаснет навсегда в этот раз, и ещё более напуганных тем, что умирание света отнюдь не что-то частное, </text:span><text:span text:style-name="T148">все на улице увидели это тоже…</text:span><text:span text:style-name="T937"> и когда становится темнее, </text:span><text:soft-page-break/><text:span text:style-name="T937">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text:span></text:p>
      <text:p text:style-name="P338"/>
      <text:p text:style-name="P542">И весь мир занят <text:span text:style-name="T942">чем-то</text:span>, эт<text:span text:style-name="T938">о</text:span> сумерки!</text:p>
      <text:p text:style-name="P543">Кто знает какие улицы поутру знали наши ботинки?</text:p>
      <text:p text:style-name="P544">Кто знает, сколько друзей, мы покинули, <text:span text:style-name="T939">в одиночестве </text:span>плакать?</text:p>
      <text:p text:style-name="P545">Какой-то момент мы вместе,</text:p>
      <text:p text:style-name="P545"><text:span text:style-name="T940">Мотив этот б</text:span>удем мурлыкать <text:s/>весь день…</text:p>
      <text:p text:style-name="P546">Каждый танцует, в сумерки,</text:p>
      <text:p text:style-name="P547">Оттанцевать плохой сон прочь….</text:p>
      <text:p text:style-name="P468"/>
      <text:p text:style-name="P469">И они действительно танцуют: <text:span text:style-name="T941">хотя Пират никогда не мог раньше, очень хорошо… они чувствуют себя частью всех остальных, в их движении, и пусть им никогда не придётся быть вольно полностью, однако это больше уже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text:span></text:p>
      <text:p text:style-name="P469"><draw:frame draw:style-name="fr1" draw:name="Image16" text:anchor-type="paragraph" svg:width="6.9252in" svg:height="0.3661in" draw:z-index="6"><draw:image xlink:href="Pictures/1000000000000B720000009B428C9716555D8079.png" xlink:type="simple" xlink:show="embed" xlink:actuate="onLoad" loext:mime-type="image/png"/></draw:frame></text:p>
      <text:p text:style-name="P470">Туман густеет в глотках узких улочек. В воздухе пахнет солёной водой. <text:span text:style-name="T943">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для одного из них.</text:span></text:p>
      <text:p text:style-name="P471">Он подтягивает Чичеринские штаны и направляется <text:span text:style-name="T944">вон </text:span>из города, <text:span text:style-name="T945">покидая обрезанные башни, купола подпорченной яри медянки плывут наверху в тумане, высокие фронтоны и красную черепицу, его подвозит женщина в пустой деревенской телеге. Песчаный чуб лошади дыбится и вьётся и туман смыкается позади. </text:span></text:p>
      <text:p text:style-name="P472">В это утро всё видится таким, как должны были видеть Викинги, <text:span text:style-name="T946">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инов, долгожданен как парус после долгих дней плавания….</text:span></text:p>
      <text:p text:style-name="P473">Народы в движении. <text:span text:style-name="T947">Идёт великий, не знающий границ, поток. </text:span><text:span text:style-name="T149">Volksdeutsch</text:span><text:span text:style-name="T947"> из-за Одера, выселенные Поляками и направленные в лагерь у Ростока, Поляки бегущие от Люблинского режима, другие возвращаются домой, глаза обеих партий, когда они встречаются, покрыты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щ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плавающих по этой наземной пыли, караваны </text:span><text:soft-page-break/><text:span text:style-name="T947">Цыган, оси, или колёчные чки ломаются, лошади дохнут, семьи бросают средства передвижения у дорог для следующих придти пережить ночь, день, вдоль до бела жарких Автобанов, поезда полны своими свисающих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и <text:s/>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существующими картофельными полями уже месяц. «Разграблены»,–бывший трубач прихрамывает в общем потоке, опираясь на длинный отщепившийся от шпалы <text:s/>кусок древесины, его инструмент, невероятно помятый и блестящий, висит через плечо,– <text:s/>«всё общипали SS, </text:span><text:span text:style-name="T149">Bruder, ja, </text:span><text:span text:style-name="T948">до последней ёбаной картофелины. А зачем? На спирт. Но не пить, нет, спирт для ракет.»—«Что за ракеты?»—«Нет! Но SS со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Vorsetzer свитках, чёрное бельё с ленточками, столовое серебро с каймой из цветов и винограда, гранёные графины <text:s/>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text:span></text:p>
      <text:p text:style-name="P474">Когда у Слотропа есть сигареты, у него легко выдурить, когда у кого-то есть еда, то делится<text:span text:style-name="T155">—</text:span>иногда бачок водки, если неподалёку имеется скопление войск, <text:span text:style-name="T949">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бы мог проигнорировать, в этом проблема, они слишком </text:span><text:span text:style-name="T150">сильны</text:span><text:span text:style-name="T949">, как лица толпы на гонках </text:span><text:span text:style-name="T150">Нет—глянь на меня, проникнись, вынь свою камеру, своё оружие, свой хуй</text:span><text:span text:style-name="T949">…. Он содрал все знаки различия с формы Чичерина, стараясь не бросаться в глаза, но очень мало кто похоже обращает внимание <text:s/>на эти знаки…</text:span></text:p>
      <text:p text:style-name="P475">Большую часть времени он один. <text:span text:style-name="T950">Он будет подходить к крестьянским домам, по ночам брошенным, и будет спать на сене, или если есть матрас (не часто) на кровати. Просыпаться к </text:span><text:soft-page-break/><text:span text:style-name="T950">солнцу отблескивающему с какого-нибудь озерца в окружении зелени <text:s/>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крыш, хора птиц по утрам, а скоро, с тяжеловесным оборотом лета в небе, курлыканье журавлей на лету.</text:span></text:p>
      <text:p text:style-name="P476">К фермерскому дому в речной долине далеко южнее Ростока, <text:span text:style-name="T951">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стёганное <text:s/>тёмно-зелёным и удивительно ярким <text:s/>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ют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text:span><text:span text:style-name="T151">таким реальным, </text:span><text:span text:style-name="T952">таким не затронутым временем, очень отчётливым и полным цвета… «Так это Слотроп».</text:span></text:p>
      <text:p text:style-name="P349">– <text:span text:style-name="T953">О, где ты был, старина?</text:span></text:p>
      <text:p text:style-name="P349">– <text:span text:style-name="T954">‘Тут’.</text:span></text:p>
      <text:p text:style-name="P477"><text:span text:style-name="T155">– </text:span>‘«<text:span text:style-name="T953">Тут»</text:span>’?</text:p>
      <text:p text:style-name="P350">– <text:span text:style-name="T955">Да, типа того, начинаешь понимать</text:span>—<text:span text:style-name="T955">после того как пару раз будешь снят таким образом, но я ходил по тем же улицам как и ты, читал те же новости, был ограничен тем же спектром цветов….</text:span></text:p>
      <text:p text:style-name="P351">– <text:span text:style-name="T956">Тогда может это твоя работа, что</text:span>—</text:p>
      <text:p text:style-name="P351">– <text:span text:style-name="T956">Я ничего не делаю. Это всё меняется.</text:span></text:p>
      <text:p text:style-name="P478"><text:span text:style-name="T957">Оттенки</text:span> тут<text:span text:style-name="T155">—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text:span></text:p>
      <text:p text:style-name="P352">– <text:span text:style-name="T958">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text:s/>‘тут’…</text:span></text:p>
      <text:p text:style-name="P353">– <text:span text:style-name="T959">Иногда.</text:span>– <text:span text:style-name="T960">Он улыбается: но безмятежность и отстранённость распростёрты бессильным криком не достигающим Слотропа. </text:span></text:p>
      <text:p text:style-name="P353">– <text:span text:style-name="T961">Ты присматриваешь за мной?</text:span></text:p>
      <text:p text:style-name="P353">– <text:span text:style-name="T961">Нет, Слотроп. Не за тобой...</text:span></text:p>
      <text:p text:style-name="P479">Слотроп сидит на старой обшарпанной качалке <text:span text:style-name="T962">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text:span></text:p>
      <text:p text:style-name="P480">Двигаясь дальше, он обнаруживает, что эти <text:span text:style-name="T963">ф</text:span>ермы <text:span text:style-name="T963">преследуются</text:span> призраками, но дружелюбн<text:span text:style-name="T963">о</text:span>. <text:span text:style-name="T964">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text:s/>Слотроп смотрит сны, вымукивают мычание с пьяными умлаутами. На гребнях крыш белые с чёрным аисты, шеи выгнуты к небу, головы кверх ногами и смотрят за </text:span><text:soft-page-break/><text:span text:style-name="T964">спину, трещат своими клювами с приветом и любовью. Кролики суетливо сбегаются ночью поесть что попадёт годного <text:s/>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вая, что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отбеливали ту для получения бумаги, чтобы им заплатили дополнительной бумагой. «Это просто безумие».– Он качает <text:s/>головой.– «В моей семье явные проявления. Он смотрит вверх. Деревья неподвижны. Им известно, что он тут. Они наверно знаютт также, что он думает. «Простите»,– говорит он им.– «Я ничего не могу поделать с этими людьми, они все недосягаемы <text:s/>для меня. Что я могу поделать?» <text:s/>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text:span></text:p>
      <text:p text:style-name="P480"/>
      <text:p text:style-name="P530">Неполный <text:span text:style-name="T965">С</text:span>писок <text:span text:style-name="T965">П</text:span>ожеланий к Вечерним <text:span text:style-name="T965">З</text:span>вёздам за <text:span text:style-name="T965">Э</text:span>тот <text:span text:style-name="T965">П</text:span>ериод:</text:p>
      <text:p text:style-name="P481"/>
      <text:p text:style-name="P482">Пусть я найду тот курятник, про который мне говорила старушка.</text:p>
      <text:p text:style-name="P483">Пусть Тантиви будет и вправду жив.</text:p>
      <text:p text:style-name="P484">Пусть этот ёбаный прыщ у меня а спине пройдёт.</text:p>
      <text:p text:style-name="P485">Пусть я поеду в Голливуд, когда это всё кончится <text:span text:style-name="T966">так, чтобы Рита Эйворт смогла меня увидеть и влюбится.</text:span></text:p>
      <text:p text:style-name="P486">Пусть мир этого дня остаётся тут завтра, когда я проснусь.</text:p>
      <text:p text:style-name="P487">Пусть та отставка будет ждать меня в Каксэвене.</text:p>
      <text:p text:style-name="P487">Пусть с Бианкой всё будет хорошо, а и<text:span text:style-name="T155">—</text:span></text:p>
      <text:p text:style-name="P487">Пусть у меня поскорей наладится высраться.</text:p>
      <text:p text:style-name="P487">Пусть то будет просто метеор, что падает.</text:p>
      <text:p text:style-name="P488">Пусть эти ботинки продержатся хотя бы до Любека.</text:p>
      <text:p text:style-name="P489">Пусть этот Людвиг найдёт своего лемминга и оставит меня в покое.</text:p>
      <text:p text:style-name="P489"/>
      <text:p text:style-name="P490"><text:span text:style-name="T967">Ну да, Людвиг. Слотроп находит его однажды утром на берегу какого-то синего анонимного озера, на удивление толстый мальчик лет восьми или девяти, плачет, весь сотрясается рябью волн жира.</text:span> <text:span text:style-name="T968">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text:span></text:p>
      <text:p text:style-name="P354">– <text:span text:style-name="T152">Один <text:s/>лемминг</text:span><text:span text:style-name="T969">, малыш?</text:span></text:p>
      <text:p text:style-name="P355">– <text:span text:style-name="T970">Я держал её два года,</text:span>– <text:span text:style-name="T970">рыдает тот,</text:span>– <text:span text:style-name="T970">ей было хорошо, никогда не пробовала</text:span>—<text:span text:style-name="T970">я не знаю. Что-то просто нашло на неё. </text:span></text:p>
      <text:p text:style-name="P356">– <text:span text:style-name="T971">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text:span></text:p>
      <text:p text:style-name="P357">– <text:span text:style-name="T972">Она бы мне сказала.</text:span></text:p>
      <text:p text:style-name="P357">– <text:span text:style-name="T972">Ну, извини.</text:span></text:p>
      <text:p text:style-name="P357">– <text:span text:style-name="T972">Русские не извиняются.</text:span></text:p>
      <text:p text:style-name="P358">– <text:span text:style-name="T973">Я не Русский.</text:span></text:p>
      <text:p text:style-name="P359">– <text:span text:style-name="T974">Поэтому ты снял погоны?</text:span></text:p>
      <text:p text:style-name="P491"><text:soft-page-break/>Этот Людвиг, тут, может не совсем Нормальный Мозгами. <text:span text:style-name="T975">Он способен растолкать Слотропа среди ночи, пробуждая половину стоянки ПеэЛов, напугав собак и младенцев, абсолютно уверенны, что Урсула совсем рядом, прямо за кругом света от костра смотрит на него, видит его, но не так как раньше. Он заводит Слотропа в расположение Советских танкистов, в груды руин похожих на гребни морских волн, что обрушиваются вокруг и, если зазеваешься, на тебя как только туда ступишь, а также в засасывающие болота, где осока <text:s/>остаётся у тебя в пальцах, когда пытаешься ухватиться, а вокруг запах протеиновой катастрофы. Это либо маниакальная вера, или то-то малость мрачнее: до Слотропа доходит-таки наконец, что если уж речь о позывах к самоубийству, то они не у Урсулы, а у </text:span><text:span text:style-name="T153">Людвига самого</text:span><text:span text:style-name="T975">—да никакой зверушки может и вовсе нет!</text:span></text:p>
      <text:p text:style-name="P493">Однако… разве Слотроп, раз или два, <text:span text:style-name="T976">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ств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text:s/>ходить по ним без опаски….</text:span></text:p>
      <text:p text:style-name="P360">– <text:span text:style-name="T977">Вот о чём и толковал Иисус,</text:span>– <text:span text:style-name="T977">шепчет призрак Вильяма первого Американского предка Слотропа,</text:span>– <text:span text:style-name="T977">выходя на Галилейское море. Он рассматривал его с точки зрения лемминга. Без 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text:span></text:p>
      <text:p text:style-name="P361">– <text:span text:style-name="T154">Постой</text:span><text:span text:style-name="T978">-ка. У вас же тогда ещё </text:span><text:span text:style-name="T154">не</text:span><text:span text:style-name="T978"> было пазлов.</text:span></text:p>
      <text:p text:style-name="P361">– <text:span text:style-name="T978">О, блядь.</text:span></text:p>
      <text:p text:style-name="P494">Вильям Слотроп был странным птахом. <text:span text:style-name="T979">Он выступил из Бостона отправившись на запад в Имперском стиле, году в 1634 или -5,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text:s/>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одной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text:s/>которую так не смогли утратить… преданы верой в Вильяма как в иную разновидность свиньи, в общем доме Земли, который разделял с ними дар жизни….</text:span></text:p>
      <text:p text:style-name="P495"><text:soft-page-break/>Он написал длинный трактат вскоре, назвав его <text:span text:style-name="T4">Об Обделённости. </text:span><text:span text:style-name="T980">Её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за коноплей и табаком с Индейцами,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ицы,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теплой от солнца отходящего вниз ко сну….</text:span></text:p>
      <text:p text:style-name="P500">Мог ли он быть дорожной развилкой куда Америка никогда не ступила, той единой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text:s/>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чортова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в кафельной облицовке… Урсула, передние лапы болтаются, а глаза полусонные, свисает из кармана формы Людвига <text:s/>Юного Гитлергю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P501">Слотроп никогда не узнает.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 Увесистая <text:s/>брусчатка мостовой песчаного цвета. Тягловые лошади стоят на солнце помахивая хвостами. <text:s/></text:p>
      <text:p text:style-name="P497">По переулку возле Михельскирхе <text:span text:style-name="T981">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text:span><text:soft-page-break/><text:span text:style-name="T981">Искусственные жёлтые глаза с нездоровым блеском. Людвиг бежит с криками Урсула, Урсула, хватается за пальто. Девочка сыплет проклятьями.</text:span></text:p>
      <text:p text:style-name="P362">– <text:span text:style-name="T982">Ты убила <text:s/>лемминга!</text:span></text:p>
      <text:p text:style-name="P363">– <text:span text:style-name="T982">Отпусти идиот!</text:span>– <text:span text:style-name="T983">Перетягивание каната среди расплывчатых полос солнца и тени на улице.</text:span>– <text:span text:style-name="T984">Это не лемминг, а серая лисица.</text:span></text:p>
      <text:p text:style-name="P498">Людвиг прекращает кричать, чтобы присмотреться. «Она права»,<text:span text:style-name="T155">– от</text:span>мечает Слотроп. </text:p>
      <text:p text:style-name="P364">– <text:span text:style-name="T985">Извини,</text:span>– <text:span text:style-name="T985">сопливится Людвиг.</text:span>– <text:span text:style-name="T986">Я немного расстроен..</text:span></text:p>
      <text:p text:style-name="P365">– <text:span text:style-name="T987">Ну, так может поможешь мне отнести это в церковь?</text:span></text:p>
      <text:p text:style-name="P365">– <text:span text:style-name="T987">Конечно.</text:span></text:p>
      <text:p text:style-name="P499">Оба из них ухватывают по охапке мехов <text:span text:style-name="T988">и следуют за ней по по выбоистому переулку, в боковую дверь, вниз несколько пролётов в подземелье под <text:s/>Михельскирхе. Там в свете лампы первое лицо, что Слотроп увидел, склонённым над огнём в банке геля Стерно для присмотра за кипящей кастрюлей, принадлежит майору Двайну Марви.</text:span></text:p>
      <text:p text:style-name="P499"><draw:frame draw:style-name="fr1" draw:name="Image17" text:anchor-type="paragraph" svg:width="6.9252in" svg:height="0.3661in" draw:z-index="7"><draw:image xlink:href="Pictures/1000000000000B720000009B428C9716555D8079.png" xlink:type="simple" xlink:show="embed" xlink:actuate="onLoad" loext:mime-type="image/png"/></draw:frame></text:p>
      <text:p text:style-name="P496"/>
      <text:p text:style-name="P493"/>
      <text:p text:style-name="P492"/>
      <text:p text:style-name="P467"/>
      <text:p text:style-name="P427"/>
      <text:p text:style-name="P136">– </text:p>
      <text:p text:style-name="P2">—</text:p>
      <text:p text:style-name="P24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20T13:07:34.114418655</dc:date>
    <meta:editing-duration>P12DT8H38M52S</meta:editing-duration>
    <meta:editing-cycles>6334</meta:editing-cycles>
    <meta:generator>LibreOffice/6.1.5.2$Linux_X86_64 LibreOffice_project/10$Build-2</meta:generator>
    <meta:document-statistic meta:table-count="2" meta:image-count="8" meta:object-count="0" meta:page-count="46" meta:paragraph-count="650" meta:word-count="23720" meta:character-count="159379" meta:non-whitespace-character-count="135994"/>
  </office:meta>
</office:document-meta>
</file>